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96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C27"/>
    </style:style>
    <style:style style:name="ce1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C37"/>
    </style:style>
    <style:style style:name="ce1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E27"/>
      <style:map style:condition="cell-content()=1" style:apply-style-name="vert" style:base-cell-address="D12.E27"/>
    </style:style>
    <style:style style:name="ce2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E37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G27"/>
      <style:map style:condition="cell-content()=1" style:apply-style-name="vert" style:base-cell-address="D12.G27"/>
    </style:style>
    <style:style style:name="ce2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G37"/>
    </style:style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I27"/>
      <style:map style:condition="cell-content()=1" style:apply-style-name="vert" style:base-cell-address="D12.I27"/>
    </style:style>
    <style:style style:name="ce2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I37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K27"/>
      <style:map style:condition="cell-content()=1" style:apply-style-name="vert" style:base-cell-address="D12.K27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D12.K3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M27"/>
      <style:map style:condition="cell-content()=1" style:apply-style-name="vert" style:base-cell-address="D12.M27"/>
    </style:style>
    <style:style style:name="ce3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N27"/>
      <style:map style:condition="cell-content()=5" style:apply-style-name="vert" style:base-cell-address="D12.N27"/>
    </style:style>
    <style:style style:name="ce3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D12.N28"/>
      <style:map style:condition="cell-content()=1" style:apply-style-name="vert" style:base-cell-address="D12.N28"/>
    </style:style>
    <style:style style:name="ce35" style:family="table-cell" style:parent-style-name="Default">
      <style:text-properties fo:font-size="8pt" style:font-size-asian="8pt" style:font-size-complex="8pt"/>
      <style:map style:condition="cell-content-is-between(98,102)" style:apply-style-name="vert" style:base-cell-address="D12.N37"/>
      <style:map style:condition="cell-content-is-not-between(98,102)" style:apply-style-name="rouge" style:base-cell-address="D12.N37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O27"/>
      <style:map style:condition="cell-content()=5" style:apply-style-name="vert" style:base-cell-address="D12.O2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5" style:apply-style-name="rouge" style:base-cell-address="D12.P27"/>
      <style:map style:condition="cell-content()=5" style:apply-style-name="vert" style:base-cell-address="D12.P27"/>
    </style:style>
    <style:style style:name="ce41" style:family="table-cell" style:parent-style-name="Default">
      <style:text-properties fo:font-size="8pt" style:font-size-asian="8pt" style:font-size-complex="8pt"/>
      <style:map style:condition="cell-content-is-between(98,102)" style:apply-style-name="vert" style:base-cell-address="D12.P47"/>
      <style:map style:condition="cell-content-is-not-between(98,102)" style:apply-style-name="rouge" style:base-cell-address="D12.P47"/>
    </style:style>
    <style:style style:name="ce42" style:family="table-cell" style:parent-style-name="Default">
      <style:text-properties fo:color="#212121" style:font-name="Noto Sans" fo:font-size="5.19999980926514pt" fo:language="none" fo:country="none" style:font-name-asian="Noto Sans" style:font-size-asian="5.19999980926514pt" style:language-asian="none" style:country-asian="none" style:font-name-complex="Noto Sans" style:font-size-complex="5.19999980926514pt" style:language-complex="none" style:country-complex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27"/>
    </style:style>
    <style:style style:name="ce4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37"/>
    </style:style>
    <style:style style:name="ce47" style:family="table-cell" style:parent-style-name="Default">
      <style:text-properties fo:font-size="10pt" style:font-size-asian="10pt" style:font-size-complex="10pt"/>
    </style:style>
    <style:style style:name="ce4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C46"/>
    </style:style>
    <style:style style:name="ce4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27"/>
    </style: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37"/>
    </style:style>
    <style:style style:name="ce5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E4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27"/>
    </style:style>
    <style:style style:name="ce5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37"/>
    </style:style>
    <style:style style:name="ce5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G46"/>
    </style:style>
    <style:style style:name="ce5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27"/>
    </style:style>
    <style:style style:name="ce5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37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I46"/>
    </style:style>
    <style:style style:name="ce6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27"/>
    </style:style>
    <style:style style:name="ce6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37"/>
    </style:style>
    <style:style style:name="ce6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K46"/>
    </style:style>
    <style:style style:name="ce64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M27"/>
      <style:map style:condition="cell-content()=1" style:apply-style-name="vert" style:base-cell-address="2D6.M27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M37"/>
    </style:style>
    <style:style style:name="ce6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M46"/>
    </style:style>
    <style:style style:name="ce67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O27"/>
      <style:map style:condition="cell-content()=1" style:apply-style-name="vert" style:base-cell-address="2D6.O27"/>
    </style:style>
    <style:style style:name="ce6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O37"/>
    </style:style>
    <style:style style:name="ce6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=1" style:apply-style-name="vert" style:base-cell-address="2D6.O46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Q27"/>
      <style:map style:condition="cell-content()=1" style:apply-style-name="vert" style:base-cell-address="2D6.Q27"/>
    </style:style>
    <style:style style:name="ce7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R27"/>
      <style:map style:condition="cell-content()=7" style:apply-style-name="vert" style:base-cell-address="2D6.R27"/>
    </style:style>
    <style:style style:name="ce7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1" style:apply-style-name="rouge" style:base-cell-address="2D6.R28"/>
      <style:map style:condition="cell-content()=1" style:apply-style-name="vert" style:base-cell-address="2D6.R28"/>
    </style:style>
    <style:style style:name="ce74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R37"/>
      <style:map style:condition="cell-content()!=1" style:apply-style-name="rouge" style:base-cell-address="2D6.R37"/>
    </style:style>
    <style:style style:name="ce75" style:family="table-cell" style:parent-style-name="Default">
      <style:map style:condition="cell-content()=1" style:apply-style-name="vert" style:base-cell-address="2D6.R38"/>
      <style:map style:condition="cell-content()!=1" style:apply-style-name="rouge" style:base-cell-address="2D6.R38"/>
    </style:style>
    <style:style style:name="ce76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R46"/>
      <style:map style:condition="cell-content()!=1" style:apply-style-name="rouge" style:base-cell-address="2D6.R46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vert" style:base-cell-address="2D6.R78"/>
      <style:map style:condition="cell-content()!=1" style:apply-style-name="rouge" style:base-cell-address="2D6.R78"/>
    </style:style>
    <style:style style:name="ce78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S27"/>
      <style:map style:condition="cell-content()=7" style:apply-style-name="vert" style:base-cell-address="2D6.S27"/>
    </style:style>
    <style:style style:name="ce79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S37"/>
      <style:map style:condition="cell-content()!=1" style:apply-style-name="rouge" style:base-cell-address="2D6.S37"/>
    </style:style>
    <style:style style:name="ce80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S46"/>
      <style:map style:condition="cell-content()!=1" style:apply-style-name="rouge" style:base-cell-address="2D6.S46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vert" style:base-cell-address="2D6.S78"/>
      <style:map style:condition="cell-content()!=1" style:apply-style-name="rouge" style:base-cell-address="2D6.S78"/>
    </style:style>
    <style:style style:name="ce8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cell-content()!=7" style:apply-style-name="rouge" style:base-cell-address="2D6.T27"/>
      <style:map style:condition="cell-content()=7" style:apply-style-name="vert" style:base-cell-address="2D6.T27"/>
    </style:style>
    <style:style style:name="ce83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37"/>
      <style:map style:condition="cell-content()!=1" style:apply-style-name="rouge" style:base-cell-address="2D6.T37"/>
    </style:style>
    <style:style style:name="ce84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46"/>
      <style:map style:condition="cell-content()!=1" style:apply-style-name="rouge" style:base-cell-address="2D6.T46"/>
    </style:style>
    <style:style style:name="ce85" style:family="table-cell" style:parent-style-name="Default">
      <style:text-properties fo:font-size="8pt" style:font-size-asian="8pt" style:font-size-complex="8pt"/>
      <style:map style:condition="cell-content()=1" style:apply-style-name="vert" style:base-cell-address="2D6.T78"/>
      <style:map style:condition="cell-content()!=1" style:apply-style-name="rouge" style:base-cell-address="2D6.T78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9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12" table:style-name="ta1">
        <table:shapes>
          <draw:frame draw:z-index="0" draw:style-name="gr1" draw:text-style-name="P1" svg:width="96.67mm" svg:height="72.95mm" svg:x="53.2mm" svg:y="2.43mm">
            <loext:p draw:notify-on-update-of-ranges="D12.A3:D12.A14 D12.B1:D12.B2 D12.B3:D12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0.4mm" svg:height="76.62mm" svg:x="159.98mm" svg:y="2.12mm">
            <loext:p draw:notify-on-update-of-ranges="D12.A20:D12.A26 D12.B18:D12.B18 D12.C20:D12.C26 D12.D18:D12.D18 D12.E20:D12.E26 D12.F18:D12.F18 D12.G20:D12.G26 D12.H18:D12.H18 D12.I20:D12.I26 D12.J18:D12.J18 D12.K20:D12.K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32.71mm" svg:height="71.59mm" svg:x="317.01mm" svg:y="7.12mm">
            <loext:p draw:notify-on-update-of-ranges="D12.A29:D12.A36 D12.B18:D12.B18 D12.C29:D12.C36 D12.B18:D12.B18 D12.D18:D12.D18 D12.E29:D12.E36 D12.F18:D12.F18 D12.G29:D12.G36 D12.H18:D12.H18 D12.I29:D12.I36 D12.J18:D12.J18 D12.K29:D12.K36 D12.L18:D12.L18 D12.M29:D12.M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71.35mm" svg:height="179.47mm" svg:x="362.26mm" svg:y="86.04mm">
            <loext:p draw:notify-on-update-of-ranges="D12.A41:D12.A46 D12.B40:D12.B40 D12.C41:D12.C46 D12.D40:D12.D40 D12.E41:D12.E46 D12.F40:D12.F40 D12.G41:D12.G46 D12.H40:D12.H40 D12.I41:D12.I46 D12.J40:D12.J40 D12.K41:D12.K46 D12.L40:D12.L40 D12.M41:D12.M46 D12.N40:D12.N40 D12.O41:D12.O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12</text:p>
          </table:table-cell>
          <table:covered-table-cell table:style-name="ce8"/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1/12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9" office:value-type="string" calcext:value-type="string" table:number-columns-spanned="2" table:number-rows-spanned="1">
            <text:p>Naine Brune</text:p>
          </table:table-cell>
          <table:covered-table-cell/>
          <table:table-cell table:style-name="ce9" office:value-type="string" calcext:value-type="string" table:number-columns-spanned="2" table:number-rows-spanned="1">
            <text:p>Naine Jaune</text:p>
          </table:table-cell>
          <table:covered-table-cell/>
          <table:table-cell table:style-name="ce9" office:value-type="string" calcext:value-type="string" table:number-columns-spanned="2" table:number-rows-spanned="1">
            <text:p>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Super 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Etoile double</text:p>
          </table:table-cell>
          <table:covered-table-cell/>
          <table:table-cell table:style-name="ce9" office:value-type="string" calcext:value-type="string" table:number-columns-spanned="2" table:number-rows-spanned="1">
            <text:p>Trou noir</text:p>
          </table:table-cell>
          <table:covered-table-cell/>
          <table:table-cell table:style-name="ce4" office:value-type="string" calcext:value-type="string">
            <text:p>Totaux</text:p>
          </table:table-cell>
          <table:table-cell table:style-name="ce37" office:value-type="string" calcext:value-type="string" table:number-columns-spanned="2" table:number-rows-spanned="1">
            <text:p>Vérifications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9"/>
          <table:table-cell table:style-name="ce15"/>
          <table:table-cell table:style-name="ce39" table:number-columns-repeated="2"/>
          <table:table-cell table:number-columns-repeated="999"/>
        </table:table-row>
        <table:table-row table:style-name="ro1">
          <table:table-cell table:style-name="ce4" office:value-type="string" calcext:value-type="string">
            <text:p>données</text:p>
          </table:table-cell>
          <table:table-cell table:style-name="ce9" office:value-type="string" calcext:value-type="string" table:number-columns-spanned="2" table:number-rows-spanned="1">
            <text:p>1-2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3-4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5-6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7-8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9-10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11-12</text:p>
          </table:table-cell>
          <table:covered-table-cell table:style-name="ce15"/>
          <table:table-cell/>
          <table:table-cell table:style-name="ce15" office:value-type="string" calcext:value-type="string" table:number-columns-spanned="2" table:number-rows-spanned="8">
            <text:p>-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9"/>
          <table:table-cell table:style-name="ce15"/>
          <table:table-cell table:style-name="ce39" table:number-columns-repeated="2"/>
          <table:table-cell table:number-columns-repeated="999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B20]);-1)&lt;0;[D12.B20];LEFT([D12.B20];SEARCH(&quot;-&quot;;[D12.B20])-1));[D12.$A$3:.$A$14];&quot;&lt;=&quot;&amp;IF(IFERROR(SEARCH(&quot;-&quot;;[D12.B20]);-1)&lt;0;[D12.B20];MID([D12.B20];SEARCH(&quot;-&quot;;[D12.B20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1-4</text:p>
          </table:table-cell>
          <table:table-cell table:style-name="ce5" table:formula="of:=SUMIFS([D12.$B$3:.$B$14];[D12.$A$3:.$A$14];&quot;&gt;=&quot;&amp;IF(IFERROR(SEARCH(&quot;-&quot;;[D12.D20]);-1)&lt;0;[D12.D20];LEFT([D12.D20];SEARCH(&quot;-&quot;;[D12.D20])-1));[D12.$A$3:.$A$14];&quot;&lt;=&quot;&amp;IF(IFERROR(SEARCH(&quot;-&quot;;[D12.D20]);-1)&lt;0;[D12.D20];MID([D12.D20];SEARCH(&quot;-&quot;;[D12.D20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F20]);-1)&lt;0;[D12.F20];LEFT([D12.F20];SEARCH(&quot;-&quot;;[D12.F20])-1));[D12.$A$3:.$A$14];&quot;&lt;=&quot;&amp;IF(IFERROR(SEARCH(&quot;-&quot;;[D12.F20]);-1)&lt;0;[D12.F20];MID([D12.F20];SEARCH(&quot;-&quot;;[D12.F20])+1;200)))" office:value-type="float" office:value="0.166666666666667" calcext:value-type="float">
            <text:p>0,1666666667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H20]);-1)&lt;0;[D12.H20];LEFT([D12.H20];SEARCH(&quot;-&quot;;[D12.H20])-1));[D12.$A$3:.$A$14];&quot;&lt;=&quot;&amp;IF(IFERROR(SEARCH(&quot;-&quot;;[D12.H20]);-1)&lt;0;[D12.H20];MID([D12.H20];SEARCH(&quot;-&quot;;[D12.H20])+1;200)))" office:value-type="float" office:value="0" calcext:value-type="float">
            <text:p>0</text:p>
          </table:table-cell>
          <table:table-cell table:style-name="ce10" office:value-type="string" calcext:value-type="string">
            <text:p>1-4</text:p>
          </table:table-cell>
          <table:table-cell table:style-name="ce5" table:formula="of:=SUMIFS([D12.$B$3:.$B$14];[D12.$A$3:.$A$14];&quot;&gt;=&quot;&amp;IF(IFERROR(SEARCH(&quot;-&quot;;[D12.J20]);-1)&lt;0;[D12.J20];LEFT([D12.J20];SEARCH(&quot;-&quot;;[D12.J20])-1));[D12.$A$3:.$A$14];&quot;&lt;=&quot;&amp;IF(IFERROR(SEARCH(&quot;-&quot;;[D12.J20]);-1)&lt;0;[D12.J20];MID([D12.J20];SEARCH(&quot;-&quot;;[D12.J20])+1;200)))" office:value-type="float" office:value="0.333333333333333" calcext:value-type="float">
            <text:p>0,3333333333</text:p>
          </table:table-cell>
          <table:table-cell table:style-name="ce15" office:value-type="string" calcext:value-type="string" table:number-columns-spanned="2" table:number-rows-spanned="7">
            <text:p>-</text:p>
          </table:table-cell>
          <table:covered-table-cell table:style-name="ce5"/>
          <table:table-cell table:style-name="ce10" table:formula="of:=[.K20]+[.I20]+[.G20]+[.E20]+[.C20]" office:value-type="float" office:value="1" calcext:value-type="float">
            <text:p>1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D12.$B$3:.$B$14];[D12.$A$3:.$A$14];&quot;&gt;=&quot;&amp;IF(IFERROR(SEARCH(&quot;-&quot;;[D12.B21]);-1)&lt;0;[D12.B21];LEFT([D12.B21];SEARCH(&quot;-&quot;;[D12.B21])-1));[D12.$A$3:.$A$14];&quot;&lt;=&quot;&amp;IF(IFERROR(SEARCH(&quot;-&quot;;[D12.B21]);-1)&lt;0;[D12.B21];MID([D12.B21];SEARCH(&quot;-&quot;;[D12.B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D21]);-1)&lt;0;[D12.D21];LEFT([D12.D21];SEARCH(&quot;-&quot;;[D12.D21])-1));[D12.$A$3:.$A$14];&quot;&lt;=&quot;&amp;IF(IFERROR(SEARCH(&quot;-&quot;;[D12.D21]);-1)&lt;0;[D12.D21];MID([D12.D21];SEARCH(&quot;-&quot;;[D12.D21])+1;200)))" office:value-type="float" office:value="0.166666666666667" calcext:value-type="float">
            <text:p>0,1666666667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D12.$B$3:.$B$14];[D12.$A$3:.$A$14];&quot;&gt;=&quot;&amp;IF(IFERROR(SEARCH(&quot;-&quot;;[D12.F21]);-1)&lt;0;[D12.F21];LEFT([D12.F21];SEARCH(&quot;-&quot;;[D12.F21])-1));[D12.$A$3:.$A$14];&quot;&lt;=&quot;&amp;IF(IFERROR(SEARCH(&quot;-&quot;;[D12.F21]);-1)&lt;0;[D12.F21];MID([D12.F21];SEARCH(&quot;-&quot;;[D12.F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SUMIFS([D12.$B$3:.$B$14];[D12.$A$3:.$A$14];&quot;&gt;=&quot;&amp;IF(IFERROR(SEARCH(&quot;-&quot;;[D12.H21]);-1)&lt;0;[D12.H21];LEFT([D12.H21];SEARCH(&quot;-&quot;;[D12.H21])-1));[D12.$A$3:.$A$14];&quot;&lt;=&quot;&amp;IF(IFERROR(SEARCH(&quot;-&quot;;[D12.H21]);-1)&lt;0;[D12.H21];MID([D12.H21];SEARCH(&quot;-&quot;;[D12.H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J21]);-1)&lt;0;[D12.J21];LEFT([D12.J21];SEARCH(&quot;-&quot;;[D12.J21])-1));[D12.$A$3:.$A$14];&quot;&lt;=&quot;&amp;IF(IFERROR(SEARCH(&quot;-&quot;;[D12.J21]);-1)&lt;0;[D12.J21];MID([D12.J21];SEARCH(&quot;-&quot;;[D12.J21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K21]+[.I21]+[.G21]+[.E21]+[.C21]" office:value-type="float" office:value="0.666666666666667" calcext:value-type="float">
            <text:p>0,6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10" office:value-type="string" calcext:value-type="string">
            <text:p>4-7</text:p>
          </table:table-cell>
          <table:table-cell table:style-name="ce5" table:formula="of:=SUMIFS([D12.$B$3:.$B$14];[D12.$A$3:.$A$14];&quot;&gt;=&quot;&amp;IF(IFERROR(SEARCH(&quot;-&quot;;[D12.B22]);-1)&lt;0;[D12.B22];LEFT([D12.B22];SEARCH(&quot;-&quot;;[D12.B22])-1));[D12.$A$3:.$A$14];&quot;&lt;=&quot;&amp;IF(IFERROR(SEARCH(&quot;-&quot;;[D12.B22]);-1)&lt;0;[D12.B22];MID([D12.B22];SEARCH(&quot;-&quot;;[D12.B22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D12.$B$3:.$B$14];[D12.$A$3:.$A$14];&quot;&gt;=&quot;&amp;IF(IFERROR(SEARCH(&quot;-&quot;;[D12.D22]);-1)&lt;0;[D12.D22];LEFT([D12.D22];SEARCH(&quot;-&quot;;[D12.D22])-1));[D12.$A$3:.$A$14];&quot;&lt;=&quot;&amp;IF(IFERROR(SEARCH(&quot;-&quot;;[D12.D22]);-1)&lt;0;[D12.D22];MID([D12.D22];SEARCH(&quot;-&quot;;[D12.D22])+1;200)))" office:value-type="float" office:value="0.25" calcext:value-type="float">
            <text:p>0,25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D12.$B$3:.$B$14];[D12.$A$3:.$A$14];&quot;&gt;=&quot;&amp;IF(IFERROR(SEARCH(&quot;-&quot;;[D12.F22]);-1)&lt;0;[D12.F22];LEFT([D12.F22];SEARCH(&quot;-&quot;;[D12.F22])-1));[D12.$A$3:.$A$14];&quot;&lt;=&quot;&amp;IF(IFERROR(SEARCH(&quot;-&quot;;[D12.F22]);-1)&lt;0;[D12.F22];MID([D12.F22];SEARCH(&quot;-&quot;;[D12.F22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H22]);-1)&lt;0;[D12.H22];LEFT([D12.H22];SEARCH(&quot;-&quot;;[D12.H22])-1));[D12.$A$3:.$A$14];&quot;&lt;=&quot;&amp;IF(IFERROR(SEARCH(&quot;-&quot;;[D12.H22]);-1)&lt;0;[D12.H22];MID([D12.H22];SEARCH(&quot;-&quot;;[D12.H22])+1;200)))" office:value-type="float" office:value="0" calcext:value-type="float">
            <text:p>0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D12.$B$3:.$B$14];[D12.$A$3:.$A$14];&quot;&gt;=&quot;&amp;IF(IFERROR(SEARCH(&quot;-&quot;;[D12.J22]);-1)&lt;0;[D12.J22];LEFT([D12.J22];SEARCH(&quot;-&quot;;[D12.J22])-1));[D12.$A$3:.$A$14];&quot;&lt;=&quot;&amp;IF(IFERROR(SEARCH(&quot;-&quot;;[D12.J22]);-1)&lt;0;[D12.J22];MID([D12.J22];SEARCH(&quot;-&quot;;[D12.J22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K22]+[.I22]+[.G22]+[.E22]+[.C22]" office:value-type="float" office:value="0.916666666666666" calcext:value-type="float">
            <text:p>0,91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D12.$B$3:.$B$14];[D12.$A$3:.$A$14];&quot;&gt;=&quot;&amp;IF(IFERROR(SEARCH(&quot;-&quot;;[D12.B23]);-1)&lt;0;[D12.B23];LEFT([D12.B23];SEARCH(&quot;-&quot;;[D12.B23])-1));[D12.$A$3:.$A$14];&quot;&lt;=&quot;&amp;IF(IFERROR(SEARCH(&quot;-&quot;;[D12.B23]);-1)&lt;0;[D12.B23];MID([D12.B23];SEARCH(&quot;-&quot;;[D12.B23])+1;200)))" office:value-type="float" office:value="0.166666666666667" calcext:value-type="float">
            <text:p>0,1666666667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D12.$B$3:.$B$14];[D12.$A$3:.$A$14];&quot;&gt;=&quot;&amp;IF(IFERROR(SEARCH(&quot;-&quot;;[D12.D23]);-1)&lt;0;[D12.D23];LEFT([D12.D23];SEARCH(&quot;-&quot;;[D12.D23])-1));[D12.$A$3:.$A$14];&quot;&lt;=&quot;&amp;IF(IFERROR(SEARCH(&quot;-&quot;;[D12.D23]);-1)&lt;0;[D12.D23];MID([D12.D23];SEARCH(&quot;-&quot;;[D12.D23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D12.$B$3:.$B$14];[D12.$A$3:.$A$14];&quot;&gt;=&quot;&amp;IF(IFERROR(SEARCH(&quot;-&quot;;[D12.F23]);-1)&lt;0;[D12.F23];LEFT([D12.F23];SEARCH(&quot;-&quot;;[D12.F23])-1));[D12.$A$3:.$A$14];&quot;&lt;=&quot;&amp;IF(IFERROR(SEARCH(&quot;-&quot;;[D12.F23]);-1)&lt;0;[D12.F23];MID([D12.F23];SEARCH(&quot;-&quot;;[D12.F23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3-6</text:p>
          </table:table-cell>
          <table:table-cell table:style-name="ce5" table:formula="of:=SUMIFS([D12.$B$3:.$B$14];[D12.$A$3:.$A$14];&quot;&gt;=&quot;&amp;IF(IFERROR(SEARCH(&quot;-&quot;;[D12.H23]);-1)&lt;0;[D12.H23];LEFT([D12.H23];SEARCH(&quot;-&quot;;[D12.H23])-1));[D12.$A$3:.$A$14];&quot;&lt;=&quot;&amp;IF(IFERROR(SEARCH(&quot;-&quot;;[D12.H23]);-1)&lt;0;[D12.H23];MID([D12.H23];SEARCH(&quot;-&quot;;[D12.H23])+1;200)))" office:value-type="float" office:value="0.333333333333333" calcext:value-type="float">
            <text:p>0,33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J23]);-1)&lt;0;[D12.J23];LEFT([D12.J23];SEARCH(&quot;-&quot;;[D12.J23])-1));[D12.$A$3:.$A$14];&quot;&lt;=&quot;&amp;IF(IFERROR(SEARCH(&quot;-&quot;;[D12.J23]);-1)&lt;0;[D12.J23];MID([D12.J23];SEARCH(&quot;-&quot;;[D12.J23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K23]+[.I23]+[.G23]+[.E23]+[.C23]" office:value-type="float" office:value="0.75" calcext:value-type="float">
            <text:p>0,75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D12.$B$3:.$B$14];[D12.$A$3:.$A$14];&quot;&gt;=&quot;&amp;IF(IFERROR(SEARCH(&quot;-&quot;;[D12.B24]);-1)&lt;0;[D12.B24];LEFT([D12.B24];SEARCH(&quot;-&quot;;[D12.B24])-1));[D12.$A$3:.$A$14];&quot;&lt;=&quot;&amp;IF(IFERROR(SEARCH(&quot;-&quot;;[D12.B24]);-1)&lt;0;[D12.B24];MID([D12.B24];SEARCH(&quot;-&quot;;[D12.B24])+1;200)))" office:value-type="float" office:value="0.25" calcext:value-type="float">
            <text:p>0,25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SUMIFS([D12.$B$3:.$B$14];[D12.$A$3:.$A$14];&quot;&gt;=&quot;&amp;IF(IFERROR(SEARCH(&quot;-&quot;;[D12.D24]);-1)&lt;0;[D12.D24];LEFT([D12.D24];SEARCH(&quot;-&quot;;[D12.D24])-1));[D12.$A$3:.$A$14];&quot;&lt;=&quot;&amp;IF(IFERROR(SEARCH(&quot;-&quot;;[D12.D24]);-1)&lt;0;[D12.D24];MID([D12.D24];SEARCH(&quot;-&quot;;[D12.D24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7-10</text:p>
          </table:table-cell>
          <table:table-cell table:style-name="ce5" table:formula="of:=SUMIFS([D12.$B$3:.$B$14];[D12.$A$3:.$A$14];&quot;&gt;=&quot;&amp;IF(IFERROR(SEARCH(&quot;-&quot;;[D12.F24]);-1)&lt;0;[D12.F24];LEFT([D12.F24];SEARCH(&quot;-&quot;;[D12.F24])-1));[D12.$A$3:.$A$14];&quot;&lt;=&quot;&amp;IF(IFERROR(SEARCH(&quot;-&quot;;[D12.F24]);-1)&lt;0;[D12.F24];MID([D12.F24];SEARCH(&quot;-&quot;;[D12.F24])+1;200)))" office:value-type="float" office:value="0.333333333333333" calcext:value-type="float">
            <text:p>0,3333333333</text:p>
          </table:table-cell>
          <table:table-cell table:style-name="ce10" office:value-type="float" office:value="7" calcext:value-type="float">
            <text:p>7</text:p>
          </table:table-cell>
          <table:table-cell table:style-name="ce5" table:formula="of:=SUMIFS([D12.$B$3:.$B$14];[D12.$A$3:.$A$14];&quot;&gt;=&quot;&amp;IF(IFERROR(SEARCH(&quot;-&quot;;[D12.H24]);-1)&lt;0;[D12.H24];LEFT([D12.H24];SEARCH(&quot;-&quot;;[D12.H24])-1));[D12.$A$3:.$A$14];&quot;&lt;=&quot;&amp;IF(IFERROR(SEARCH(&quot;-&quot;;[D12.H24]);-1)&lt;0;[D12.H24];MID([D12.H24];SEARCH(&quot;-&quot;;[D12.H24])+1;200)))" office:value-type="float" office:value="0.0833333333333333" calcext:value-type="float">
            <text:p>0,0833333333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D12.$B$3:.$B$14];[D12.$A$3:.$A$14];&quot;&gt;=&quot;&amp;IF(IFERROR(SEARCH(&quot;-&quot;;[D12.J24]);-1)&lt;0;[D12.J24];LEFT([D12.J24];SEARCH(&quot;-&quot;;[D12.J24])-1));[D12.$A$3:.$A$14];&quot;&lt;=&quot;&amp;IF(IFERROR(SEARCH(&quot;-&quot;;[D12.J24]);-1)&lt;0;[D12.J24];MID([D12.J24];SEARCH(&quot;-&quot;;[D12.J24])+1;200)))" office:value-type="float" office:value="0.0833333333333333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K24]+[.I24]+[.G24]+[.E24]+[.C24]" office:value-type="float" office:value="0.833333333333333" calcext:value-type="float">
            <text:p>0,8333333333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B25]);-1)&lt;0;[D12.B25];LEFT([D12.B25];SEARCH(&quot;-&quot;;[D12.B25])-1));[D12.$A$3:.$A$14];&quot;&lt;=&quot;&amp;IF(IFERROR(SEARCH(&quot;-&quot;;[D12.B25]);-1)&lt;0;[D12.B25];MID([D12.B25];SEARCH(&quot;-&quot;;[D12.B25])+1;200)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D25]);-1)&lt;0;[D12.D25];LEFT([D12.D25];SEARCH(&quot;-&quot;;[D12.D25])-1));[D12.$A$3:.$A$14];&quot;&lt;=&quot;&amp;IF(IFERROR(SEARCH(&quot;-&quot;;[D12.D25]);-1)&lt;0;[D12.D25];MID([D12.D25];SEARCH(&quot;-&quot;;[D12.D25])+1;200)))" office:value-type="float" office:value="0" calcext:value-type="float">
            <text:p>0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D12.$B$3:.$B$14];[D12.$A$3:.$A$14];&quot;&gt;=&quot;&amp;IF(IFERROR(SEARCH(&quot;-&quot;;[D12.F25]);-1)&lt;0;[D12.F25];LEFT([D12.F25];SEARCH(&quot;-&quot;;[D12.F25])-1));[D12.$A$3:.$A$14];&quot;&lt;=&quot;&amp;IF(IFERROR(SEARCH(&quot;-&quot;;[D12.F25]);-1)&lt;0;[D12.F25];MID([D12.F25];SEARCH(&quot;-&quot;;[D12.F25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8-11</text:p>
          </table:table-cell>
          <table:table-cell table:style-name="ce5" table:formula="of:=SUMIFS([D12.$B$3:.$B$14];[D12.$A$3:.$A$14];&quot;&gt;=&quot;&amp;IF(IFERROR(SEARCH(&quot;-&quot;;[D12.H25]);-1)&lt;0;[D12.H25];LEFT([D12.H25];SEARCH(&quot;-&quot;;[D12.H25])-1));[D12.$A$3:.$A$14];&quot;&lt;=&quot;&amp;IF(IFERROR(SEARCH(&quot;-&quot;;[D12.H25]);-1)&lt;0;[D12.H25];MID([D12.H25];SEARCH(&quot;-&quot;;[D12.H25])+1;200)))" office:value-type="float" office:value="0.333333333333333" calcext:value-type="float">
            <text:p>0,3333333333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D12.$B$3:.$B$14];[D12.$A$3:.$A$14];&quot;&gt;=&quot;&amp;IF(IFERROR(SEARCH(&quot;-&quot;;[D12.J25]);-1)&lt;0;[D12.J25];LEFT([D12.J25];SEARCH(&quot;-&quot;;[D12.J25])-1));[D12.$A$3:.$A$14];&quot;&lt;=&quot;&amp;IF(IFERROR(SEARCH(&quot;-&quot;;[D12.J25]);-1)&lt;0;[D12.J25];MID([D12.J25];SEARCH(&quot;-&quot;;[D12.J25])+1;200)))" office:value-type="float" office:value="0.166666666666667" calcext:value-type="float">
            <text:p>0,1666666667</text:p>
          </table:table-cell>
          <table:covered-table-cell table:style-name="ce10"/>
          <table:covered-table-cell table:style-name="ce5"/>
          <table:table-cell table:style-name="ce10" table:formula="of:=[.K25]+[.I25]+[.G25]+[.E25]+[.C25]" office:value-type="float" office:value="0.666666666666667" calcext:value-type="float">
            <text:p>0,6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B26]);-1)&lt;0;[D12.B26];LEFT([D12.B26];SEARCH(&quot;-&quot;;[D12.B26])-1));[D12.$A$3:.$A$14];&quot;&lt;=&quot;&amp;IF(IFERROR(SEARCH(&quot;-&quot;;[D12.B26]);-1)&lt;0;[D12.B26];MID([D12.B26];SEARCH(&quot;-&quot;;[D12.B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D12.$B$3:.$B$14];[D12.$A$3:.$A$14];&quot;&gt;=&quot;&amp;IF(IFERROR(SEARCH(&quot;-&quot;;[D12.D26]);-1)&lt;0;[D12.D26];LEFT([D12.D26];SEARCH(&quot;-&quot;;[D12.D26])-1));[D12.$A$3:.$A$14];&quot;&lt;=&quot;&amp;IF(IFERROR(SEARCH(&quot;-&quot;;[D12.D26]);-1)&lt;0;[D12.D26];MID([D12.D26];SEARCH(&quot;-&quot;;[D12.D26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F26]);-1)&lt;0;[D12.F26];LEFT([D12.F26];SEARCH(&quot;-&quot;;[D12.F26])-1));[D12.$A$3:.$A$14];&quot;&lt;=&quot;&amp;IF(IFERROR(SEARCH(&quot;-&quot;;[D12.F26]);-1)&lt;0;[D12.F26];MID([D12.F26];SEARCH(&quot;-&quot;;[D12.F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D12.$B$3:.$B$14];[D12.$A$3:.$A$14];&quot;&gt;=&quot;&amp;IF(IFERROR(SEARCH(&quot;-&quot;;[D12.H26]);-1)&lt;0;[D12.H26];LEFT([D12.H26];SEARCH(&quot;-&quot;;[D12.H26])-1));[D12.$A$3:.$A$14];&quot;&lt;=&quot;&amp;IF(IFERROR(SEARCH(&quot;-&quot;;[D12.H26]);-1)&lt;0;[D12.H26];MID([D12.H26];SEARCH(&quot;-&quot;;[D12.H26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D12.$B$3:.$B$14];[D12.$A$3:.$A$14];&quot;&gt;=&quot;&amp;IF(IFERROR(SEARCH(&quot;-&quot;;[D12.J26]);-1)&lt;0;[D12.J26];LEFT([D12.J26];SEARCH(&quot;-&quot;;[D12.J26])-1));[D12.$A$3:.$A$14];&quot;&lt;=&quot;&amp;IF(IFERROR(SEARCH(&quot;-&quot;;[D12.J26]);-1)&lt;0;[D12.J26];MID([D12.J26];SEARCH(&quot;-&quot;;[D12.J26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K26]+[.I26]+[.G26]+[.E26]+[.C26]" office:value-type="float" office:value="0.166666666666667" calcext:value-type="float">
            <text:p>0,1666666667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11" office:value-type="string" calcext:value-type="string">
            <text:p>-</text:p>
          </table:table-cell>
          <table:table-cell table:style-name="ce16" table:formula="of:=SUM([D12.C20:.C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9" table:formula="of:=SUM([D12.E20:.E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4" table:formula="of:=SUM([D12.G20:.G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7" table:formula="of:=SUM([D12.I20:.I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9" table:formula="of:=SUM([D12.K20:.K26])" office:value-type="float" office:value="1" calcext:value-type="float">
            <text:p>1</text:p>
          </table:table-cell>
          <table:table-cell table:style-name="ce11"/>
          <table:table-cell table:style-name="ce32" office:value-type="float" office:value="1" calcext:value-type="float">
            <text:p>1</text:p>
          </table:table-cell>
          <table:table-cell table:style-name="ce33" table:formula="of:=SUM([.N20:.N26])" office:value-type="float" office:value="5" calcext:value-type="float">
            <text:p>5</text:p>
          </table:table-cell>
          <table:table-cell table:style-name="ce38" table:formula="of:=SUM([.C27:.K27])" office:value-type="float" office:value="5" calcext:value-type="float">
            <text:p>5</text:p>
          </table:table-cell>
          <table:table-cell table:style-name="ce40" table:formula="of:=SUM([.N27:.O27])/2" office:value-type="float" office:value="5" calcext:value-type="float">
            <text:p>5</text:p>
          </table:table-cell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3"/>
          <table:table-cell table:number-columns-repeated="999"/>
        </table:table-row>
        <table:table-row table:style-name="ro1">
          <table:table-cell table:style-name="ce4" office:value-type="string" calcext:value-type="string">
            <text:p>Probabilité</text:p>
          </table:table-cell>
          <table:table-cell table:style-name="ce5"/>
          <table:table-cell table:style-name="ce5" table:formula="of:=SUMIFS([D12.$B$3:.$B$14];[D12.$A$3:.$A$14];&quot;&gt;=&quot;&amp;IF(IFERROR(SEARCH(&quot;-&quot;;[D12.B$19]);-1)&lt;0;[D12.B$19];LEFT([D12.B$19];SEARCH(&quot;-&quot;;[D12.B$19])-1));[D12.$A$3:.$A$14];&quot;&lt;=&quot;&amp;IF(IFERROR(SEARCH(&quot;-&quot;;[D12.B$19]);-1)&lt;0;[D12.B$19];MID([D12.B$19];SEARCH(&quot;-&quot;;[D12.B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D$19]);-1)&lt;0;[D12.D$19];LEFT([D12.D$19];SEARCH(&quot;-&quot;;[D12.D$19])-1));[D12.$A$3:.$A$14];&quot;&lt;=&quot;&amp;IF(IFERROR(SEARCH(&quot;-&quot;;[D12.D$19]);-1)&lt;0;[D12.D$19];MID([D12.D$19];SEARCH(&quot;-&quot;;[D12.D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F$19]);-1)&lt;0;[D12.F$19];LEFT([D12.F$19];SEARCH(&quot;-&quot;;[D12.F$19])-1));[D12.$A$3:.$A$14];&quot;&lt;=&quot;&amp;IF(IFERROR(SEARCH(&quot;-&quot;;[D12.F$19]);-1)&lt;0;[D12.F$19];MID([D12.F$19];SEARCH(&quot;-&quot;;[D12.F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H$19]);-1)&lt;0;[D12.H$19];LEFT([D12.H$19];SEARCH(&quot;-&quot;;[D12.H$19])-1));[D12.$A$3:.$A$14];&quot;&lt;=&quot;&amp;IF(IFERROR(SEARCH(&quot;-&quot;;[D12.H$19]);-1)&lt;0;[D12.H$19];MID([D12.H$19];SEARCH(&quot;-&quot;;[D12.H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J$19]);-1)&lt;0;[D12.J$19];LEFT([D12.J$19];SEARCH(&quot;-&quot;;[D12.J$19])-1));[D12.$A$3:.$A$14];&quot;&lt;=&quot;&amp;IF(IFERROR(SEARCH(&quot;-&quot;;[D12.J$19]);-1)&lt;0;[D12.J$19];MID([D12.J$19];SEARCH(&quot;-&quot;;[D12.J$19])+1;200)))" office:value-type="float" office:value="0.166666666666667" calcext:value-type="float">
            <text:p>0,1666666667</text:p>
          </table:table-cell>
          <table:table-cell table:style-name="ce5"/>
          <table:table-cell table:style-name="ce5" table:formula="of:=SUMIFS([D12.$B$3:.$B$14];[D12.$A$3:.$A$14];&quot;&gt;=&quot;&amp;IF(IFERROR(SEARCH(&quot;-&quot;;[D12.L$19]);-1)&lt;0;[D12.L$19];LEFT([D12.L$19];SEARCH(&quot;-&quot;;[D12.L$19])-1));[D12.$A$3:.$A$14];&quot;&lt;=&quot;&amp;IF(IFERROR(SEARCH(&quot;-&quot;;[D12.L$19]);-1)&lt;0;[D12.L$19];MID([D12.L$19];SEARCH(&quot;-&quot;;[D12.L$19])+1;200)))" office:value-type="float" office:value="0.166666666666667" calcext:value-type="float">
            <text:p>0,1666666667</text:p>
          </table:table-cell>
          <table:table-cell table:style-name="ce34" table:formula="of:=SUM([D12.C28:.M28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5"/>
          <table:table-cell table:style-name="ce5" table:formula="of:=ROUND([.C20]*[.C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E20]*[.E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G20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0]*[.I$28]*100;2)" office:value-type="float" office:value="0" calcext:value-type="float">
            <text:p>0</text:p>
          </table:table-cell>
          <table:table-cell table:style-name="ce5"/>
          <table:table-cell table:style-name="ce5" table:formula="of:=ROUND([.K20]*[.K$28]*100;2)" office:value-type="float" office:value="5.56" calcext:value-type="float">
            <text:p>5,56</text:p>
          </table:table-cell>
          <table:table-cell table:style-name="ce5"/>
          <table:table-cell table:style-name="ce5" table:formula="of:=TRUNC([.M20]*[.M$28]*100)" office:value-type="float" office:value="0" calcext:value-type="float">
            <text:p>0</text:p>
          </table:table-cell>
          <table:table-cell table:style-name="ce10" table:formula="of:=[.K29]+[.I29]+[.G29]+[.E29]+[.C29]" office:value-type="float" office:value="16.68" calcext:value-type="float">
            <text:p>16,6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5"/>
          <table:table-cell table:style-name="ce5" table:formula="of:=ROUND([.C21]*[.C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E21]*[.E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G21]*[.G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I21]*[.I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K21]*[.K$28]*100;2)" office:value-type="float" office:value="2.78" calcext:value-type="float">
            <text:p>2,78</text:p>
          </table:table-cell>
          <table:table-cell table:style-name="ce5"/>
          <table:table-cell table:style-name="ce5" table:formula="of:=TRUNC([.M21]*[.M$28]*100)" office:value-type="float" office:value="0" calcext:value-type="float">
            <text:p>0</text:p>
          </table:table-cell>
          <table:table-cell table:style-name="ce10" table:formula="of:=[.K30]+[.I30]+[.G30]+[.E30]+[.C30]" office:value-type="float" office:value="11.12" calcext:value-type="float">
            <text:p>11,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5"/>
          <table:table-cell table:style-name="ce5" table:formula="of:=ROUND([.C22]*[.C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E22]*[.E$28]*100;2)" office:value-type="float" office:value="4.17" calcext:value-type="float">
            <text:p>4,17</text:p>
          </table:table-cell>
          <table:table-cell table:style-name="ce5"/>
          <table:table-cell table:style-name="ce5" table:formula="of:=ROUND([.G22]*[.G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I22]*[.I$28]*100;2)" office:value-type="float" office:value="0" calcext:value-type="float">
            <text:p>0</text:p>
          </table:table-cell>
          <table:table-cell table:style-name="ce5"/>
          <table:table-cell table:style-name="ce5" table:formula="of:=ROUND([.K22]*[.K$28]*100;2)" office:value-type="float" office:value="4.17" calcext:value-type="float">
            <text:p>4,17</text:p>
          </table:table-cell>
          <table:table-cell table:style-name="ce5"/>
          <table:table-cell table:style-name="ce5" table:formula="of:=TRUNC([.M22]*[.M$28]*100)" office:value-type="float" office:value="0" calcext:value-type="float">
            <text:p>0</text:p>
          </table:table-cell>
          <table:table-cell table:style-name="ce10" table:formula="of:=[.K31]+[.I31]+[.G31]+[.E31]+[.C31]" office:value-type="float" office:value="15.29" calcext:value-type="float">
            <text:p>15,2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5"/>
          <table:table-cell table:style-name="ce5" table:formula="of:=ROUND([.C23]*[.C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E23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3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3]*[.I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K23]*[.K$28]*100;2)" office:value-type="float" office:value="0" calcext:value-type="float">
            <text:p>0</text:p>
          </table:table-cell>
          <table:table-cell table:style-name="ce5"/>
          <table:table-cell table:style-name="ce5" table:formula="of:=TRUNC([.M23]*[.M$28]*100)" office:value-type="float" office:value="0" calcext:value-type="float">
            <text:p>0</text:p>
          </table:table-cell>
          <table:table-cell table:style-name="ce10" table:formula="of:=[.K32]+[.I32]+[.G32]+[.E32]+[.C32]" office:value-type="float" office:value="12.51" calcext:value-type="float">
            <text:p>12,5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5"/>
          <table:table-cell table:style-name="ce5" table:formula="of:=ROUND([.C24]*[.C$28]*100;2)" office:value-type="float" office:value="4.17" calcext:value-type="float">
            <text:p>4,17</text:p>
          </table:table-cell>
          <table:table-cell table:style-name="ce5"/>
          <table:table-cell table:style-name="ce5" table:formula="of:=ROUND([.E24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4]*[.G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I24]*[.I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K24]*[.K$28]*100;2)" office:value-type="float" office:value="1.39" calcext:value-type="float">
            <text:p>1,39</text:p>
          </table:table-cell>
          <table:table-cell table:style-name="ce5"/>
          <table:table-cell table:style-name="ce5" table:formula="of:=TRUNC([.M24]*[.M$28]*100)" office:value-type="float" office:value="0" calcext:value-type="float">
            <text:p>0</text:p>
          </table:table-cell>
          <table:table-cell table:style-name="ce10" table:formula="of:=[.K33]+[.I33]+[.G33]+[.E33]+[.C33]" office:value-type="float" office:value="13.9" calcext:value-type="float">
            <text:p>13,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5"/>
          <table:table-cell table:style-name="ce5" table:formula="of:=ROUND([.C25]*[.C$28]*100;2)" office:value-type="float" office:value="0" calcext:value-type="float">
            <text:p>0</text:p>
          </table:table-cell>
          <table:table-cell table:style-name="ce5"/>
          <table:table-cell table:style-name="ce5" table:formula="of:=ROUND([.E25]*[.E$28]*100;2)" office:value-type="float" office:value="0" calcext:value-type="float">
            <text:p>0</text:p>
          </table:table-cell>
          <table:table-cell table:style-name="ce5"/>
          <table:table-cell table:style-name="ce5" table:formula="of:=ROUND([.G25]*[.G$28]*100;2)" office:value-type="float" office:value="2.78" calcext:value-type="float">
            <text:p>2,78</text:p>
          </table:table-cell>
          <table:table-cell table:style-name="ce5"/>
          <table:table-cell table:style-name="ce5" table:formula="of:=ROUND([.I25]*[.I$28]*100;2)" office:value-type="float" office:value="5.56" calcext:value-type="float">
            <text:p>5,56</text:p>
          </table:table-cell>
          <table:table-cell table:style-name="ce5"/>
          <table:table-cell table:style-name="ce5" table:formula="of:=ROUND([.K25]*[.K$28]*100;2)" office:value-type="float" office:value="2.78" calcext:value-type="float">
            <text:p>2,78</text:p>
          </table:table-cell>
          <table:table-cell table:style-name="ce5"/>
          <table:table-cell table:style-name="ce5" table:formula="of:=TRUNC([.M25]*[.M$28]*100)" office:value-type="float" office:value="0" calcext:value-type="float">
            <text:p>0</text:p>
          </table:table-cell>
          <table:table-cell table:style-name="ce10" table:formula="of:=[.K34]+[.I34]+[.G34]+[.E34]+[.C34]" office:value-type="float" office:value="11.12" calcext:value-type="float">
            <text:p>11,1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5"/>
          <table:table-cell table:style-name="ce5" table:formula="of:=ROUND([.C26]*[.C$28]*100;2)" office:value-type="float" office:value="0" calcext:value-type="float">
            <text:p>0</text:p>
          </table:table-cell>
          <table:table-cell table:style-name="ce5"/>
          <table:table-cell table:style-name="ce5" table:formula="of:=ROUND([.E26]*[.E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G26]*[.G$28]*100;2)" office:value-type="float" office:value="0" calcext:value-type="float">
            <text:p>0</text:p>
          </table:table-cell>
          <table:table-cell table:style-name="ce5"/>
          <table:table-cell table:style-name="ce5" table:formula="of:=ROUND([.I26]*[.I$28]*100;2)" office:value-type="float" office:value="1.39" calcext:value-type="float">
            <text:p>1,39</text:p>
          </table:table-cell>
          <table:table-cell table:style-name="ce5"/>
          <table:table-cell table:style-name="ce5" table:formula="of:=ROUND([.K26]*[.K$28]*100;2)" office:value-type="float" office:value="0" calcext:value-type="float">
            <text:p>0</text:p>
          </table:table-cell>
          <table:table-cell table:style-name="ce5"/>
          <table:table-cell table:style-name="ce5" table:formula="of:=TRUNC([.M26]*[.M$28]*100)" office:value-type="float" office:value="0" calcext:value-type="float">
            <text:p>0</text:p>
          </table:table-cell>
          <table:table-cell table:style-name="ce10" table:formula="of:=[.K35]+[.I35]+[.G35]+[.E35]+[.C35]" office:value-type="float" office:value="2.78" calcext:value-type="float">
            <text:p>2,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ou noir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formula="of:=ROUND([.M27]*[.M$28]*100;2)" office:value-type="float" office:value="16.67" calcext:value-type="float">
            <text:p>16,67</text:p>
          </table:table-cell>
          <table:table-cell table:style-name="ce10" table:formula="of:=[.M36]" office:value-type="float" office:value="16.67" calcext:value-type="float">
            <text:p>16,67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5"/>
          <table:table-cell table:style-name="ce17" table:formula="of:=SUM([D12.C29:.C35])" office:value-type="float" office:value="16.68" calcext:value-type="float">
            <text:p>16,68</text:p>
          </table:table-cell>
          <table:table-cell table:style-name="ce5"/>
          <table:table-cell table:style-name="ce20" table:formula="of:=SUM([D12.E29:.E35])" office:value-type="float" office:value="16.68" calcext:value-type="float">
            <text:p>16,68</text:p>
          </table:table-cell>
          <table:table-cell table:style-name="ce5"/>
          <table:table-cell table:style-name="ce25" table:formula="of:=SUM([D12.G29:.G35])" office:value-type="float" office:value="16.68" calcext:value-type="float">
            <text:p>16,68</text:p>
          </table:table-cell>
          <table:table-cell table:style-name="ce5"/>
          <table:table-cell table:style-name="ce28" table:formula="of:=SUM([D12.I29:.I35])" office:value-type="float" office:value="16.68" calcext:value-type="float">
            <text:p>16,68</text:p>
          </table:table-cell>
          <table:table-cell table:style-name="ce5"/>
          <table:table-cell table:style-name="ce30" table:formula="of:=SUM([D12.K29:.K35])" office:value-type="float" office:value="16.68" calcext:value-type="float">
            <text:p>16,68</text:p>
          </table:table-cell>
          <table:table-cell table:style-name="ce5"/>
          <table:table-cell table:style-name="ce5" table:formula="of:=[.M36]" office:value-type="float" office:value="16.67" calcext:value-type="float">
            <text:p>16,67</text:p>
          </table:table-cell>
          <table:table-cell table:style-name="ce35" table:formula="of:=TRUNC(SUM([D12.C37:.M37]))" office:value-type="float" office:value="100" calcext:value-type="float">
            <text:p>100</text:p>
          </table:table-cell>
          <table:table-cell table:style-name="ce35" table:formula="of:=TRUNC(SUM([D12.N29:.N36]))" office:value-type="float" office:value="100" calcext:value-type="float">
            <text:p>100</text:p>
          </table:table-cell>
          <table:table-cell table:style-name="ce35" table:formula="of:=SUM([.N37:.O37])/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table:number-columns-repeated="5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13" table:number-rows-spanned="1">
            <text:p>Type</text:p>
          </table:table-cell>
          <table:covered-table-cell table:number-columns-repeated="12" table:style-name="ce5"/>
          <table:table-cell table:number-columns-repeated="1010"/>
        </table:table-row>
        <table:table-row table:style-name="ro1">
          <table:table-cell table:style-name="ce6" office:value-type="string" calcext:value-type="string">
            <text:p>Taille</text:p>
          </table:table-cell>
          <table:table-cell table:style-name="ce13" office:value-type="string" calcext:value-type="string" table:number-columns-spanned="2" table:number-rows-spanned="1">
            <text:p>Tellurique</text:p>
          </table:table-cell>
          <table:covered-table-cell/>
          <table:table-cell table:style-name="ce13" office:value-type="string" calcext:value-type="string" table:number-columns-spanned="2" table:number-rows-spanned="1">
            <text:p>Gazeuse</text:p>
          </table:table-cell>
          <table:covered-table-cell/>
          <table:table-cell table:style-name="ce13" office:value-type="string" calcext:value-type="string" table:number-columns-spanned="2" table:number-rows-spanned="1">
            <text:p>Gelée</text:p>
          </table:table-cell>
          <table:covered-table-cell/>
          <table:table-cell table:style-name="ce13" office:value-type="string" calcext:value-type="string" table:number-columns-spanned="2" table:number-rows-spanned="1">
            <text:p>Océanique</text:p>
          </table:table-cell>
          <table:covered-table-cell/>
          <table:table-cell table:style-name="ce13" office:value-type="string" calcext:value-type="string" table:number-columns-spanned="2" table:number-rows-spanned="1">
            <text:p>Stérile</text:p>
          </table:table-cell>
          <table:covered-table-cell/>
          <table:table-cell table:style-name="ce13" office:value-type="string" calcext:value-type="string" table:number-columns-spanned="2" table:number-rows-spanned="1">
            <text:p>Lave</text:p>
          </table:table-cell>
          <table:covered-table-cell table:style-name="ce10"/>
          <table:table-cell table:style-name="ce36" office:value-type="string" calcext:value-type="string" table:number-columns-spanned="2" table:number-rows-spanned="1">
            <text:p>Vivante</text:p>
          </table:table-cell>
          <table:covered-table-cell/>
          <table:table-cell table:number-columns-repeated="1009"/>
        </table:table-row>
        <table:table-row table:style-name="ro1">
          <table:table-cell table:style-name="ce5" office:value-type="string" calcext:value-type="string">
            <text:p>Astéroïdes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29]*SUMIFS([D12.$B$3:.$B$14];[D12.$A$3:.$A$14];&quot;&gt;=&quot;&amp;IF(IFERROR(SEARCH(&quot;-&quot;;[D12.B41]);-1)&lt;0;[D12.B41];LEFT([D12.B41];SEARCH(&quot;-&quot;;[D12.B41])-1));[D12.$A$3:.$A$14];&quot;&lt;=&quot;&amp;IF(IFERROR(SEARCH(&quot;-&quot;;[D12.B41]);-1)&lt;0;[D12.B41];MID([D12.B41];SEARCH(&quot;-&quot;;[D12.B41])+1;200)))" office:value-type="float" office:value="1.39" calcext:value-type="float">
            <text:p>1,39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0]*SUMIFS([D12.$B$3:.$B$14];[D12.$A$3:.$A$14];&quot;&gt;=&quot;&amp;IF(IFERROR(SEARCH(&quot;-&quot;;[D12.D41]);-1)&lt;0;[D12.D41];LEFT([D12.D41];SEARCH(&quot;-&quot;;[D12.D41])-1));[D12.$A$3:.$A$14];&quot;&lt;=&quot;&amp;IF(IFERROR(SEARCH(&quot;-&quot;;[D12.D41]);-1)&lt;0;[D12.D41];MID([D12.D41];SEARCH(&quot;-&quot;;[D12.D41])+1;200)))" office:value-type="float" office:value="0.926666666666666" calcext:value-type="float">
            <text:p>0,9266666667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[.$N$31]*SUMIFS([D12.$B$3:.$B$14];[D12.$A$3:.$A$14];&quot;&gt;=&quot;&amp;IF(IFERROR(SEARCH(&quot;-&quot;;[D12.F41]);-1)&lt;0;[D12.F41];LEFT([D12.F41];SEARCH(&quot;-&quot;;[D12.F41])-1));[D12.$A$3:.$A$14];&quot;&lt;=&quot;&amp;IF(IFERROR(SEARCH(&quot;-&quot;;[D12.F41]);-1)&lt;0;[D12.F41];MID([D12.F41];SEARCH(&quot;-&quot;;[D12.F41])+1;200)))" office:value-type="float" office:value="2.54833333333333" calcext:value-type="float">
            <text:p>2,5483333333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2]*SUMIFS([D12.$B$3:.$B$14];[D12.$A$3:.$A$14];&quot;&gt;=&quot;&amp;IF(IFERROR(SEARCH(&quot;-&quot;;[D12.H41]);-1)&lt;0;[D12.H41];LEFT([D12.H41];SEARCH(&quot;-&quot;;[D12.H41])-1));[D12.$A$3:.$A$14];&quot;&lt;=&quot;&amp;IF(IFERROR(SEARCH(&quot;-&quot;;[D12.H41]);-1)&lt;0;[D12.H41];MID([D12.H41];SEARCH(&quot;-&quot;;[D12.H41])+1;200)))" office:value-type="float" office:value="1.0425" calcext:value-type="float">
            <text:p>1,0425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3]*SUMIFS([D12.$B$3:.$B$14];[D12.$A$3:.$A$14];&quot;&gt;=&quot;&amp;IF(IFERROR(SEARCH(&quot;-&quot;;[D12.J41]);-1)&lt;0;[D12.J41];LEFT([D12.J41];SEARCH(&quot;-&quot;;[D12.J41])-1));[D12.$A$3:.$A$14];&quot;&lt;=&quot;&amp;IF(IFERROR(SEARCH(&quot;-&quot;;[D12.J41]);-1)&lt;0;[D12.J41];MID([D12.J41];SEARCH(&quot;-&quot;;[D12.J41])+1;200)))" office:value-type="float" office:value="1.15833333333333" calcext:value-type="float">
            <text:p>1,1583333333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$N$34]*SUMIFS([D12.$B$3:.$B$14];[D12.$A$3:.$A$14];&quot;&gt;=&quot;&amp;IF(IFERROR(SEARCH(&quot;-&quot;;[D12.L41]);-1)&lt;0;[D12.L41];LEFT([D12.L41];SEARCH(&quot;-&quot;;[D12.L41])-1));[D12.$A$3:.$A$14];&quot;&lt;=&quot;&amp;IF(IFERROR(SEARCH(&quot;-&quot;;[D12.L41]);-1)&lt;0;[D12.L41];MID([D12.L41];SEARCH(&quot;-&quot;;[D12.L41])+1;200)))" office:value-type="float" office:value="0.926666666666666" calcext:value-type="float">
            <text:p>0,9266666667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N$35]*SUMIFS([D12.$B$3:.$B$14];[D12.$A$3:.$A$14];&quot;&gt;=&quot;&amp;IF(IFERROR(SEARCH(&quot;-&quot;;[D12.N41]);-1)&lt;0;[D12.N41];LEFT([D12.N41];SEARCH(&quot;-&quot;;[D12.N41])-1));[D12.$A$3:.$A$14];&quot;&lt;=&quot;&amp;IF(IFERROR(SEARCH(&quot;-&quot;;[D12.N41]);-1)&lt;0;[D12.N41];MID([D12.N41];SEARCH(&quot;-&quot;;[D12.N41])+1;200)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aine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$N$29]*SUMIFS([D12.$B$3:.$B$14];[D12.$A$3:.$A$14];&quot;&gt;=&quot;&amp;IF(IFERROR(SEARCH(&quot;-&quot;;[D12.B42]);-1)&lt;0;[D12.B42];LEFT([D12.B42];SEARCH(&quot;-&quot;;[D12.B42])-1));[D12.$A$3:.$A$14];&quot;&lt;=&quot;&amp;IF(IFERROR(SEARCH(&quot;-&quot;;[D12.B42]);-1)&lt;0;[D12.B42];MID([D12.B42];SEARCH(&quot;-&quot;;[D12.B42])+1;200)))" office:value-type="float" office:value="1.39" calcext:value-type="float">
            <text:p>1,39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[.$N$30]*SUMIFS([D12.$B$3:.$B$14];[D12.$A$3:.$A$14];&quot;&gt;=&quot;&amp;IF(IFERROR(SEARCH(&quot;-&quot;;[D12.D42]);-1)&lt;0;[D12.D42];LEFT([D12.D42];SEARCH(&quot;-&quot;;[D12.D42])-1));[D12.$A$3:.$A$14];&quot;&lt;=&quot;&amp;IF(IFERROR(SEARCH(&quot;-&quot;;[D12.D42]);-1)&lt;0;[D12.D42];MID([D12.D42];SEARCH(&quot;-&quot;;[D12.D42])+1;200)))" office:value-type="float" office:value="0.926666666666666" calcext:value-type="float">
            <text:p>0,9266666667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[.$N$31]*SUMIFS([D12.$B$3:.$B$14];[D12.$A$3:.$A$14];&quot;&gt;=&quot;&amp;IF(IFERROR(SEARCH(&quot;-&quot;;[D12.F42]);-1)&lt;0;[D12.F42];LEFT([D12.F42];SEARCH(&quot;-&quot;;[D12.F42])-1));[D12.$A$3:.$A$14];&quot;&lt;=&quot;&amp;IF(IFERROR(SEARCH(&quot;-&quot;;[D12.F42]);-1)&lt;0;[D12.F42];MID([D12.F42];SEARCH(&quot;-&quot;;[D12.F42])+1;200)))" office:value-type="float" office:value="2.54833333333333" calcext:value-type="float">
            <text:p>2,548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N$32]*SUMIFS([D12.$B$3:.$B$14];[D12.$A$3:.$A$14];&quot;&gt;=&quot;&amp;IF(IFERROR(SEARCH(&quot;-&quot;;[D12.H42]);-1)&lt;0;[D12.H42];LEFT([D12.H42];SEARCH(&quot;-&quot;;[D12.H42])-1));[D12.$A$3:.$A$14];&quot;&lt;=&quot;&amp;IF(IFERROR(SEARCH(&quot;-&quot;;[D12.H42]);-1)&lt;0;[D12.H42];MID([D12.H42];SEARCH(&quot;-&quot;;[D12.H42])+1;200)))" office:value-type="float" office:value="0" calcext:value-type="float">
            <text:p>0</text:p>
          </table:table-cell>
          <table:table-cell table:style-name="ce14" office:value-type="string" calcext:value-type="string">
            <text:p>2-5</text:p>
          </table:table-cell>
          <table:table-cell table:style-name="ce18" table:formula="of:=[.$N$33]*SUMIFS([D12.$B$3:.$B$14];[D12.$A$3:.$A$14];&quot;&gt;=&quot;&amp;IF(IFERROR(SEARCH(&quot;-&quot;;[D12.J42]);-1)&lt;0;[D12.J42];LEFT([D12.J42];SEARCH(&quot;-&quot;;[D12.J42])-1));[D12.$A$3:.$A$14];&quot;&lt;=&quot;&amp;IF(IFERROR(SEARCH(&quot;-&quot;;[D12.J42]);-1)&lt;0;[D12.J42];MID([D12.J42];SEARCH(&quot;-&quot;;[D12.J42])+1;200)))" office:value-type="float" office:value="4.63333333333333" calcext:value-type="float">
            <text:p>4,6333333333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N$34]*SUMIFS([D12.$B$3:.$B$14];[D12.$A$3:.$A$14];&quot;&gt;=&quot;&amp;IF(IFERROR(SEARCH(&quot;-&quot;;[D12.L42]);-1)&lt;0;[D12.L42];LEFT([D12.L42];SEARCH(&quot;-&quot;;[D12.L42])-1));[D12.$A$3:.$A$14];&quot;&lt;=&quot;&amp;IF(IFERROR(SEARCH(&quot;-&quot;;[D12.L42]);-1)&lt;0;[D12.L42];MID([D12.L42];SEARCH(&quot;-&quot;;[D12.L42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1-2</text:p>
          </table:table-cell>
          <table:table-cell table:style-name="ce5" table:formula="of:=[.$N$35]*SUMIFS([D12.$B$3:.$B$14];[D12.$A$3:.$A$14];&quot;&gt;=&quot;&amp;IF(IFERROR(SEARCH(&quot;-&quot;;[D12.N42]);-1)&lt;0;[D12.N42];LEFT([D12.N42];SEARCH(&quot;-&quot;;[D12.N42])-1));[D12.$A$3:.$A$14];&quot;&lt;=&quot;&amp;IF(IFERROR(SEARCH(&quot;-&quot;;[D12.N42]);-1)&lt;0;[D12.N42];MID([D12.N42];SEARCH(&quot;-&quot;;[D12.N42])+1;200)))" office:value-type="float" office:value="0.463333333333333" calcext:value-type="float">
            <text:p>0,4633333333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Petite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[.$N$29]*SUMIFS([D12.$B$3:.$B$14];[D12.$A$3:.$A$14];&quot;&gt;=&quot;&amp;IF(IFERROR(SEARCH(&quot;-&quot;;[D12.B43]);-1)&lt;0;[D12.B43];LEFT([D12.B43];SEARCH(&quot;-&quot;;[D12.B43])-1));[D12.$A$3:.$A$14];&quot;&lt;=&quot;&amp;IF(IFERROR(SEARCH(&quot;-&quot;;[D12.B43]);-1)&lt;0;[D12.B43];MID([D12.B43];SEARCH(&quot;-&quot;;[D12.B43])+1;200)))" office:value-type="float" office:value="2.78" calcext:value-type="float">
            <text:p>2,78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[.$N$30]*SUMIFS([D12.$B$3:.$B$14];[D12.$A$3:.$A$14];&quot;&gt;=&quot;&amp;IF(IFERROR(SEARCH(&quot;-&quot;;[D12.D43]);-1)&lt;0;[D12.D43];LEFT([D12.D43];SEARCH(&quot;-&quot;;[D12.D43])-1));[D12.$A$3:.$A$14];&quot;&lt;=&quot;&amp;IF(IFERROR(SEARCH(&quot;-&quot;;[D12.D43]);-1)&lt;0;[D12.D43];MID([D12.D43];SEARCH(&quot;-&quot;;[D12.D43])+1;200)))" office:value-type="float" office:value="0.926666666666666" calcext:value-type="float">
            <text:p>0,9266666667</text:p>
          </table:table-cell>
          <table:table-cell table:style-name="ce22" office:value-type="string" calcext:value-type="string">
            <text:p>5-6</text:p>
          </table:table-cell>
          <table:table-cell table:style-name="ce26" table:formula="of:=[.$N$31]*SUMIFS([D12.$B$3:.$B$14];[D12.$A$3:.$A$14];&quot;&gt;=&quot;&amp;IF(IFERROR(SEARCH(&quot;-&quot;;[D12.F43]);-1)&lt;0;[D12.F43];LEFT([D12.F43];SEARCH(&quot;-&quot;;[D12.F43])-1));[D12.$A$3:.$A$14];&quot;&lt;=&quot;&amp;IF(IFERROR(SEARCH(&quot;-&quot;;[D12.F43]);-1)&lt;0;[D12.F43];MID([D12.F43];SEARCH(&quot;-&quot;;[D12.F43])+1;200)))" office:value-type="float" office:value="2.54833333333333" calcext:value-type="float">
            <text:p>2,5483333333</text:p>
          </table:table-cell>
          <table:table-cell table:style-name="ce22" office:value-type="float" office:value="0" calcext:value-type="float">
            <text:p>0</text:p>
          </table:table-cell>
          <table:table-cell table:style-name="ce26" table:formula="of:=[.$N$32]*SUMIFS([D12.$B$3:.$B$14];[D12.$A$3:.$A$14];&quot;&gt;=&quot;&amp;IF(IFERROR(SEARCH(&quot;-&quot;;[D12.H43]);-1)&lt;0;[D12.H43];LEFT([D12.H43];SEARCH(&quot;-&quot;;[D12.H43])-1));[D12.$A$3:.$A$14];&quot;&lt;=&quot;&amp;IF(IFERROR(SEARCH(&quot;-&quot;;[D12.H43]);-1)&lt;0;[D12.H43];MID([D12.H43];SEARCH(&quot;-&quot;;[D12.H43])+1;200)))" office:value-type="float" office:value="0" calcext:value-type="float">
            <text:p>0</text:p>
          </table:table-cell>
          <table:table-cell table:style-name="ce22" office:value-type="string" calcext:value-type="string">
            <text:p>6-7</text:p>
          </table:table-cell>
          <table:table-cell table:style-name="ce26" table:formula="of:=[.$N$33]*SUMIFS([D12.$B$3:.$B$14];[D12.$A$3:.$A$14];&quot;&gt;=&quot;&amp;IF(IFERROR(SEARCH(&quot;-&quot;;[D12.J43]);-1)&lt;0;[D12.J43];LEFT([D12.J43];SEARCH(&quot;-&quot;;[D12.J43])-1));[D12.$A$3:.$A$14];&quot;&lt;=&quot;&amp;IF(IFERROR(SEARCH(&quot;-&quot;;[D12.J43]);-1)&lt;0;[D12.J43];MID([D12.J43];SEARCH(&quot;-&quot;;[D12.J43])+1;200)))" office:value-type="float" office:value="2.31666666666667" calcext:value-type="float">
            <text:p>2,3166666667</text:p>
          </table:table-cell>
          <table:table-cell table:style-name="ce14" office:value-type="string" calcext:value-type="string">
            <text:p>4-7</text:p>
          </table:table-cell>
          <table:table-cell table:style-name="ce18" table:formula="of:=[.$N$34]*SUMIFS([D12.$B$3:.$B$14];[D12.$A$3:.$A$14];&quot;&gt;=&quot;&amp;IF(IFERROR(SEARCH(&quot;-&quot;;[D12.L43]);-1)&lt;0;[D12.L43];LEFT([D12.L43];SEARCH(&quot;-&quot;;[D12.L43])-1));[D12.$A$3:.$A$14];&quot;&lt;=&quot;&amp;IF(IFERROR(SEARCH(&quot;-&quot;;[D12.L43]);-1)&lt;0;[D12.L43];MID([D12.L43];SEARCH(&quot;-&quot;;[D12.L43])+1;200)))" office:value-type="float" office:value="3.70666666666667" calcext:value-type="float">
            <text:p>3,7066666667</text:p>
          </table:table-cell>
          <table:table-cell table:style-name="ce10" office:value-type="string" calcext:value-type="string">
            <text:p>3-5</text:p>
          </table:table-cell>
          <table:table-cell table:style-name="ce5" table:formula="of:=[.$N$35]*SUMIFS([D12.$B$3:.$B$14];[D12.$A$3:.$A$14];&quot;&gt;=&quot;&amp;IF(IFERROR(SEARCH(&quot;-&quot;;[D12.N43]);-1)&lt;0;[D12.N43];LEFT([D12.N43];SEARCH(&quot;-&quot;;[D12.N43])-1));[D12.$A$3:.$A$14];&quot;&lt;=&quot;&amp;IF(IFERROR(SEARCH(&quot;-&quot;;[D12.N43]);-1)&lt;0;[D12.N43];MID([D12.N43];SEARCH(&quot;-&quot;;[D12.N43])+1;200)))" office:value-type="float" office:value="0.695" calcext:value-type="float">
            <text:p>0,695</text:p>
          </table:table-cell>
          <table:table-cell/>
          <table:table-cell table:style-name="ce42"/>
          <table:table-cell table:number-columns-repeated="8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Moyenne</text:p>
          </table:table-cell>
          <table:table-cell table:style-name="ce14" office:value-type="string" calcext:value-type="string">
            <text:p>5-8</text:p>
          </table:table-cell>
          <table:table-cell table:style-name="ce18" table:formula="of:=[.$N$29]*SUMIFS([D12.$B$3:.$B$14];[D12.$A$3:.$A$14];&quot;&gt;=&quot;&amp;IF(IFERROR(SEARCH(&quot;-&quot;;[D12.B44]);-1)&lt;0;[D12.B44];LEFT([D12.B44];SEARCH(&quot;-&quot;;[D12.B44])-1));[D12.$A$3:.$A$14];&quot;&lt;=&quot;&amp;IF(IFERROR(SEARCH(&quot;-&quot;;[D12.B44]);-1)&lt;0;[D12.B44];MID([D12.B44];SEARCH(&quot;-&quot;;[D12.B44])+1;200)))" office:value-type="float" office:value="5.56" calcext:value-type="float">
            <text:p>5,56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[.$N$30]*SUMIFS([D12.$B$3:.$B$14];[D12.$A$3:.$A$14];&quot;&gt;=&quot;&amp;IF(IFERROR(SEARCH(&quot;-&quot;;[D12.D44]);-1)&lt;0;[D12.D44];LEFT([D12.D44];SEARCH(&quot;-&quot;;[D12.D44])-1));[D12.$A$3:.$A$14];&quot;&lt;=&quot;&amp;IF(IFERROR(SEARCH(&quot;-&quot;;[D12.D44]);-1)&lt;0;[D12.D44];MID([D12.D44];SEARCH(&quot;-&quot;;[D12.D44])+1;200)))" office:value-type="float" office:value="0.926666666666666" calcext:value-type="float">
            <text:p>0,9266666667</text:p>
          </table:table-cell>
          <table:table-cell table:style-name="ce22" office:value-type="string" calcext:value-type="string">
            <text:p>7-8</text:p>
          </table:table-cell>
          <table:table-cell table:style-name="ce26" table:formula="of:=[.$N$31]*SUMIFS([D12.$B$3:.$B$14];[D12.$A$3:.$A$14];&quot;&gt;=&quot;&amp;IF(IFERROR(SEARCH(&quot;-&quot;;[D12.F44]);-1)&lt;0;[D12.F44];LEFT([D12.F44];SEARCH(&quot;-&quot;;[D12.F44])-1));[D12.$A$3:.$A$14];&quot;&lt;=&quot;&amp;IF(IFERROR(SEARCH(&quot;-&quot;;[D12.F44]);-1)&lt;0;[D12.F44];MID([D12.F44];SEARCH(&quot;-&quot;;[D12.F44])+1;200)))" office:value-type="float" office:value="2.54833333333333" calcext:value-type="float">
            <text:p>2,5483333333</text:p>
          </table:table-cell>
          <table:table-cell table:style-name="ce22" office:value-type="string" calcext:value-type="string">
            <text:p>2-3</text:p>
          </table:table-cell>
          <table:table-cell table:style-name="ce26" table:formula="of:=[.$N$32]*SUMIFS([D12.$B$3:.$B$14];[D12.$A$3:.$A$14];&quot;&gt;=&quot;&amp;IF(IFERROR(SEARCH(&quot;-&quot;;[D12.H44]);-1)&lt;0;[D12.H44];LEFT([D12.H44];SEARCH(&quot;-&quot;;[D12.H44])-1));[D12.$A$3:.$A$14];&quot;&lt;=&quot;&amp;IF(IFERROR(SEARCH(&quot;-&quot;;[D12.H44]);-1)&lt;0;[D12.H44];MID([D12.H44];SEARCH(&quot;-&quot;;[D12.H44])+1;200)))" office:value-type="float" office:value="2.085" calcext:value-type="float">
            <text:p>2,085</text:p>
          </table:table-cell>
          <table:table-cell table:style-name="ce22" office:value-type="float" office:value="8" calcext:value-type="float">
            <text:p>8</text:p>
          </table:table-cell>
          <table:table-cell table:style-name="ce26" table:formula="of:=[.$N$33]*SUMIFS([D12.$B$3:.$B$14];[D12.$A$3:.$A$14];&quot;&gt;=&quot;&amp;IF(IFERROR(SEARCH(&quot;-&quot;;[D12.J44]);-1)&lt;0;[D12.J44];LEFT([D12.J44];SEARCH(&quot;-&quot;;[D12.J44])-1));[D12.$A$3:.$A$14];&quot;&lt;=&quot;&amp;IF(IFERROR(SEARCH(&quot;-&quot;;[D12.J44]);-1)&lt;0;[D12.J44];MID([D12.J44];SEARCH(&quot;-&quot;;[D12.J44])+1;200)))" office:value-type="float" office:value="1.15833333333333" calcext:value-type="float">
            <text:p>1,1583333333</text:p>
          </table:table-cell>
          <table:table-cell table:style-name="ce22" office:value-type="string" calcext:value-type="string">
            <text:p>8-9</text:p>
          </table:table-cell>
          <table:table-cell table:style-name="ce5" table:formula="of:=[.$N$34]*SUMIFS([D12.$B$3:.$B$14];[D12.$A$3:.$A$14];&quot;&gt;=&quot;&amp;IF(IFERROR(SEARCH(&quot;-&quot;;[D12.L44]);-1)&lt;0;[D12.L44];LEFT([D12.L44];SEARCH(&quot;-&quot;;[D12.L44])-1));[D12.$A$3:.$A$14];&quot;&lt;=&quot;&amp;IF(IFERROR(SEARCH(&quot;-&quot;;[D12.L44]);-1)&lt;0;[D12.L44];MID([D12.L44];SEARCH(&quot;-&quot;;[D12.L44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6-9</text:p>
          </table:table-cell>
          <table:table-cell table:style-name="ce5" table:formula="of:=[.$N$35]*SUMIFS([D12.$B$3:.$B$14];[D12.$A$3:.$A$14];&quot;&gt;=&quot;&amp;IF(IFERROR(SEARCH(&quot;-&quot;;[D12.N44]);-1)&lt;0;[D12.N44];LEFT([D12.N44];SEARCH(&quot;-&quot;;[D12.N44])-1));[D12.$A$3:.$A$14];&quot;&lt;=&quot;&amp;IF(IFERROR(SEARCH(&quot;-&quot;;[D12.N44]);-1)&lt;0;[D12.N44];MID([D12.N44];SEARCH(&quot;-&quot;;[D12.N44])+1;200)))" office:value-type="float" office:value="0.926666666666666" calcext:value-type="float">
            <text:p>0,9266666667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Grande</text:p>
          </table:table-cell>
          <table:table-cell table:style-name="ce10" office:value-type="string" calcext:value-type="string">
            <text:p>9-11</text:p>
          </table:table-cell>
          <table:table-cell table:style-name="ce5" table:formula="of:=[.$N$29]*SUMIFS([D12.$B$3:.$B$14];[D12.$A$3:.$A$14];&quot;&gt;=&quot;&amp;IF(IFERROR(SEARCH(&quot;-&quot;;[D12.B45]);-1)&lt;0;[D12.B45];LEFT([D12.B45];SEARCH(&quot;-&quot;;[D12.B45])-1));[D12.$A$3:.$A$14];&quot;&lt;=&quot;&amp;IF(IFERROR(SEARCH(&quot;-&quot;;[D12.B45]);-1)&lt;0;[D12.B45];MID([D12.B45];SEARCH(&quot;-&quot;;[D12.B45])+1;200)))" office:value-type="float" office:value="4.17" calcext:value-type="float">
            <text:p>4,17</text:p>
          </table:table-cell>
          <table:table-cell table:style-name="ce10" office:value-type="string" calcext:value-type="string">
            <text:p>5-8</text:p>
          </table:table-cell>
          <table:table-cell table:style-name="ce5" table:formula="of:=[.$N$30]*SUMIFS([D12.$B$3:.$B$14];[D12.$A$3:.$A$14];&quot;&gt;=&quot;&amp;IF(IFERROR(SEARCH(&quot;-&quot;;[D12.D45]);-1)&lt;0;[D12.D45];LEFT([D12.D45];SEARCH(&quot;-&quot;;[D12.D45])-1));[D12.$A$3:.$A$14];&quot;&lt;=&quot;&amp;IF(IFERROR(SEARCH(&quot;-&quot;;[D12.D45]);-1)&lt;0;[D12.D45];MID([D12.D45];SEARCH(&quot;-&quot;;[D12.D45])+1;200)))" office:value-type="float" office:value="3.70666666666667" calcext:value-type="float">
            <text:p>3,7066666667</text:p>
          </table:table-cell>
          <table:table-cell table:style-name="ce14" office:value-type="string" calcext:value-type="string">
            <text:p>9-10</text:p>
          </table:table-cell>
          <table:table-cell table:style-name="ce18" table:formula="of:=[.$N$31]*SUMIFS([D12.$B$3:.$B$14];[D12.$A$3:.$A$14];&quot;&gt;=&quot;&amp;IF(IFERROR(SEARCH(&quot;-&quot;;[D12.F45]);-1)&lt;0;[D12.F45];LEFT([D12.F45];SEARCH(&quot;-&quot;;[D12.F45])-1));[D12.$A$3:.$A$14];&quot;&lt;=&quot;&amp;IF(IFERROR(SEARCH(&quot;-&quot;;[D12.F45]);-1)&lt;0;[D12.F45];MID([D12.F45];SEARCH(&quot;-&quot;;[D12.F45])+1;200)))" office:value-type="float" office:value="2.54833333333333" calcext:value-type="float">
            <text:p>2,5483333333</text:p>
          </table:table-cell>
          <table:table-cell table:style-name="ce14" office:value-type="string" calcext:value-type="string">
            <text:p>4-10</text:p>
          </table:table-cell>
          <table:table-cell table:style-name="ce18" table:formula="of:=[.$N$32]*SUMIFS([D12.$B$3:.$B$14];[D12.$A$3:.$A$14];&quot;&gt;=&quot;&amp;IF(IFERROR(SEARCH(&quot;-&quot;;[D12.H45]);-1)&lt;0;[D12.H45];LEFT([D12.H45];SEARCH(&quot;-&quot;;[D12.H45])-1));[D12.$A$3:.$A$14];&quot;&lt;=&quot;&amp;IF(IFERROR(SEARCH(&quot;-&quot;;[D12.H45]);-1)&lt;0;[D12.H45];MID([D12.H45];SEARCH(&quot;-&quot;;[D12.H45])+1;200)))" office:value-type="float" office:value="7.2975" calcext:value-type="float">
            <text:p>7,2975</text:p>
          </table:table-cell>
          <table:table-cell table:style-name="ce22" office:value-type="float" office:value="9" calcext:value-type="float">
            <text:p>9</text:p>
          </table:table-cell>
          <table:table-cell table:style-name="ce26" table:formula="of:=[.$N$33]*SUMIFS([D12.$B$3:.$B$14];[D12.$A$3:.$A$14];&quot;&gt;=&quot;&amp;IF(IFERROR(SEARCH(&quot;-&quot;;[D12.J45]);-1)&lt;0;[D12.J45];LEFT([D12.J45];SEARCH(&quot;-&quot;;[D12.J45])-1));[D12.$A$3:.$A$14];&quot;&lt;=&quot;&amp;IF(IFERROR(SEARCH(&quot;-&quot;;[D12.J45]);-1)&lt;0;[D12.J45];MID([D12.J45];SEARCH(&quot;-&quot;;[D12.J45])+1;200)))" office:value-type="float" office:value="1.15833333333333" calcext:value-type="float">
            <text:p>1,1583333333</text:p>
          </table:table-cell>
          <table:table-cell table:style-name="ce22" office:value-type="string" calcext:value-type="string">
            <text:p>10-11</text:p>
          </table:table-cell>
          <table:table-cell table:style-name="ce5" table:formula="of:=[.$N$34]*SUMIFS([D12.$B$3:.$B$14];[D12.$A$3:.$A$14];&quot;&gt;=&quot;&amp;IF(IFERROR(SEARCH(&quot;-&quot;;[D12.L45]);-1)&lt;0;[D12.L45];LEFT([D12.L45];SEARCH(&quot;-&quot;;[D12.L45])-1));[D12.$A$3:.$A$14];&quot;&lt;=&quot;&amp;IF(IFERROR(SEARCH(&quot;-&quot;;[D12.L45]);-1)&lt;0;[D12.L45];MID([D12.L45];SEARCH(&quot;-&quot;;[D12.L45])+1;200)))" office:value-type="float" office:value="1.85333333333333" calcext:value-type="float">
            <text:p>1,8533333333</text:p>
          </table:table-cell>
          <table:table-cell table:style-name="ce10" office:value-type="string" calcext:value-type="string">
            <text:p>10-11</text:p>
          </table:table-cell>
          <table:table-cell table:style-name="ce5" table:formula="of:=[.$N$35]*SUMIFS([D12.$B$3:.$B$14];[D12.$A$3:.$A$14];&quot;&gt;=&quot;&amp;IF(IFERROR(SEARCH(&quot;-&quot;;[D12.N45]);-1)&lt;0;[D12.N45];LEFT([D12.N45];SEARCH(&quot;-&quot;;[D12.N45])-1));[D12.$A$3:.$A$14];&quot;&lt;=&quot;&amp;IF(IFERROR(SEARCH(&quot;-&quot;;[D12.N45]);-1)&lt;0;[D12.N45];MID([D12.N45];SEARCH(&quot;-&quot;;[D12.N45])+1;200)))" office:value-type="float" office:value="0.463333333333333" calcext:value-type="float">
            <text:p>0,4633333333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5" office:value-type="string" calcext:value-type="string">
            <text:p>Géante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N$29]*SUMIFS([D12.$B$3:.$B$14];[D12.$A$3:.$A$14];&quot;&gt;=&quot;&amp;IF(IFERROR(SEARCH(&quot;-&quot;;[D12.B46]);-1)&lt;0;[D12.B46];LEFT([D12.B46];SEARCH(&quot;-&quot;;[D12.B46])-1));[D12.$A$3:.$A$14];&quot;&lt;=&quot;&amp;IF(IFERROR(SEARCH(&quot;-&quot;;[D12.B46]);-1)&lt;0;[D12.B46];MID([D12.B46];SEARCH(&quot;-&quot;;[D12.B46])+1;200)))" office:value-type="float" office:value="1.39" calcext:value-type="float">
            <text:p>1,39</text:p>
          </table:table-cell>
          <table:table-cell table:style-name="ce14" office:value-type="string" calcext:value-type="string">
            <text:p>9-12</text:p>
          </table:table-cell>
          <table:table-cell table:style-name="ce18" table:formula="of:=[.$N$30]*SUMIFS([D12.$B$3:.$B$14];[D12.$A$3:.$A$14];&quot;&gt;=&quot;&amp;IF(IFERROR(SEARCH(&quot;-&quot;;[D12.D46]);-1)&lt;0;[D12.D46];LEFT([D12.D46];SEARCH(&quot;-&quot;;[D12.D46])-1));[D12.$A$3:.$A$14];&quot;&lt;=&quot;&amp;IF(IFERROR(SEARCH(&quot;-&quot;;[D12.D46]);-1)&lt;0;[D12.D46];MID([D12.D46];SEARCH(&quot;-&quot;;[D12.D46])+1;200)))" office:value-type="float" office:value="3.70666666666667" calcext:value-type="float">
            <text:p>3,7066666667</text:p>
          </table:table-cell>
          <table:table-cell table:style-name="ce22" office:value-type="string" calcext:value-type="string">
            <text:p>11-12</text:p>
          </table:table-cell>
          <table:table-cell table:style-name="ce26" table:formula="of:=[.$N$31]*SUMIFS([D12.$B$3:.$B$14];[D12.$A$3:.$A$14];&quot;&gt;=&quot;&amp;IF(IFERROR(SEARCH(&quot;-&quot;;[D12.F46]);-1)&lt;0;[D12.F46];LEFT([D12.F46];SEARCH(&quot;-&quot;;[D12.F46])-1));[D12.$A$3:.$A$14];&quot;&lt;=&quot;&amp;IF(IFERROR(SEARCH(&quot;-&quot;;[D12.F46]);-1)&lt;0;[D12.F46];MID([D12.F46];SEARCH(&quot;-&quot;;[D12.F46])+1;200)))" office:value-type="float" office:value="2.54833333333333" calcext:value-type="float">
            <text:p>2,5483333333</text:p>
          </table:table-cell>
          <table:table-cell table:style-name="ce22" office:value-type="string" calcext:value-type="string">
            <text:p>11-12</text:p>
          </table:table-cell>
          <table:table-cell table:style-name="ce26" table:formula="of:=[.$N$32]*SUMIFS([D12.$B$3:.$B$14];[D12.$A$3:.$A$14];&quot;&gt;=&quot;&amp;IF(IFERROR(SEARCH(&quot;-&quot;;[D12.H46]);-1)&lt;0;[D12.H46];LEFT([D12.H46];SEARCH(&quot;-&quot;;[D12.H46])-1));[D12.$A$3:.$A$14];&quot;&lt;=&quot;&amp;IF(IFERROR(SEARCH(&quot;-&quot;;[D12.H46]);-1)&lt;0;[D12.H46];MID([D12.H46];SEARCH(&quot;-&quot;;[D12.H46])+1;200)))" office:value-type="float" office:value="2.085" calcext:value-type="float">
            <text:p>2,085</text:p>
          </table:table-cell>
          <table:table-cell table:style-name="ce22" office:value-type="string" calcext:value-type="string">
            <text:p>10-12</text:p>
          </table:table-cell>
          <table:table-cell table:style-name="ce26" table:formula="of:=[.$N$33]*SUMIFS([D12.$B$3:.$B$14];[D12.$A$3:.$A$14];&quot;&gt;=&quot;&amp;IF(IFERROR(SEARCH(&quot;-&quot;;[D12.J46]);-1)&lt;0;[D12.J46];LEFT([D12.J46];SEARCH(&quot;-&quot;;[D12.J46])-1));[D12.$A$3:.$A$14];&quot;&lt;=&quot;&amp;IF(IFERROR(SEARCH(&quot;-&quot;;[D12.J46]);-1)&lt;0;[D12.J46];MID([D12.J46];SEARCH(&quot;-&quot;;[D12.J46])+1;200)))" office:value-type="float" office:value="3.475" calcext:value-type="float">
            <text:p>3,475</text:p>
          </table:table-cell>
          <table:table-cell table:style-name="ce22" office:value-type="float" office:value="12" calcext:value-type="float">
            <text:p>12</text:p>
          </table:table-cell>
          <table:table-cell table:style-name="ce5" table:formula="of:=[.$N$34]*SUMIFS([D12.$B$3:.$B$14];[D12.$A$3:.$A$14];&quot;&gt;=&quot;&amp;IF(IFERROR(SEARCH(&quot;-&quot;;[D12.L46]);-1)&lt;0;[D12.L46];LEFT([D12.L46];SEARCH(&quot;-&quot;;[D12.L46])-1));[D12.$A$3:.$A$14];&quot;&lt;=&quot;&amp;IF(IFERROR(SEARCH(&quot;-&quot;;[D12.L46]);-1)&lt;0;[D12.L46];MID([D12.L46];SEARCH(&quot;-&quot;;[D12.L46])+1;200)))" office:value-type="float" office:value="0.926666666666666" calcext:value-type="float">
            <text:p>0,9266666667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N$35]*SUMIFS([D12.$B$3:.$B$14];[D12.$A$3:.$A$14];&quot;&gt;=&quot;&amp;IF(IFERROR(SEARCH(&quot;-&quot;;[D12.N46]);-1)&lt;0;[D12.N46];LEFT([D12.N46];SEARCH(&quot;-&quot;;[D12.N46])-1));[D12.$A$3:.$A$14];&quot;&lt;=&quot;&amp;IF(IFERROR(SEARCH(&quot;-&quot;;[D12.N46]);-1)&lt;0;[D12.N46];MID([D12.N46];SEARCH(&quot;-&quot;;[D12.N46])+1;200)))" office:value-type="float" office:value="0.231666666666667" calcext:value-type="float">
            <text:p>0,2316666667</text:p>
          </table:table-cell>
          <table:table-cell table:number-columns-repeated="10"/>
          <table:table-cell table:style-name="ce5" table:number-columns-repeated="999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/>
          <table:table-cell table:formula="of:=SUM([.C41:.C46])" office:value-type="float" office:value="16.68" calcext:value-type="float">
            <text:p>16,68</text:p>
          </table:table-cell>
          <table:table-cell/>
          <table:table-cell table:formula="of:=SUM([.E41:.E46])" office:value-type="float" office:value="11.12" calcext:value-type="float">
            <text:p>11,12</text:p>
          </table:table-cell>
          <table:table-cell table:style-name="ce23"/>
          <table:table-cell table:style-name="ce23" table:formula="of:=SUM([.G41:.G46])" office:value-type="float" office:value="15.29" calcext:value-type="float">
            <text:p>15,29</text:p>
          </table:table-cell>
          <table:table-cell table:style-name="ce23"/>
          <table:table-cell table:style-name="ce23" table:formula="of:=SUM([.I41:.I46])" office:value-type="float" office:value="12.51" calcext:value-type="float">
            <text:p>12,51</text:p>
          </table:table-cell>
          <table:table-cell table:style-name="ce23"/>
          <table:table-cell table:style-name="ce23" table:formula="of:=SUM([.K41:.K46])" office:value-type="float" office:value="13.9" calcext:value-type="float">
            <text:p>13,9</text:p>
          </table:table-cell>
          <table:table-cell table:style-name="ce23"/>
          <table:table-cell table:formula="of:=SUM([.M41:.M46])" office:value-type="float" office:value="11.12" calcext:value-type="float">
            <text:p>11,12</text:p>
          </table:table-cell>
          <table:table-cell/>
          <table:table-cell table:formula="of:=SUM([.O41:.O46])" office:value-type="float" office:value="2.78" calcext:value-type="float">
            <text:p>2,78</text:p>
          </table:table-cell>
          <table:table-cell table:style-name="ce41" table:formula="of:=SUM([.C47:.O47])+[.M37]" office:value-type="float" office:value="100.07" calcext:value-type="float">
            <text:p>100,07</text:p>
          </table:table-cell>
          <table:table-cell table:number-columns-repeated="9"/>
          <table:table-cell table:style-name="ce5" table:number-columns-repeated="999"/>
        </table:table-row>
        <table:table-row table:style-name="ro1" table:number-rows-repeated="2">
          <table:table-cell table:number-columns-repeated="25"/>
          <table:table-cell table:style-name="ce5" table:number-columns-repeated="999"/>
        </table:table-row>
        <table:table-row table:style-name="ro1">
          <table:table-cell table:style-name="ce7" office:value-type="string" calcext:value-type="string" table:number-columns-spanned="7" table:number-rows-spanned="1">
            <text:p>Tellurique</text:p>
          </table:table-cell>
          <table:covered-table-cell table:number-columns-repeated="6" table:style-name="ce5"/>
          <table:table-cell table:style-name="ce5" table:number-columns-repeated="1017"/>
        </table:table-row>
        <table:table-row table:style-name="ro1">
          <table:table-cell table:style-name="ce5"/>
          <table:table-cell table:style-name="ce12" office:value-type="string" calcext:value-type="string" table:number-columns-spanned="6" table:number-rows-spanned="1">
            <text:p>Taille</text:p>
          </table:table-cell>
          <table:covered-table-cell table:number-columns-repeated="5" table:style-name="ce5"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omaine</text:p>
          </table:table-cell>
          <table:table-cell table:style-name="ce5" office:value-type="string" calcext:value-type="string">
            <text:p>Astéroïdes</text:p>
          </table:table-cell>
          <table:table-cell table:style-name="ce5" office:value-type="string" calcext:value-type="string">
            <text:p>Naine</text:p>
          </table:table-cell>
          <table:table-cell table:style-name="ce5" office:value-type="string" calcext:value-type="string">
            <text:p>Petite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Grande</text:p>
          </table:table-cell>
          <table:table-cell table:style-name="ce5" office:value-type="string" calcext:value-type="string">
            <text:p>Géante</text:p>
          </table:table-cell>
          <table:table-cell table:style-name="ce5" table:number-columns-repeated="4"/>
          <table:table-cell table:style-name="ce31" table:number-columns-repeated="4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Science</text:p>
          </table:table-cell>
          <table:table-cell table:style-name="ce5" table:number-columns-repeated="10"/>
          <table:table-cell table:style-name="ce31" table:number-columns-repeated="4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Energie</text:p>
          </table:table-cell>
          <table:table-cell table:style-name="ce5" table:number-columns-repeated="11"/>
          <table:table-cell table:style-name="ce31" table:number-columns-repeated="3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5" table:number-columns-repeated="12"/>
          <table:table-cell table:style-name="ce31" table:number-columns-repeated="2"/>
          <table:table-cell table:style-name="ce5" table:number-columns-repeated="2"/>
          <table:table-cell table:style-name="ce31"/>
          <table:table-cell table:style-name="ce5" table:number-columns-repeated="1006"/>
        </table:table-row>
        <table:table-row table:style-name="ro1">
          <table:table-cell table:style-name="ce5" office:value-type="string" calcext:value-type="string">
            <text:p>Minerai</text:p>
          </table:table-cell>
          <table:table-cell table:style-name="ce5" table:number-columns-repeated="12"/>
          <table:table-cell table:style-name="ce31"/>
          <table:table-cell table:style-name="ce5" table:number-columns-repeated="1010"/>
        </table:table-row>
        <table:table-row table:style-name="ro1" table:number-rows-repeated="3">
          <table:table-cell table:style-name="ce5" table:number-columns-repeated="13"/>
          <table:table-cell table:style-name="ce31"/>
          <table:table-cell table:style-name="ce5" table:number-columns-repeated="1010"/>
        </table:table-row>
        <table:table-row table:style-name="ro1" table:number-rows-repeated="13">
          <table:table-cell table:style-name="ce5"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2.E27:D12.E27">
            <calcext:condition calcext:apply-style-name="rouge" calcext:value="!=1" calcext:base-cell-address="D12.E27"/>
            <calcext:condition calcext:apply-style-name="vert" calcext:value="=1" calcext:base-cell-address="D12.E27"/>
          </calcext:conditional-format>
          <calcext:conditional-format calcext:target-range-address="D12.G27:D12.G27">
            <calcext:condition calcext:apply-style-name="rouge" calcext:value="!=1" calcext:base-cell-address="D12.G27"/>
            <calcext:condition calcext:apply-style-name="vert" calcext:value="=1" calcext:base-cell-address="D12.G27"/>
          </calcext:conditional-format>
          <calcext:conditional-format calcext:target-range-address="D12.I27:D12.I27">
            <calcext:condition calcext:apply-style-name="rouge" calcext:value="!=1" calcext:base-cell-address="D12.I27"/>
            <calcext:condition calcext:apply-style-name="vert" calcext:value="=1" calcext:base-cell-address="D12.I27"/>
          </calcext:conditional-format>
          <calcext:conditional-format calcext:target-range-address="D12.K27:D12.K27">
            <calcext:condition calcext:apply-style-name="rouge" calcext:value="!=1" calcext:base-cell-address="D12.K27"/>
            <calcext:condition calcext:apply-style-name="vert" calcext:value="=1" calcext:base-cell-address="D12.K27"/>
          </calcext:conditional-format>
          <calcext:conditional-format calcext:target-range-address="D12.N28:D12.N28">
            <calcext:condition calcext:apply-style-name="rouge" calcext:value="!=1" calcext:base-cell-address="D12.N28"/>
            <calcext:condition calcext:apply-style-name="vert" calcext:value="=1" calcext:base-cell-address="D12.N28"/>
          </calcext:conditional-format>
          <calcext:conditional-format calcext:target-range-address="D12.N27:D12.N27">
            <calcext:condition calcext:apply-style-name="rouge" calcext:value="!=5" calcext:base-cell-address="D12.N27"/>
            <calcext:condition calcext:apply-style-name="vert" calcext:value="=5" calcext:base-cell-address="D12.N27"/>
          </calcext:conditional-format>
          <calcext:conditional-format calcext:target-range-address="D12.M27:D12.M27">
            <calcext:condition calcext:apply-style-name="rouge" calcext:value="!=1" calcext:base-cell-address="D12.M27"/>
            <calcext:condition calcext:apply-style-name="vert" calcext:value="=1" calcext:base-cell-address="D12.M27"/>
          </calcext:conditional-format>
          <calcext:conditional-format calcext:target-range-address="D12.O27:D12.O27">
            <calcext:condition calcext:apply-style-name="rouge" calcext:value="!=5" calcext:base-cell-address="D12.O27"/>
            <calcext:condition calcext:apply-style-name="vert" calcext:value="=5" calcext:base-cell-address="D12.O27"/>
          </calcext:conditional-format>
          <calcext:conditional-format calcext:target-range-address="D12.P27:D12.P27">
            <calcext:condition calcext:apply-style-name="rouge" calcext:value="!=5" calcext:base-cell-address="D12.P27"/>
            <calcext:condition calcext:apply-style-name="vert" calcext:value="=5" calcext:base-cell-address="D12.P27"/>
          </calcext:conditional-format>
          <calcext:conditional-format calcext:target-range-address="D12.K37:D12.K37">
            <calcext:condition calcext:apply-style-name="vert" calcext:value="=1" calcext:base-cell-address="D12.K37"/>
          </calcext:conditional-format>
          <calcext:conditional-format calcext:target-range-address="D12.I37:D12.I37">
            <calcext:condition calcext:apply-style-name="vert" calcext:value="=1" calcext:base-cell-address="D12.I37"/>
          </calcext:conditional-format>
          <calcext:conditional-format calcext:target-range-address="D12.G37:D12.G37">
            <calcext:condition calcext:apply-style-name="vert" calcext:value="=1" calcext:base-cell-address="D12.G37"/>
          </calcext:conditional-format>
          <calcext:conditional-format calcext:target-range-address="D12.E37:D12.E37">
            <calcext:condition calcext:apply-style-name="vert" calcext:value="=1" calcext:base-cell-address="D12.E37"/>
          </calcext:conditional-format>
          <calcext:conditional-format calcext:target-range-address="D12.C27:D12.C27">
            <calcext:condition calcext:apply-style-name="vert" calcext:value="=1" calcext:base-cell-address="D12.C27"/>
          </calcext:conditional-format>
          <calcext:conditional-format calcext:target-range-address="D12.C37:D12.C37">
            <calcext:condition calcext:apply-style-name="vert" calcext:value="=1" calcext:base-cell-address="D12.C37"/>
          </calcext:conditional-format>
          <calcext:conditional-format calcext:target-range-address="D12.N37:D12.P37">
            <calcext:condition calcext:apply-style-name="vert" calcext:value="between(98,102)" calcext:base-cell-address="D12.N37"/>
            <calcext:condition calcext:apply-style-name="rouge" calcext:value="not-between(98,102)" calcext:base-cell-address="D12.N37"/>
          </calcext:conditional-format>
          <calcext:conditional-format calcext:target-range-address="D12.P47:D12.P47">
            <calcext:condition calcext:apply-style-name="vert" calcext:value="between(98,102)" calcext:base-cell-address="D12.P47"/>
            <calcext:condition calcext:apply-style-name="rouge" calcext:value="not-between(98,102)" calcext:base-cell-address="D12.P47"/>
          </calcext:conditional-format>
        </calcext:conditional-formats>
      </table:table>
      <table:table table:name="2D6" table:style-name="ta1">
        <table:shapes>
          <draw:frame draw:z-index="0" draw:style-name="gr1" draw:text-style-name="P1" svg:width="94.76mm" svg:height="65.88mm" svg:x="55.51mm" svg:y="4.14mm">
            <loext:p draw:notify-on-update-of-ranges="2D6.A3:2D6.A13 2D6.B2:2D6.B2 2D6.B3:2D6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1.12mm" svg:height="71.8mm" svg:x="323.02mm" svg:y="5.83mm">
            <loext:p draw:notify-on-update-of-ranges="2D6.B18:2D6.B18 2D6.D18:2D6.D18 2D6.F18:2D6.F18 2D6.H18:2D6.H18 2D6.J18:2D6.J18 2D6.L18:2D6.L18 2D6.N18:2D6.N18 2D6.P18:2D6.P18 2D6.C37:2D6.C37 2D6.E37:2D6.E37 2D6.G37:2D6.G37 2D6.I37:2D6.I37 2D6.K37:2D6.K37 2D6.M37:2D6.M37 2D6.O37:2D6.O37 2D6.Q37:2D6.Q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12.44mm" svg:height="88.44mm" svg:x="516.4mm" svg:y="6.37mm">
            <loext:p draw:notify-on-update-of-ranges="2D6.V24:2D6.V30 2D6.W23:2D6.W23 2D6.X24:2D6.X30 2D6.Y23:2D6.Y23 2D6.Z24:2D6.Z30 2D6.AA23:2D6.AA23 2D6.AB24:2D6.AB30 2D6.AC23:2D6.AC23 2D6.AD24:2D6.AD30 2D6.AE23:2D6.AE23 2D6.AF24:2D6.AF30 2D6.AG23:2D6.AG23 2D6.AH24:2D6.AH3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98.36mm" svg:height="69.34mm" svg:x="353.36mm" svg:y="219.57mm">
            <loext:p draw:notify-on-update-of-ranges="2D6.V33:2D6.V39 2D6.W23:2D6.W23 2D6.X33:2D6.X39 2D6.Y23:2D6.Y23 2D6.Z33:2D6.Z39 2D6.AA23:2D6.AA23 2D6.AB33:2D6.AB39 2D6.AC23:2D6.AC23 2D6.AD33:2D6.AD39 2D6.AE23:2D6.AE23 2D6.AF33:2D6.AF39 2D6.AG23:2D6.AG23 2D6.AH33:2D6.AH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59.99mm" svg:height="89.99mm" svg:x="696.6mm" svg:y="194.82mm">
            <loext:p draw:notify-on-update-of-ranges="2D6.W32:2D6.W3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4.76mm" svg:height="73.03mm" svg:x="149.53mm" svg:y="2.28mm">
            <loext:p draw:notify-on-update-of-ranges="2D6.A20:2D6.A26 2D6.B18:2D6.B18 2D6.C20:2D6.C26 2D6.D18:2D6.D18 2D6.E20:2D6.E26 2D6.F18:2D6.F18 2D6.G20:2D6.G26 2D6.H18:2D6.H18 2D6.I20:2D6.I26 2D6.J18:2D6.J18 2D6.K20:2D6.K26 2D6.L18:2D6.L18 2D6.M20:2D6.M26 2D6.N18:2D6.N18 2D6.O20:2D6.O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211.6mm" svg:height="87.96mm" svg:x="473.69mm" svg:y="203.52mm">
            <loext:p draw:notify-on-update-of-ranges="2D6.V24:2D6.V30 2D6.AK22:2D6.AK22 2D6.AK24:2D6.AK3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157.43mm" svg:height="86.76mm" svg:x="183.46mm" svg:y="337.77mm">
            <loext:p draw:notify-on-update-of-ranges="2D6.A64:2D6.A69 2D6.B63:2D6.B63 2D6.C64:2D6.C69 2D6.D63:2D6.D63 2D6.E64:2D6.E69 2D6.F63:2D6.F63 2D6.G64:2D6.G69 2D6.F63:2D6.F63 2D6.H63:2D6.H63 2D6.I64:2D6.I69 2D6.H63:2D6.H63 2D6.J63:2D6.J63 2D6.K64:2D6.K69 2D6.J63:2D6.J63 2D6.L63:2D6.L63 2D6.M64:2D6.M69 2D6.N63:2D6.N63 2D6.O65:2D6.O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149.04mm" svg:height="62.36mm" svg:x="13.78mm" svg:y="224.16mm">
            <loext:p draw:notify-on-update-of-ranges="2D6.A39:2D6.A45 2D6.R39:2D6.R4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73.51mm" svg:height="64.77mm" svg:x="165.9mm" svg:y="225.88mm">
            <loext:p draw:notify-on-update-of-ranges="2D6.A39:2D6.A45 2D6.B18:2D6.B18 2D6.C39:2D6.C45 2D6.D18:2D6.D18 2D6.E39:2D6.E45 2D6.F18:2D6.F18 2D6.G39:2D6.G45 2D6.H18:2D6.H18 2D6.I39:2D6.I45 2D6.J18:2D6.J18 2D6.K39:2D6.K45 2D6.L18:2D6.L18 2D6.M39:2D6.M45 2D6.N18:2D6.N18 2D6.O39:2D6.O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22" table:default-cell-style-name="Default"/>
        <table:table-column table:style-name="co3" table:number-columns-repeated="11" table:default-cell-style-name="ce54"/>
        <table:table-column table:style-name="co3" table:default-cell-style-name="Default"/>
        <table:table-column table:style-name="co2" table:number-columns-repeated="990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2D6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formula="of:=1 / 36" office:value-type="float" office:value="0.0277777777777778" calcext:value-type="float">
            <text:p>0,0277777778</text:p>
          </table:table-cell>
          <table:table-cell table:number-columns-repeated="102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formula="of:=2 / 36" office:value-type="float" office:value="0.0555555555555556" calcext:value-type="float">
            <text:p>0,0555555556</text:p>
          </table:table-cell>
          <table:table-cell table:number-columns-repeated="102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table:formula="of:=3 / 36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table:formula="of:=4 / 36" office:value-type="float" office:value="0.111111111111111" calcext:value-type="float">
            <text:p>0,1111111111</text:p>
          </table:table-cell>
          <table:table-cell table:number-columns-repeated="102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table:formula="of:=5 / 36" office:value-type="float" office:value="0.138888888888889" calcext:value-type="float">
            <text:p>0,1388888889</text:p>
          </table:table-cell>
          <table:table-cell table:number-columns-repeated="102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table:formula="of:=6 / 36" office:value-type="float" office:value="0.166666666666667" calcext:value-type="float">
            <text:p>0,1666666667</text:p>
          </table:table-cell>
          <table:table-cell table:number-columns-repeated="102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table:formula="of:=5 / 36" office:value-type="float" office:value="0.138888888888889" calcext:value-type="float">
            <text:p>0,1388888889</text:p>
          </table:table-cell>
          <table:table-cell table:number-columns-repeated="1022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table:formula="of:=4 / 36" office:value-type="float" office:value="0.111111111111111" calcext:value-type="float">
            <text:p>0,1111111111</text:p>
          </table:table-cell>
          <table:table-cell table:number-columns-repeated="102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table:formula="of:=3 / 36" office:value-type="float" office:value="0.0833333333333333" calcext:value-type="float">
            <text:p>0,0833333333</text:p>
          </table:table-cell>
          <table:table-cell table:number-columns-repeated="102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table:formula="of:=2 / 36" office:value-type="float" office:value="0.0555555555555556" calcext:value-type="float">
            <text:p>0,0555555556</text:p>
          </table:table-cell>
          <table:table-cell table:number-columns-repeated="102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table:formula="of:=1 / 36" office:value-type="float" office:value="0.0277777777777778" calcext:value-type="float">
            <text:p>0,0277777778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9" office:value-type="string" calcext:value-type="string" table:number-columns-spanned="2" table:number-rows-spanned="1">
            <text:p>Naine Brune</text:p>
          </table:table-cell>
          <table:covered-table-cell/>
          <table:table-cell table:style-name="ce9" office:value-type="string" calcext:value-type="string" table:number-columns-spanned="2" table:number-rows-spanned="1">
            <text:p>Naine Rouge</text:p>
          </table:table-cell>
          <table:covered-table-cell/>
          <table:table-cell table:style-name="ce9" office:value-type="string" calcext:value-type="string" table:number-columns-spanned="2" table:number-rows-spanned="1">
            <text:p>Naine Jaune</text:p>
          </table:table-cell>
          <table:covered-table-cell/>
          <table:table-cell table:style-name="ce9" office:value-type="string" calcext:value-type="string" table:number-columns-spanned="2" table:number-rows-spanned="1">
            <text:p>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Géante Bleue</text:p>
          </table:table-cell>
          <table:covered-table-cell/>
          <table:table-cell table:style-name="ce9" office:value-type="string" calcext:value-type="string" table:number-columns-spanned="2" table:number-rows-spanned="1">
            <text:p>Super Géante rouge</text:p>
          </table:table-cell>
          <table:covered-table-cell/>
          <table:table-cell table:style-name="ce9" office:value-type="string" calcext:value-type="string" table:number-columns-spanned="2" table:number-rows-spanned="1">
            <text:p>Etoile double</text:p>
          </table:table-cell>
          <table:covered-table-cell/>
          <table:table-cell table:style-name="ce9" office:value-type="string" calcext:value-type="string" table:number-columns-spanned="2" table:number-rows-spanned="1">
            <text:p>Trou noir</text:p>
          </table:table-cell>
          <table:covered-table-cell/>
          <table:table-cell table:style-name="ce4" office:value-type="string" calcext:value-type="string">
            <text:p>Totaux</text:p>
          </table:table-cell>
          <table:table-cell table:style-name="ce37" office:value-type="string" calcext:value-type="string" table:number-columns-spanned="2" table:number-rows-spanned="1">
            <text:p>Vérifications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89"/>
          <table:table-cell table:style-name="ce15"/>
          <table:table-cell table:style-name="ce39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>
            <text:p>données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6-7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8-9</text:p>
          </table:table-cell>
          <table:covered-table-cell table:style-name="ce15"/>
          <table:table-cell table:style-name="ce9" office:value-type="string" calcext:value-type="string" table:number-columns-spanned="2" table:number-rows-spanned="1">
            <text:p>3-4</text:p>
          </table:table-cell>
          <table:covered-table-cell table:style-name="ce15"/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15"/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15"/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15"/>
          <table:table-cell/>
          <table:table-cell table:style-name="ce15" office:value-type="string" calcext:value-type="string" table:number-columns-spanned="2" table:number-rows-spanned="8">
            <text:p>-</text:p>
          </table:table-cell>
          <table:covered-table-cell table:style-name="ce39"/>
          <table:table-cell table:style-name="ce39"/>
          <table:table-cell table:style-name="ce9"/>
          <table:table-cell table:style-name="ce15"/>
          <table:table-cell table:style-name="ce39" table:number-columns-repeated="2"/>
          <table:table-cell table:style-name="ce89"/>
          <table:table-cell table:style-name="ce15"/>
          <table:table-cell table:style-name="ce39" table:number-columns-repeated="2"/>
          <table:table-cell table:number-columns-repeated="995"/>
        </table:table-row>
        <table:table-row table:style-name="ro1">
          <table:table-cell table:style-name="ce5" office:value-type="string" calcext:value-type="string">
            <text:p>Tellurique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B20]);-1)&lt;0;[2D6.B20];LEFT([2D6.B20];SEARCH(&quot;-&quot;;[2D6.B20])-1));[2D6.$A$3:.$A$14];&quot;&lt;=&quot;&amp;IF(IFERROR(SEARCH(&quot;-&quot;;[2D6.B20]);-1)&lt;0;[2D6.B20];MID([2D6.B20];SEARCH(&quot;-&quot;;[2D6.B20])+1;200)))" office:value-type="float" office:value="0.0277777777777778" calcext:value-type="float">
            <text:p>0,0277777778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SUMIFS([2D6.$B$3:.$B$14];[2D6.$A$3:.$A$14];&quot;&gt;=&quot;&amp;IF(IFERROR(SEARCH(&quot;-&quot;;[2D6.D20]);-1)&lt;0;[2D6.D20];LEFT([2D6.D20];SEARCH(&quot;-&quot;;[2D6.D20])-1));[2D6.$A$3:.$A$14];&quot;&lt;=&quot;&amp;IF(IFERROR(SEARCH(&quot;-&quot;;[2D6.D20]);-1)&lt;0;[2D6.D20];MID([2D6.D20];SEARCH(&quot;-&quot;;[2D6.D20])+1;200)))" office:value-type="float" office:value="0.0555555555555556" calcext:value-type="float">
            <text:p>0,0555555556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F20]);-1)&lt;0;[2D6.F20];LEFT([2D6.F20];SEARCH(&quot;-&quot;;[2D6.F20])-1));[2D6.$A$3:.$A$14];&quot;&lt;=&quot;&amp;IF(IFERROR(SEARCH(&quot;-&quot;;[2D6.F20]);-1)&lt;0;[2D6.F20];MID([2D6.F20];SEARCH(&quot;-&quot;;[2D6.F20])+1;200)))" office:value-type="float" office:value="0.305555555555556" calcext:value-type="float">
            <text:p>0,3055555556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H20]);-1)&lt;0;[2D6.H20];LEFT([2D6.H20];SEARCH(&quot;-&quot;;[2D6.H20])-1));[2D6.$A$3:.$A$14];&quot;&lt;=&quot;&amp;IF(IFERROR(SEARCH(&quot;-&quot;;[2D6.H20]);-1)&lt;0;[2D6.H20];MID([2D6.H20];SEARCH(&quot;-&quot;;[2D6.H20])+1;200)))" office:value-type="float" office:value="0.0833333333333333" calcext:value-type="float">
            <text:p>0,0833333333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2D6.$B$3:.$B$14];[2D6.$A$3:.$A$14];&quot;&gt;=&quot;&amp;IF(IFERROR(SEARCH(&quot;-&quot;;[2D6.J20]);-1)&lt;0;[2D6.J20];LEFT([2D6.J20];SEARCH(&quot;-&quot;;[2D6.J20])-1));[2D6.$A$3:.$A$14];&quot;&lt;=&quot;&amp;IF(IFERROR(SEARCH(&quot;-&quot;;[2D6.J20]);-1)&lt;0;[2D6.J20];MID([2D6.J20];SEARCH(&quot;-&quot;;[2D6.J20])+1;200)))" office:value-type="float" office:value="0.0277777777777778" calcext:value-type="float">
            <text:p>0,0277777778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L20]);-1)&lt;0;[2D6.L20];LEFT([2D6.L20];SEARCH(&quot;-&quot;;[2D6.L20])-1));[2D6.$A$3:.$A$14];&quot;&lt;=&quot;&amp;IF(IFERROR(SEARCH(&quot;-&quot;;[2D6.L20]);-1)&lt;0;[2D6.L20];MID([2D6.L20];SEARCH(&quot;-&quot;;[2D6.L20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N20]);-1)&lt;0;[2D6.N20];LEFT([2D6.N20];SEARCH(&quot;-&quot;;[2D6.N20])-1));[2D6.$A$3:.$A$14];&quot;&lt;=&quot;&amp;IF(IFERROR(SEARCH(&quot;-&quot;;[2D6.N20]);-1)&lt;0;[2D6.N20];MID([2D6.N20];SEARCH(&quot;-&quot;;[2D6.N20])+1;200)))" office:value-type="float" office:value="0.166666666666667" calcext:value-type="float">
            <text:p>0,1666666667</text:p>
          </table:table-cell>
          <table:table-cell table:style-name="ce15" office:value-type="string" calcext:value-type="string" table:number-columns-spanned="2" table:number-rows-spanned="7">
            <text:p>-</text:p>
          </table:table-cell>
          <table:covered-table-cell table:style-name="ce5"/>
          <table:table-cell table:style-name="ce10" table:formula="of:=[.O20]+[.M20]+[.I20]+[.G20]+[.C20]+[.K20]+[.E20]" office:value-type="float" office:value="0.75" calcext:value-type="float">
            <text:p>0,75</text:p>
          </table:table-cell>
          <table:covered-table-cell table:number-columns-repeated="2" table:style-name="ce5"/>
          <table:table-cell table:style-name="ce5"/>
          <table:table-cell table:style-name="ce10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Gazeuse</text:p>
          </table:table-cell>
          <table:table-cell table:style-name="ce10" office:value-type="string" calcext:value-type="string">
            <text:p>10-12</text:p>
          </table:table-cell>
          <table:table-cell table:style-name="ce5" table:formula="of:=SUMIFS([2D6.$B$3:.$B$14];[2D6.$A$3:.$A$14];&quot;&gt;=&quot;&amp;IF(IFERROR(SEARCH(&quot;-&quot;;[2D6.B21]);-1)&lt;0;[2D6.B21];LEFT([2D6.B21];SEARCH(&quot;-&quot;;[2D6.B21])-1));[2D6.$A$3:.$A$14];&quot;&lt;=&quot;&amp;IF(IFERROR(SEARCH(&quot;-&quot;;[2D6.B21]);-1)&lt;0;[2D6.B21];MID([2D6.B21];SEARCH(&quot;-&quot;;[2D6.B21])+1;200)))" office:value-type="float" office:value="0.166666666666667" calcext:value-type="float">
            <text:p>0,1666666667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SUMIFS([2D6.$B$3:.$B$14];[2D6.$A$3:.$A$14];&quot;&gt;=&quot;&amp;IF(IFERROR(SEARCH(&quot;-&quot;;[2D6.D21]);-1)&lt;0;[2D6.D21];LEFT([2D6.D21];SEARCH(&quot;-&quot;;[2D6.D21])-1));[2D6.$A$3:.$A$14];&quot;&lt;=&quot;&amp;IF(IFERROR(SEARCH(&quot;-&quot;;[2D6.D21]);-1)&lt;0;[2D6.D21];MID([2D6.D21];SEARCH(&quot;-&quot;;[2D6.D21])+1;200)))" office:value-type="float" office:value="0.194444444444444" calcext:value-type="float">
            <text:p>0,1944444444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2D6.$B$3:.$B$14];[2D6.$A$3:.$A$14];&quot;&gt;=&quot;&amp;IF(IFERROR(SEARCH(&quot;-&quot;;[2D6.F21]);-1)&lt;0;[2D6.F21];LEFT([2D6.F21];SEARCH(&quot;-&quot;;[2D6.F21])-1));[2D6.$A$3:.$A$14];&quot;&lt;=&quot;&amp;IF(IFERROR(SEARCH(&quot;-&quot;;[2D6.F21]);-1)&lt;0;[2D6.F21];MID([2D6.F21];SEARCH(&quot;-&quot;;[2D6.F21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H21]);-1)&lt;0;[2D6.H21];LEFT([2D6.H21];SEARCH(&quot;-&quot;;[2D6.H21])-1));[2D6.$A$3:.$A$14];&quot;&lt;=&quot;&amp;IF(IFERROR(SEARCH(&quot;-&quot;;[2D6.H21]);-1)&lt;0;[2D6.H21];MID([2D6.H21];SEARCH(&quot;-&quot;;[2D6.H21])+1;200)))" office:value-type="float" office:value="0.25" calcext:value-type="float">
            <text:p>0,25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formula="of:=SUMIFS([2D6.$B$3:.$B$14];[2D6.$A$3:.$A$14];&quot;&gt;=&quot;&amp;IF(IFERROR(SEARCH(&quot;-&quot;;[2D6.J21]);-1)&lt;0;[2D6.J21];LEFT([2D6.J21];SEARCH(&quot;-&quot;;[2D6.J21])-1));[2D6.$A$3:.$A$14];&quot;&lt;=&quot;&amp;IF(IFERROR(SEARCH(&quot;-&quot;;[2D6.J21]);-1)&lt;0;[2D6.J21];MID([2D6.J21];SEARCH(&quot;-&quot;;[2D6.J21])+1;200)))" office:value-type="float" office:value="0.111111111111111" calcext:value-type="float">
            <text:p>0,1111111111</text:p>
          </table:table-cell>
          <table:table-cell table:style-name="ce10" office:value-type="string" calcext:value-type="string">
            <text:p>4-5</text:p>
          </table:table-cell>
          <table:table-cell table:style-name="ce5" table:formula="of:=SUMIFS([2D6.$B$3:.$B$14];[2D6.$A$3:.$A$14];&quot;&gt;=&quot;&amp;IF(IFERROR(SEARCH(&quot;-&quot;;[2D6.L21]);-1)&lt;0;[2D6.L21];LEFT([2D6.L21];SEARCH(&quot;-&quot;;[2D6.L21])-1));[2D6.$A$3:.$A$14];&quot;&lt;=&quot;&amp;IF(IFERROR(SEARCH(&quot;-&quot;;[2D6.L21]);-1)&lt;0;[2D6.L21];MID([2D6.L21];SEARCH(&quot;-&quot;;[2D6.L21])+1;200)))" office:value-type="float" office:value="0.194444444444444" calcext:value-type="float">
            <text:p>0,1944444444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N21]);-1)&lt;0;[2D6.N21];LEFT([2D6.N21];SEARCH(&quot;-&quot;;[2D6.N21])-1));[2D6.$A$3:.$A$14];&quot;&lt;=&quot;&amp;IF(IFERROR(SEARCH(&quot;-&quot;;[2D6.N21]);-1)&lt;0;[2D6.N21];MID([2D6.N21];SEARCH(&quot;-&quot;;[2D6.N21])+1;200)))" office:value-type="float" office:value="0.25" calcext:value-type="float">
            <text:p>0,25</text:p>
          </table:table-cell>
          <table:covered-table-cell table:style-name="ce10"/>
          <table:covered-table-cell table:style-name="ce5"/>
          <table:table-cell table:style-name="ce10" table:formula="of:=[.O21]+[.M21]+[.I21]+[.G21]+[.C21]+[.K21]+[.E21]" office:value-type="float" office:value="1.25" calcext:value-type="float">
            <text:p>1,25</text:p>
          </table:table-cell>
          <table:covered-table-cell table:number-columns-repeated="2" table:style-name="ce5"/>
          <table:table-cell table:style-name="ce5"/>
          <table:table-cell table:style-name="ce10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Gelée</text:p>
          </table:table-cell>
          <table:table-cell table:style-name="ce10" office:value-type="string" calcext:value-type="string">
            <text:p>5-7</text:p>
          </table:table-cell>
          <table:table-cell table:style-name="ce5" table:formula="of:=SUMIFS([2D6.$B$3:.$B$14];[2D6.$A$3:.$A$14];&quot;&gt;=&quot;&amp;IF(IFERROR(SEARCH(&quot;-&quot;;[2D6.B22]);-1)&lt;0;[2D6.B22];LEFT([2D6.B22];SEARCH(&quot;-&quot;;[2D6.B22])-1));[2D6.$A$3:.$A$14];&quot;&lt;=&quot;&amp;IF(IFERROR(SEARCH(&quot;-&quot;;[2D6.B22]);-1)&lt;0;[2D6.B22];MID([2D6.B22];SEARCH(&quot;-&quot;;[2D6.B22])+1;200)))" office:value-type="float" office:value="0.416666666666667" calcext:value-type="float">
            <text:p>0,4166666667</text:p>
          </table:table-cell>
          <table:table-cell table:style-name="ce10" office:value-type="string" calcext:value-type="string">
            <text:p>6-7</text:p>
          </table:table-cell>
          <table:table-cell table:style-name="ce5" table:formula="of:=SUMIFS([2D6.$B$3:.$B$14];[2D6.$A$3:.$A$14];&quot;&gt;=&quot;&amp;IF(IFERROR(SEARCH(&quot;-&quot;;[2D6.D22]);-1)&lt;0;[2D6.D22];LEFT([2D6.D22];SEARCH(&quot;-&quot;;[2D6.D22])-1));[2D6.$A$3:.$A$14];&quot;&lt;=&quot;&amp;IF(IFERROR(SEARCH(&quot;-&quot;;[2D6.D22]);-1)&lt;0;[2D6.D22];MID([2D6.D22];SEARCH(&quot;-&quot;;[2D6.D22])+1;200)))" office:value-type="float" office:value="0.305555555555556" calcext:value-type="float">
            <text:p>0,3055555556</text:p>
          </table:table-cell>
          <table:table-cell table:style-name="ce10" office:value-type="float" office:value="9" calcext:value-type="float">
            <text:p>9</text:p>
          </table:table-cell>
          <table:table-cell table:style-name="ce5" table:formula="of:=SUMIFS([2D6.$B$3:.$B$14];[2D6.$A$3:.$A$14];&quot;&gt;=&quot;&amp;IF(IFERROR(SEARCH(&quot;-&quot;;[2D6.F22]);-1)&lt;0;[2D6.F22];LEFT([2D6.F22];SEARCH(&quot;-&quot;;[2D6.F22])-1));[2D6.$A$3:.$A$14];&quot;&lt;=&quot;&amp;IF(IFERROR(SEARCH(&quot;-&quot;;[2D6.F22]);-1)&lt;0;[2D6.F22];MID([2D6.F22];SEARCH(&quot;-&quot;;[2D6.F22])+1;200)))" office:value-type="float" office:value="0.111111111111111" calcext:value-type="float">
            <text:p>0,1111111111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H22]);-1)&lt;0;[2D6.H22];LEFT([2D6.H22];SEARCH(&quot;-&quot;;[2D6.H22])-1));[2D6.$A$3:.$A$14];&quot;&lt;=&quot;&amp;IF(IFERROR(SEARCH(&quot;-&quot;;[2D6.H22]);-1)&lt;0;[2D6.H22];MID([2D6.H22];SEARCH(&quot;-&quot;;[2D6.H22])+1;200)))" office:value-type="float" office:value="0.0277777777777778" calcext:value-type="float">
            <text:p>0,0277777778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J22]);-1)&lt;0;[2D6.J22];LEFT([2D6.J22];SEARCH(&quot;-&quot;;[2D6.J22])-1));[2D6.$A$3:.$A$14];&quot;&lt;=&quot;&amp;IF(IFERROR(SEARCH(&quot;-&quot;;[2D6.J22]);-1)&lt;0;[2D6.J22];MID([2D6.J22];SEARCH(&quot;-&quot;;[2D6.J22])+1;200)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2]);-1)&lt;0;[2D6.L22];LEFT([2D6.L22];SEARCH(&quot;-&quot;;[2D6.L22])-1));[2D6.$A$3:.$A$14];&quot;&lt;=&quot;&amp;IF(IFERROR(SEARCH(&quot;-&quot;;[2D6.L22]);-1)&lt;0;[2D6.L22];MID([2D6.L22];SEARCH(&quot;-&quot;;[2D6.L22])+1;200)))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SUMIFS([2D6.$B$3:.$B$14];[2D6.$A$3:.$A$14];&quot;&gt;=&quot;&amp;IF(IFERROR(SEARCH(&quot;-&quot;;[2D6.N22]);-1)&lt;0;[2D6.N22];LEFT([2D6.N22];SEARCH(&quot;-&quot;;[2D6.N22])-1));[2D6.$A$3:.$A$14];&quot;&lt;=&quot;&amp;IF(IFERROR(SEARCH(&quot;-&quot;;[2D6.N22]);-1)&lt;0;[2D6.N22];MID([2D6.N22];SEARCH(&quot;-&quot;;[2D6.N22])+1;200)))" office:value-type="float" office:value="0.0833333333333333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O22]+[.M22]+[.I22]+[.G22]+[.C22]+[.K22]+[.E22]" office:value-type="float" office:value="0.944444444444445" calcext:value-type="float">
            <text:p>0,9444444444</text:p>
          </table:table-cell>
          <table:covered-table-cell table:number-columns-repeated="2" table:style-name="ce5"/>
          <table:table-cell table:style-name="ce5"/>
          <table:table-cell table:style-name="ce10"/>
          <table:table-cell table:style-name="ce44" office:value-type="string" calcext:value-type="string" table:number-columns-spanned="11" table:number-rows-spanned="1">
            <text:p>Nombre de planètes</text:p>
          </table:table-cell>
          <table:covered-table-cell table:number-columns-repeated="6" table:style-name="ce10"/>
          <table:covered-table-cell table:number-columns-repeated="4"/>
          <table:table-cell/>
          <table:table-cell table:style-name="ce6" office:value-type="string" calcext:value-type="string">
            <text:p>Taille moyenne</text:p>
          </table:table-cell>
          <table:table-cell table:style-name="ce6" office:value-type="string" calcext:value-type="string">
            <text:p>Vérification</text:p>
          </table:table-cell>
          <table:table-cell table:style-name="ce6" office:value-type="string" calcext:value-type="string">
            <text:p>Correcteur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Océanique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B23]);-1)&lt;0;[2D6.B23];LEFT([2D6.B23];SEARCH(&quot;-&quot;;[2D6.B23])-1));[2D6.$A$3:.$A$14];&quot;&lt;=&quot;&amp;IF(IFERROR(SEARCH(&quot;-&quot;;[2D6.B23]);-1)&lt;0;[2D6.B23];MID([2D6.B23];SEARCH(&quot;-&quot;;[2D6.B23])+1;200)))" office:value-type="float" office:value="0.0833333333333333" calcext:value-type="float">
            <text:p>0,0833333333</text:p>
          </table:table-cell>
          <table:table-cell table:style-name="ce10" office:value-type="float" office:value="8" calcext:value-type="float">
            <text:p>8</text:p>
          </table:table-cell>
          <table:table-cell table:style-name="ce5" table:formula="of:=SUMIFS([2D6.$B$3:.$B$14];[2D6.$A$3:.$A$14];&quot;&gt;=&quot;&amp;IF(IFERROR(SEARCH(&quot;-&quot;;[2D6.D23]);-1)&lt;0;[2D6.D23];LEFT([2D6.D23];SEARCH(&quot;-&quot;;[2D6.D23])-1));[2D6.$A$3:.$A$14];&quot;&lt;=&quot;&amp;IF(IFERROR(SEARCH(&quot;-&quot;;[2D6.D23]);-1)&lt;0;[2D6.D23];MID([2D6.D23];SEARCH(&quot;-&quot;;[2D6.D23])+1;200)))" office:value-type="float" office:value="0.138888888888889" calcext:value-type="float">
            <text:p>0,1388888889</text:p>
          </table:table-cell>
          <table:table-cell table:style-name="ce10" office:value-type="string" calcext:value-type="string">
            <text:p>5-6</text:p>
          </table:table-cell>
          <table:table-cell table:style-name="ce5" table:formula="of:=SUMIFS([2D6.$B$3:.$B$14];[2D6.$A$3:.$A$14];&quot;&gt;=&quot;&amp;IF(IFERROR(SEARCH(&quot;-&quot;;[2D6.F23]);-1)&lt;0;[2D6.F23];LEFT([2D6.F23];SEARCH(&quot;-&quot;;[2D6.F23])-1));[2D6.$A$3:.$A$14];&quot;&lt;=&quot;&amp;IF(IFERROR(SEARCH(&quot;-&quot;;[2D6.F23]);-1)&lt;0;[2D6.F23];MID([2D6.F23];SEARCH(&quot;-&quot;;[2D6.F23])+1;200)))" office:value-type="float" office:value="0.25" calcext:value-type="float">
            <text:p>0,25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H23]);-1)&lt;0;[2D6.H23];LEFT([2D6.H23];SEARCH(&quot;-&quot;;[2D6.H23])-1));[2D6.$A$3:.$A$14];&quot;&lt;=&quot;&amp;IF(IFERROR(SEARCH(&quot;-&quot;;[2D6.H23]);-1)&lt;0;[2D6.H23];MID([2D6.H23];SEARCH(&quot;-&quot;;[2D6.H23])+1;200)))" office:value-type="float" office:value="0.0833333333333333" calcext:value-type="float">
            <text:p>0,0833333333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SUMIFS([2D6.$B$3:.$B$14];[2D6.$A$3:.$A$14];&quot;&gt;=&quot;&amp;IF(IFERROR(SEARCH(&quot;-&quot;;[2D6.J23]);-1)&lt;0;[2D6.J23];LEFT([2D6.J23];SEARCH(&quot;-&quot;;[2D6.J23])-1));[2D6.$A$3:.$A$14];&quot;&lt;=&quot;&amp;IF(IFERROR(SEARCH(&quot;-&quot;;[2D6.J23]);-1)&lt;0;[2D6.J23];MID([2D6.J23];SEARCH(&quot;-&quot;;[2D6.J23])+1;200)))" office:value-type="float" office:value="0.0833333333333333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3]);-1)&lt;0;[2D6.L23];LEFT([2D6.L23];SEARCH(&quot;-&quot;;[2D6.L23])-1));[2D6.$A$3:.$A$14];&quot;&lt;=&quot;&amp;IF(IFERROR(SEARCH(&quot;-&quot;;[2D6.L23]);-1)&lt;0;[2D6.L23];MID([2D6.L23];SEARCH(&quot;-&quot;;[2D6.L23])+1;200)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N23]);-1)&lt;0;[2D6.N23];LEFT([2D6.N23];SEARCH(&quot;-&quot;;[2D6.N23])-1));[2D6.$A$3:.$A$14];&quot;&lt;=&quot;&amp;IF(IFERROR(SEARCH(&quot;-&quot;;[2D6.N23]);-1)&lt;0;[2D6.N23];MID([2D6.N23];SEARCH(&quot;-&quot;;[2D6.N23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O23]+[.M23]+[.I23]+[.G23]+[.C23]+[.K23]+[.E23]" office:value-type="float" office:value="0.638888888888889" calcext:value-type="float">
            <text:p>0,6388888889</text:p>
          </table:table-cell>
          <table:covered-table-cell table:number-columns-repeated="2" table:style-name="ce5"/>
          <table:table-cell table:style-name="ce5"/>
          <table:table-cell table:style-name="ce10" office:value-type="string" calcext:value-type="string">
            <text:p>Etoile</text:p>
          </table:table-cell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0"/>
        </table:table-row>
        <table:table-row table:style-name="ro1">
          <table:table-cell table:style-name="ce5" office:value-type="string" calcext:value-type="string">
            <text:p>Stéril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SUMIFS([2D6.$B$3:.$B$14];[2D6.$A$3:.$A$14];&quot;&gt;=&quot;&amp;IF(IFERROR(SEARCH(&quot;-&quot;;[2D6.B24]);-1)&lt;0;[2D6.B24];LEFT([2D6.B24];SEARCH(&quot;-&quot;;[2D6.B24])-1));[2D6.$A$3:.$A$14];&quot;&lt;=&quot;&amp;IF(IFERROR(SEARCH(&quot;-&quot;;[2D6.B24]);-1)&lt;0;[2D6.B24];MID([2D6.B24];SEARCH(&quot;-&quot;;[2D6.B24])+1;200)))" office:value-type="float" office:value="0.25" calcext:value-type="float">
            <text:p>0,25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SUMIFS([2D6.$B$3:.$B$14];[2D6.$A$3:.$A$14];&quot;&gt;=&quot;&amp;IF(IFERROR(SEARCH(&quot;-&quot;;[2D6.D24]);-1)&lt;0;[2D6.D24];LEFT([2D6.D24];SEARCH(&quot;-&quot;;[2D6.D24])-1));[2D6.$A$3:.$A$14];&quot;&lt;=&quot;&amp;IF(IFERROR(SEARCH(&quot;-&quot;;[2D6.D24]);-1)&lt;0;[2D6.D24];MID([2D6.D24];SEARCH(&quot;-&quot;;[2D6.D24])+1;200)))" office:value-type="float" office:value="0.166666666666667" calcext:value-type="float">
            <text:p>0,1666666667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formula="of:=SUMIFS([2D6.$B$3:.$B$14];[2D6.$A$3:.$A$14];&quot;&gt;=&quot;&amp;IF(IFERROR(SEARCH(&quot;-&quot;;[2D6.F24]);-1)&lt;0;[2D6.F24];LEFT([2D6.F24];SEARCH(&quot;-&quot;;[2D6.F24])-1));[2D6.$A$3:.$A$14];&quot;&lt;=&quot;&amp;IF(IFERROR(SEARCH(&quot;-&quot;;[2D6.F24]);-1)&lt;0;[2D6.F24];MID([2D6.F24];SEARCH(&quot;-&quot;;[2D6.F24])+1;200)))" office:value-type="float" office:value="0.0277777777777778" calcext:value-type="float">
            <text:p>0,0277777778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SUMIFS([2D6.$B$3:.$B$14];[2D6.$A$3:.$A$14];&quot;&gt;=&quot;&amp;IF(IFERROR(SEARCH(&quot;-&quot;;[2D6.H24]);-1)&lt;0;[2D6.H24];LEFT([2D6.H24];SEARCH(&quot;-&quot;;[2D6.H24])-1));[2D6.$A$3:.$A$14];&quot;&lt;=&quot;&amp;IF(IFERROR(SEARCH(&quot;-&quot;;[2D6.H24]);-1)&lt;0;[2D6.H24];MID([2D6.H24];SEARCH(&quot;-&quot;;[2D6.H24])+1;200)))" office:value-type="float" office:value="0.194444444444444" calcext:value-type="float">
            <text:p>0,1944444444</text:p>
          </table:table-cell>
          <table:table-cell table:style-name="ce10" office:value-type="string" calcext:value-type="string">
            <text:p>6-8</text:p>
          </table:table-cell>
          <table:table-cell table:style-name="ce5" table:formula="of:=SUMIFS([2D6.$B$3:.$B$14];[2D6.$A$3:.$A$14];&quot;&gt;=&quot;&amp;IF(IFERROR(SEARCH(&quot;-&quot;;[2D6.J24]);-1)&lt;0;[2D6.J24];LEFT([2D6.J24];SEARCH(&quot;-&quot;;[2D6.J24])-1));[2D6.$A$3:.$A$14];&quot;&lt;=&quot;&amp;IF(IFERROR(SEARCH(&quot;-&quot;;[2D6.J24]);-1)&lt;0;[2D6.J24];MID([2D6.J24];SEARCH(&quot;-&quot;;[2D6.J24])+1;200)))" office:value-type="float" office:value="0.444444444444445" calcext:value-type="float">
            <text:p>0,4444444444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SUMIFS([2D6.$B$3:.$B$14];[2D6.$A$3:.$A$14];&quot;&gt;=&quot;&amp;IF(IFERROR(SEARCH(&quot;-&quot;;[2D6.L24]);-1)&lt;0;[2D6.L24];LEFT([2D6.L24];SEARCH(&quot;-&quot;;[2D6.L24])-1));[2D6.$A$3:.$A$14];&quot;&lt;=&quot;&amp;IF(IFERROR(SEARCH(&quot;-&quot;;[2D6.L24]);-1)&lt;0;[2D6.L24];MID([2D6.L24];SEARCH(&quot;-&quot;;[2D6.L24])+1;200)))" office:value-type="float" office:value="0.0833333333333333" calcext:value-type="float">
            <text:p>0,0833333333</text:p>
          </table:table-cell>
          <table:table-cell table:style-name="ce10" office:value-type="string" calcext:value-type="string">
            <text:p>7-9</text:p>
          </table:table-cell>
          <table:table-cell table:style-name="ce5" table:formula="of:=SUMIFS([2D6.$B$3:.$B$14];[2D6.$A$3:.$A$14];&quot;&gt;=&quot;&amp;IF(IFERROR(SEARCH(&quot;-&quot;;[2D6.N24]);-1)&lt;0;[2D6.N24];LEFT([2D6.N24];SEARCH(&quot;-&quot;;[2D6.N24])-1));[2D6.$A$3:.$A$14];&quot;&lt;=&quot;&amp;IF(IFERROR(SEARCH(&quot;-&quot;;[2D6.N24]);-1)&lt;0;[2D6.N24];MID([2D6.N24];SEARCH(&quot;-&quot;;[2D6.N24])+1;200)))" office:value-type="float" office:value="0.416666666666667" calcext:value-type="float">
            <text:p>0,4166666667</text:p>
          </table:table-cell>
          <table:covered-table-cell table:style-name="ce10"/>
          <table:covered-table-cell table:style-name="ce5"/>
          <table:table-cell table:style-name="ce10" table:formula="of:=[.O24]+[.M24]+[.I24]+[.G24]+[.C24]+[.K24]+[.E24]" office:value-type="float" office:value="1.58333333333333" calcext:value-type="float">
            <text:p>1,5833333333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Brune</text:p>
          </table:table-cell>
          <table:table-cell table:style-name="ce87" office:value-type="string" calcext:value-type="string">
            <text:p>5-8</text:p>
          </table:table-cell>
          <table:table-cell table:style-name="ce88" table:formula="of:=SUMIFS([2D6.$B$3:.$B$14];[2D6.$A$3:.$A$14];&quot;&gt;=&quot;&amp;IF(IFERROR(SEARCH(&quot;-&quot;;[2D6.W24]);-1)&lt;0;[2D6.W24];LEFT([2D6.W24];SEARCH(&quot;-&quot;;[2D6.W24])-1));[2D6.$A$3:.$A$14];&quot;&lt;=&quot;&amp;IF(IFERROR(SEARCH(&quot;-&quot;;[2D6.W24]);-1)&lt;0;[2D6.W24];MID([2D6.W24];SEARCH(&quot;-&quot;;[2D6.W24])+1;200)))" office:value-type="float" office:value="0.555555555555556" calcext:value-type="float">
            <text:p>0,5555555556</text:p>
          </table:table-cell>
          <table:table-cell table:style-name="ce87" office:value-type="string" calcext:value-type="string">
            <text:p>9-11</text:p>
          </table:table-cell>
          <table:table-cell table:style-name="ce88" table:formula="of:=SUMIFS([2D6.$B$3:.$B$14];[2D6.$A$3:.$A$14];&quot;&gt;=&quot;&amp;IF(IFERROR(SEARCH(&quot;-&quot;;[2D6.Y24]);-1)&lt;0;[2D6.Y24];LEFT([2D6.Y24];SEARCH(&quot;-&quot;;[2D6.Y24])-1));[2D6.$A$3:.$A$14];&quot;&lt;=&quot;&amp;IF(IFERROR(SEARCH(&quot;-&quot;;[2D6.Y24]);-1)&lt;0;[2D6.Y24];MID([2D6.Y24];SEARCH(&quot;-&quot;;[2D6.Y24])+1;200)))" office:value-type="float" office:value="0.25" calcext:value-type="float">
            <text:p>0,25</text:p>
          </table:table-cell>
          <table:table-cell table:style-name="ce87" office:value-type="float" office:value="4" calcext:value-type="float">
            <text:p>4</text:p>
          </table:table-cell>
          <table:table-cell table:style-name="ce88" table:formula="of:=SUMIFS([2D6.$B$3:.$B$14];[2D6.$A$3:.$A$14];&quot;&gt;=&quot;&amp;IF(IFERROR(SEARCH(&quot;-&quot;;[2D6.AA24]);-1)&lt;0;[2D6.AA24];LEFT([2D6.AA24];SEARCH(&quot;-&quot;;[2D6.AA24])-1));[2D6.$A$3:.$A$14];&quot;&lt;=&quot;&amp;IF(IFERROR(SEARCH(&quot;-&quot;;[2D6.AA24]);-1)&lt;0;[2D6.AA24];MID([2D6.AA24];SEARCH(&quot;-&quot;;[2D6.AA24])+1;200)))" office:value-type="float" office:value="0.0833333333333333" calcext:value-type="float">
            <text:p>0,0833333333</text:p>
          </table:table-cell>
          <table:table-cell table:style-name="ce87" office:value-type="float" office:value="3" calcext:value-type="float">
            <text:p>3</text:p>
          </table:table-cell>
          <table:table-cell table:style-name="ce88" table:formula="of:=SUMIFS([2D6.$B$3:.$B$14];[2D6.$A$3:.$A$14];&quot;&gt;=&quot;&amp;IF(IFERROR(SEARCH(&quot;-&quot;;[2D6.AC24]);-1)&lt;0;[2D6.AC24];LEFT([2D6.AC24];SEARCH(&quot;-&quot;;[2D6.AC24])-1));[2D6.$A$3:.$A$14];&quot;&lt;=&quot;&amp;IF(IFERROR(SEARCH(&quot;-&quot;;[2D6.AC24]);-1)&lt;0;[2D6.AC24];MID([2D6.AC24];SEARCH(&quot;-&quot;;[2D6.AC24])+1;200)))" office:value-type="float" office:value="0.0555555555555556" calcext:value-type="float">
            <text:p>0,0555555556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SUMIFS([2D6.$B$3:.$B$14];[2D6.$A$3:.$A$14];&quot;&gt;=&quot;&amp;IF(IFERROR(SEARCH(&quot;-&quot;;[2D6.AE24]);-1)&lt;0;[2D6.AE24];LEFT([2D6.AE24];SEARCH(&quot;-&quot;;[2D6.AE24])-1));[2D6.$A$3:.$A$14];&quot;&lt;=&quot;&amp;IF(IFERROR(SEARCH(&quot;-&quot;;[2D6.AE24]);-1)&lt;0;[2D6.AE24];MID([2D6.AE24];SEARCH(&quot;-&quot;;[2D6.AE24])+1;200)))" office:value-type="float" office:value="0.0277777777777778" calcext:value-type="float">
            <text:p>0,0277777778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G24]);-1)&lt;0;[2D6.AG24];LEFT([2D6.AG24];SEARCH(&quot;-&quot;;[2D6.AG24])-1));[2D6.$A$3:.$A$14];&quot;&lt;=&quot;&amp;IF(IFERROR(SEARCH(&quot;-&quot;;[2D6.AG24]);-1)&lt;0;[2D6.AG24];MID([2D6.AG24];SEARCH(&quot;-&quot;;[2D6.AG24])+1;200)))" office:value-type="float" office:value="0.0277777777777778" calcext:value-type="float">
            <text:p>0,0277777778</text:p>
          </table:table-cell>
          <table:table-cell table:style-name="ce90" table:formula="of:=[.X24]*[.$W$23]+[.Z24]*[.$Y$23]+[.AB24]*[.$AA$23]+[.AD24]*[.$AC$23]*[.AF24]*[.$AE$23]+[.AH24]*[.$AG$23]" office:value-type="float" office:value="1.50308641975309" calcext:value-type="float">
            <text:p>1,5030864198</text:p>
          </table:table-cell>
          <table:table-cell table:formula="of:=SUM([.AH24];[.AF24];[.AD24];[.AB24];[.Z24];[.X24])" office:value-type="float" office:value="1" calcext:value-type="float">
            <text:p>1</text:p>
          </table:table-cell>
          <table:table-cell table:formula="of:=[.AI24]/[.$AI$31]*7" office:value-type="float" office:value="0.743673647469458" calcext:value-type="float">
            <text:p>0,7436736475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Lave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B25]);-1)&lt;0;[2D6.B25];LEFT([2D6.B25];SEARCH(&quot;-&quot;;[2D6.B25])-1));[2D6.$A$3:.$A$14];&quot;&lt;=&quot;&amp;IF(IFERROR(SEARCH(&quot;-&quot;;[2D6.B25]);-1)&lt;0;[2D6.B25];MID([2D6.B25];SEARCH(&quot;-&quot;;[2D6.B25])+1;200)))" office:value-type="float" office:value="0.0555555555555556" calcext:value-type="float">
            <text:p>0,0555555556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formula="of:=SUMIFS([2D6.$B$3:.$B$14];[2D6.$A$3:.$A$14];&quot;&gt;=&quot;&amp;IF(IFERROR(SEARCH(&quot;-&quot;;[2D6.D25]);-1)&lt;0;[2D6.D25];LEFT([2D6.D25];SEARCH(&quot;-&quot;;[2D6.D25])-1));[2D6.$A$3:.$A$14];&quot;&lt;=&quot;&amp;IF(IFERROR(SEARCH(&quot;-&quot;;[2D6.D25]);-1)&lt;0;[2D6.D25];MID([2D6.D25];SEARCH(&quot;-&quot;;[2D6.D25])+1;200)))" office:value-type="float" office:value="0.111111111111111" calcext:value-type="float">
            <text:p>0,1111111111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F25]);-1)&lt;0;[2D6.F25];LEFT([2D6.F25];SEARCH(&quot;-&quot;;[2D6.F25])-1));[2D6.$A$3:.$A$14];&quot;&lt;=&quot;&amp;IF(IFERROR(SEARCH(&quot;-&quot;;[2D6.F25]);-1)&lt;0;[2D6.F25];MID([2D6.F25];SEARCH(&quot;-&quot;;[2D6.F25])+1;200)))" office:value-type="float" office:value="0.0833333333333334" calcext:value-type="float">
            <text:p>0,0833333333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SUMIFS([2D6.$B$3:.$B$14];[2D6.$A$3:.$A$14];&quot;&gt;=&quot;&amp;IF(IFERROR(SEARCH(&quot;-&quot;;[2D6.H25]);-1)&lt;0;[2D6.H25];LEFT([2D6.H25];SEARCH(&quot;-&quot;;[2D6.H25])-1));[2D6.$A$3:.$A$14];&quot;&lt;=&quot;&amp;IF(IFERROR(SEARCH(&quot;-&quot;;[2D6.H25]);-1)&lt;0;[2D6.H25];MID([2D6.H25];SEARCH(&quot;-&quot;;[2D6.H25])+1;200)))" office:value-type="float" office:value="0.305555555555556" calcext:value-type="float">
            <text:p>0,3055555556</text:p>
          </table:table-cell>
          <table:table-cell table:style-name="ce10" office:value-type="string" calcext:value-type="string">
            <text:p>9-11</text:p>
          </table:table-cell>
          <table:table-cell table:style-name="ce5" table:formula="of:=SUMIFS([2D6.$B$3:.$B$14];[2D6.$A$3:.$A$14];&quot;&gt;=&quot;&amp;IF(IFERROR(SEARCH(&quot;-&quot;;[2D6.J25]);-1)&lt;0;[2D6.J25];LEFT([2D6.J25];SEARCH(&quot;-&quot;;[2D6.J25])-1));[2D6.$A$3:.$A$14];&quot;&lt;=&quot;&amp;IF(IFERROR(SEARCH(&quot;-&quot;;[2D6.J25]);-1)&lt;0;[2D6.J25];MID([2D6.J25];SEARCH(&quot;-&quot;;[2D6.J25])+1;200)))" office:value-type="float" office:value="0.25" calcext:value-type="float">
            <text:p>0,25</text:p>
          </table:table-cell>
          <table:table-cell table:style-name="ce10" office:value-type="string" calcext:value-type="string">
            <text:p>6-10</text:p>
          </table:table-cell>
          <table:table-cell table:style-name="ce5" table:formula="of:=SUMIFS([2D6.$B$3:.$B$14];[2D6.$A$3:.$A$14];&quot;&gt;=&quot;&amp;IF(IFERROR(SEARCH(&quot;-&quot;;[2D6.L25]);-1)&lt;0;[2D6.L25];LEFT([2D6.L25];SEARCH(&quot;-&quot;;[2D6.L25])-1));[2D6.$A$3:.$A$14];&quot;&lt;=&quot;&amp;IF(IFERROR(SEARCH(&quot;-&quot;;[2D6.L25]);-1)&lt;0;[2D6.L25];MID([2D6.L25];SEARCH(&quot;-&quot;;[2D6.L25])+1;200)))" office:value-type="float" office:value="0.638888888888889" calcext:value-type="float">
            <text:p>0,6388888889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N25]);-1)&lt;0;[2D6.N25];LEFT([2D6.N25];SEARCH(&quot;-&quot;;[2D6.N25])-1));[2D6.$A$3:.$A$14];&quot;&lt;=&quot;&amp;IF(IFERROR(SEARCH(&quot;-&quot;;[2D6.N25]);-1)&lt;0;[2D6.N25];MID([2D6.N25];SEARCH(&quot;-&quot;;[2D6.N25])+1;200)))" office:value-type="float" office:value="0" calcext:value-type="float">
            <text:p>0</text:p>
          </table:table-cell>
          <table:covered-table-cell table:style-name="ce10"/>
          <table:covered-table-cell table:style-name="ce5"/>
          <table:table-cell table:style-name="ce10" table:formula="of:=[.O25]+[.M25]+[.I25]+[.G25]+[.C25]+[.K25]+[.E25]" office:value-type="float" office:value="1.44444444444444" calcext:value-type="float">
            <text:p>1,4444444444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Rouge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SUMIFS([2D6.$B$3:.$B$14];[2D6.$A$3:.$A$14];&quot;&gt;=&quot;&amp;IF(IFERROR(SEARCH(&quot;-&quot;;[2D6.W25]);-1)&lt;0;[2D6.W25];LEFT([2D6.W25];SEARCH(&quot;-&quot;;[2D6.W25])-1));[2D6.$A$3:.$A$14];&quot;&lt;=&quot;&amp;IF(IFERROR(SEARCH(&quot;-&quot;;[2D6.W25]);-1)&lt;0;[2D6.W25];MID([2D6.W25];SEARCH(&quot;-&quot;;[2D6.W25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5-6</text:p>
          </table:table-cell>
          <table:table-cell table:style-name="ce88" table:formula="of:=SUMIFS([2D6.$B$3:.$B$14];[2D6.$A$3:.$A$14];&quot;&gt;=&quot;&amp;IF(IFERROR(SEARCH(&quot;-&quot;;[2D6.Y25]);-1)&lt;0;[2D6.Y25];LEFT([2D6.Y25];SEARCH(&quot;-&quot;;[2D6.Y25])-1));[2D6.$A$3:.$A$14];&quot;&lt;=&quot;&amp;IF(IFERROR(SEARCH(&quot;-&quot;;[2D6.Y25]);-1)&lt;0;[2D6.Y25];MID([2D6.Y25];SEARCH(&quot;-&quot;;[2D6.Y25])+1;200)))" office:value-type="float" office:value="0.25" calcext:value-type="float">
            <text:p>0,25</text:p>
          </table:table-cell>
          <table:table-cell table:style-name="ce87" office:value-type="string" calcext:value-type="string">
            <text:p>7-8</text:p>
          </table:table-cell>
          <table:table-cell table:style-name="ce88" table:formula="of:=SUMIFS([2D6.$B$3:.$B$14];[2D6.$A$3:.$A$14];&quot;&gt;=&quot;&amp;IF(IFERROR(SEARCH(&quot;-&quot;;[2D6.AA25]);-1)&lt;0;[2D6.AA25];LEFT([2D6.AA25];SEARCH(&quot;-&quot;;[2D6.AA25])-1));[2D6.$A$3:.$A$14];&quot;&lt;=&quot;&amp;IF(IFERROR(SEARCH(&quot;-&quot;;[2D6.AA25]);-1)&lt;0;[2D6.AA25];MID([2D6.AA25];SEARCH(&quot;-&quot;;[2D6.AA25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9-10</text:p>
          </table:table-cell>
          <table:table-cell table:style-name="ce88" table:formula="of:=SUMIFS([2D6.$B$3:.$B$14];[2D6.$A$3:.$A$14];&quot;&gt;=&quot;&amp;IF(IFERROR(SEARCH(&quot;-&quot;;[2D6.AC25]);-1)&lt;0;[2D6.AC25];LEFT([2D6.AC25];SEARCH(&quot;-&quot;;[2D6.AC25])-1));[2D6.$A$3:.$A$14];&quot;&lt;=&quot;&amp;IF(IFERROR(SEARCH(&quot;-&quot;;[2D6.AC25]);-1)&lt;0;[2D6.AC25];MID([2D6.AC25];SEARCH(&quot;-&quot;;[2D6.AC25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3-4</text:p>
          </table:table-cell>
          <table:table-cell table:style-name="ce88" table:formula="of:=SUMIFS([2D6.$B$3:.$B$14];[2D6.$A$3:.$A$14];&quot;&gt;=&quot;&amp;IF(IFERROR(SEARCH(&quot;-&quot;;[2D6.AE25]);-1)&lt;0;[2D6.AE25];LEFT([2D6.AE25];SEARCH(&quot;-&quot;;[2D6.AE25])-1));[2D6.$A$3:.$A$14];&quot;&lt;=&quot;&amp;IF(IFERROR(SEARCH(&quot;-&quot;;[2D6.AE25]);-1)&lt;0;[2D6.AE25];MID([2D6.AE25];SEARCH(&quot;-&quot;;[2D6.AE25])+1;200)))" office:value-type="float" office:value="0.138888888888889" calcext:value-type="float">
            <text:p>0,1388888889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SUMIFS([2D6.$B$3:.$B$14];[2D6.$A$3:.$A$14];&quot;&gt;=&quot;&amp;IF(IFERROR(SEARCH(&quot;-&quot;;[2D6.AG25]);-1)&lt;0;[2D6.AG25];LEFT([2D6.AG25];SEARCH(&quot;-&quot;;[2D6.AG25])-1));[2D6.$A$3:.$A$14];&quot;&lt;=&quot;&amp;IF(IFERROR(SEARCH(&quot;-&quot;;[2D6.AG25]);-1)&lt;0;[2D6.AG25];MID([2D6.AG25];SEARCH(&quot;-&quot;;[2D6.AG25])+1;200)))" office:value-type="float" office:value="0.0277777777777778" calcext:value-type="float">
            <text:p>0,0277777778</text:p>
          </table:table-cell>
          <table:table-cell table:style-name="ce90" table:formula="of:=[.X25]*[.$W$23]+[.Z25]*[.$Y$23]+[.AB25]*[.$AA$23]+[.AD25]*[.$AC$23]*[.AF25]*[.$AE$23]+[.AH25]*[.$AG$23]" office:value-type="float" office:value="2.20679012345679" calcext:value-type="float">
            <text:p>2,2067901235</text:p>
          </table:table-cell>
          <table:table-cell table:formula="of:=SUM([.AH25];[.AF25];[.AD25];[.AB25];[.Z25];[.X25])" office:value-type="float" office:value="1" calcext:value-type="float">
            <text:p>1</text:p>
          </table:table-cell>
          <table:table-cell table:formula="of:=[.AI25]/[.$AI$31]*7" office:value-type="float" office:value="1.09184118673647" calcext:value-type="float">
            <text:p>1,0918411867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Vivante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B26]);-1)&lt;0;[2D6.B26];LEFT([2D6.B26];SEARCH(&quot;-&quot;;[2D6.B26])-1));[2D6.$A$3:.$A$14];&quot;&lt;=&quot;&amp;IF(IFERROR(SEARCH(&quot;-&quot;;[2D6.B26]);-1)&lt;0;[2D6.B26];MID([2D6.B26];SEARCH(&quot;-&quot;;[2D6.B26])+1;200))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SUMIFS([2D6.$B$3:.$B$14];[2D6.$A$3:.$A$14];&quot;&gt;=&quot;&amp;IF(IFERROR(SEARCH(&quot;-&quot;;[2D6.D26]);-1)&lt;0;[2D6.D26];LEFT([2D6.D26];SEARCH(&quot;-&quot;;[2D6.D26])-1));[2D6.$A$3:.$A$14];&quot;&lt;=&quot;&amp;IF(IFERROR(SEARCH(&quot;-&quot;;[2D6.D26]);-1)&lt;0;[2D6.D26];MID([2D6.D26];SEARCH(&quot;-&quot;;[2D6.D26])+1;200)))" office:value-type="float" office:value="0.0277777777777778" calcext:value-type="float">
            <text:p>0,0277777778</text:p>
          </table:table-cell>
          <table:table-cell table:style-name="ce10" office:value-type="string" calcext:value-type="string">
            <text:p>3-4</text:p>
          </table:table-cell>
          <table:table-cell table:style-name="ce5" table:formula="of:=SUMIFS([2D6.$B$3:.$B$14];[2D6.$A$3:.$A$14];&quot;&gt;=&quot;&amp;IF(IFERROR(SEARCH(&quot;-&quot;;[2D6.F26]);-1)&lt;0;[2D6.F26];LEFT([2D6.F26];SEARCH(&quot;-&quot;;[2D6.F26])-1));[2D6.$A$3:.$A$14];&quot;&lt;=&quot;&amp;IF(IFERROR(SEARCH(&quot;-&quot;;[2D6.F26]);-1)&lt;0;[2D6.F26];MID([2D6.F26];SEARCH(&quot;-&quot;;[2D6.F26])+1;200)))" office:value-type="float" office:value="0.138888888888889" calcext:value-type="float">
            <text:p>0,1388888889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SUMIFS([2D6.$B$3:.$B$14];[2D6.$A$3:.$A$14];&quot;&gt;=&quot;&amp;IF(IFERROR(SEARCH(&quot;-&quot;;[2D6.H26]);-1)&lt;0;[2D6.H26];LEFT([2D6.H26];SEARCH(&quot;-&quot;;[2D6.H26])-1));[2D6.$A$3:.$A$14];&quot;&lt;=&quot;&amp;IF(IFERROR(SEARCH(&quot;-&quot;;[2D6.H26]);-1)&lt;0;[2D6.H26];MID([2D6.H26];SEARCH(&quot;-&quot;;[2D6.H26])+1;200)))" office:value-type="float" office:value="0.0555555555555556" calcext:value-type="float">
            <text:p>0,0555555556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SUMIFS([2D6.$B$3:.$B$14];[2D6.$A$3:.$A$14];&quot;&gt;=&quot;&amp;IF(IFERROR(SEARCH(&quot;-&quot;;[2D6.J26]);-1)&lt;0;[2D6.J26];LEFT([2D6.J26];SEARCH(&quot;-&quot;;[2D6.J26])-1));[2D6.$A$3:.$A$14];&quot;&lt;=&quot;&amp;IF(IFERROR(SEARCH(&quot;-&quot;;[2D6.J26]);-1)&lt;0;[2D6.J26];MID([2D6.J26];SEARCH(&quot;-&quot;;[2D6.J26])+1;200)))" office:value-type="float" office:value="0.0833333333333334" calcext:value-type="float">
            <text:p>0,08333333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SUMIFS([2D6.$B$3:.$B$14];[2D6.$A$3:.$A$14];&quot;&gt;=&quot;&amp;IF(IFERROR(SEARCH(&quot;-&quot;;[2D6.L26]);-1)&lt;0;[2D6.L26];LEFT([2D6.L26];SEARCH(&quot;-&quot;;[2D6.L26])-1));[2D6.$A$3:.$A$14];&quot;&lt;=&quot;&amp;IF(IFERROR(SEARCH(&quot;-&quot;;[2D6.L26]);-1)&lt;0;[2D6.L26];MID([2D6.L26];SEARCH(&quot;-&quot;;[2D6.L26])+1;200)))" office:value-type="float" office:value="0" calcext:value-type="float">
            <text:p>0</text:p>
          </table:table-cell>
          <table:table-cell table:style-name="ce10" office:value-type="string" calcext:value-type="string">
            <text:p>11-12</text:p>
          </table:table-cell>
          <table:table-cell table:style-name="ce5" table:formula="of:=SUMIFS([2D6.$B$3:.$B$14];[2D6.$A$3:.$A$14];&quot;&gt;=&quot;&amp;IF(IFERROR(SEARCH(&quot;-&quot;;[2D6.N26]);-1)&lt;0;[2D6.N26];LEFT([2D6.N26];SEARCH(&quot;-&quot;;[2D6.N26])-1));[2D6.$A$3:.$A$14];&quot;&lt;=&quot;&amp;IF(IFERROR(SEARCH(&quot;-&quot;;[2D6.N26]);-1)&lt;0;[2D6.N26];MID([2D6.N26];SEARCH(&quot;-&quot;;[2D6.N26])+1;200)))" office:value-type="float" office:value="0.0833333333333334" calcext:value-type="float">
            <text:p>0,0833333333</text:p>
          </table:table-cell>
          <table:covered-table-cell table:style-name="ce10"/>
          <table:covered-table-cell table:style-name="ce5"/>
          <table:table-cell table:style-name="ce10" table:formula="of:=[.O26]+[.M26]+[.I26]+[.G26]+[.C26]+[.K26]+[.E26]" office:value-type="float" office:value="0.388888888888889" calcext:value-type="float">
            <text:p>0,3888888889</text:p>
          </table:table-cell>
          <table:covered-table-cell table:number-columns-repeated="2" table:style-name="ce5"/>
          <table:table-cell table:style-name="ce5"/>
          <table:table-cell table:style-name="ce86" office:value-type="string" calcext:value-type="string">
            <text:p>Naine Jaune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W26]);-1)&lt;0;[2D6.W26];LEFT([2D6.W26];SEARCH(&quot;-&quot;;[2D6.W26])-1));[2D6.$A$3:.$A$14];&quot;&lt;=&quot;&amp;IF(IFERROR(SEARCH(&quot;-&quot;;[2D6.W26]);-1)&lt;0;[2D6.W26];MID([2D6.W26];SEARCH(&quot;-&quot;;[2D6.W26])+1;200)))" office:value-type="float" office:value="0.0277777777777778" calcext:value-type="float">
            <text:p>0,0277777778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SUMIFS([2D6.$B$3:.$B$14];[2D6.$A$3:.$A$14];&quot;&gt;=&quot;&amp;IF(IFERROR(SEARCH(&quot;-&quot;;[2D6.Y26]);-1)&lt;0;[2D6.Y26];LEFT([2D6.Y26];SEARCH(&quot;-&quot;;[2D6.Y26])-1));[2D6.$A$3:.$A$14];&quot;&lt;=&quot;&amp;IF(IFERROR(SEARCH(&quot;-&quot;;[2D6.Y26]);-1)&lt;0;[2D6.Y26];MID([2D6.Y26];SEARCH(&quot;-&quot;;[2D6.Y26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SUMIFS([2D6.$B$3:.$B$14];[2D6.$A$3:.$A$14];&quot;&gt;=&quot;&amp;IF(IFERROR(SEARCH(&quot;-&quot;;[2D6.AA26]);-1)&lt;0;[2D6.AA26];LEFT([2D6.AA26];SEARCH(&quot;-&quot;;[2D6.AA26])-1));[2D6.$A$3:.$A$14];&quot;&lt;=&quot;&amp;IF(IFERROR(SEARCH(&quot;-&quot;;[2D6.AA26]);-1)&lt;0;[2D6.AA26];MID([2D6.AA26];SEARCH(&quot;-&quot;;[2D6.AA26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AC26]);-1)&lt;0;[2D6.AC26];LEFT([2D6.AC26];SEARCH(&quot;-&quot;;[2D6.AC26])-1));[2D6.$A$3:.$A$14];&quot;&lt;=&quot;&amp;IF(IFERROR(SEARCH(&quot;-&quot;;[2D6.AC26]);-1)&lt;0;[2D6.AC26];MID([2D6.AC26];SEARCH(&quot;-&quot;;[2D6.AC26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AE26]);-1)&lt;0;[2D6.AE26];LEFT([2D6.AE26];SEARCH(&quot;-&quot;;[2D6.AE26])-1));[2D6.$A$3:.$A$14];&quot;&lt;=&quot;&amp;IF(IFERROR(SEARCH(&quot;-&quot;;[2D6.AE26]);-1)&lt;0;[2D6.AE26];MID([2D6.AE26];SEARCH(&quot;-&quot;;[2D6.AE26])+1;200)))" office:value-type="float" office:value="0.25" calcext:value-type="float">
            <text:p>0,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G26]);-1)&lt;0;[2D6.AG26];LEFT([2D6.AG26];SEARCH(&quot;-&quot;;[2D6.AG26])-1));[2D6.$A$3:.$A$14];&quot;&lt;=&quot;&amp;IF(IFERROR(SEARCH(&quot;-&quot;;[2D6.AG26]);-1)&lt;0;[2D6.AG26];MID([2D6.AG26];SEARCH(&quot;-&quot;;[2D6.AG26])+1;200)))" office:value-type="float" office:value="0.138888888888889" calcext:value-type="float">
            <text:p>0,1388888889</text:p>
          </table:table-cell>
          <table:table-cell table:style-name="ce90" table:formula="of:=[.X26]*[.$W$23]+[.Z26]*[.$Y$23]+[.AB26]*[.$AA$23]+[.AD26]*[.$AC$23]*[.AF26]*[.$AE$23]+[.AH26]*[.$AG$23]" office:value-type="float" office:value="3.13888888888889" calcext:value-type="float">
            <text:p>3,1388888889</text:p>
          </table:table-cell>
          <table:table-cell table:formula="of:=SUM([.AH26];[.AF26];[.AD26];[.AB26];[.Z26];[.X26])" office:value-type="float" office:value="1" calcext:value-type="float">
            <text:p>1</text:p>
          </table:table-cell>
          <table:table-cell table:formula="of:=[.AI26]/[.$AI$31]*7" office:value-type="float" office:value="1.55301047120418" calcext:value-type="float">
            <text:p>1,5530104712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Totaux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45" table:formula="of:=SUM([2D6.C20:.C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1" table:formula="of:=SUM([2D6.E20:.E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55" table:formula="of:=SUM([2D6.G20:.G26])" office:value-type="float" office:value="1" calcext:value-type="float">
            <text:p>1</text:p>
          </table:table-cell>
          <table:table-cell table:style-name="ce5"/>
          <table:table-cell table:style-name="ce58" table:formula="of:=SUM([2D6.I20:.I26])" office:value-type="float" office:value="1" calcext:value-type="float">
            <text:p>1</text:p>
          </table:table-cell>
          <table:table-cell table:style-name="ce5"/>
          <table:table-cell table:style-name="ce61" table:formula="of:=SUM([2D6.K20:.K26])" office:value-type="float" office:value="1" calcext:value-type="float">
            <text:p>1</text:p>
          </table:table-cell>
          <table:table-cell table:style-name="ce5"/>
          <table:table-cell table:style-name="ce64" table:formula="of:=SUM([2D6.M20:.M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67" table:formula="of:=SUM([2D6.O20:.O26])" office:value-type="float" office:value="1" calcext:value-type="float">
            <text:p>1</text:p>
          </table:table-cell>
          <table:table-cell table:style-name="ce44" office:value-type="string" calcext:value-type="string" table:number-columns-spanned="1" table:number-rows-spanned="20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72" table:formula="of:=SUM([.R20:.R26])" office:value-type="float" office:value="7" calcext:value-type="float">
            <text:p>7</text:p>
          </table:table-cell>
          <table:table-cell table:style-name="ce78" table:formula="of:==SUM([.C27:.O27])" office:value-type="float" office:value="7" calcext:value-type="float">
            <text:p>7</text:p>
          </table:table-cell>
          <table:table-cell table:style-name="ce82" table:formula="of:=SUM([.R27:.S27])/2" office:value-type="float" office:value="7" calcext:value-type="float">
            <text:p>7</text:p>
          </table:table-cell>
          <table:table-cell table:style-name="ce6"/>
          <table:table-cell table:style-name="ce86" office:value-type="string" calcext:value-type="string">
            <text:p>Géante rouge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W27]);-1)&lt;0;[2D6.W27];LEFT([2D6.W27];SEARCH(&quot;-&quot;;[2D6.W27])-1));[2D6.$A$3:.$A$14];&quot;&lt;=&quot;&amp;IF(IFERROR(SEARCH(&quot;-&quot;;[2D6.W27]);-1)&lt;0;[2D6.W27];MID([2D6.W27];SEARCH(&quot;-&quot;;[2D6.W27])+1;200)))" office:value-type="float" office:value="0.25" calcext:value-type="float">
            <text:p>0,25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Y27]);-1)&lt;0;[2D6.Y27];LEFT([2D6.Y27];SEARCH(&quot;-&quot;;[2D6.Y27])-1));[2D6.$A$3:.$A$14];&quot;&lt;=&quot;&amp;IF(IFERROR(SEARCH(&quot;-&quot;;[2D6.Y27]);-1)&lt;0;[2D6.Y27];MID([2D6.Y27];SEARCH(&quot;-&quot;;[2D6.Y27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SUMIFS([2D6.$B$3:.$B$14];[2D6.$A$3:.$A$14];&quot;&gt;=&quot;&amp;IF(IFERROR(SEARCH(&quot;-&quot;;[2D6.AA27]);-1)&lt;0;[2D6.AA27];LEFT([2D6.AA27];SEARCH(&quot;-&quot;;[2D6.AA27])-1));[2D6.$A$3:.$A$14];&quot;&lt;=&quot;&amp;IF(IFERROR(SEARCH(&quot;-&quot;;[2D6.AA27]);-1)&lt;0;[2D6.AA27];MID([2D6.AA27];SEARCH(&quot;-&quot;;[2D6.AA27])+1;200)))" office:value-type="float" office:value="0.277777777777778" calcext:value-type="float">
            <text:p>0,2777777778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C27]);-1)&lt;0;[2D6.AC27];LEFT([2D6.AC27];SEARCH(&quot;-&quot;;[2D6.AC27])-1));[2D6.$A$3:.$A$14];&quot;&lt;=&quot;&amp;IF(IFERROR(SEARCH(&quot;-&quot;;[2D6.AC27]);-1)&lt;0;[2D6.AC27];MID([2D6.AC27];SEARCH(&quot;-&quot;;[2D6.AC27])+1;200)))" office:value-type="float" office:value="0.138888888888889" calcext:value-type="float">
            <text:p>0,138888888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E27]);-1)&lt;0;[2D6.AE27];LEFT([2D6.AE27];SEARCH(&quot;-&quot;;[2D6.AE27])-1));[2D6.$A$3:.$A$14];&quot;&lt;=&quot;&amp;IF(IFERROR(SEARCH(&quot;-&quot;;[2D6.AE27]);-1)&lt;0;[2D6.AE27];MID([2D6.AE27];SEARCH(&quot;-&quot;;[2D6.AE27])+1;200)))" office:value-type="float" office:value="0.0277777777777778" calcext:value-type="float">
            <text:p>0,0277777778</text:p>
          </table:table-cell>
          <table:table-cell table:style-name="ce87" office:value-type="float" office:value="0" calcext:value-type="float">
            <text:p>0</text:p>
          </table:table-cell>
          <table:table-cell table:style-name="ce88" table:formula="of:=SUMIFS([2D6.$B$3:.$B$14];[2D6.$A$3:.$A$14];&quot;&gt;=&quot;&amp;IF(IFERROR(SEARCH(&quot;-&quot;;[2D6.AG27]);-1)&lt;0;[2D6.AG27];LEFT([2D6.AG27];SEARCH(&quot;-&quot;;[2D6.AG27])-1));[2D6.$A$3:.$A$14];&quot;&lt;=&quot;&amp;IF(IFERROR(SEARCH(&quot;-&quot;;[2D6.AG27]);-1)&lt;0;[2D6.AG27];MID([2D6.AG27];SEARCH(&quot;-&quot;;[2D6.AG27])+1;200)))" office:value-type="float" office:value="0" calcext:value-type="float">
            <text:p>0</text:p>
          </table:table-cell>
          <table:table-cell table:style-name="ce90" table:formula="of:=[.X27]*[.$W$23]+[.Z27]*[.$Y$23]+[.AB27]*[.$AA$23]+[.AD27]*[.$AC$23]*[.AF27]*[.$AE$23]+[.AH27]*[.$AG$23]" office:value-type="float" office:value="1.77160493827161" calcext:value-type="float">
            <text:p>1,7716049383</text:p>
          </table:table-cell>
          <table:table-cell table:formula="of:=SUM([.AH27];[.AF27];[.AD27];[.AB27];[.Z27];[.X27])" office:value-type="float" office:value="1" calcext:value-type="float">
            <text:p>1</text:p>
          </table:table-cell>
          <table:table-cell table:formula="of:=[.AI27]/[.$AI$31]*7" office:value-type="float" office:value="0.876527050610819" calcext:value-type="float">
            <text:p>0,8765270506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Probabilité</text:p>
          </table:table-cell>
          <table:covered-table-cell table:style-name="ce5"/>
          <table:table-cell table:style-name="ce5" table:formula="of:=SUMIFS([2D6.$B$3:.$B$14];[2D6.$A$3:.$A$14];&quot;&gt;=&quot;&amp;IF(IFERROR(SEARCH(&quot;-&quot;;[2D6.B$19]);-1)&lt;0;[2D6.B$19];LEFT([2D6.B$19];SEARCH(&quot;-&quot;;[2D6.B$19])-1));[2D6.$A$3:.$A$14];&quot;&lt;=&quot;&amp;IF(IFERROR(SEARCH(&quot;-&quot;;[2D6.B$19]);-1)&lt;0;[2D6.B$19];MID([2D6.B$19];SEARCH(&quot;-&quot;;[2D6.B$19])+1;200)))" office:value-type="float" office:value="0.0277777777777778" calcext:value-type="float">
            <text:p>0,0277777778</text:p>
          </table:table-cell>
          <table:table-cell table:style-name="ce5"/>
          <table:table-cell table:style-name="ce5" table:formula="of:=SUMIFS([2D6.$B$3:.$B$14];[2D6.$A$3:.$A$14];&quot;&gt;=&quot;&amp;IF(IFERROR(SEARCH(&quot;-&quot;;[2D6.D$19]);-1)&lt;0;[2D6.D$19];LEFT([2D6.D$19];SEARCH(&quot;-&quot;;[2D6.D$19])-1));[2D6.$A$3:.$A$14];&quot;&lt;=&quot;&amp;IF(IFERROR(SEARCH(&quot;-&quot;;[2D6.D$19]);-1)&lt;0;[2D6.D$19];MID([2D6.D$19];SEARCH(&quot;-&quot;;[2D6.D$19])+1;200)))" office:value-type="float" office:value="0.305555555555556" calcext:value-type="float">
            <text:p>0,3055555556</text:p>
          </table:table-cell>
          <table:covered-table-cell table:style-name="ce5"/>
          <table:table-cell table:style-name="ce5" table:formula="of:=SUMIFS([2D6.$B$3:.$B$14];[2D6.$A$3:.$A$14];&quot;&gt;=&quot;&amp;IF(IFERROR(SEARCH(&quot;-&quot;;[2D6.F$19]);-1)&lt;0;[2D6.F$19];LEFT([2D6.F$19];SEARCH(&quot;-&quot;;[2D6.F$19])-1));[2D6.$A$3:.$A$14];&quot;&lt;=&quot;&amp;IF(IFERROR(SEARCH(&quot;-&quot;;[2D6.F$19]);-1)&lt;0;[2D6.F$19];MID([2D6.F$19];SEARCH(&quot;-&quot;;[2D6.F$19])+1;200)))" office:value-type="float" office:value="0.25" calcext:value-type="float">
            <text:p>0,25</text:p>
          </table:table-cell>
          <table:table-cell table:style-name="ce5"/>
          <table:table-cell table:style-name="ce5" table:formula="of:=SUMIFS([2D6.$B$3:.$B$14];[2D6.$A$3:.$A$14];&quot;&gt;=&quot;&amp;IF(IFERROR(SEARCH(&quot;-&quot;;[2D6.H$19]);-1)&lt;0;[2D6.H$19];LEFT([2D6.H$19];SEARCH(&quot;-&quot;;[2D6.H$19])-1));[2D6.$A$3:.$A$14];&quot;&lt;=&quot;&amp;IF(IFERROR(SEARCH(&quot;-&quot;;[2D6.H$19]);-1)&lt;0;[2D6.H$19];MID([2D6.H$19];SEARCH(&quot;-&quot;;[2D6.H$19])+1;200)))" office:value-type="float" office:value="0.138888888888889" calcext:value-type="float">
            <text:p>0,1388888889</text:p>
          </table:table-cell>
          <table:table-cell table:style-name="ce5"/>
          <table:table-cell table:style-name="ce5" table:formula="of:=SUMIFS([2D6.$B$3:.$B$14];[2D6.$A$3:.$A$14];&quot;&gt;=&quot;&amp;IF(IFERROR(SEARCH(&quot;-&quot;;[2D6.J$19]);-1)&lt;0;[2D6.J$19];LEFT([2D6.J$19];SEARCH(&quot;-&quot;;[2D6.J$19])-1));[2D6.$A$3:.$A$14];&quot;&lt;=&quot;&amp;IF(IFERROR(SEARCH(&quot;-&quot;;[2D6.J$19]);-1)&lt;0;[2D6.J$19];MID([2D6.J$19];SEARCH(&quot;-&quot;;[2D6.J$19])+1;200)))" office:value-type="float" office:value="0.111111111111111" calcext:value-type="float">
            <text:p>0,1111111111</text:p>
          </table:table-cell>
          <table:table-cell table:style-name="ce5"/>
          <table:table-cell table:style-name="ce5" table:formula="of:=SUMIFS([2D6.$B$3:.$B$14];[2D6.$A$3:.$A$14];&quot;&gt;=&quot;&amp;IF(IFERROR(SEARCH(&quot;-&quot;;[2D6.L$19]);-1)&lt;0;[2D6.L$19];LEFT([2D6.L$19];SEARCH(&quot;-&quot;;[2D6.L$19])-1));[2D6.$A$3:.$A$14];&quot;&lt;=&quot;&amp;IF(IFERROR(SEARCH(&quot;-&quot;;[2D6.L$19]);-1)&lt;0;[2D6.L$19];MID([2D6.L$19];SEARCH(&quot;-&quot;;[2D6.L$19])+1;200)))" office:value-type="float" office:value="0.0555555555555556" calcext:value-type="float">
            <text:p>0,0555555556</text:p>
          </table:table-cell>
          <table:covered-table-cell table:style-name="ce5"/>
          <table:table-cell table:style-name="ce5" table:formula="of:=SUMIFS([2D6.$B$3:.$B$14];[2D6.$A$3:.$A$14];&quot;&gt;=&quot;&amp;IF(IFERROR(SEARCH(&quot;-&quot;;[2D6.N$19]);-1)&lt;0;[2D6.N$19];LEFT([2D6.N$19];SEARCH(&quot;-&quot;;[2D6.N$19])-1));[2D6.$A$3:.$A$14];&quot;&lt;=&quot;&amp;IF(IFERROR(SEARCH(&quot;-&quot;;[2D6.N$19]);-1)&lt;0;[2D6.N$19];MID([2D6.N$19];SEARCH(&quot;-&quot;;[2D6.N$19])+1;200)))" office:value-type="float" office:value="0.0277777777777778" calcext:value-type="float">
            <text:p>0,0277777778</text:p>
          </table:table-cell>
          <table:covered-table-cell table:style-name="ce5"/>
          <table:table-cell table:style-name="ce5" table:formula="of:=SUMIFS([2D6.$B$3:.$B$14];[2D6.$A$3:.$A$14];&quot;&gt;=&quot;&amp;IF(IFERROR(SEARCH(&quot;-&quot;;[2D6.P$19]);-1)&lt;0;[2D6.P$19];LEFT([2D6.P$19];SEARCH(&quot;-&quot;;[2D6.P$19])-1));[2D6.$A$3:.$A$14];&quot;&lt;=&quot;&amp;IF(IFERROR(SEARCH(&quot;-&quot;;[2D6.P$19]);-1)&lt;0;[2D6.P$19];MID([2D6.P$19];SEARCH(&quot;-&quot;;[2D6.P$19])+1;200)))" office:value-type="float" office:value="0.0833333333333333" calcext:value-type="float">
            <text:p>0,0833333333</text:p>
          </table:table-cell>
          <table:table-cell table:style-name="ce73" table:formula="of:=SUM([2D6.C28:.Q28])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9">
            <text:p>-</text:p>
          </table:table-cell>
          <table:covered-table-cell/>
          <table:table-cell/>
          <table:table-cell table:style-name="ce86" office:value-type="string" calcext:value-type="string">
            <text:p>Géante Bleu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W28]);-1)&lt;0;[2D6.W28];LEFT([2D6.W28];SEARCH(&quot;-&quot;;[2D6.W28])-1));[2D6.$A$3:.$A$14];&quot;&lt;=&quot;&amp;IF(IFERROR(SEARCH(&quot;-&quot;;[2D6.W28]);-1)&lt;0;[2D6.W28];MID([2D6.W28];SEARCH(&quot;-&quot;;[2D6.W28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10</text:p>
          </table:table-cell>
          <table:table-cell table:style-name="ce88" table:formula="of:=SUMIFS([2D6.$B$3:.$B$14];[2D6.$A$3:.$A$14];&quot;&gt;=&quot;&amp;IF(IFERROR(SEARCH(&quot;-&quot;;[2D6.Y28]);-1)&lt;0;[2D6.Y28];LEFT([2D6.Y28];SEARCH(&quot;-&quot;;[2D6.Y28])-1));[2D6.$A$3:.$A$14];&quot;&lt;=&quot;&amp;IF(IFERROR(SEARCH(&quot;-&quot;;[2D6.Y28]);-1)&lt;0;[2D6.Y28];MID([2D6.Y28];SEARCH(&quot;-&quot;;[2D6.Y28])+1;200)))" office:value-type="float" office:value="0.333333333333333" calcext:value-type="float">
            <text:p>0,3333333333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SUMIFS([2D6.$B$3:.$B$14];[2D6.$A$3:.$A$14];&quot;&gt;=&quot;&amp;IF(IFERROR(SEARCH(&quot;-&quot;;[2D6.AA28]);-1)&lt;0;[2D6.AA28];LEFT([2D6.AA28];SEARCH(&quot;-&quot;;[2D6.AA28])-1));[2D6.$A$3:.$A$14];&quot;&lt;=&quot;&amp;IF(IFERROR(SEARCH(&quot;-&quot;;[2D6.AA28]);-1)&lt;0;[2D6.AA28];MID([2D6.AA28];SEARCH(&quot;-&quot;;[2D6.AA28])+1;200)))" office:value-type="float" office:value="0.277777777777778" calcext:value-type="float">
            <text:p>0,2777777778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SUMIFS([2D6.$B$3:.$B$14];[2D6.$A$3:.$A$14];&quot;&gt;=&quot;&amp;IF(IFERROR(SEARCH(&quot;-&quot;;[2D6.AC28]);-1)&lt;0;[2D6.AC28];LEFT([2D6.AC28];SEARCH(&quot;-&quot;;[2D6.AC28])-1));[2D6.$A$3:.$A$14];&quot;&lt;=&quot;&amp;IF(IFERROR(SEARCH(&quot;-&quot;;[2D6.AC28]);-1)&lt;0;[2D6.AC28];MID([2D6.AC28];SEARCH(&quot;-&quot;;[2D6.AC28])+1;200)))" office:value-type="float" office:value="0.0833333333333333" calcext:value-type="float">
            <text:p>0,0833333333</text:p>
          </table:table-cell>
          <table:table-cell table:style-name="ce87"/>
          <table:table-cell table:style-name="ce88" table:formula="of:=SUMIFS([2D6.$B$3:.$B$14];[2D6.$A$3:.$A$14];&quot;&gt;=&quot;&amp;IF(IFERROR(SEARCH(&quot;-&quot;;[2D6.AE28]);-1)&lt;0;[2D6.AE28];LEFT([2D6.AE28];SEARCH(&quot;-&quot;;[2D6.AE28])-1));[2D6.$A$3:.$A$14];&quot;&lt;=&quot;&amp;IF(IFERROR(SEARCH(&quot;-&quot;;[2D6.AE28]);-1)&lt;0;[2D6.AE28];MID([2D6.AE28];SEARCH(&quot;-&quot;;[2D6.AE28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G28]);-1)&lt;0;[2D6.AG28];LEFT([2D6.AG28];SEARCH(&quot;-&quot;;[2D6.AG28])-1));[2D6.$A$3:.$A$14];&quot;&lt;=&quot;&amp;IF(IFERROR(SEARCH(&quot;-&quot;;[2D6.AG28]);-1)&lt;0;[2D6.AG28];MID([2D6.AG28];SEARCH(&quot;-&quot;;[2D6.AG28])+1;200)))" office:value-type="float" office:value="0" calcext:value-type="float">
            <text:p>0</text:p>
          </table:table-cell>
          <table:table-cell table:style-name="ce90" table:formula="of:=[.X28]*[.$W$23]+[.Z28]*[.$Y$23]+[.AB28]*[.$AA$23]+[.AD28]*[.$AC$23]*[.AF28]*[.$AE$23]+[.AH28]*[.$AG$23]" office:value-type="float" office:value="1.80555555555556" calcext:value-type="float">
            <text:p>1,8055555556</text:p>
          </table:table-cell>
          <table:table-cell table:formula="of:=SUM([.AH28];[.AF28];[.AD28];[.AB28];[.Z28];[.X28])" office:value-type="float" office:value="1" calcext:value-type="float">
            <text:p>1</text:p>
          </table:table-cell>
          <table:table-cell table:formula="of:=[.AI28]/[.$AI$31]*7" office:value-type="float" office:value="0.893324607329842" calcext:value-type="float">
            <text:p>0,8933246073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Tellurique</text:p>
          </table:table-cell>
          <table:covered-table-cell table:style-name="ce5"/>
          <table:table-cell table:style-name="ce5" table:formula="of:=[.C20]*[.C$28]" office:value-type="float" office:value="0.000771604938271606" calcext:value-type="float">
            <text:p>0,0007716049</text:p>
          </table:table-cell>
          <table:table-cell table:style-name="ce5"/>
          <table:table-cell table:style-name="ce5" table:formula="of:=[.E20]*[.E$28]" office:value-type="float" office:value="0.0169753086419753" calcext:value-type="float">
            <text:p>0,0169753086</text:p>
          </table:table-cell>
          <table:covered-table-cell table:style-name="ce5"/>
          <table:table-cell table:style-name="ce5" table:formula="of:=[.G20]*[.G$28]" office:value-type="float" office:value="0.076388888888889" calcext:value-type="float">
            <text:p>0,0763888889</text:p>
          </table:table-cell>
          <table:table-cell table:style-name="ce5"/>
          <table:table-cell table:style-name="ce5" table:formula="of:=[.I20]*[.I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K20]*[.K$28]" office:value-type="float" office:value="0.00308641975308642" calcext:value-type="float">
            <text:p>0,0030864198</text:p>
          </table:table-cell>
          <table:table-cell table:style-name="ce5"/>
          <table:table-cell table:style-name="ce5" table:formula="of:=[.M20]*[.M$28]" office:value-type="float" office:value="0.00462962962962963" calcext:value-type="float">
            <text:p>0,0046296296</text:p>
          </table:table-cell>
          <table:covered-table-cell table:style-name="ce5"/>
          <table:table-cell table:style-name="ce5" table:formula="of:=[.O20]*[.O$28]" office:value-type="float" office:value="0.00462962962962963" calcext:value-type="float">
            <text:p>0,0046296296</text:p>
          </table:table-cell>
          <table:covered-table-cell table:style-name="ce36"/>
          <table:table-cell table:style-name="ce5" office:value-type="float" office:value="0" calcext:value-type="float">
            <text:p>0</text:p>
          </table:table-cell>
          <table:table-cell table:style-name="ce10" table:formula="of:=[.O29]+[.M29]+[.I29]+[.G29]+[.C29]+[.E29]+[.K29]" office:value-type="float" office:value="0.118055555555556" calcext:value-type="float">
            <text:p>0,1180555556</text:p>
          </table:table-cell>
          <table:covered-table-cell table:style-name="ce15"/>
          <table:covered-table-cell/>
          <table:table-cell/>
          <table:table-cell table:style-name="ce86" office:value-type="string" calcext:value-type="string">
            <text:p>Super Géante rouge</text:p>
          </table:table-cell>
          <table:table-cell table:style-name="ce87" office:value-type="string" calcext:value-type="string">
            <text:p>7-11</text:p>
          </table:table-cell>
          <table:table-cell table:style-name="ce88" table:formula="of:=SUMIFS([2D6.$B$3:.$B$14];[2D6.$A$3:.$A$14];&quot;&gt;=&quot;&amp;IF(IFERROR(SEARCH(&quot;-&quot;;[2D6.W29]);-1)&lt;0;[2D6.W29];LEFT([2D6.W29];SEARCH(&quot;-&quot;;[2D6.W29])-1));[2D6.$A$3:.$A$14];&quot;&lt;=&quot;&amp;IF(IFERROR(SEARCH(&quot;-&quot;;[2D6.W29]);-1)&lt;0;[2D6.W29];MID([2D6.W29];SEARCH(&quot;-&quot;;[2D6.W29])+1;200)))" office:value-type="float" office:value="0.555555555555555" calcext:value-type="float">
            <text:p>0,5555555556</text:p>
          </table:table-cell>
          <table:table-cell table:style-name="ce87" office:value-type="string" calcext:value-type="string">
            <text:p>1-6</text:p>
          </table:table-cell>
          <table:table-cell table:style-name="ce88" table:formula="of:=SUMIFS([2D6.$B$3:.$B$14];[2D6.$A$3:.$A$14];&quot;&gt;=&quot;&amp;IF(IFERROR(SEARCH(&quot;-&quot;;[2D6.Y29]);-1)&lt;0;[2D6.Y29];LEFT([2D6.Y29];SEARCH(&quot;-&quot;;[2D6.Y29])-1));[2D6.$A$3:.$A$14];&quot;&lt;=&quot;&amp;IF(IFERROR(SEARCH(&quot;-&quot;;[2D6.Y29]);-1)&lt;0;[2D6.Y29];MID([2D6.Y29];SEARCH(&quot;-&quot;;[2D6.Y29])+1;200)))" office:value-type="float" office:value="0.416666666666667" calcext:value-type="float">
            <text:p>0,4166666667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A29]);-1)&lt;0;[2D6.AA29];LEFT([2D6.AA29];SEARCH(&quot;-&quot;;[2D6.AA29])-1));[2D6.$A$3:.$A$14];&quot;&lt;=&quot;&amp;IF(IFERROR(SEARCH(&quot;-&quot;;[2D6.AA29]);-1)&lt;0;[2D6.AA29];MID([2D6.AA29];SEARCH(&quot;-&quot;;[2D6.AA29])+1;200)))" office:value-type="float" office:value="0.0277777777777778" calcext:value-type="float">
            <text:p>0,0277777778</text:p>
          </table:table-cell>
          <table:table-cell table:style-name="ce87"/>
          <table:table-cell table:style-name="ce88" table:formula="of:=SUMIFS([2D6.$B$3:.$B$14];[2D6.$A$3:.$A$14];&quot;&gt;=&quot;&amp;IF(IFERROR(SEARCH(&quot;-&quot;;[2D6.AC29]);-1)&lt;0;[2D6.AC29];LEFT([2D6.AC29];SEARCH(&quot;-&quot;;[2D6.AC29])-1));[2D6.$A$3:.$A$14];&quot;&lt;=&quot;&amp;IF(IFERROR(SEARCH(&quot;-&quot;;[2D6.AC29]);-1)&lt;0;[2D6.AC29];MID([2D6.AC29];SEARCH(&quot;-&quot;;[2D6.AC29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E29]);-1)&lt;0;[2D6.AE29];LEFT([2D6.AE29];SEARCH(&quot;-&quot;;[2D6.AE29])-1));[2D6.$A$3:.$A$14];&quot;&lt;=&quot;&amp;IF(IFERROR(SEARCH(&quot;-&quot;;[2D6.AE29]);-1)&lt;0;[2D6.AE29];MID([2D6.AE29];SEARCH(&quot;-&quot;;[2D6.AE29])+1;200)))" office:value-type="float" office:value="0" calcext:value-type="float">
            <text:p>0</text:p>
          </table:table-cell>
          <table:table-cell table:style-name="ce87"/>
          <table:table-cell table:style-name="ce88" table:formula="of:=SUMIFS([2D6.$B$3:.$B$14];[2D6.$A$3:.$A$14];&quot;&gt;=&quot;&amp;IF(IFERROR(SEARCH(&quot;-&quot;;[2D6.AG29]);-1)&lt;0;[2D6.AG29];LEFT([2D6.AG29];SEARCH(&quot;-&quot;;[2D6.AG29])-1));[2D6.$A$3:.$A$14];&quot;&lt;=&quot;&amp;IF(IFERROR(SEARCH(&quot;-&quot;;[2D6.AG29]);-1)&lt;0;[2D6.AG29];MID([2D6.AG29];SEARCH(&quot;-&quot;;[2D6.AG29])+1;200)))" office:value-type="float" office:value="0" calcext:value-type="float">
            <text:p>0</text:p>
          </table:table-cell>
          <table:table-cell table:style-name="ce90" table:formula="of:=[.X29]*[.$W$23]+[.Z29]*[.$Y$23]+[.AB29]*[.$AA$23]+[.AD29]*[.$AC$23]*[.AF29]*[.$AE$23]+[.AH29]*[.$AG$23]" office:value-type="float" office:value="1.47222222222222" calcext:value-type="float">
            <text:p>1,4722222222</text:p>
          </table:table-cell>
          <table:table-cell table:formula="of:=SUM([.AH29];[.AF29];[.AD29];[.AB29];[.Z29];[.X29])" office:value-type="float" office:value="1" calcext:value-type="float">
            <text:p>1</text:p>
          </table:table-cell>
          <table:table-cell table:formula="of:=[.AI29]/[.$AI$31]*7" office:value-type="float" office:value="0.728403141361253" calcext:value-type="float">
            <text:p>0,7284031414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Gazeuse</text:p>
          </table:table-cell>
          <table:covered-table-cell table:style-name="ce5"/>
          <table:table-cell table:style-name="ce5" table:formula="of:=[.C21]*[.C$28]" office:value-type="float" office:value="0.00462962962962963" calcext:value-type="float">
            <text:p>0,0046296296</text:p>
          </table:table-cell>
          <table:table-cell table:style-name="ce5"/>
          <table:table-cell table:style-name="ce5" table:formula="of:=[.E21]*[.E$28]" office:value-type="float" office:value="0.0594135802469136" calcext:value-type="float">
            <text:p>0,0594135802</text:p>
          </table:table-cell>
          <table:covered-table-cell table:style-name="ce5"/>
          <table:table-cell table:style-name="ce5" table:formula="of:=[.G21]*[.G$28]" office:value-type="float" office:value="0.0208333333333333" calcext:value-type="float">
            <text:p>0,0208333333</text:p>
          </table:table-cell>
          <table:table-cell table:style-name="ce5"/>
          <table:table-cell table:style-name="ce5" table:formula="of:=[.I21]*[.I$28]" office:value-type="float" office:value="0.0347222222222222" calcext:value-type="float">
            <text:p>0,0347222222</text:p>
          </table:table-cell>
          <table:table-cell table:style-name="ce5"/>
          <table:table-cell table:style-name="ce5" table:formula="of:=[.K21]*[.K$28]" office:value-type="float" office:value="0.0123456790123457" calcext:value-type="float">
            <text:p>0,012345679</text:p>
          </table:table-cell>
          <table:table-cell table:style-name="ce5"/>
          <table:table-cell table:style-name="ce5" table:formula="of:=[.M21]*[.M$28]" office:value-type="float" office:value="0.0108024691358025" calcext:value-type="float">
            <text:p>0,0108024691</text:p>
          </table:table-cell>
          <table:covered-table-cell table:style-name="ce5"/>
          <table:table-cell table:style-name="ce5" table:formula="of:=[.O21]*[.O$28]" office:value-type="float" office:value="0.00694444444444445" calcext:value-type="float">
            <text:p>0,0069444444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0]+[.M30]+[.I30]+[.G30]+[.C30]+[.E30]+[.K30]" office:value-type="float" office:value="0.149691358024691" calcext:value-type="float">
            <text:p>0,149691358</text:p>
          </table:table-cell>
          <table:covered-table-cell table:number-columns-repeated="2"/>
          <table:table-cell/>
          <table:table-cell table:style-name="ce86" office:value-type="string" calcext:value-type="string">
            <text:p>Etoile double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SUMIFS([2D6.$B$3:.$B$14];[2D6.$A$3:.$A$14];&quot;&gt;=&quot;&amp;IF(IFERROR(SEARCH(&quot;-&quot;;[2D6.W30]);-1)&lt;0;[2D6.W30];LEFT([2D6.W30];SEARCH(&quot;-&quot;;[2D6.W30])-1));[2D6.$A$3:.$A$14];&quot;&lt;=&quot;&amp;IF(IFERROR(SEARCH(&quot;-&quot;;[2D6.W30]);-1)&lt;0;[2D6.W30];MID([2D6.W30];SEARCH(&quot;-&quot;;[2D6.W30])+1;200)))" office:value-type="float" office:value="0.0833333333333333" calcext:value-type="float">
            <text:p>0,0833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SUMIFS([2D6.$B$3:.$B$14];[2D6.$A$3:.$A$14];&quot;&gt;=&quot;&amp;IF(IFERROR(SEARCH(&quot;-&quot;;[2D6.Y30]);-1)&lt;0;[2D6.Y30];LEFT([2D6.Y30];SEARCH(&quot;-&quot;;[2D6.Y30])-1));[2D6.$A$3:.$A$14];&quot;&lt;=&quot;&amp;IF(IFERROR(SEARCH(&quot;-&quot;;[2D6.Y30]);-1)&lt;0;[2D6.Y30];MID([2D6.Y30];SEARCH(&quot;-&quot;;[2D6.Y30])+1;200)))" office:value-type="float" office:value="0.194444444444444" calcext:value-type="float">
            <text:p>0,1944444444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SUMIFS([2D6.$B$3:.$B$14];[2D6.$A$3:.$A$14];&quot;&gt;=&quot;&amp;IF(IFERROR(SEARCH(&quot;-&quot;;[2D6.AA30]);-1)&lt;0;[2D6.AA30];LEFT([2D6.AA30];SEARCH(&quot;-&quot;;[2D6.AA30])-1));[2D6.$A$3:.$A$14];&quot;&lt;=&quot;&amp;IF(IFERROR(SEARCH(&quot;-&quot;;[2D6.AA30]);-1)&lt;0;[2D6.AA30];MID([2D6.AA30];SEARCH(&quot;-&quot;;[2D6.AA30])+1;200)))" office:value-type="float" office:value="0.305555555555556" calcext:value-type="float">
            <text:p>0,3055555556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SUMIFS([2D6.$B$3:.$B$14];[2D6.$A$3:.$A$14];&quot;&gt;=&quot;&amp;IF(IFERROR(SEARCH(&quot;-&quot;;[2D6.AC30]);-1)&lt;0;[2D6.AC30];LEFT([2D6.AC30];SEARCH(&quot;-&quot;;[2D6.AC30])-1));[2D6.$A$3:.$A$14];&quot;&lt;=&quot;&amp;IF(IFERROR(SEARCH(&quot;-&quot;;[2D6.AC30]);-1)&lt;0;[2D6.AC30];MID([2D6.AC30];SEARCH(&quot;-&quot;;[2D6.AC30])+1;200)))" office:value-type="float" office:value="0.25" calcext:value-type="float">
            <text:p>0,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SUMIFS([2D6.$B$3:.$B$14];[2D6.$A$3:.$A$14];&quot;&gt;=&quot;&amp;IF(IFERROR(SEARCH(&quot;-&quot;;[2D6.AE30]);-1)&lt;0;[2D6.AE30];LEFT([2D6.AE30];SEARCH(&quot;-&quot;;[2D6.AE30])-1));[2D6.$A$3:.$A$14];&quot;&lt;=&quot;&amp;IF(IFERROR(SEARCH(&quot;-&quot;;[2D6.AE30]);-1)&lt;0;[2D6.AE30];MID([2D6.AE30];SEARCH(&quot;-&quot;;[2D6.AE30])+1;200)))" office:value-type="float" office:value="0.138888888888889" calcext:value-type="float">
            <text:p>0,138888888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SUMIFS([2D6.$B$3:.$B$14];[2D6.$A$3:.$A$14];&quot;&gt;=&quot;&amp;IF(IFERROR(SEARCH(&quot;-&quot;;[2D6.AG30]);-1)&lt;0;[2D6.AG30];LEFT([2D6.AG30];SEARCH(&quot;-&quot;;[2D6.AG30])-1));[2D6.$A$3:.$A$14];&quot;&lt;=&quot;&amp;IF(IFERROR(SEARCH(&quot;-&quot;;[2D6.AG30]);-1)&lt;0;[2D6.AG30];MID([2D6.AG30];SEARCH(&quot;-&quot;;[2D6.AG30])+1;200)))" office:value-type="float" office:value="0.0277777777777778" calcext:value-type="float">
            <text:p>0,0277777778</text:p>
          </table:table-cell>
          <table:table-cell table:style-name="ce90" table:formula="of:=[.X30]*[.$W$23]+[.Z30]*[.$Y$23]+[.AB30]*[.$AA$23]+[.AD30]*[.$AC$23]*[.AF30]*[.$AE$23]+[.AH30]*[.$AG$23]" office:value-type="float" office:value="2.25" calcext:value-type="float">
            <text:p>2,25</text:p>
          </table:table-cell>
          <table:table-cell table:formula="of:=SUM([.AH30];[.AF30];[.AD30];[.AB30];[.Z30];[.X30])" office:value-type="float" office:value="1" calcext:value-type="float">
            <text:p>1</text:p>
          </table:table-cell>
          <table:table-cell table:formula="of:=[.AI30]/[.$AI$31]*7" office:value-type="float" office:value="1.11321989528795" calcext:value-type="float">
            <text:p>1,1132198953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Gelée</text:p>
          </table:table-cell>
          <table:covered-table-cell table:style-name="ce5"/>
          <table:table-cell table:style-name="ce5" table:formula="of:=[.C22]*[.C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E22]*[.E$28]" office:value-type="float" office:value="0.0933641975308645" calcext:value-type="float">
            <text:p>0,0933641975</text:p>
          </table:table-cell>
          <table:covered-table-cell table:style-name="ce5"/>
          <table:table-cell table:style-name="ce5" table:formula="of:=[.G22]*[.G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I22]*[.I$28]" office:value-type="float" office:value="0.00385802469135803" calcext:value-type="float">
            <text:p>0,0038580247</text:p>
          </table:table-cell>
          <table:table-cell table:style-name="ce5"/>
          <table:table-cell table:style-name="ce5" table:formula="of:=[.K22]*[.K$28]" office:value-type="float" office:value="0" calcext:value-type="float">
            <text:p>0</text:p>
          </table:table-cell>
          <table:table-cell table:style-name="ce5"/>
          <table:table-cell table:style-name="ce5" table:formula="of:=[.M22]*[.M$28]" office:value-type="float" office:value="0" calcext:value-type="float">
            <text:p>0</text:p>
          </table:table-cell>
          <table:covered-table-cell table:style-name="ce5"/>
          <table:table-cell table:style-name="ce5" table:formula="of:=[.O22]*[.O$28]" office:value-type="float" office:value="0.00231481481481482" calcext:value-type="float">
            <text:p>0,0023148148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1]+[.M31]+[.I31]+[.G31]+[.C31]+[.E31]+[.K31]" office:value-type="float" office:value="0.138888888888889" calcext:value-type="float">
            <text:p>0,1388888889</text:p>
          </table:table-cell>
          <table:covered-table-cell table:number-columns-repeated="2"/>
          <table:table-cell/>
          <table:table-cell table:style-name="ce43" office:value-type="string" calcext:value-type="string">
            <text:p>Totaux</text:p>
          </table:table-cell>
          <table:table-cell/>
          <table:table-cell table:formula="of:=SUM([.X24:.X30])" office:value-type="float" office:value="1.86111111111111" calcext:value-type="float">
            <text:p>1,8611111111</text:p>
          </table:table-cell>
          <table:table-cell/>
          <table:table-cell table:formula="of:=SUM([.Z24:.Z30])" office:value-type="float" office:value="1.83333333333333" calcext:value-type="float">
            <text:p>1,8333333333</text:p>
          </table:table-cell>
          <table:table-cell/>
          <table:table-cell table:formula="of:=SUM([.AB24:.AB30])" office:value-type="float" office:value="1.47222222222222" calcext:value-type="float">
            <text:p>1,4722222222</text:p>
          </table:table-cell>
          <table:table-cell/>
          <table:table-cell table:formula="of:=SUM([.AD24:.AD30])" office:value-type="float" office:value="1.02777777777778" calcext:value-type="float">
            <text:p>1,0277777778</text:p>
          </table:table-cell>
          <table:table-cell/>
          <table:table-cell table:formula="of:=SUM([.AF24:.AF30])" office:value-type="float" office:value="0.583333333333334" calcext:value-type="float">
            <text:p>0,5833333333</text:p>
          </table:table-cell>
          <table:table-cell/>
          <table:table-cell table:style-name="ce54" table:formula="of:=SUM([.AH24:.AH30])" office:value-type="float" office:value="0.222222222222222" calcext:value-type="float">
            <text:p>0,2222222222</text:p>
          </table:table-cell>
          <table:table-cell table:style-name="ce5" table:formula="of:=SUM([.AI24:.AI30])" office:value-type="float" office:value="14.1481481481482" calcext:value-type="float">
            <text:p>14,1481481481</text:p>
          </table:table-cell>
          <table:table-cell table:formula="of:=SUM([.AJ24:.AJ30])" office:value-type="float" office:value="7" calcext:value-type="float">
            <text:p>7</text:p>
          </table:table-cell>
          <table:table-cell table:formula="of:=MEDIAN([.$AI$31]/[.AI31])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Océanique</text:p>
          </table:table-cell>
          <table:covered-table-cell table:style-name="ce5"/>
          <table:table-cell table:style-name="ce5" table:formula="of:=[.C23]*[.C$28]" office:value-type="float" office:value="0.00231481481481482" calcext:value-type="float">
            <text:p>0,0023148148</text:p>
          </table:table-cell>
          <table:table-cell table:style-name="ce5"/>
          <table:table-cell table:style-name="ce5" table:formula="of:=[.E23]*[.E$28]" office:value-type="float" office:value="0.0424382716049384" calcext:value-type="float">
            <text:p>0,0424382716</text:p>
          </table:table-cell>
          <table:covered-table-cell table:style-name="ce5"/>
          <table:table-cell table:style-name="ce5" table:formula="of:=[.G23]*[.G$28]" office:value-type="float" office:value="0.0625" calcext:value-type="float">
            <text:p>0,0625</text:p>
          </table:table-cell>
          <table:table-cell table:style-name="ce5"/>
          <table:table-cell table:style-name="ce5" table:formula="of:=[.I23]*[.I$28]" office:value-type="float" office:value="0.0115740740740741" calcext:value-type="float">
            <text:p>0,0115740741</text:p>
          </table:table-cell>
          <table:table-cell table:style-name="ce5"/>
          <table:table-cell table:style-name="ce5" table:formula="of:=[.K23]*[.K$28]" office:value-type="float" office:value="0.00925925925925925" calcext:value-type="float">
            <text:p>0,0092592593</text:p>
          </table:table-cell>
          <table:table-cell table:style-name="ce5"/>
          <table:table-cell table:style-name="ce5" table:formula="of:=[.M23]*[.M$28]" office:value-type="float" office:value="0" calcext:value-type="float">
            <text:p>0</text:p>
          </table:table-cell>
          <table:covered-table-cell table:style-name="ce5"/>
          <table:table-cell table:style-name="ce5" table:formula="of:=[.O23]*[.O$28]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2]+[.M32]+[.I32]+[.G32]+[.C32]+[.E32]+[.K32]" office:value-type="float" office:value="0.128086419753087" calcext:value-type="float">
            <text:p>0,1280864198</text:p>
          </table:table-cell>
          <table:covered-table-cell table:number-columns-repeated="2"/>
          <table:table-cell/>
          <table:table-cell table:style-name="ce10" office:value-type="string" calcext:value-type="string">
            <text:p>Etoile</text:p>
          </table:table-cell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0"/>
        </table:table-row>
        <table:table-row table:style-name="ro1">
          <table:table-cell table:style-name="ce5" office:value-type="string" calcext:value-type="string">
            <text:p>Stérile</text:p>
          </table:table-cell>
          <table:covered-table-cell table:style-name="ce5"/>
          <table:table-cell table:style-name="ce5" table:formula="of:=[.C24]*[.C$28]" office:value-type="float" office:value="0.00694444444444445" calcext:value-type="float">
            <text:p>0,0069444444</text:p>
          </table:table-cell>
          <table:table-cell table:style-name="ce5"/>
          <table:table-cell table:style-name="ce5" table:formula="of:=[.E24]*[.E$28]" office:value-type="float" office:value="0.050925925925926" calcext:value-type="float">
            <text:p>0,0509259259</text:p>
          </table:table-cell>
          <table:covered-table-cell table:style-name="ce5"/>
          <table:table-cell table:style-name="ce5" table:formula="of:=[.G24]*[.G$28]" office:value-type="float" office:value="0.00694444444444445" calcext:value-type="float">
            <text:p>0,0069444444</text:p>
          </table:table-cell>
          <table:table-cell table:style-name="ce5"/>
          <table:table-cell table:style-name="ce5" table:formula="of:=[.I24]*[.I$28]" office:value-type="float" office:value="0.0270061728395061" calcext:value-type="float">
            <text:p>0,0270061728</text:p>
          </table:table-cell>
          <table:table-cell table:style-name="ce5"/>
          <table:table-cell table:style-name="ce5" table:formula="of:=[.K24]*[.K$28]" office:value-type="float" office:value="0.0493827160493827" calcext:value-type="float">
            <text:p>0,049382716</text:p>
          </table:table-cell>
          <table:table-cell table:style-name="ce5"/>
          <table:table-cell table:style-name="ce5" table:formula="of:=[.M24]*[.M$28]" office:value-type="float" office:value="0.00462962962962963" calcext:value-type="float">
            <text:p>0,0046296296</text:p>
          </table:table-cell>
          <table:covered-table-cell table:style-name="ce5"/>
          <table:table-cell table:style-name="ce5" table:formula="of:=[.O24]*[.O$28]" office:value-type="float" office:value="0.0115740740740741" calcext:value-type="float">
            <text:p>0,0115740741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3]+[.M33]+[.I33]+[.G33]+[.C33]+[.E33]+[.K33]" office:value-type="float" office:value="0.157407407407407" calcext:value-type="float">
            <text:p>0,1574074074</text:p>
          </table:table-cell>
          <table:covered-table-cell table:number-columns-repeated="2"/>
          <table:table-cell/>
          <table:table-cell table:style-name="ce86" office:value-type="string" calcext:value-type="string">
            <text:p>Naine Brune</text:p>
          </table:table-cell>
          <table:table-cell table:style-name="ce87" table:formula="of:=[.W24]" office:value-type="string" office:string-value="5-8" calcext:value-type="string">
            <text:p>5-8</text:p>
          </table:table-cell>
          <table:table-cell table:style-name="ce88" table:formula="of:=[.C28]*SUMIFS([2D6.$B$3:.$B$14];[2D6.$A$3:.$A$14];&quot;&gt;=&quot;&amp;IF(IFERROR(SEARCH(&quot;-&quot;;[2D6.W33]);-1)&lt;0;[2D6.W33];LEFT([2D6.W33];SEARCH(&quot;-&quot;;[2D6.W33])-1));[2D6.$A$3:.$A$14];&quot;&lt;=&quot;&amp;IF(IFERROR(SEARCH(&quot;-&quot;;[2D6.W33]);-1)&lt;0;[2D6.W33];MID([2D6.W33];SEARCH(&quot;-&quot;;[2D6.W33])+1;200)))" office:value-type="float" office:value="0.0154320987654321" calcext:value-type="float">
            <text:p>0,0154320988</text:p>
          </table:table-cell>
          <table:table-cell table:style-name="ce87" office:value-type="string" calcext:value-type="string">
            <text:p>9-11</text:p>
          </table:table-cell>
          <table:table-cell table:style-name="ce88" table:formula="of:=[.C28]*SUMIFS([2D6.$B$3:.$B$14];[2D6.$A$3:.$A$14];&quot;&gt;=&quot;&amp;IF(IFERROR(SEARCH(&quot;-&quot;;[2D6.Y33]);-1)&lt;0;[2D6.Y33];LEFT([2D6.Y33];SEARCH(&quot;-&quot;;[2D6.Y33])-1));[2D6.$A$3:.$A$14];&quot;&lt;=&quot;&amp;IF(IFERROR(SEARCH(&quot;-&quot;;[2D6.Y33]);-1)&lt;0;[2D6.Y33];MID([2D6.Y33];SEARCH(&quot;-&quot;;[2D6.Y33])+1;200)))" office:value-type="float" office:value="0.00694444444444445" calcext:value-type="float">
            <text:p>0,0069444444</text:p>
          </table:table-cell>
          <table:table-cell table:style-name="ce87" office:value-type="float" office:value="4" calcext:value-type="float">
            <text:p>4</text:p>
          </table:table-cell>
          <table:table-cell table:style-name="ce88" table:formula="of:=[.C28]*SUMIFS([2D6.$B$3:.$B$14];[2D6.$A$3:.$A$14];&quot;&gt;=&quot;&amp;IF(IFERROR(SEARCH(&quot;-&quot;;[2D6.AA33]);-1)&lt;0;[2D6.AA33];LEFT([2D6.AA33];SEARCH(&quot;-&quot;;[2D6.AA33])-1));[2D6.$A$3:.$A$14];&quot;&lt;=&quot;&amp;IF(IFERROR(SEARCH(&quot;-&quot;;[2D6.AA33]);-1)&lt;0;[2D6.AA33];MID([2D6.AA33];SEARCH(&quot;-&quot;;[2D6.AA33])+1;200)))" office:value-type="float" office:value="0.00231481481481482" calcext:value-type="float">
            <text:p>0,0023148148</text:p>
          </table:table-cell>
          <table:table-cell table:style-name="ce87" office:value-type="float" office:value="3" calcext:value-type="float">
            <text:p>3</text:p>
          </table:table-cell>
          <table:table-cell table:style-name="ce88" table:formula="of:=[.C28]*SUMIFS([2D6.$B$3:.$B$14];[2D6.$A$3:.$A$14];&quot;&gt;=&quot;&amp;IF(IFERROR(SEARCH(&quot;-&quot;;[2D6.AC33]);-1)&lt;0;[2D6.AC33];LEFT([2D6.AC33];SEARCH(&quot;-&quot;;[2D6.AC33])-1));[2D6.$A$3:.$A$14];&quot;&lt;=&quot;&amp;IF(IFERROR(SEARCH(&quot;-&quot;;[2D6.AC33]);-1)&lt;0;[2D6.AC33];MID([2D6.AC33];SEARCH(&quot;-&quot;;[2D6.AC33])+1;200)))" office:value-type="float" office:value="0.00154320987654321" calcext:value-type="float">
            <text:p>0,0015432099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[.C28]*SUMIFS([2D6.$B$3:.$B$14];[2D6.$A$3:.$A$14];&quot;&gt;=&quot;&amp;IF(IFERROR(SEARCH(&quot;-&quot;;[2D6.AE33]);-1)&lt;0;[2D6.AE33];LEFT([2D6.AE33];SEARCH(&quot;-&quot;;[2D6.AE33])-1));[2D6.$A$3:.$A$14];&quot;&lt;=&quot;&amp;IF(IFERROR(SEARCH(&quot;-&quot;;[2D6.AE33]);-1)&lt;0;[2D6.AE33];MID([2D6.AE33];SEARCH(&quot;-&quot;;[2D6.AE33])+1;200)))" office:value-type="float" office:value="0.000771604938271606" calcext:value-type="float">
            <text:p>0,0007716049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C28]*SUMIFS([2D6.$B$3:.$B$14];[2D6.$A$3:.$A$14];&quot;&gt;=&quot;&amp;IF(IFERROR(SEARCH(&quot;-&quot;;[2D6.AG33]);-1)&lt;0;[2D6.AG33];LEFT([2D6.AG33];SEARCH(&quot;-&quot;;[2D6.AG33])-1));[2D6.$A$3:.$A$14];&quot;&lt;=&quot;&amp;IF(IFERROR(SEARCH(&quot;-&quot;;[2D6.AG33]);-1)&lt;0;[2D6.AG33];MID([2D6.AG33];SEARCH(&quot;-&quot;;[2D6.AG33])+1;200)))" office:value-type="float" office:value="0.000771604938271606" calcext:value-type="float">
            <text:p>0,0007716049</text:p>
          </table:table-cell>
          <table:table-cell table:style-name="ce5" table:formula="of:=SUM([.AH33];[.AF33];[.AD33];[.AB33];[.Z33];[.X33])" office:value-type="float" office:value="0.0277777777777778" calcext:value-type="float">
            <text:p>0,0277777778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Lave</text:p>
          </table:table-cell>
          <table:covered-table-cell table:style-name="ce5"/>
          <table:table-cell table:style-name="ce5" table:formula="of:=[.C25]*[.C$28]" office:value-type="float" office:value="0.00154320987654321" calcext:value-type="float">
            <text:p>0,0015432099</text:p>
          </table:table-cell>
          <table:table-cell table:style-name="ce5"/>
          <table:table-cell table:style-name="ce5" table:formula="of:=[.E25]*[.E$28]" office:value-type="float" office:value="0.0339506172839506" calcext:value-type="float">
            <text:p>0,0339506173</text:p>
          </table:table-cell>
          <table:covered-table-cell table:style-name="ce5"/>
          <table:table-cell table:style-name="ce5" table:formula="of:=[.G25]*[.G$28]" office:value-type="float" office:value="0.0208333333333333" calcext:value-type="float">
            <text:p>0,0208333333</text:p>
          </table:table-cell>
          <table:table-cell table:style-name="ce5"/>
          <table:table-cell table:style-name="ce5" table:formula="of:=[.I25]*[.I$28]" office:value-type="float" office:value="0.0424382716049383" calcext:value-type="float">
            <text:p>0,0424382716</text:p>
          </table:table-cell>
          <table:table-cell table:style-name="ce5"/>
          <table:table-cell table:style-name="ce5" table:formula="of:=[.K25]*[.K$28]" office:value-type="float" office:value="0.0277777777777777" calcext:value-type="float">
            <text:p>0,0277777778</text:p>
          </table:table-cell>
          <table:table-cell table:style-name="ce5"/>
          <table:table-cell table:style-name="ce5" table:formula="of:=[.M25]*[.M$28]" office:value-type="float" office:value="0.0354938271604939" calcext:value-type="float">
            <text:p>0,0354938272</text:p>
          </table:table-cell>
          <table:covered-table-cell table:style-name="ce5"/>
          <table:table-cell table:style-name="ce5" table:formula="of:=[.O25]*[.O$28]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4]+[.M34]+[.I34]+[.G34]+[.C34]+[.E34]+[.K34]" office:value-type="float" office:value="0.162037037037037" calcext:value-type="float">
            <text:p>0,162037037</text:p>
          </table:table-cell>
          <table:covered-table-cell table:number-columns-repeated="2"/>
          <table:table-cell/>
          <table:table-cell table:style-name="ce86" office:value-type="string" calcext:value-type="string">
            <text:p>Naine Rouge</text:p>
          </table:table-cell>
          <table:table-cell table:style-name="ce87" table:formula="of:=[.W25]" office:value-type="string" office:string-value="11-12" calcext:value-type="string">
            <text:p>11-12</text:p>
          </table:table-cell>
          <table:table-cell table:style-name="ce88" table:formula="of:=[.E28]*SUMIFS([2D6.$B$3:.$B$14];[2D6.$A$3:.$A$14];&quot;&gt;=&quot;&amp;IF(IFERROR(SEARCH(&quot;-&quot;;[2D6.W34]);-1)&lt;0;[2D6.W34];LEFT([2D6.W34];SEARCH(&quot;-&quot;;[2D6.W34])-1));[2D6.$A$3:.$A$14];&quot;&lt;=&quot;&amp;IF(IFERROR(SEARCH(&quot;-&quot;;[2D6.W34]);-1)&lt;0;[2D6.W34];MID([2D6.W34];SEARCH(&quot;-&quot;;[2D6.W34])+1;200)))" office:value-type="float" office:value="0.025462962962963" calcext:value-type="float">
            <text:p>0,025462963</text:p>
          </table:table-cell>
          <table:table-cell table:style-name="ce87" office:value-type="string" calcext:value-type="string">
            <text:p>5-6</text:p>
          </table:table-cell>
          <table:table-cell table:style-name="ce88" table:formula="of:=[.E28]*SUMIFS([2D6.$B$3:.$B$14];[2D6.$A$3:.$A$14];&quot;&gt;=&quot;&amp;IF(IFERROR(SEARCH(&quot;-&quot;;[2D6.Y34]);-1)&lt;0;[2D6.Y34];LEFT([2D6.Y34];SEARCH(&quot;-&quot;;[2D6.Y34])-1));[2D6.$A$3:.$A$14];&quot;&lt;=&quot;&amp;IF(IFERROR(SEARCH(&quot;-&quot;;[2D6.Y34]);-1)&lt;0;[2D6.Y34];MID([2D6.Y34];SEARCH(&quot;-&quot;;[2D6.Y34])+1;200)))" office:value-type="float" office:value="0.076388888888889" calcext:value-type="float">
            <text:p>0,0763888889</text:p>
          </table:table-cell>
          <table:table-cell table:style-name="ce87" office:value-type="string" calcext:value-type="string">
            <text:p>7-8</text:p>
          </table:table-cell>
          <table:table-cell table:style-name="ce88" table:formula="of:=[.E28]*SUMIFS([2D6.$B$3:.$B$14];[2D6.$A$3:.$A$14];&quot;&gt;=&quot;&amp;IF(IFERROR(SEARCH(&quot;-&quot;;[2D6.AA34]);-1)&lt;0;[2D6.AA34];LEFT([2D6.AA34];SEARCH(&quot;-&quot;;[2D6.AA34])-1));[2D6.$A$3:.$A$14];&quot;&lt;=&quot;&amp;IF(IFERROR(SEARCH(&quot;-&quot;;[2D6.AA34]);-1)&lt;0;[2D6.AA34];MID([2D6.AA34];SEARCH(&quot;-&quot;;[2D6.AA34])+1;200)))" office:value-type="float" office:value="0.0933641975308645" calcext:value-type="float">
            <text:p>0,0933641975</text:p>
          </table:table-cell>
          <table:table-cell table:style-name="ce87" office:value-type="string" calcext:value-type="string">
            <text:p>9-10</text:p>
          </table:table-cell>
          <table:table-cell table:style-name="ce88" table:formula="of:=[.E28]*SUMIFS([2D6.$B$3:.$B$14];[2D6.$A$3:.$A$14];&quot;&gt;=&quot;&amp;IF(IFERROR(SEARCH(&quot;-&quot;;[2D6.AC34]);-1)&lt;0;[2D6.AC34];LEFT([2D6.AC34];SEARCH(&quot;-&quot;;[2D6.AC34])-1));[2D6.$A$3:.$A$14];&quot;&lt;=&quot;&amp;IF(IFERROR(SEARCH(&quot;-&quot;;[2D6.AC34]);-1)&lt;0;[2D6.AC34];MID([2D6.AC34];SEARCH(&quot;-&quot;;[2D6.AC34])+1;200)))" office:value-type="float" office:value="0.0594135802469136" calcext:value-type="float">
            <text:p>0,0594135802</text:p>
          </table:table-cell>
          <table:table-cell table:style-name="ce87" office:value-type="string" calcext:value-type="string">
            <text:p>3-4</text:p>
          </table:table-cell>
          <table:table-cell table:style-name="ce88" table:formula="of:=[.E28]*SUMIFS([2D6.$B$3:.$B$14];[2D6.$A$3:.$A$14];&quot;&gt;=&quot;&amp;IF(IFERROR(SEARCH(&quot;-&quot;;[2D6.AE34]);-1)&lt;0;[2D6.AE34];LEFT([2D6.AE34];SEARCH(&quot;-&quot;;[2D6.AE34])-1));[2D6.$A$3:.$A$14];&quot;&lt;=&quot;&amp;IF(IFERROR(SEARCH(&quot;-&quot;;[2D6.AE34]);-1)&lt;0;[2D6.AE34];MID([2D6.AE34];SEARCH(&quot;-&quot;;[2D6.AE34])+1;200)))" office:value-type="float" office:value="0.0424382716049383" calcext:value-type="float">
            <text:p>0,0424382716</text:p>
          </table:table-cell>
          <table:table-cell table:style-name="ce87" office:value-type="float" office:value="2" calcext:value-type="float">
            <text:p>2</text:p>
          </table:table-cell>
          <table:table-cell table:style-name="ce88" table:formula="of:=[.E28]*SUMIFS([2D6.$B$3:.$B$14];[2D6.$A$3:.$A$14];&quot;&gt;=&quot;&amp;IF(IFERROR(SEARCH(&quot;-&quot;;[2D6.AG34]);-1)&lt;0;[2D6.AG34];LEFT([2D6.AG34];SEARCH(&quot;-&quot;;[2D6.AG34])-1));[2D6.$A$3:.$A$14];&quot;&lt;=&quot;&amp;IF(IFERROR(SEARCH(&quot;-&quot;;[2D6.AG34]);-1)&lt;0;[2D6.AG34];MID([2D6.AG34];SEARCH(&quot;-&quot;;[2D6.AG34])+1;200)))" office:value-type="float" office:value="0.00848765432098768" calcext:value-type="float">
            <text:p>0,0084876543</text:p>
          </table:table-cell>
          <table:table-cell table:style-name="ce5" table:formula="of:=SUM([.AH34];[.AF34];[.AD34];[.AB34];[.Z34];[.X34])" office:value-type="float" office:value="0.305555555555556" calcext:value-type="float">
            <text:p>0,3055555556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ivante</text:p>
          </table:table-cell>
          <table:covered-table-cell table:style-name="ce5"/>
          <table:table-cell table:style-name="ce5" table:formula="of:=[.C26]*[.C$28]" office:value-type="float" office:value="0" calcext:value-type="float">
            <text:p>0</text:p>
          </table:table-cell>
          <table:table-cell table:style-name="ce5"/>
          <table:table-cell table:style-name="ce5" table:formula="of:=[.E26]*[.E$28]" office:value-type="float" office:value="0.00848765432098768" calcext:value-type="float">
            <text:p>0,0084876543</text:p>
          </table:table-cell>
          <table:covered-table-cell table:style-name="ce5"/>
          <table:table-cell table:style-name="ce5" table:formula="of:=[.G26]*[.G$28]" office:value-type="float" office:value="0.0347222222222222" calcext:value-type="float">
            <text:p>0,0347222222</text:p>
          </table:table-cell>
          <table:table-cell table:style-name="ce5"/>
          <table:table-cell table:style-name="ce5" table:formula="of:=[.I26]*[.I$28]" office:value-type="float" office:value="0.00771604938271606" calcext:value-type="float">
            <text:p>0,0077160494</text:p>
          </table:table-cell>
          <table:table-cell table:style-name="ce5"/>
          <table:table-cell table:style-name="ce5" table:formula="of:=[.K26]*[.K$28]" office:value-type="float" office:value="0.00925925925925926" calcext:value-type="float">
            <text:p>0,0092592593</text:p>
          </table:table-cell>
          <table:table-cell table:style-name="ce5"/>
          <table:table-cell table:style-name="ce5" table:formula="of:=[.M26]*[.M$28]" office:value-type="float" office:value="0" calcext:value-type="float">
            <text:p>0</text:p>
          </table:table-cell>
          <table:covered-table-cell table:style-name="ce5"/>
          <table:table-cell table:style-name="ce5" table:formula="of:=[.O26]*[.O$28]" office:value-type="float" office:value="0.00231481481481482" calcext:value-type="float">
            <text:p>0,0023148148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10" table:formula="of:=[.O35]+[.M35]+[.I35]+[.G35]+[.C35]+[.E35]+[.K35]" office:value-type="float" office:value="0.0625" calcext:value-type="float">
            <text:p>0,0625</text:p>
          </table:table-cell>
          <table:covered-table-cell table:number-columns-repeated="2"/>
          <table:table-cell/>
          <table:table-cell table:style-name="ce86" office:value-type="string" calcext:value-type="string">
            <text:p>Naine Jaune</text:p>
          </table:table-cell>
          <table:table-cell table:style-name="ce87" table:formula="of:=[.W26]" office:value-type="float" office:value="12" calcext:value-type="float">
            <text:p>12</text:p>
          </table:table-cell>
          <table:table-cell table:style-name="ce88" table:formula="of:=[.G28]*SUMIFS([2D6.$B$3:.$B$14];[2D6.$A$3:.$A$14];&quot;&gt;=&quot;&amp;IF(IFERROR(SEARCH(&quot;-&quot;;[2D6.W35]);-1)&lt;0;[2D6.W35];LEFT([2D6.W35];SEARCH(&quot;-&quot;;[2D6.W35])-1));[2D6.$A$3:.$A$14];&quot;&lt;=&quot;&amp;IF(IFERROR(SEARCH(&quot;-&quot;;[2D6.W35]);-1)&lt;0;[2D6.W35];MID([2D6.W35];SEARCH(&quot;-&quot;;[2D6.W35])+1;200)))" office:value-type="float" office:value="0.00694444444444445" calcext:value-type="float">
            <text:p>0,0069444444</text:p>
          </table:table-cell>
          <table:table-cell table:style-name="ce87" office:value-type="string" calcext:value-type="string">
            <text:p>2-3</text:p>
          </table:table-cell>
          <table:table-cell table:style-name="ce88" table:formula="of:=[.G28]*SUMIFS([2D6.$B$3:.$B$14];[2D6.$A$3:.$A$14];&quot;&gt;=&quot;&amp;IF(IFERROR(SEARCH(&quot;-&quot;;[2D6.Y35]);-1)&lt;0;[2D6.Y35];LEFT([2D6.Y35];SEARCH(&quot;-&quot;;[2D6.Y35])-1));[2D6.$A$3:.$A$14];&quot;&lt;=&quot;&amp;IF(IFERROR(SEARCH(&quot;-&quot;;[2D6.Y35]);-1)&lt;0;[2D6.Y35];MID([2D6.Y35];SEARCH(&quot;-&quot;;[2D6.Y35])+1;200)))" office:value-type="float" office:value="0.0208333333333333" calcext:value-type="float">
            <text:p>0,0208333333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[.G28]*SUMIFS([2D6.$B$3:.$B$14];[2D6.$A$3:.$A$14];&quot;&gt;=&quot;&amp;IF(IFERROR(SEARCH(&quot;-&quot;;[2D6.AA35]);-1)&lt;0;[2D6.AA35];LEFT([2D6.AA35];SEARCH(&quot;-&quot;;[2D6.AA35])-1));[2D6.$A$3:.$A$14];&quot;&lt;=&quot;&amp;IF(IFERROR(SEARCH(&quot;-&quot;;[2D6.AA35]);-1)&lt;0;[2D6.AA35];MID([2D6.AA35];SEARCH(&quot;-&quot;;[2D6.AA35])+1;200)))" office:value-type="float" office:value="0.0486111111111111" calcext:value-type="float">
            <text:p>0,0486111111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G28]*SUMIFS([2D6.$B$3:.$B$14];[2D6.$A$3:.$A$14];&quot;&gt;=&quot;&amp;IF(IFERROR(SEARCH(&quot;-&quot;;[2D6.AC35]);-1)&lt;0;[2D6.AC35];LEFT([2D6.AC35];SEARCH(&quot;-&quot;;[2D6.AC35])-1));[2D6.$A$3:.$A$14];&quot;&lt;=&quot;&amp;IF(IFERROR(SEARCH(&quot;-&quot;;[2D6.AC35]);-1)&lt;0;[2D6.AC35];MID([2D6.AC35];SEARCH(&quot;-&quot;;[2D6.AC35])+1;200)))" office:value-type="float" office:value="0.076388888888889" calcext:value-type="float">
            <text:p>0,0763888889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[.G28]*SUMIFS([2D6.$B$3:.$B$14];[2D6.$A$3:.$A$14];&quot;&gt;=&quot;&amp;IF(IFERROR(SEARCH(&quot;-&quot;;[2D6.AE35]);-1)&lt;0;[2D6.AE35];LEFT([2D6.AE35];SEARCH(&quot;-&quot;;[2D6.AE35])-1));[2D6.$A$3:.$A$14];&quot;&lt;=&quot;&amp;IF(IFERROR(SEARCH(&quot;-&quot;;[2D6.AE35]);-1)&lt;0;[2D6.AE35];MID([2D6.AE35];SEARCH(&quot;-&quot;;[2D6.AE35])+1;200)))" office:value-type="float" office:value="0.0625" calcext:value-type="float">
            <text:p>0,0625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G28]*SUMIFS([2D6.$B$3:.$B$14];[2D6.$A$3:.$A$14];&quot;&gt;=&quot;&amp;IF(IFERROR(SEARCH(&quot;-&quot;;[2D6.AG35]);-1)&lt;0;[2D6.AG35];LEFT([2D6.AG35];SEARCH(&quot;-&quot;;[2D6.AG35])-1));[2D6.$A$3:.$A$14];&quot;&lt;=&quot;&amp;IF(IFERROR(SEARCH(&quot;-&quot;;[2D6.AG35]);-1)&lt;0;[2D6.AG35];MID([2D6.AG35];SEARCH(&quot;-&quot;;[2D6.AG35])+1;200)))" office:value-type="float" office:value="0.0347222222222222" calcext:value-type="float">
            <text:p>0,0347222222</text:p>
          </table:table-cell>
          <table:table-cell table:style-name="ce5" table:formula="of:=SUM([.AH35];[.AF35];[.AD35];[.AB35];[.Z35];[.X35])" office:value-type="float" office:value="0.25" calcext:value-type="float">
            <text:p>0,25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rou noir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5" table:formula="of:=SUMIFS([2D6.$B$3:.$B$14];[2D6.$A$3:.$A$14];&quot;&gt;=&quot;&amp;IF(IFERROR(SEARCH(&quot;-&quot;;[2D6.P$19]);-1)&lt;0;[2D6.P$19];LEFT([2D6.P$19];SEARCH(&quot;-&quot;;[2D6.P$19])-1));[2D6.$A$3:.$A$14];&quot;&lt;=&quot;&amp;IF(IFERROR(SEARCH(&quot;-&quot;;[2D6.P$19]);-1)&lt;0;[2D6.P$19];MID([2D6.P$19];SEARCH(&quot;-&quot;;[2D6.P$19])+1;200)))" office:value-type="float" office:value="0.0833333333333333" calcext:value-type="float">
            <text:p>0,0833333333</text:p>
          </table:table-cell>
          <table:table-cell table:style-name="ce10" table:formula="of:=[.Q37]" office:value-type="float" office:value="0.0833333333333333" calcext:value-type="float">
            <text:p>0,0833333333</text:p>
          </table:table-cell>
          <table:covered-table-cell table:number-columns-repeated="2"/>
          <table:table-cell/>
          <table:table-cell table:style-name="ce86" office:value-type="string" calcext:value-type="string">
            <text:p>Géante rouge</text:p>
          </table:table-cell>
          <table:table-cell table:style-name="ce87" table:formula="of:=[.W27]" office:value-type="string" office:string-value="8-9" calcext:value-type="string">
            <text:p>8-9</text:p>
          </table:table-cell>
          <table:table-cell table:style-name="ce88" table:formula="of:=[.I28]*SUMIFS([2D6.$B$3:.$B$14];[2D6.$A$3:.$A$14];&quot;&gt;=&quot;&amp;IF(IFERROR(SEARCH(&quot;-&quot;;[2D6.W36]);-1)&lt;0;[2D6.W36];LEFT([2D6.W36];SEARCH(&quot;-&quot;;[2D6.W36])-1));[2D6.$A$3:.$A$14];&quot;&lt;=&quot;&amp;IF(IFERROR(SEARCH(&quot;-&quot;;[2D6.W36]);-1)&lt;0;[2D6.W36];MID([2D6.W36];SEARCH(&quot;-&quot;;[2D6.W36])+1;200)))" office:value-type="float" office:value="0.0347222222222222" calcext:value-type="float">
            <text:p>0,0347222222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I28]*SUMIFS([2D6.$B$3:.$B$14];[2D6.$A$3:.$A$14];&quot;&gt;=&quot;&amp;IF(IFERROR(SEARCH(&quot;-&quot;;[2D6.Y36]);-1)&lt;0;[2D6.Y36];LEFT([2D6.Y36];SEARCH(&quot;-&quot;;[2D6.Y36])-1));[2D6.$A$3:.$A$14];&quot;&lt;=&quot;&amp;IF(IFERROR(SEARCH(&quot;-&quot;;[2D6.Y36]);-1)&lt;0;[2D6.Y36];MID([2D6.Y36];SEARCH(&quot;-&quot;;[2D6.Y36])+1;200)))" office:value-type="float" office:value="0.0424382716049383" calcext:value-type="float">
            <text:p>0,0424382716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[.I28]*SUMIFS([2D6.$B$3:.$B$14];[2D6.$A$3:.$A$14];&quot;&gt;=&quot;&amp;IF(IFERROR(SEARCH(&quot;-&quot;;[2D6.AA36]);-1)&lt;0;[2D6.AA36];LEFT([2D6.AA36];SEARCH(&quot;-&quot;;[2D6.AA36])-1));[2D6.$A$3:.$A$14];&quot;&lt;=&quot;&amp;IF(IFERROR(SEARCH(&quot;-&quot;;[2D6.AA36]);-1)&lt;0;[2D6.AA36];MID([2D6.AA36];SEARCH(&quot;-&quot;;[2D6.AA36])+1;200)))" office:value-type="float" office:value="0.0385802469135802" calcext:value-type="float">
            <text:p>0,0385802469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I28]*SUMIFS([2D6.$B$3:.$B$14];[2D6.$A$3:.$A$14];&quot;&gt;=&quot;&amp;IF(IFERROR(SEARCH(&quot;-&quot;;[2D6.AC36]);-1)&lt;0;[2D6.AC36];LEFT([2D6.AC36];SEARCH(&quot;-&quot;;[2D6.AC36])-1));[2D6.$A$3:.$A$14];&quot;&lt;=&quot;&amp;IF(IFERROR(SEARCH(&quot;-&quot;;[2D6.AC36]);-1)&lt;0;[2D6.AC36];MID([2D6.AC36];SEARCH(&quot;-&quot;;[2D6.AC36])+1;200)))" office:value-type="float" office:value="0.0192901234567901" calcext:value-type="float">
            <text:p>0,0192901235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I28]*SUMIFS([2D6.$B$3:.$B$14];[2D6.$A$3:.$A$14];&quot;&gt;=&quot;&amp;IF(IFERROR(SEARCH(&quot;-&quot;;[2D6.AE36]);-1)&lt;0;[2D6.AE36];LEFT([2D6.AE36];SEARCH(&quot;-&quot;;[2D6.AE36])-1));[2D6.$A$3:.$A$14];&quot;&lt;=&quot;&amp;IF(IFERROR(SEARCH(&quot;-&quot;;[2D6.AE36]);-1)&lt;0;[2D6.AE36];MID([2D6.AE36];SEARCH(&quot;-&quot;;[2D6.AE36])+1;200)))" office:value-type="float" office:value="0.00385802469135803" calcext:value-type="float">
            <text:p>0,0038580247</text:p>
          </table:table-cell>
          <table:table-cell table:style-name="ce87" office:value-type="float" office:value="0" calcext:value-type="float">
            <text:p>0</text:p>
          </table:table-cell>
          <table:table-cell table:style-name="ce88" table:formula="of:=[.I28]*SUMIFS([2D6.$B$3:.$B$14];[2D6.$A$3:.$A$14];&quot;&gt;=&quot;&amp;IF(IFERROR(SEARCH(&quot;-&quot;;[2D6.AG36]);-1)&lt;0;[2D6.AG36];LEFT([2D6.AG36];SEARCH(&quot;-&quot;;[2D6.AG36])-1));[2D6.$A$3:.$A$14];&quot;&lt;=&quot;&amp;IF(IFERROR(SEARCH(&quot;-&quot;;[2D6.AG36]);-1)&lt;0;[2D6.AG36];MID([2D6.AG36];SEARCH(&quot;-&quot;;[2D6.AG36])+1;200)))" office:value-type="float" office:value="0" calcext:value-type="float">
            <text:p>0</text:p>
          </table:table-cell>
          <table:table-cell table:style-name="ce5" table:formula="of:=SUM([.AH36];[.AF36];[.AD36];[.AB36];[.Z36];[.X36])" office:value-type="float" office:value="0.138888888888889" calcext:value-type="float">
            <text:p>0,1388888889</text:p>
          </table:table-cell>
          <table:table-cell table:number-columns-repeated="989"/>
        </table:table-row>
        <table:table-row table:style-name="ro1">
          <table:table-cell table:style-name="ce6" office:value-type="string" calcext:value-type="string">
            <text:p>Totaux</text:p>
          </table:table-cell>
          <table:covered-table-cell table:style-name="ce5"/>
          <table:table-cell table:style-name="ce46" table:formula="of:=SUM([2D6.C29:.C35])" office:value-type="float" office:value="0.0277777777777778" calcext:value-type="float">
            <text:p>0,0277777778</text:p>
          </table:table-cell>
          <table:table-cell table:style-name="ce5"/>
          <table:table-cell table:style-name="ce52" table:formula="of:=SUM([2D6.E29:.E35])" office:value-type="float" office:value="0.305555555555556" calcext:value-type="float">
            <text:p>0,3055555556</text:p>
          </table:table-cell>
          <table:covered-table-cell table:style-name="ce5"/>
          <table:table-cell table:style-name="ce56" table:formula="of:=SUM([2D6.G29:.G35])" office:value-type="float" office:value="0.25" calcext:value-type="float">
            <text:p>0,25</text:p>
          </table:table-cell>
          <table:table-cell table:style-name="ce5"/>
          <table:table-cell table:style-name="ce59" table:formula="of:=SUM([2D6.I29:.I35])" office:value-type="float" office:value="0.138888888888889" calcext:value-type="float">
            <text:p>0,1388888889</text:p>
          </table:table-cell>
          <table:table-cell table:style-name="ce5"/>
          <table:table-cell table:style-name="ce62" table:formula="of:=SUM([2D6.K29:.K35])" office:value-type="float" office:value="0.111111111111111" calcext:value-type="float">
            <text:p>0,1111111111</text:p>
          </table:table-cell>
          <table:table-cell table:style-name="ce5"/>
          <table:table-cell table:style-name="ce65" table:formula="of:=SUM([2D6.M29:.M35])" office:value-type="float" office:value="0.0555555555555556" calcext:value-type="float">
            <text:p>0,0555555556</text:p>
          </table:table-cell>
          <table:covered-table-cell table:style-name="ce5"/>
          <table:table-cell table:style-name="ce68" table:formula="of:=SUM([2D6.O29:.O35])" office:value-type="float" office:value="0.0277777777777778" calcext:value-type="float">
            <text:p>0,0277777778</text:p>
          </table:table-cell>
          <table:covered-table-cell table:style-name="ce5"/>
          <table:table-cell table:style-name="ce6" table:formula="of:=[.Q36]" office:value-type="float" office:value="0.0833333333333333" calcext:value-type="float">
            <text:p>0,0833333333</text:p>
          </table:table-cell>
          <table:table-cell table:style-name="ce74" table:formula="of:=SUM([2D6.C37:.Q37])" office:value-type="float" office:value="1" calcext:value-type="float">
            <text:p>1</text:p>
          </table:table-cell>
          <table:table-cell table:style-name="ce79" table:formula="of:=SUM([2D6.R29:.R36])" office:value-type="float" office:value="1" calcext:value-type="float">
            <text:p>1</text:p>
          </table:table-cell>
          <table:table-cell table:style-name="ce83" table:formula="of:=SUM([.R37:.S37])/2" office:value-type="float" office:value="1" calcext:value-type="float">
            <text:p>1</text:p>
          </table:table-cell>
          <table:table-cell/>
          <table:table-cell table:style-name="ce86" office:value-type="string" calcext:value-type="string">
            <text:p>Géante Bleu</text:p>
          </table:table-cell>
          <table:table-cell table:style-name="ce87" table:formula="of:=[.W28]" office:value-type="string" office:string-value="6-7" calcext:value-type="string">
            <text:p>6-7</text:p>
          </table:table-cell>
          <table:table-cell table:style-name="ce88" table:formula="of:=[.K28]*SUMIFS([2D6.$B$3:.$B$14];[2D6.$A$3:.$A$14];&quot;&gt;=&quot;&amp;IF(IFERROR(SEARCH(&quot;-&quot;;[2D6.W37]);-1)&lt;0;[2D6.W37];LEFT([2D6.W37];SEARCH(&quot;-&quot;;[2D6.W37])-1));[2D6.$A$3:.$A$14];&quot;&lt;=&quot;&amp;IF(IFERROR(SEARCH(&quot;-&quot;;[2D6.W37]);-1)&lt;0;[2D6.W37];MID([2D6.W37];SEARCH(&quot;-&quot;;[2D6.W37])+1;200)))" office:value-type="float" office:value="0.0339506172839506" calcext:value-type="float">
            <text:p>0,0339506173</text:p>
          </table:table-cell>
          <table:table-cell table:style-name="ce87" office:value-type="string" calcext:value-type="string">
            <text:p>8-10</text:p>
          </table:table-cell>
          <table:table-cell table:style-name="ce88" table:formula="of:=[.K28]*SUMIFS([2D6.$B$3:.$B$14];[2D6.$A$3:.$A$14];&quot;&gt;=&quot;&amp;IF(IFERROR(SEARCH(&quot;-&quot;;[2D6.Y37]);-1)&lt;0;[2D6.Y37];LEFT([2D6.Y37];SEARCH(&quot;-&quot;;[2D6.Y37])-1));[2D6.$A$3:.$A$14];&quot;&lt;=&quot;&amp;IF(IFERROR(SEARCH(&quot;-&quot;;[2D6.Y37]);-1)&lt;0;[2D6.Y37];MID([2D6.Y37];SEARCH(&quot;-&quot;;[2D6.Y37])+1;200)))" office:value-type="float" office:value="0.037037037037037" calcext:value-type="float">
            <text:p>0,037037037</text:p>
          </table:table-cell>
          <table:table-cell table:style-name="ce87" office:value-type="string" calcext:value-type="string">
            <text:p>2-5</text:p>
          </table:table-cell>
          <table:table-cell table:style-name="ce88" table:formula="of:=[.K28]*SUMIFS([2D6.$B$3:.$B$14];[2D6.$A$3:.$A$14];&quot;&gt;=&quot;&amp;IF(IFERROR(SEARCH(&quot;-&quot;;[2D6.AA37]);-1)&lt;0;[2D6.AA37];LEFT([2D6.AA37];SEARCH(&quot;-&quot;;[2D6.AA37])-1));[2D6.$A$3:.$A$14];&quot;&lt;=&quot;&amp;IF(IFERROR(SEARCH(&quot;-&quot;;[2D6.AA37]);-1)&lt;0;[2D6.AA37];MID([2D6.AA37];SEARCH(&quot;-&quot;;[2D6.AA37])+1;200)))" office:value-type="float" office:value="0.0308641975308642" calcext:value-type="float">
            <text:p>0,0308641975</text:p>
          </table:table-cell>
          <table:table-cell table:style-name="ce87" office:value-type="string" calcext:value-type="string">
            <text:p>11-12</text:p>
          </table:table-cell>
          <table:table-cell table:style-name="ce88" table:formula="of:=[.K28]*SUMIFS([2D6.$B$3:.$B$14];[2D6.$A$3:.$A$14];&quot;&gt;=&quot;&amp;IF(IFERROR(SEARCH(&quot;-&quot;;[2D6.AC37]);-1)&lt;0;[2D6.AC37];LEFT([2D6.AC37];SEARCH(&quot;-&quot;;[2D6.AC37])-1));[2D6.$A$3:.$A$14];&quot;&lt;=&quot;&amp;IF(IFERROR(SEARCH(&quot;-&quot;;[2D6.AC37]);-1)&lt;0;[2D6.AC37];MID([2D6.AC37];SEARCH(&quot;-&quot;;[2D6.AC37])+1;200)))" office:value-type="float" office:value="0.00925925925925926" calcext:value-type="float">
            <text:p>0,0092592593</text:p>
          </table:table-cell>
          <table:table-cell table:style-name="ce87"/>
          <table:table-cell table:style-name="ce88" table:formula="of:=[.K28]*SUMIFS([2D6.$B$3:.$B$14];[2D6.$A$3:.$A$14];&quot;&gt;=&quot;&amp;IF(IFERROR(SEARCH(&quot;-&quot;;[2D6.AE37]);-1)&lt;0;[2D6.AE37];LEFT([2D6.AE37];SEARCH(&quot;-&quot;;[2D6.AE37])-1));[2D6.$A$3:.$A$14];&quot;&lt;=&quot;&amp;IF(IFERROR(SEARCH(&quot;-&quot;;[2D6.AE37]);-1)&lt;0;[2D6.AE37];MID([2D6.AE37];SEARCH(&quot;-&quot;;[2D6.AE37])+1;200)))" office:value-type="float" office:value="0" calcext:value-type="float">
            <text:p>0</text:p>
          </table:table-cell>
          <table:table-cell table:style-name="ce87"/>
          <table:table-cell table:style-name="ce88" table:formula="of:=[.K28]*SUMIFS([2D6.$B$3:.$B$14];[2D6.$A$3:.$A$14];&quot;&gt;=&quot;&amp;IF(IFERROR(SEARCH(&quot;-&quot;;[2D6.AG37]);-1)&lt;0;[2D6.AG37];LEFT([2D6.AG37];SEARCH(&quot;-&quot;;[2D6.AG37])-1));[2D6.$A$3:.$A$14];&quot;&lt;=&quot;&amp;IF(IFERROR(SEARCH(&quot;-&quot;;[2D6.AG37]);-1)&lt;0;[2D6.AG37];MID([2D6.AG37];SEARCH(&quot;-&quot;;[2D6.AG37])+1;200)))" office:value-type="float" office:value="0" calcext:value-type="float">
            <text:p>0</text:p>
          </table:table-cell>
          <table:table-cell table:style-name="ce5" table:formula="of:=SUM([.AH37];[.AF37];[.AD37];[.AB37];[.Z37];[.X37])" office:value-type="float" office:value="0.111111111111111" calcext:value-type="float">
            <text:p>0,1111111111</text:p>
          </table:table-cell>
          <table:table-cell table:number-columns-repeated="989"/>
        </table:table-row>
        <table:table-row table:style-name="ro1">
          <table:table-cell table:style-name="ce43" office:value-type="string" calcext:value-type="string">
            <text:p>Occurences moyennes</text:p>
          </table:table-cell>
          <table:covered-table-cell/>
          <table:table-cell table:style-name="ce47" table:formula="of:=[.AK24]" office:value-type="float" office:value="0.74367364746946" calcext:value-type="float">
            <text:p>0,7436736475</text:p>
          </table:table-cell>
          <table:table-cell table:style-name="ce47"/>
          <table:table-cell table:style-name="ce47" table:formula="of:=[.AK25]" office:value-type="float" office:value="1.09184118673647" calcext:value-type="float">
            <text:p>1,0918411867</text:p>
          </table:table-cell>
          <table:covered-table-cell table:style-name="ce47"/>
          <table:table-cell table:style-name="ce47" table:formula="of:=[.AK26]" office:value-type="float" office:value="1.55301047120419" calcext:value-type="float">
            <text:p>1,5530104712</text:p>
          </table:table-cell>
          <table:table-cell table:style-name="ce47"/>
          <table:table-cell table:style-name="ce47" table:formula="of:=[.AK27]" office:value-type="float" office:value="0.876527050610822" calcext:value-type="float">
            <text:p>0,8765270506</text:p>
          </table:table-cell>
          <table:table-cell table:style-name="ce47"/>
          <table:table-cell table:style-name="ce47" table:formula="of:=[.AK28]" office:value-type="float" office:value="0.893324607329844" calcext:value-type="float">
            <text:p>0,8933246073</text:p>
          </table:table-cell>
          <table:table-cell table:style-name="ce47"/>
          <table:table-cell table:style-name="ce47" table:formula="of:=[.AK29]" office:value-type="float" office:value="0.728403141361255" calcext:value-type="float">
            <text:p>0,7284031414</text:p>
          </table:table-cell>
          <table:covered-table-cell table:style-name="ce47"/>
          <table:table-cell table:style-name="ce47" table:formula="of:=[.AK30]" office:value-type="float" office:value="1.11321989528796" calcext:value-type="float">
            <text:p>1,1132198953</text:p>
          </table:table-cell>
          <table:covered-table-cell table:style-name="ce15"/>
          <table:table-cell table:style-name="ce13" office:value-type="string" calcext:value-type="string" table:number-columns-spanned="1" table:number-rows-spanned="9">
            <text:p>-</text:p>
          </table:table-cell>
          <table:table-cell table:style-name="ce75" table:formula="of:=AVERAGE([.C38:.O38])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8">
            <text:p>-</text:p>
          </table:table-cell>
          <table:covered-table-cell/>
          <table:table-cell/>
          <table:table-cell table:style-name="ce86" office:value-type="string" calcext:value-type="string">
            <text:p>Super Géante rouge</text:p>
          </table:table-cell>
          <table:table-cell table:style-name="ce87" table:formula="of:=[.W29]" office:value-type="string" office:string-value="7-11" calcext:value-type="string">
            <text:p>7-11</text:p>
          </table:table-cell>
          <table:table-cell table:style-name="ce88" table:formula="of:=[.M28]*SUMIFS([2D6.$B$3:.$B$14];[2D6.$A$3:.$A$14];&quot;&gt;=&quot;&amp;IF(IFERROR(SEARCH(&quot;-&quot;;[2D6.W38]);-1)&lt;0;[2D6.W38];LEFT([2D6.W38];SEARCH(&quot;-&quot;;[2D6.W38])-1));[2D6.$A$3:.$A$14];&quot;&lt;=&quot;&amp;IF(IFERROR(SEARCH(&quot;-&quot;;[2D6.W38]);-1)&lt;0;[2D6.W38];MID([2D6.W38];SEARCH(&quot;-&quot;;[2D6.W38])+1;200)))" office:value-type="float" office:value="0.0308641975308642" calcext:value-type="float">
            <text:p>0,0308641975</text:p>
          </table:table-cell>
          <table:table-cell table:style-name="ce87" office:value-type="string" calcext:value-type="string">
            <text:p>2-6</text:p>
          </table:table-cell>
          <table:table-cell table:style-name="ce88" table:formula="of:=[.M28]*SUMIFS([2D6.$B$3:.$B$14];[2D6.$A$3:.$A$14];&quot;&gt;=&quot;&amp;IF(IFERROR(SEARCH(&quot;-&quot;;[2D6.Y38]);-1)&lt;0;[2D6.Y38];LEFT([2D6.Y38];SEARCH(&quot;-&quot;;[2D6.Y38])-1));[2D6.$A$3:.$A$14];&quot;&lt;=&quot;&amp;IF(IFERROR(SEARCH(&quot;-&quot;;[2D6.Y38]);-1)&lt;0;[2D6.Y38];MID([2D6.Y38];SEARCH(&quot;-&quot;;[2D6.Y38])+1;200)))" office:value-type="float" office:value="0.0231481481481482" calcext:value-type="float">
            <text:p>0,0231481481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M28]*SUMIFS([2D6.$B$3:.$B$14];[2D6.$A$3:.$A$14];&quot;&gt;=&quot;&amp;IF(IFERROR(SEARCH(&quot;-&quot;;[2D6.AA38]);-1)&lt;0;[2D6.AA38];LEFT([2D6.AA38];SEARCH(&quot;-&quot;;[2D6.AA38])-1));[2D6.$A$3:.$A$14];&quot;&lt;=&quot;&amp;IF(IFERROR(SEARCH(&quot;-&quot;;[2D6.AA38]);-1)&lt;0;[2D6.AA38];MID([2D6.AA38];SEARCH(&quot;-&quot;;[2D6.AA38])+1;200)))" office:value-type="float" office:value="0.00154320987654321" calcext:value-type="float">
            <text:p>0,0015432099</text:p>
          </table:table-cell>
          <table:table-cell table:style-name="ce87"/>
          <table:table-cell table:style-name="ce88" table:formula="of:=[.M28]*SUMIFS([2D6.$B$3:.$B$14];[2D6.$A$3:.$A$14];&quot;&gt;=&quot;&amp;IF(IFERROR(SEARCH(&quot;-&quot;;[2D6.AC38]);-1)&lt;0;[2D6.AC38];LEFT([2D6.AC38];SEARCH(&quot;-&quot;;[2D6.AC38])-1));[2D6.$A$3:.$A$14];&quot;&lt;=&quot;&amp;IF(IFERROR(SEARCH(&quot;-&quot;;[2D6.AC38]);-1)&lt;0;[2D6.AC38];MID([2D6.AC38];SEARCH(&quot;-&quot;;[2D6.AC38])+1;200)))" office:value-type="float" office:value="0" calcext:value-type="float">
            <text:p>0</text:p>
          </table:table-cell>
          <table:table-cell table:style-name="ce87"/>
          <table:table-cell table:style-name="ce88" table:formula="of:=[.M28]*SUMIFS([2D6.$B$3:.$B$14];[2D6.$A$3:.$A$14];&quot;&gt;=&quot;&amp;IF(IFERROR(SEARCH(&quot;-&quot;;[2D6.AE38]);-1)&lt;0;[2D6.AE38];LEFT([2D6.AE38];SEARCH(&quot;-&quot;;[2D6.AE38])-1));[2D6.$A$3:.$A$14];&quot;&lt;=&quot;&amp;IF(IFERROR(SEARCH(&quot;-&quot;;[2D6.AE38]);-1)&lt;0;[2D6.AE38];MID([2D6.AE38];SEARCH(&quot;-&quot;;[2D6.AE38])+1;200)))" office:value-type="float" office:value="0" calcext:value-type="float">
            <text:p>0</text:p>
          </table:table-cell>
          <table:table-cell table:style-name="ce87"/>
          <table:table-cell table:style-name="ce88" table:formula="of:=[.M28]*SUMIFS([2D6.$B$3:.$B$14];[2D6.$A$3:.$A$14];&quot;&gt;=&quot;&amp;IF(IFERROR(SEARCH(&quot;-&quot;;[2D6.AG38]);-1)&lt;0;[2D6.AG38];LEFT([2D6.AG38];SEARCH(&quot;-&quot;;[2D6.AG38])-1));[2D6.$A$3:.$A$14];&quot;&lt;=&quot;&amp;IF(IFERROR(SEARCH(&quot;-&quot;;[2D6.AG38]);-1)&lt;0;[2D6.AG38];MID([2D6.AG38];SEARCH(&quot;-&quot;;[2D6.AG38])+1;200)))" office:value-type="float" office:value="0" calcext:value-type="float">
            <text:p>0</text:p>
          </table:table-cell>
          <table:table-cell table:style-name="ce5" table:formula="of:=SUM([.AH38];[.AF38];[.AD38];[.AB38];[.Z38];[.X38])" office:value-type="float" office:value="0.0555555555555556" calcext:value-type="float">
            <text:p>0,0555555556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ellurique</text:p>
          </table:table-cell>
          <table:covered-table-cell table:style-name="ce5"/>
          <table:table-cell table:style-name="ce5" table:formula="of:=[.C$38]*[.C29]" office:value-type="float" office:value="0.000573822258849893" calcext:value-type="float">
            <text:p>0,0005738223</text:p>
          </table:table-cell>
          <table:table-cell table:style-name="ce5"/>
          <table:table-cell table:style-name="ce5" table:formula="of:=[.E$38]*[.E29]" office:value-type="float" office:value="0.0185343411328722" calcext:value-type="float">
            <text:p>0,0185343411</text:p>
          </table:table-cell>
          <table:covered-table-cell table:style-name="ce5"/>
          <table:table-cell table:style-name="ce5" table:formula="of:=[.G$38]*[.G29]" office:value-type="float" office:value="0.118632744328098" calcext:value-type="float">
            <text:p>0,1186327443</text:p>
          </table:table-cell>
          <table:table-cell table:style-name="ce5"/>
          <table:table-cell table:style-name="ce5" table:formula="of:=[.I$38]*[.I29]" office:value-type="float" office:value="0.0101449890116993" calcext:value-type="float">
            <text:p>0,010144989</text:p>
          </table:table-cell>
          <table:table-cell table:style-name="ce5"/>
          <table:table-cell table:style-name="ce5" table:formula="of:=[.K$38]*[.K29]" office:value-type="float" office:value="0.002757174713981" calcext:value-type="float">
            <text:p>0,0027571747</text:p>
          </table:table-cell>
          <table:table-cell table:style-name="ce5"/>
          <table:table-cell table:style-name="ce5" table:formula="of:=[.M$38]*[.M29]" office:value-type="float" office:value="0.00337223676556137" calcext:value-type="float">
            <text:p>0,0033722368</text:p>
          </table:table-cell>
          <table:covered-table-cell table:style-name="ce5"/>
          <table:table-cell table:style-name="ce5" table:formula="of:=[.O$38]*[.O29]" office:value-type="float" office:value="0.00515379581151834" calcext:value-type="float">
            <text:p>0,0051537958</text:p>
          </table:table-cell>
          <table:covered-table-cell table:number-columns-repeated="2" table:style-name="ce5"/>
          <table:table-cell table:style-name="ce10" table:formula="of:=[.O39]+[.M39]+[.I39]+[.G39]+[.C39]+[.E39]+[.K39]" office:value-type="float" office:value="0.15916910402258" calcext:value-type="float">
            <text:p>0,159169104</text:p>
          </table:table-cell>
          <table:covered-table-cell table:number-columns-repeated="2"/>
          <table:table-cell/>
          <table:table-cell table:style-name="ce86" office:value-type="string" calcext:value-type="string">
            <text:p>Etoile double</text:p>
          </table:table-cell>
          <table:table-cell table:style-name="ce87" table:formula="of:=[.W30]" office:value-type="string" office:string-value="2-3" calcext:value-type="string">
            <text:p>2-3</text:p>
          </table:table-cell>
          <table:table-cell table:style-name="ce88" table:formula="of:=[.O28]*SUMIFS([2D6.$B$3:.$B$14];[2D6.$A$3:.$A$14];&quot;&gt;=&quot;&amp;IF(IFERROR(SEARCH(&quot;-&quot;;[2D6.W39]);-1)&lt;0;[2D6.W39];LEFT([2D6.W39];SEARCH(&quot;-&quot;;[2D6.W39])-1));[2D6.$A$3:.$A$14];&quot;&lt;=&quot;&amp;IF(IFERROR(SEARCH(&quot;-&quot;;[2D6.W39]);-1)&lt;0;[2D6.W39];MID([2D6.W39];SEARCH(&quot;-&quot;;[2D6.W39])+1;200)))" office:value-type="float" office:value="0.00231481481481482" calcext:value-type="float">
            <text:p>0,0023148148</text:p>
          </table:table-cell>
          <table:table-cell table:style-name="ce87" office:value-type="string" calcext:value-type="string">
            <text:p>4-5</text:p>
          </table:table-cell>
          <table:table-cell table:style-name="ce88" table:formula="of:=[.O28]*SUMIFS([2D6.$B$3:.$B$14];[2D6.$A$3:.$A$14];&quot;&gt;=&quot;&amp;IF(IFERROR(SEARCH(&quot;-&quot;;[2D6.Y39]);-1)&lt;0;[2D6.Y39];LEFT([2D6.Y39];SEARCH(&quot;-&quot;;[2D6.Y39])-1));[2D6.$A$3:.$A$14];&quot;&lt;=&quot;&amp;IF(IFERROR(SEARCH(&quot;-&quot;;[2D6.Y39]);-1)&lt;0;[2D6.Y39];MID([2D6.Y39];SEARCH(&quot;-&quot;;[2D6.Y39])+1;200)))" office:value-type="float" office:value="0.00540123456790124" calcext:value-type="float">
            <text:p>0,0054012346</text:p>
          </table:table-cell>
          <table:table-cell table:style-name="ce87" office:value-type="string" calcext:value-type="string">
            <text:p>6-7</text:p>
          </table:table-cell>
          <table:table-cell table:style-name="ce88" table:formula="of:=[.O28]*SUMIFS([2D6.$B$3:.$B$14];[2D6.$A$3:.$A$14];&quot;&gt;=&quot;&amp;IF(IFERROR(SEARCH(&quot;-&quot;;[2D6.AA39]);-1)&lt;0;[2D6.AA39];LEFT([2D6.AA39];SEARCH(&quot;-&quot;;[2D6.AA39])-1));[2D6.$A$3:.$A$14];&quot;&lt;=&quot;&amp;IF(IFERROR(SEARCH(&quot;-&quot;;[2D6.AA39]);-1)&lt;0;[2D6.AA39];MID([2D6.AA39];SEARCH(&quot;-&quot;;[2D6.AA39])+1;200)))" office:value-type="float" office:value="0.00848765432098768" calcext:value-type="float">
            <text:p>0,0084876543</text:p>
          </table:table-cell>
          <table:table-cell table:style-name="ce87" office:value-type="string" calcext:value-type="string">
            <text:p>8-9</text:p>
          </table:table-cell>
          <table:table-cell table:style-name="ce88" table:formula="of:=[.O28]*SUMIFS([2D6.$B$3:.$B$14];[2D6.$A$3:.$A$14];&quot;&gt;=&quot;&amp;IF(IFERROR(SEARCH(&quot;-&quot;;[2D6.AC39]);-1)&lt;0;[2D6.AC39];LEFT([2D6.AC39];SEARCH(&quot;-&quot;;[2D6.AC39])-1));[2D6.$A$3:.$A$14];&quot;&lt;=&quot;&amp;IF(IFERROR(SEARCH(&quot;-&quot;;[2D6.AC39]);-1)&lt;0;[2D6.AC39];MID([2D6.AC39];SEARCH(&quot;-&quot;;[2D6.AC39])+1;200)))" office:value-type="float" office:value="0.00694444444444445" calcext:value-type="float">
            <text:p>0,0069444444</text:p>
          </table:table-cell>
          <table:table-cell table:style-name="ce87" office:value-type="string" calcext:value-type="string">
            <text:p>10-11</text:p>
          </table:table-cell>
          <table:table-cell table:style-name="ce88" table:formula="of:=[.O28]*SUMIFS([2D6.$B$3:.$B$14];[2D6.$A$3:.$A$14];&quot;&gt;=&quot;&amp;IF(IFERROR(SEARCH(&quot;-&quot;;[2D6.AE39]);-1)&lt;0;[2D6.AE39];LEFT([2D6.AE39];SEARCH(&quot;-&quot;;[2D6.AE39])-1));[2D6.$A$3:.$A$14];&quot;&lt;=&quot;&amp;IF(IFERROR(SEARCH(&quot;-&quot;;[2D6.AE39]);-1)&lt;0;[2D6.AE39];MID([2D6.AE39];SEARCH(&quot;-&quot;;[2D6.AE39])+1;200)))" office:value-type="float" office:value="0.00385802469135803" calcext:value-type="float">
            <text:p>0,0038580247</text:p>
          </table:table-cell>
          <table:table-cell table:style-name="ce87" office:value-type="float" office:value="12" calcext:value-type="float">
            <text:p>12</text:p>
          </table:table-cell>
          <table:table-cell table:style-name="ce88" table:formula="of:=[.O28]*SUMIFS([2D6.$B$3:.$B$14];[2D6.$A$3:.$A$14];&quot;&gt;=&quot;&amp;IF(IFERROR(SEARCH(&quot;-&quot;;[2D6.AG39]);-1)&lt;0;[2D6.AG39];LEFT([2D6.AG39];SEARCH(&quot;-&quot;;[2D6.AG39])-1));[2D6.$A$3:.$A$14];&quot;&lt;=&quot;&amp;IF(IFERROR(SEARCH(&quot;-&quot;;[2D6.AG39]);-1)&lt;0;[2D6.AG39];MID([2D6.AG39];SEARCH(&quot;-&quot;;[2D6.AG39])+1;200)))" office:value-type="float" office:value="0.000771604938271606" calcext:value-type="float">
            <text:p>0,0007716049</text:p>
          </table:table-cell>
          <table:table-cell table:style-name="ce5" table:formula="of:=SUM([.AH39];[.AF39];[.AD39];[.AB39];[.Z39];[.X39])" office:value-type="float" office:value="0.0277777777777778" calcext:value-type="float">
            <text:p>0,0277777778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azeuse</text:p>
          </table:table-cell>
          <table:covered-table-cell table:style-name="ce5"/>
          <table:table-cell table:style-name="ce5" table:formula="of:=[.C$38]*[.C30]" office:value-type="float" office:value="0.00344293355309935" calcext:value-type="float">
            <text:p>0,0034429336</text:p>
          </table:table-cell>
          <table:table-cell table:style-name="ce5"/>
          <table:table-cell table:style-name="ce5" table:formula="of:=[.E$38]*[.E30]" office:value-type="float" office:value="0.0648701939650527" calcext:value-type="float">
            <text:p>0,064870194</text:p>
          </table:table-cell>
          <table:covered-table-cell table:style-name="ce5"/>
          <table:table-cell table:style-name="ce5" table:formula="of:=[.G$38]*[.G30]" office:value-type="float" office:value="0.0323543848167539" calcext:value-type="float">
            <text:p>0,0323543848</text:p>
          </table:table-cell>
          <table:table-cell table:style-name="ce5"/>
          <table:table-cell table:style-name="ce5" table:formula="of:=[.I$38]*[.I30]" office:value-type="float" office:value="0.030434967035098" calcext:value-type="float">
            <text:p>0,030434967</text:p>
          </table:table-cell>
          <table:table-cell table:style-name="ce5"/>
          <table:table-cell table:style-name="ce5" table:formula="of:=[.K$38]*[.K30]" office:value-type="float" office:value="0.011028698855924" calcext:value-type="float">
            <text:p>0,0110286989</text:p>
          </table:table-cell>
          <table:table-cell table:style-name="ce5"/>
          <table:table-cell table:style-name="ce5" table:formula="of:=[.M$38]*[.M30]" office:value-type="float" office:value="0.00786855245297651" calcext:value-type="float">
            <text:p>0,0078685525</text:p>
          </table:table-cell>
          <table:covered-table-cell table:style-name="ce5"/>
          <table:table-cell table:style-name="ce5" table:formula="of:=[.O$38]*[.O30]" office:value-type="float" office:value="0.00773069371727751" calcext:value-type="float">
            <text:p>0,0077306937</text:p>
          </table:table-cell>
          <table:covered-table-cell table:number-columns-repeated="2" table:style-name="ce5"/>
          <table:table-cell table:style-name="ce10" table:formula="of:=[.O40]+[.M40]+[.I40]+[.G40]+[.C40]+[.E40]+[.K40]" office:value-type="float" office:value="0.157730424396182" calcext:value-type="float">
            <text:p>0,1577304244</text:p>
          </table:table-cell>
          <table:covered-table-cell table:number-columns-repeated="2"/>
          <table:table-cell/>
          <table:table-cell table:style-name="ce43" office:value-type="string" calcext:value-type="string">
            <text:p>Totaux</text:p>
          </table:table-cell>
          <table:table-cell/>
          <table:table-cell table:style-name="ce10" table:formula="of:=SUM([.X33:.X39])" office:value-type="float" office:value="0.149691358024692" calcext:value-type="float">
            <text:p>0,149691358</text:p>
          </table:table-cell>
          <table:table-cell table:style-name="ce10"/>
          <table:table-cell table:style-name="ce10" table:formula="of:=SUM([.Z33:.Z39])" office:value-type="float" office:value="0.212191358024691" calcext:value-type="float">
            <text:p>0,212191358</text:p>
          </table:table-cell>
          <table:table-cell table:style-name="ce10"/>
          <table:table-cell table:style-name="ce10" table:formula="of:=SUM([.AB33:.AB39])" office:value-type="float" office:value="0.223765432098766" calcext:value-type="float">
            <text:p>0,2237654321</text:p>
          </table:table-cell>
          <table:table-cell table:style-name="ce10"/>
          <table:table-cell table:style-name="ce10" table:formula="of:=SUM([.AD33:.AD39])" office:value-type="float" office:value="0.17283950617284" calcext:value-type="float">
            <text:p>0,1728395062</text:p>
          </table:table-cell>
          <table:table-cell table:style-name="ce10"/>
          <table:table-cell table:style-name="ce10" table:formula="of:=SUM([.AF33:.AF39])" office:value-type="float" office:value="0.113425925925926" calcext:value-type="float">
            <text:p>0,1134259259</text:p>
          </table:table-cell>
          <table:table-cell table:style-name="ce10"/>
          <table:table-cell table:style-name="ce10" table:formula="of:=SUM([.AH33:.AH39])" office:value-type="float" office:value="0.0447530864197531" calcext:value-type="float">
            <text:p>0,0447530864</text:p>
          </table:table-cell>
          <table:table-cell table:style-name="ce5" table:formula="of:=SUM([.AI33:.AI39])" office:value-type="float" office:value="0.916666666666667" calcext:value-type="float">
            <text:p>0,9166666667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elée</text:p>
          </table:table-cell>
          <table:covered-table-cell table:style-name="ce5"/>
          <table:table-cell table:style-name="ce5" table:formula="of:=[.C$38]*[.C31]" office:value-type="float" office:value="0.00860733388274839" calcext:value-type="float">
            <text:p>0,0086073339</text:p>
          </table:table-cell>
          <table:table-cell table:style-name="ce5"/>
          <table:table-cell table:style-name="ce5" table:formula="of:=[.E$38]*[.E31]" office:value-type="float" office:value="0.101938876230797" calcext:value-type="float">
            <text:p>0,1019388762</text:p>
          </table:table-cell>
          <table:covered-table-cell table:style-name="ce5"/>
          <table:table-cell table:style-name="ce5" table:formula="of:=[.G$38]*[.G31]" office:value-type="float" office:value="0.0431391797556719" calcext:value-type="float">
            <text:p>0,0431391798</text:p>
          </table:table-cell>
          <table:table-cell table:style-name="ce5"/>
          <table:table-cell table:style-name="ce5" table:formula="of:=[.I$38]*[.I31]" office:value-type="float" office:value="0.00338166300389978" calcext:value-type="float">
            <text:p>0,003381663</text:p>
          </table:table-cell>
          <table:table-cell table:style-name="ce5"/>
          <table:table-cell table:style-name="ce5" table:formula="of:=[.K$38]*[.K31]" office:value-type="float" office:value="0" calcext:value-type="float">
            <text:p>0</text:p>
          </table:table-cell>
          <table:table-cell table:style-name="ce5"/>
          <table:table-cell table:style-name="ce5" table:formula="of:=[.M$38]*[.M31]" office:value-type="float" office:value="0" calcext:value-type="float">
            <text:p>0</text:p>
          </table:table-cell>
          <table:covered-table-cell table:style-name="ce5"/>
          <table:table-cell table:style-name="ce5" table:formula="of:=[.O$38]*[.O31]" office:value-type="float" office:value="0.00257689790575917" calcext:value-type="float">
            <text:p>0,0025768979</text:p>
          </table:table-cell>
          <table:covered-table-cell table:number-columns-repeated="2" table:style-name="ce5"/>
          <table:table-cell table:style-name="ce10" table:formula="of:=[.O41]+[.M41]+[.I41]+[.G41]+[.C41]+[.E41]+[.K41]" office:value-type="float" office:value="0.159643950778877" calcext:value-type="float">
            <text:p>0,1596439508</text:p>
          </table:table-cell>
          <table:covered-table-cell table:number-columns-repeated="2"/>
          <table:table-cell/>
          <table:table-cell office:value-type="string" calcext:value-type="string">
            <text:p>Taille moyenne</text:p>
          </table:table-cell>
          <table:table-cell/>
          <table:table-cell table:formula="of:=[.X40]*[.W32]" office:value-type="float" office:value="0.149691358024692" calcext:value-type="float">
            <text:p>0,149691358</text:p>
          </table:table-cell>
          <table:table-cell/>
          <table:table-cell table:formula="of:=[.Z40]*[.Y32]" office:value-type="float" office:value="0.424382716049382" calcext:value-type="float">
            <text:p>0,424382716</text:p>
          </table:table-cell>
          <table:table-cell/>
          <table:table-cell table:formula="of:=[.AB40]*[.AA32]" office:value-type="float" office:value="0.671296296296298" calcext:value-type="float">
            <text:p>0,6712962963</text:p>
          </table:table-cell>
          <table:table-cell/>
          <table:table-cell table:formula="of:=[.AD40]*[.AC32]" office:value-type="float" office:value="0.69135802469136" calcext:value-type="float">
            <text:p>0,6913580247</text:p>
          </table:table-cell>
          <table:table-cell/>
          <table:table-cell table:formula="of:=[.AF40]*[.AE32]" office:value-type="float" office:value="0.56712962962963" calcext:value-type="float">
            <text:p>0,5671296296</text:p>
          </table:table-cell>
          <table:table-cell/>
          <table:table-cell table:formula="of:=[.AH40]*[.AG32]" office:value-type="float" office:value="0.268518518518519" calcext:value-type="float">
            <text:p>0,2685185185</text:p>
          </table:table-cell>
          <table:table-cell table:formula="of:=SUM([.X41:.AH41])" office:value-type="float" office:value="2.77237654320988" calcext:value-type="float">
            <text:p>2,7723765432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Océanique</text:p>
          </table:table-cell>
          <table:covered-table-cell table:style-name="ce5"/>
          <table:table-cell table:style-name="ce5" table:formula="of:=[.C$38]*[.C32]" office:value-type="float" office:value="0.00172146677654968" calcext:value-type="float">
            <text:p>0,0017214668</text:p>
          </table:table-cell>
          <table:table-cell table:style-name="ce5"/>
          <table:table-cell table:style-name="ce5" table:formula="of:=[.E$38]*[.E32]" office:value-type="float" office:value="0.0463358528321805" calcext:value-type="float">
            <text:p>0,0463358528</text:p>
          </table:table-cell>
          <table:covered-table-cell table:style-name="ce5"/>
          <table:table-cell table:style-name="ce5" table:formula="of:=[.G$38]*[.G32]" office:value-type="float" office:value="0.0970631544502619" calcext:value-type="float">
            <text:p>0,0970631545</text:p>
          </table:table-cell>
          <table:table-cell table:style-name="ce5"/>
          <table:table-cell table:style-name="ce5" table:formula="of:=[.I$38]*[.I32]" office:value-type="float" office:value="0.0101449890116993" calcext:value-type="float">
            <text:p>0,010144989</text:p>
          </table:table-cell>
          <table:table-cell table:style-name="ce5"/>
          <table:table-cell table:style-name="ce5" table:formula="of:=[.K$38]*[.K32]" office:value-type="float" office:value="0.00827152414194299" calcext:value-type="float">
            <text:p>0,0082715241</text:p>
          </table:table-cell>
          <table:table-cell table:style-name="ce5"/>
          <table:table-cell table:style-name="ce5" table:formula="of:=[.M$38]*[.M32]" office:value-type="float" office:value="0" calcext:value-type="float">
            <text:p>0</text:p>
          </table:table-cell>
          <table:covered-table-cell table:style-name="ce5"/>
          <table:table-cell table:style-name="ce5" table:formula="of:=[.O$38]*[.O32]" office:value-type="float" office:value="0" calcext:value-type="float">
            <text:p>0</text:p>
          </table:table-cell>
          <table:covered-table-cell table:number-columns-repeated="2" table:style-name="ce5"/>
          <table:table-cell table:style-name="ce10" table:formula="of:=[.O42]+[.M42]+[.I42]+[.G42]+[.C42]+[.E42]+[.K42]" office:value-type="float" office:value="0.163536987212634" calcext:value-type="float">
            <text:p>0,1635369872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Stérile</text:p>
          </table:table-cell>
          <table:covered-table-cell table:style-name="ce5"/>
          <table:table-cell table:style-name="ce5" table:formula="of:=[.C$38]*[.C33]" office:value-type="float" office:value="0.00516440032964903" calcext:value-type="float">
            <text:p>0,0051644003</text:p>
          </table:table-cell>
          <table:table-cell table:style-name="ce5"/>
          <table:table-cell table:style-name="ce5" table:formula="of:=[.E$38]*[.E33]" office:value-type="float" office:value="0.0556030233986166" calcext:value-type="float">
            <text:p>0,0556030234</text:p>
          </table:table-cell>
          <table:covered-table-cell table:style-name="ce5"/>
          <table:table-cell table:style-name="ce5" table:formula="of:=[.G$38]*[.G33]" office:value-type="float" office:value="0.010784794938918" calcext:value-type="float">
            <text:p>0,0107847949</text:p>
          </table:table-cell>
          <table:table-cell table:style-name="ce5"/>
          <table:table-cell table:style-name="ce5" table:formula="of:=[.I$38]*[.I33]" office:value-type="float" office:value="0.0236716410272984" calcext:value-type="float">
            <text:p>0,023671641</text:p>
          </table:table-cell>
          <table:table-cell table:style-name="ce5"/>
          <table:table-cell table:style-name="ce5" table:formula="of:=[.K$38]*[.K33]" office:value-type="float" office:value="0.044114795423696" calcext:value-type="float">
            <text:p>0,0441147954</text:p>
          </table:table-cell>
          <table:table-cell table:style-name="ce5"/>
          <table:table-cell table:style-name="ce5" table:formula="of:=[.M$38]*[.M33]" office:value-type="float" office:value="0.00337223676556137" calcext:value-type="float">
            <text:p>0,0033722368</text:p>
          </table:table-cell>
          <table:covered-table-cell table:style-name="ce5"/>
          <table:table-cell table:style-name="ce5" table:formula="of:=[.O$38]*[.O33]" office:value-type="float" office:value="0.0128844895287959" calcext:value-type="float">
            <text:p>0,0128844895</text:p>
          </table:table-cell>
          <table:covered-table-cell table:number-columns-repeated="2" table:style-name="ce5"/>
          <table:table-cell table:style-name="ce10" table:formula="of:=[.O43]+[.M43]+[.I43]+[.G43]+[.C43]+[.E43]+[.K43]" office:value-type="float" office:value="0.155595381412535" calcext:value-type="float">
            <text:p>0,1555953814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Lave</text:p>
          </table:table-cell>
          <table:covered-table-cell table:style-name="ce5"/>
          <table:table-cell table:style-name="ce5" table:formula="of:=[.C$38]*[.C34]" office:value-type="float" office:value="0.00114764451769979" calcext:value-type="float">
            <text:p>0,0011476445</text:p>
          </table:table-cell>
          <table:table-cell table:style-name="ce5"/>
          <table:table-cell table:style-name="ce5" table:formula="of:=[.E$38]*[.E34]" office:value-type="float" office:value="0.0370686822657444" calcext:value-type="float">
            <text:p>0,0370686823</text:p>
          </table:table-cell>
          <table:covered-table-cell table:style-name="ce5"/>
          <table:table-cell table:style-name="ce5" table:formula="of:=[.G$38]*[.G34]" office:value-type="float" office:value="0.032354384816754" calcext:value-type="float">
            <text:p>0,0323543848</text:p>
          </table:table-cell>
          <table:table-cell table:style-name="ce5"/>
          <table:table-cell table:style-name="ce5" table:formula="of:=[.I$38]*[.I34]" office:value-type="float" office:value="0.0371982930428976" calcext:value-type="float">
            <text:p>0,037198293</text:p>
          </table:table-cell>
          <table:table-cell table:style-name="ce5"/>
          <table:table-cell table:style-name="ce5" table:formula="of:=[.K$38]*[.K34]" office:value-type="float" office:value="0.024814572425829" calcext:value-type="float">
            <text:p>0,0248145724</text:p>
          </table:table-cell>
          <table:table-cell table:style-name="ce5"/>
          <table:table-cell table:style-name="ce5" table:formula="of:=[.M$38]*[.M34]" office:value-type="float" office:value="0.0258538152026372" calcext:value-type="float">
            <text:p>0,0258538152</text:p>
          </table:table-cell>
          <table:covered-table-cell table:style-name="ce5"/>
          <table:table-cell table:style-name="ce5" table:formula="of:=[.O$38]*[.O34]" office:value-type="float" office:value="0" calcext:value-type="float">
            <text:p>0</text:p>
          </table:table-cell>
          <table:covered-table-cell table:number-columns-repeated="2" table:style-name="ce5"/>
          <table:table-cell table:style-name="ce10" table:formula="of:=[.O44]+[.M44]+[.I44]+[.G44]+[.C44]+[.E44]+[.K44]" office:value-type="float" office:value="0.158437392271562" calcext:value-type="float">
            <text:p>0,1584373923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Vivante</text:p>
          </table:table-cell>
          <table:covered-table-cell table:style-name="ce5"/>
          <table:table-cell table:style-name="ce5" table:formula="of:=[.C$38]*[.C35]" office:value-type="float" office:value="0" calcext:value-type="float">
            <text:p>0</text:p>
          </table:table-cell>
          <table:table-cell table:style-name="ce5"/>
          <table:table-cell table:style-name="ce5" table:formula="of:=[.E$38]*[.E35]" office:value-type="float" office:value="0.00926717056643611" calcext:value-type="float">
            <text:p>0,0092671706</text:p>
          </table:table-cell>
          <table:covered-table-cell table:style-name="ce5"/>
          <table:table-cell table:style-name="ce5" table:formula="of:=[.G$38]*[.G35]" office:value-type="float" office:value="0.0539239746945899" calcext:value-type="float">
            <text:p>0,0539239747</text:p>
          </table:table-cell>
          <table:table-cell table:style-name="ce5"/>
          <table:table-cell table:style-name="ce5" table:formula="of:=[.I$38]*[.I35]" office:value-type="float" office:value="0.00676332600779956" calcext:value-type="float">
            <text:p>0,006763326</text:p>
          </table:table-cell>
          <table:table-cell table:style-name="ce5"/>
          <table:table-cell table:style-name="ce5" table:formula="of:=[.K$38]*[.K35]" office:value-type="float" office:value="0.008271524141943" calcext:value-type="float">
            <text:p>0,0082715241</text:p>
          </table:table-cell>
          <table:table-cell table:style-name="ce5"/>
          <table:table-cell table:style-name="ce5" table:formula="of:=[.M$38]*[.M35]" office:value-type="float" office:value="0" calcext:value-type="float">
            <text:p>0</text:p>
          </table:table-cell>
          <table:covered-table-cell table:style-name="ce5"/>
          <table:table-cell table:style-name="ce5" table:formula="of:=[.O$38]*[.O35]" office:value-type="float" office:value="0.00257689790575917" calcext:value-type="float">
            <text:p>0,0025768979</text:p>
          </table:table-cell>
          <table:covered-table-cell table:number-columns-repeated="2" table:style-name="ce5"/>
          <table:table-cell table:style-name="ce10" table:formula="of:=[.O45]+[.M45]+[.I45]+[.G45]+[.C45]+[.E45]+[.K45]" office:value-type="float" office:value="0.0808028933165278" calcext:value-type="float">
            <text:p>0,0808028933</text:p>
          </table:table-cell>
          <table:covered-table-cell table:number-columns-repeated="2"/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Totaux</text:p>
          </table:table-cell>
          <table:covered-table-cell table:style-name="ce5"/>
          <table:table-cell table:style-name="ce48" table:formula="of:=SUM([2D6.C39:.C45])" office:value-type="float" office:value="0.0206576013185961" calcext:value-type="float">
            <text:p>0,0206576013</text:p>
          </table:table-cell>
          <table:table-cell table:style-name="ce5"/>
          <table:table-cell table:style-name="ce53" table:formula="of:=SUM([2D6.E39:.E45])" office:value-type="float" office:value="0.3336181403917" calcext:value-type="float">
            <text:p>0,3336181404</text:p>
          </table:table-cell>
          <table:covered-table-cell table:style-name="ce5"/>
          <table:table-cell table:style-name="ce57" table:formula="of:=SUM([2D6.G39:.G45])" office:value-type="float" office:value="0.388252617801048" calcext:value-type="float">
            <text:p>0,3882526178</text:p>
          </table:table-cell>
          <table:table-cell table:style-name="ce5"/>
          <table:table-cell table:style-name="ce60" table:formula="of:=SUM([2D6.I39:.I45])" office:value-type="float" office:value="0.121739868140392" calcext:value-type="float">
            <text:p>0,1217398681</text:p>
          </table:table-cell>
          <table:table-cell table:style-name="ce5"/>
          <table:table-cell table:style-name="ce63" table:formula="of:=SUM([2D6.K39:.K45])" office:value-type="float" office:value="0.099258289703316" calcext:value-type="float">
            <text:p>0,0992582897</text:p>
          </table:table-cell>
          <table:table-cell table:style-name="ce5"/>
          <table:table-cell table:style-name="ce66" table:formula="of:=SUM([2D6.M39:.M45])" office:value-type="float" office:value="0.0404668411867364" calcext:value-type="float">
            <text:p>0,0404668412</text:p>
          </table:table-cell>
          <table:covered-table-cell table:style-name="ce5"/>
          <table:table-cell table:style-name="ce69" table:formula="of:=SUM([2D6.O39:.O45])" office:value-type="float" office:value="0.03092277486911" calcext:value-type="float">
            <text:p>0,0309227749</text:p>
          </table:table-cell>
          <table:covered-table-cell table:style-name="ce5"/>
          <table:covered-table-cell table:style-name="ce6"/>
          <table:table-cell table:style-name="ce76" table:formula="of:=SUM([2D6.C46:.Q46])" office:value-type="float" office:value="1.0349161334109" calcext:value-type="float">
            <text:p>1,0349161334</text:p>
          </table:table-cell>
          <table:table-cell table:style-name="ce80" table:formula="of:=SUM([2D6.R39:.R45])" office:value-type="float" office:value="1.0349161334109" calcext:value-type="float">
            <text:p>1,0349161334</text:p>
          </table:table-cell>
          <table:table-cell table:style-name="ce84" table:formula="of:=SUM([.R46:.S46])/2" office:value-type="float" office:value="1.0349161334109" calcext:value-type="float">
            <text:p>1,0349161334</text:p>
          </table:table-cell>
          <table:table-cell table:number-columns-repeated="9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office:value-type="string" calcext:value-type="string">
            <text:p>Ecartype</text:p>
          </table:table-cell>
          <table:table-cell/>
          <table:table-cell table:formula="of:=ROUND(AVEDEV([.R41];[.R39];[.R40];[.R41:.R42];[.R43];[.R44])*1000)" office:value-type="float" office:value="2" calcext:value-type="float">
            <text:p>2</text:p>
          </table:table-cell>
          <table:table-cell table:number-columns-repeated="13"/>
          <table:table-cell table:style-name="ce5"/>
          <table:table-cell table:number-columns-repeated="12"/>
          <table:table-cell table:style-name="ce10" table:number-columns-repeated="4"/>
          <table:table-cell table:style-name="ce5" table:number-columns-repeated="991"/>
        </table:table-row>
        <table:table-row table:style-name="ro1">
          <table:table-cell table:number-columns-repeated="16"/>
          <table:table-cell table:style-name="ce5"/>
          <table:table-cell table:number-columns-repeated="12"/>
          <table:table-cell table:style-name="ce10" table:number-columns-repeated="4"/>
          <table:table-cell table:style-name="ce5" table:number-columns-repeated="991"/>
        </table:table-row>
        <table:table-row table:style-name="ro1" table:number-rows-repeated="2">
          <table:table-cell table:number-columns-repeated="16"/>
          <table:table-cell table:style-name="ce5"/>
          <table:table-cell table:number-columns-repeated="3"/>
          <table:table-cell table:style-name="ce5" table:number-columns-repeated="2"/>
          <table:table-cell table:style-name="ce10" table:number-columns-repeated="11"/>
          <table:table-cell table:style-name="ce5" table:number-columns-repeated="991"/>
        </table:table-row>
        <table:table-row table:style-name="ro1" table:number-rows-repeated="3">
          <table:table-cell table:number-columns-repeated="16"/>
          <table:table-cell table:style-name="ce5"/>
          <table:table-cell table:number-columns-repeated="3"/>
          <table:table-cell table:style-name="ce5"/>
          <table:table-cell table:style-name="ce31"/>
          <table:table-cell table:style-name="ce10" table:number-columns-repeated="11"/>
          <table:table-cell table:style-name="ce5" table:number-columns-repeated="991"/>
        </table:table-row>
        <table:table-row table:style-name="ro1" table:number-rows-repeated="2">
          <table:table-cell table:number-columns-repeated="22"/>
          <table:table-cell table:style-name="Default" table:number-columns-repeated="11"/>
          <table:table-cell table:number-columns-repeated="991"/>
        </table:table-row>
        <table:table-row table:style-name="ro3" table:number-rows-repeated="6">
          <table:table-cell table:number-columns-repeated="22"/>
          <table:table-cell table:style-name="Default" table:number-columns-repeated="11"/>
          <table:table-cell table:number-columns-repeated="991"/>
        </table:table-row>
        <table:table-row table:style-name="ro1">
          <table:table-cell office:value-type="string" calcext:value-type="string">
            <text:p>Planètes</text:p>
          </table:table-cell>
          <table:table-cell table:style-name="ce12" office:value-type="string" calcext:value-type="string" table:number-columns-spanned="14" table:number-rows-spanned="1">
            <text:p>Type</text:p>
          </table:table-cell>
          <table:covered-table-cell table:number-columns-repeated="13" table:style-name="ce5"/>
          <table:table-cell table:style-name="ce12" office:value-type="string" calcext:value-type="string" table:number-columns-spanned="3" table:number-rows-spanned="1">
            <text:p>Verifications</text:p>
          </table:table-cell>
          <table:covered-table-cell table:number-columns-repeated="2" table:style-name="ce5"/>
          <table:table-cell table:style-name="ce15" office:value-type="string" calcext:value-type="string" table:number-columns-spanned="2" table:number-rows-spanned="8">
            <text:p>-</text:p>
          </table:table-cell>
          <table:covered-table-cell/>
          <table:table-cell table:style-name="ce5"/>
          <table:table-cell table:style-name="ce31"/>
          <table:table-cell table:style-name="ce10" table:number-columns-repeated="11"/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Taille</text:p>
          </table:table-cell>
          <table:table-cell table:style-name="ce13" office:value-type="string" calcext:value-type="string" table:number-columns-spanned="2" table:number-rows-spanned="1">
            <text:p>Tellurique</text:p>
          </table:table-cell>
          <table:covered-table-cell/>
          <table:table-cell table:style-name="ce13" office:value-type="string" calcext:value-type="string" table:number-columns-spanned="2" table:number-rows-spanned="1">
            <text:p>Gazeuse</text:p>
          </table:table-cell>
          <table:covered-table-cell/>
          <table:table-cell table:style-name="ce13" office:value-type="string" calcext:value-type="string" table:number-columns-spanned="2" table:number-rows-spanned="1">
            <text:p>Gelée</text:p>
          </table:table-cell>
          <table:covered-table-cell/>
          <table:table-cell table:style-name="ce13" office:value-type="string" calcext:value-type="string" table:number-columns-spanned="2" table:number-rows-spanned="1">
            <text:p>Océanique</text:p>
          </table:table-cell>
          <table:covered-table-cell/>
          <table:table-cell table:style-name="ce13" office:value-type="string" calcext:value-type="string" table:number-columns-spanned="2" table:number-rows-spanned="1">
            <text:p>Stérile</text:p>
          </table:table-cell>
          <table:covered-table-cell/>
          <table:table-cell table:style-name="ce13" office:value-type="string" calcext:value-type="string" table:number-columns-spanned="2" table:number-rows-spanned="1">
            <text:p>Lave</text:p>
          </table:table-cell>
          <table:covered-table-cell table:style-name="ce10"/>
          <table:table-cell table:style-name="ce36" office:value-type="string" calcext:value-type="string" table:number-columns-spanned="2" table:number-rows-spanned="1">
            <text:p>Vivante</text:p>
          </table:table-cell>
          <table:covered-table-cell/>
          <table:table-cell table:style-name="ce70" office:value-type="string" calcext:value-type="string" table:number-columns-spanned="1" table:number-rows-spanned="8">
            <text:p>-</text:p>
          </table:table-cell>
          <table:table-cell table:style-name="ce70" office:value-type="string" calcext:value-type="string" table:number-columns-spanned="1" table:number-rows-spanned="8">
            <text:p>-</text:p>
          </table:table-cell>
          <table:table-cell table:style-name="ce54" office:value-type="string" calcext:value-type="string">
            <text:p>-</text:p>
          </table:table-cell>
          <table:covered-table-cell table:number-columns-repeated="2"/>
          <table:table-cell table:style-name="ce5" table:number-columns-repeated="2"/>
          <table:table-cell table:style-name="ce10" table:number-columns-repeated="11"/>
          <table:table-cell table:style-name="ce5" table:number-columns-repeated="991"/>
        </table:table-row>
        <table:table-row table:style-name="ro3">
          <table:table-cell table:style-name="ce5" office:value-type="string" calcext:value-type="string">
            <text:p>Astéroïdes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39]*SUMIFS([2D6.$B$3:.$B$13];[2D6.$A$3:.$A$13];&quot;&gt;=&quot;&amp;IF(IFERROR(SEARCH(&quot;-&quot;;[2D6.B64]);-1)&lt;0;[2D6.B64];LEFT([2D6.B64];SEARCH(&quot;-&quot;;[2D6.B64])-1));[2D6.$A$3:.$A$13];&quot;&lt;=&quot;&amp;IF(IFERROR(SEARCH(&quot;-&quot;;[2D6.B64]);-1)&lt;0;[2D6.B64];MID([2D6.B64];SEARCH(&quot;-&quot;;[2D6.B64])+1;200)))" office:value-type="float" office:value="0.00442136400062723" calcext:value-type="float">
            <text:p>0,004421364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0]*SUMIFS([2D6.$B$3:.$B$14];[2D6.$A$3:.$A$14];&quot;&gt;=&quot;&amp;IF(IFERROR(SEARCH(&quot;-&quot;;[2D6.D64]);-1)&lt;0;[2D6.D64];LEFT([2D6.D64];SEARCH(&quot;-&quot;;[2D6.D64])-1));[2D6.$A$3:.$A$14];&quot;&lt;=&quot;&amp;IF(IFERROR(SEARCH(&quot;-&quot;;[2D6.D64]);-1)&lt;0;[2D6.D64];MID([2D6.D64];SEARCH(&quot;-&quot;;[2D6.D64])+1;200)))" office:value-type="float" office:value="0.00438140067767173" calcext:value-type="float">
            <text:p>0,0043814007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R$41]*SUMIFS([2D6.$B$3:.$B$14];[2D6.$A$3:.$A$14];&quot;&gt;=&quot;&amp;IF(IFERROR(SEARCH(&quot;-&quot;;[2D6.F64]);-1)&lt;0;[2D6.F64];LEFT([2D6.F64];SEARCH(&quot;-&quot;;[2D6.F64])-1));[2D6.$A$3:.$A$14];&quot;&lt;=&quot;&amp;IF(IFERROR(SEARCH(&quot;-&quot;;[2D6.F64]);-1)&lt;0;[2D6.F64];MID([2D6.F64];SEARCH(&quot;-&quot;;[2D6.F64])+1;200)))" office:value-type="float" office:value="0.0133036625649064" calcext:value-type="float">
            <text:p>0,0133036626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2]*SUMIFS([2D6.$B$3:.$B$14];[2D6.$A$3:.$A$14];&quot;&gt;=&quot;&amp;IF(IFERROR(SEARCH(&quot;-&quot;;[2D6.H64]);-1)&lt;0;[2D6.H64];LEFT([2D6.H64];SEARCH(&quot;-&quot;;[2D6.H64])-1));[2D6.$A$3:.$A$14];&quot;&lt;=&quot;&amp;IF(IFERROR(SEARCH(&quot;-&quot;;[2D6.H64]);-1)&lt;0;[2D6.H64];MID([2D6.H64];SEARCH(&quot;-&quot;;[2D6.H64])+1;200)))" office:value-type="float" office:value="0.00454269408923985" calcext:value-type="float">
            <text:p>0,0045426941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3]*SUMIFS([2D6.$B$3:.$B$14];[2D6.$A$3:.$A$14];&quot;&gt;=&quot;&amp;IF(IFERROR(SEARCH(&quot;-&quot;;[2D6.J64]);-1)&lt;0;[2D6.J64];LEFT([2D6.J64];SEARCH(&quot;-&quot;;[2D6.J64])-1));[2D6.$A$3:.$A$14];&quot;&lt;=&quot;&amp;IF(IFERROR(SEARCH(&quot;-&quot;;[2D6.J64]);-1)&lt;0;[2D6.J64];MID([2D6.J64];SEARCH(&quot;-&quot;;[2D6.J64])+1;200)))" office:value-type="float" office:value="0.00432209392812598" calcext:value-type="float">
            <text:p>0,0043220939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4]*SUMIFS([2D6.$B$3:.$B$14];[2D6.$A$3:.$A$14];&quot;&gt;=&quot;&amp;IF(IFERROR(SEARCH(&quot;-&quot;;[2D6.L64]);-1)&lt;0;[2D6.L64];LEFT([2D6.L64];SEARCH(&quot;-&quot;;[2D6.L64])-1));[2D6.$A$3:.$A$14];&quot;&lt;=&quot;&amp;IF(IFERROR(SEARCH(&quot;-&quot;;[2D6.L64]);-1)&lt;0;[2D6.L64];MID([2D6.L64];SEARCH(&quot;-&quot;;[2D6.L64])+1;200)))" office:value-type="float" office:value="0.00440103867421006" calcext:value-type="float">
            <text:p>0,0044010387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$R$45]*SUMIFS([2D6.$B$3:.$B$14];[2D6.$A$3:.$A$14];&quot;&gt;=&quot;&amp;IF(IFERROR(SEARCH(&quot;-&quot;;[2D6.N64]);-1)&lt;0;[2D6.N64];LEFT([2D6.N64];SEARCH(&quot;-&quot;;[2D6.N64])-1));[2D6.$A$3:.$A$14];&quot;&lt;=&quot;&amp;IF(IFERROR(SEARCH(&quot;-&quot;;[2D6.N64]);-1)&lt;0;[2D6.N64];MID([2D6.N64];SEARCH(&quot;-&quot;;[2D6.N64])+1;200)))" office:value-type="float" office:value="0.002244524814348" calcext:value-type="float">
            <text:p>0,0022445248</text:p>
          </table:table-cell>
          <table:covered-table-cell table:style-name="ce70"/>
          <table:covered-table-cell/>
          <table:table-cell table:formula="of:=SUM([.O64];[.M64];[.K64];[.I64];[.G64];[.E64];[.C64])" office:value-type="float" office:value="0.0376167787491293" calcext:value-type="float">
            <text:p>0,0376167787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Naine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39]*SUMIFS([2D6.$B$3:.$B$13];[2D6.$A$3:.$A$13];&quot;&gt;=&quot;&amp;IF(IFERROR(SEARCH(&quot;-&quot;;[2D6.B65]);-1)&lt;0;[2D6.B65];LEFT([2D6.B65];SEARCH(&quot;-&quot;;[2D6.B65])-1));[2D6.$A$3:.$A$13];&quot;&lt;=&quot;&amp;IF(IFERROR(SEARCH(&quot;-&quot;;[2D6.B65]);-1)&lt;0;[2D6.B65];MID([2D6.B65];SEARCH(&quot;-&quot;;[2D6.B65])+1;200)))" office:value-type="float" office:value="0.00884272800125446" calcext:value-type="float">
            <text:p>0,008842728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R$40]*SUMIFS([2D6.$B$3:.$B$14];[2D6.$A$3:.$A$14];&quot;&gt;=&quot;&amp;IF(IFERROR(SEARCH(&quot;-&quot;;[2D6.D65]);-1)&lt;0;[2D6.D65];LEFT([2D6.D65];SEARCH(&quot;-&quot;;[2D6.D65])-1));[2D6.$A$3:.$A$14];&quot;&lt;=&quot;&amp;IF(IFERROR(SEARCH(&quot;-&quot;;[2D6.D65]);-1)&lt;0;[2D6.D65];MID([2D6.D65];SEARCH(&quot;-&quot;;[2D6.D65])+1;200)))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5" table:formula="of:=[.$R$41]*SUMIFS([2D6.$B$3:.$B$14];[2D6.$A$3:.$A$14];&quot;&gt;=&quot;&amp;IF(IFERROR(SEARCH(&quot;-&quot;;[2D6.F65]);-1)&lt;0;[2D6.F65];LEFT([2D6.F65];SEARCH(&quot;-&quot;;[2D6.F65])-1));[2D6.$A$3:.$A$14];&quot;&lt;=&quot;&amp;IF(IFERROR(SEARCH(&quot;-&quot;;[2D6.F65]);-1)&lt;0;[2D6.F65];MID([2D6.F65];SEARCH(&quot;-&quot;;[2D6.F65])+1;200)))" office:value-type="float" office:value="0.0221727709415106" calcext:value-type="float">
            <text:p>0,0221727709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$R$42]*SUMIFS([2D6.$B$3:.$B$14];[2D6.$A$3:.$A$14];&quot;&gt;=&quot;&amp;IF(IFERROR(SEARCH(&quot;-&quot;;[2D6.H65]);-1)&lt;0;[2D6.H65];LEFT([2D6.H65];SEARCH(&quot;-&quot;;[2D6.H65])-1));[2D6.$A$3:.$A$14];&quot;&lt;=&quot;&amp;IF(IFERROR(SEARCH(&quot;-&quot;;[2D6.H65]);-1)&lt;0;[2D6.H65];MID([2D6.H65];SEARCH(&quot;-&quot;;[2D6.H65])+1;200)))" office:value-type="float" office:value="0" calcext:value-type="float">
            <text:p>0</text:p>
          </table:table-cell>
          <table:table-cell table:style-name="ce14" office:value-type="string" calcext:value-type="string">
            <text:p>2-6</text:p>
          </table:table-cell>
          <table:table-cell table:style-name="ce49" table:formula="of:=[.$R$43]*SUMIFS([2D6.$B$3:.$B$14];[2D6.$A$3:.$A$14];&quot;&gt;=&quot;&amp;IF(IFERROR(SEARCH(&quot;-&quot;;[2D6.J65]);-1)&lt;0;[2D6.J65];LEFT([2D6.J65];SEARCH(&quot;-&quot;;[2D6.J65])-1));[2D6.$A$3:.$A$14];&quot;&lt;=&quot;&amp;IF(IFERROR(SEARCH(&quot;-&quot;;[2D6.J65]);-1)&lt;0;[2D6.J65];MID([2D6.J65];SEARCH(&quot;-&quot;;[2D6.J65])+1;200)))" office:value-type="float" office:value="0.0648314089218897" calcext:value-type="float">
            <text:p>0,0648314089</text:p>
          </table:table-cell>
          <table:table-cell table:style-name="ce10" office:value-type="string" calcext:value-type="string">
            <text:p>2-4</text:p>
          </table:table-cell>
          <table:table-cell table:style-name="ce5" table:formula="of:=[.$R$44]*SUMIFS([2D6.$B$3:.$B$14];[2D6.$A$3:.$A$14];&quot;&gt;=&quot;&amp;IF(IFERROR(SEARCH(&quot;-&quot;;[2D6.L65]);-1)&lt;0;[2D6.L65];LEFT([2D6.L65];SEARCH(&quot;-&quot;;[2D6.L65])-1));[2D6.$A$3:.$A$14];&quot;&lt;=&quot;&amp;IF(IFERROR(SEARCH(&quot;-&quot;;[2D6.L65]);-1)&lt;0;[2D6.L65];MID([2D6.L65];SEARCH(&quot;-&quot;;[2D6.L65])+1;200)))" office:value-type="float" office:value="0.0264062320452603" calcext:value-type="float">
            <text:p>0,026406232</text:p>
          </table:table-cell>
          <table:table-cell table:style-name="ce10" office:value-type="string" calcext:value-type="string">
            <text:p>2-3</text:p>
          </table:table-cell>
          <table:table-cell table:style-name="ce5" table:formula="of:=[.$R$45]*SUMIFS([2D6.$B$3:.$B$14];[2D6.$A$3:.$A$14];&quot;&gt;=&quot;&amp;IF(IFERROR(SEARCH(&quot;-&quot;;[2D6.N65]);-1)&lt;0;[2D6.N65];LEFT([2D6.N65];SEARCH(&quot;-&quot;;[2D6.N65])-1));[2D6.$A$3:.$A$14];&quot;&lt;=&quot;&amp;IF(IFERROR(SEARCH(&quot;-&quot;;[2D6.N65]);-1)&lt;0;[2D6.N65];MID([2D6.N65];SEARCH(&quot;-&quot;;[2D6.N65])+1;200)))" office:value-type="float" office:value="0.00673357444304399" calcext:value-type="float">
            <text:p>0,0067335744</text:p>
          </table:table-cell>
          <table:covered-table-cell table:number-columns-repeated="2" table:style-name="ce5"/>
          <table:table-cell table:formula="of:=SUM([.O65];[.M65];[.K65];[.I65];[.G65];[.E65];[.C65])" office:value-type="float" office:value="0.128986714352959" calcext:value-type="float">
            <text:p>0,1289867144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Petite</text:p>
          </table:table-cell>
          <table:table-cell table:style-name="ce10" office:value-type="string" calcext:value-type="string">
            <text:p>8-9</text:p>
          </table:table-cell>
          <table:table-cell table:style-name="ce5" table:formula="of:=[.$R$39]*SUMIFS([2D6.$B$3:.$B$13];[2D6.$A$3:.$A$13];&quot;&gt;=&quot;&amp;IF(IFERROR(SEARCH(&quot;-&quot;;[2D6.B66]);-1)&lt;0;[2D6.B66];LEFT([2D6.B66];SEARCH(&quot;-&quot;;[2D6.B66])-1));[2D6.$A$3:.$A$13];&quot;&lt;=&quot;&amp;IF(IFERROR(SEARCH(&quot;-&quot;;[2D6.B66]);-1)&lt;0;[2D6.B66];MID([2D6.B66];SEARCH(&quot;-&quot;;[2D6.B66])+1;200)))" office:value-type="float" office:value="0.039792276005645" calcext:value-type="float">
            <text:p>0,039792276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40]*SUMIFS([2D6.$B$3:.$B$14];[2D6.$A$3:.$A$14];&quot;&gt;=&quot;&amp;IF(IFERROR(SEARCH(&quot;-&quot;;[2D6.D66]);-1)&lt;0;[2D6.D66];LEFT([2D6.D66];SEARCH(&quot;-&quot;;[2D6.D66])-1));[2D6.$A$3:.$A$14];&quot;&lt;=&quot;&amp;IF(IFERROR(SEARCH(&quot;-&quot;;[2D6.D66]);-1)&lt;0;[2D6.D66];MID([2D6.D66];SEARCH(&quot;-&quot;;[2D6.D66])+1;200)))" office:value-type="float" office:value="0.00876280135534345" calcext:value-type="float">
            <text:p>0,0087628014</text:p>
          </table:table-cell>
          <table:table-cell table:style-name="ce22" office:value-type="float" office:value="7" calcext:value-type="float">
            <text:p>7</text:p>
          </table:table-cell>
          <table:table-cell table:style-name="ce5" table:formula="of:=[.$R$41]*SUMIFS([2D6.$B$3:.$B$14];[2D6.$A$3:.$A$14];&quot;&gt;=&quot;&amp;IF(IFERROR(SEARCH(&quot;-&quot;;[2D6.F66]);-1)&lt;0;[2D6.F66];LEFT([2D6.F66];SEARCH(&quot;-&quot;;[2D6.F66])-1));[2D6.$A$3:.$A$14];&quot;&lt;=&quot;&amp;IF(IFERROR(SEARCH(&quot;-&quot;;[2D6.F66]);-1)&lt;0;[2D6.F66];MID([2D6.F66];SEARCH(&quot;-&quot;;[2D6.F66])+1;200)))" office:value-type="float" office:value="0.0266073251298128" calcext:value-type="float">
            <text:p>0,0266073251</text:p>
          </table:table-cell>
          <table:table-cell table:style-name="ce22" office:value-type="float" office:value="0" calcext:value-type="float">
            <text:p>0</text:p>
          </table:table-cell>
          <table:table-cell table:style-name="ce5" table:formula="of:=[.$R$42]*SUMIFS([2D6.$B$3:.$B$14];[2D6.$A$3:.$A$14];&quot;&gt;=&quot;&amp;IF(IFERROR(SEARCH(&quot;-&quot;;[2D6.H66]);-1)&lt;0;[2D6.H66];LEFT([2D6.H66];SEARCH(&quot;-&quot;;[2D6.H66])-1));[2D6.$A$3:.$A$14];&quot;&lt;=&quot;&amp;IF(IFERROR(SEARCH(&quot;-&quot;;[2D6.H66]);-1)&lt;0;[2D6.H66];MID([2D6.H66];SEARCH(&quot;-&quot;;[2D6.H66])+1;200)))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5" table:formula="of:=[.$R$43]*SUMIFS([2D6.$B$3:.$B$14];[2D6.$A$3:.$A$14];&quot;&gt;=&quot;&amp;IF(IFERROR(SEARCH(&quot;-&quot;;[2D6.J66]);-1)&lt;0;[2D6.J66];LEFT([2D6.J66];SEARCH(&quot;-&quot;;[2D6.J66])-1));[2D6.$A$3:.$A$14];&quot;&lt;=&quot;&amp;IF(IFERROR(SEARCH(&quot;-&quot;;[2D6.J66]);-1)&lt;0;[2D6.J66];MID([2D6.J66];SEARCH(&quot;-&quot;;[2D6.J66])+1;200)))" office:value-type="float" office:value="0.0259325635687559" calcext:value-type="float">
            <text:p>0,0259325636</text:p>
          </table:table-cell>
          <table:table-cell table:style-name="ce14" office:value-type="string" calcext:value-type="string">
            <text:p>5-7</text:p>
          </table:table-cell>
          <table:table-cell table:style-name="ce49" table:formula="of:=[.$R$44]*SUMIFS([2D6.$B$3:.$B$14];[2D6.$A$3:.$A$14];&quot;&gt;=&quot;&amp;IF(IFERROR(SEARCH(&quot;-&quot;;[2D6.L66]);-1)&lt;0;[2D6.L66];LEFT([2D6.L66];SEARCH(&quot;-&quot;;[2D6.L66])-1));[2D6.$A$3:.$A$14];&quot;&lt;=&quot;&amp;IF(IFERROR(SEARCH(&quot;-&quot;;[2D6.L66]);-1)&lt;0;[2D6.L66];MID([2D6.L66];SEARCH(&quot;-&quot;;[2D6.L66])+1;200)))" office:value-type="float" office:value="0.0660155801131509" calcext:value-type="float">
            <text:p>0,0660155801</text:p>
          </table:table-cell>
          <table:table-cell table:style-name="ce10" office:value-type="string" calcext:value-type="string">
            <text:p>4-6</text:p>
          </table:table-cell>
          <table:table-cell table:style-name="ce5" table:formula="of:=[.$R$45]*SUMIFS([2D6.$B$3:.$B$14];[2D6.$A$3:.$A$14];&quot;&gt;=&quot;&amp;IF(IFERROR(SEARCH(&quot;-&quot;;[2D6.N66]);-1)&lt;0;[2D6.N66];LEFT([2D6.N66];SEARCH(&quot;-&quot;;[2D6.N66])-1));[2D6.$A$3:.$A$14];&quot;&lt;=&quot;&amp;IF(IFERROR(SEARCH(&quot;-&quot;;[2D6.N66]);-1)&lt;0;[2D6.N66];MID([2D6.N66];SEARCH(&quot;-&quot;;[2D6.N66])+1;200)))" office:value-type="float" office:value="0.0269342977721759" calcext:value-type="float">
            <text:p>0,0269342978</text:p>
          </table:table-cell>
          <table:covered-table-cell table:number-columns-repeated="2" table:style-name="ce5"/>
          <table:table-cell table:formula="of:=SUM([.O66];[.M66];[.K66];[.I66];[.G66];[.E66];[.C66])" office:value-type="float" office:value="0.194044843944884" calcext:value-type="float">
            <text:p>0,1940448439</text:p>
          </table:table-cell>
          <table:covered-table-cell table:style-name="ce42"/>
          <table:covered-table-cell/>
          <table:table-cell table:number-columns-repeated="1004"/>
        </table:table-row>
        <table:table-row table:style-name="ro3">
          <table:table-cell table:style-name="ce5" office:value-type="string" calcext:value-type="string">
            <text:p>Moyenne</text:p>
          </table:table-cell>
          <table:table-cell table:style-name="ce14" office:value-type="string" calcext:value-type="string">
            <text:p>6-7</text:p>
          </table:table-cell>
          <table:table-cell table:style-name="ce49" table:formula="of:=[.$R$39]*SUMIFS([2D6.$B$3:.$B$13];[2D6.$A$3:.$A$13];&quot;&gt;=&quot;&amp;IF(IFERROR(SEARCH(&quot;-&quot;;[2D6.B67]);-1)&lt;0;[2D6.B67];LEFT([2D6.B67];SEARCH(&quot;-&quot;;[2D6.B67])-1));[2D6.$A$3:.$A$13];&quot;&lt;=&quot;&amp;IF(IFERROR(SEARCH(&quot;-&quot;;[2D6.B67]);-1)&lt;0;[2D6.B67];MID([2D6.B67];SEARCH(&quot;-&quot;;[2D6.B67])+1;200)))" office:value-type="float" office:value="0.0486350040068996" calcext:value-type="float">
            <text:p>0,048635004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[.$R$40]*SUMIFS([2D6.$B$3:.$B$14];[2D6.$A$3:.$A$14];&quot;&gt;=&quot;&amp;IF(IFERROR(SEARCH(&quot;-&quot;;[2D6.D67]);-1)&lt;0;[2D6.D67];LEFT([2D6.D67];SEARCH(&quot;-&quot;;[2D6.D67])-1));[2D6.$A$3:.$A$14];&quot;&lt;=&quot;&amp;IF(IFERROR(SEARCH(&quot;-&quot;;[2D6.D67]);-1)&lt;0;[2D6.D67];MID([2D6.D67];SEARCH(&quot;-&quot;;[2D6.D67])+1;200)))" office:value-type="float" office:value="0.030669804743702" calcext:value-type="float">
            <text:p>0,0306698047</text:p>
          </table:table-cell>
          <table:table-cell table:style-name="ce10" office:value-type="string" calcext:value-type="string">
            <text:p>4-5</text:p>
          </table:table-cell>
          <table:table-cell table:style-name="ce5" table:formula="of:=[.$R$41]*SUMIFS([2D6.$B$3:.$B$14];[2D6.$A$3:.$A$14];&quot;&gt;=&quot;&amp;IF(IFERROR(SEARCH(&quot;-&quot;;[2D6.F67]);-1)&lt;0;[2D6.F67];LEFT([2D6.F67];SEARCH(&quot;-&quot;;[2D6.F67])-1));[2D6.$A$3:.$A$14];&quot;&lt;=&quot;&amp;IF(IFERROR(SEARCH(&quot;-&quot;;[2D6.F67]);-1)&lt;0;[2D6.F67];MID([2D6.F67];SEARCH(&quot;-&quot;;[2D6.F67])+1;200)))" office:value-type="float" office:value="0.031041879318115" calcext:value-type="float">
            <text:p>0,0310418793</text:p>
          </table:table-cell>
          <table:table-cell table:style-name="ce22" office:value-type="string" calcext:value-type="string">
            <text:p>2-3</text:p>
          </table:table-cell>
          <table:table-cell table:style-name="ce5" table:formula="of:=[.$R$42]*SUMIFS([2D6.$B$3:.$B$14];[2D6.$A$3:.$A$14];&quot;&gt;=&quot;&amp;IF(IFERROR(SEARCH(&quot;-&quot;;[2D6.H67]);-1)&lt;0;[2D6.H67];LEFT([2D6.H67];SEARCH(&quot;-&quot;;[2D6.H67])-1));[2D6.$A$3:.$A$14];&quot;&lt;=&quot;&amp;IF(IFERROR(SEARCH(&quot;-&quot;;[2D6.H67]);-1)&lt;0;[2D6.H67];MID([2D6.H67];SEARCH(&quot;-&quot;;[2D6.H67])+1;200)))" office:value-type="float" office:value="0.0136280822677195" calcext:value-type="float">
            <text:p>0,0136280823</text:p>
          </table:table-cell>
          <table:table-cell table:style-name="ce22" office:value-type="float" office:value="11" calcext:value-type="float">
            <text:p>11</text:p>
          </table:table-cell>
          <table:table-cell table:style-name="ce5" table:formula="of:=[.$R$43]*SUMIFS([2D6.$B$3:.$B$14];[2D6.$A$3:.$A$14];&quot;&gt;=&quot;&amp;IF(IFERROR(SEARCH(&quot;-&quot;;[2D6.J67]);-1)&lt;0;[2D6.J67];LEFT([2D6.J67];SEARCH(&quot;-&quot;;[2D6.J67])-1));[2D6.$A$3:.$A$14];&quot;&lt;=&quot;&amp;IF(IFERROR(SEARCH(&quot;-&quot;;[2D6.J67]);-1)&lt;0;[2D6.J67];MID([2D6.J67];SEARCH(&quot;-&quot;;[2D6.J67])+1;200)))" office:value-type="float" office:value="0.00864418785625197" calcext:value-type="float">
            <text:p>0,0086441879</text:p>
          </table:table-cell>
          <table:table-cell table:style-name="ce22" office:value-type="string" calcext:value-type="string">
            <text:p>8-9</text:p>
          </table:table-cell>
          <table:table-cell table:style-name="ce5" table:formula="of:=[.$R$44]*SUMIFS([2D6.$B$3:.$B$14];[2D6.$A$3:.$A$14];&quot;&gt;=&quot;&amp;IF(IFERROR(SEARCH(&quot;-&quot;;[2D6.L67]);-1)&lt;0;[2D6.L67];LEFT([2D6.L67];SEARCH(&quot;-&quot;;[2D6.L67])-1));[2D6.$A$3:.$A$14];&quot;&lt;=&quot;&amp;IF(IFERROR(SEARCH(&quot;-&quot;;[2D6.L67]);-1)&lt;0;[2D6.L67];MID([2D6.L67];SEARCH(&quot;-&quot;;[2D6.L67])+1;200)))" office:value-type="float" office:value="0.0396093480678905" calcext:value-type="float">
            <text:p>0,0396093481</text:p>
          </table:table-cell>
          <table:table-cell table:style-name="ce10" office:value-type="string" calcext:value-type="string">
            <text:p>7-8</text:p>
          </table:table-cell>
          <table:table-cell table:style-name="ce5" table:formula="of:=[.$R$45]*SUMIFS([2D6.$B$3:.$B$14];[2D6.$A$3:.$A$14];&quot;&gt;=&quot;&amp;IF(IFERROR(SEARCH(&quot;-&quot;;[2D6.N67]);-1)&lt;0;[2D6.N67];LEFT([2D6.N67];SEARCH(&quot;-&quot;;[2D6.N67])-1));[2D6.$A$3:.$A$14];&quot;&lt;=&quot;&amp;IF(IFERROR(SEARCH(&quot;-&quot;;[2D6.N67]);-1)&lt;0;[2D6.N67];MID([2D6.N67];SEARCH(&quot;-&quot;;[2D6.N67])+1;200)))" office:value-type="float" office:value="0.024689772957828" calcext:value-type="float">
            <text:p>0,024689773</text:p>
          </table:table-cell>
          <table:covered-table-cell table:number-columns-repeated="2" table:style-name="ce31"/>
          <table:table-cell table:formula="of:=SUM([.O67];[.M67];[.K67];[.I67];[.G67];[.E67];[.C67])" office:value-type="float" office:value="0.196918079218407" calcext:value-type="float">
            <text:p>0,1969180792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Grande</text:p>
          </table:table-cell>
          <table:table-cell table:style-name="ce10" office:value-type="string" calcext:value-type="string">
            <text:p>2-5</text:p>
          </table:table-cell>
          <table:table-cell table:style-name="ce5" table:formula="of:=[.$R$39]*SUMIFS([2D6.$B$3:.$B$13];[2D6.$A$3:.$A$13];&quot;&gt;=&quot;&amp;IF(IFERROR(SEARCH(&quot;-&quot;;[2D6.B68]);-1)&lt;0;[2D6.B68];LEFT([2D6.B68];SEARCH(&quot;-&quot;;[2D6.B68])-1));[2D6.$A$3:.$A$13];&quot;&lt;=&quot;&amp;IF(IFERROR(SEARCH(&quot;-&quot;;[2D6.B68]);-1)&lt;0;[2D6.B68];MID([2D6.B68];SEARCH(&quot;-&quot;;[2D6.B68])+1;200)))" office:value-type="float" office:value="0.0442136400062722" calcext:value-type="float">
            <text:p>0,04421364</text:p>
          </table:table-cell>
          <table:table-cell table:style-name="ce10" office:value-type="string" calcext:value-type="string">
            <text:p>2-5</text:p>
          </table:table-cell>
          <table:table-cell table:style-name="ce5" table:formula="of:=[.$R$40]*SUMIFS([2D6.$B$3:.$B$14];[2D6.$A$3:.$A$14];&quot;&gt;=&quot;&amp;IF(IFERROR(SEARCH(&quot;-&quot;;[2D6.D68]);-1)&lt;0;[2D6.D68];LEFT([2D6.D68];SEARCH(&quot;-&quot;;[2D6.D68])-1));[2D6.$A$3:.$A$14];&quot;&lt;=&quot;&amp;IF(IFERROR(SEARCH(&quot;-&quot;;[2D6.D68]);-1)&lt;0;[2D6.D68];MID([2D6.D68];SEARCH(&quot;-&quot;;[2D6.D68])+1;200)))" office:value-type="float" office:value="0.0438140067767172" calcext:value-type="float">
            <text:p>0,0438140068</text:p>
          </table:table-cell>
          <table:table-cell table:style-name="ce14" office:value-type="string" calcext:value-type="string">
            <text:p>8-9</text:p>
          </table:table-cell>
          <table:table-cell table:style-name="ce49" table:formula="of:=[.$R$41]*SUMIFS([2D6.$B$3:.$B$14];[2D6.$A$3:.$A$14];&quot;&gt;=&quot;&amp;IF(IFERROR(SEARCH(&quot;-&quot;;[2D6.F68]);-1)&lt;0;[2D6.F68];LEFT([2D6.F68];SEARCH(&quot;-&quot;;[2D6.F68])-1));[2D6.$A$3:.$A$14];&quot;&lt;=&quot;&amp;IF(IFERROR(SEARCH(&quot;-&quot;;[2D6.F68]);-1)&lt;0;[2D6.F68];MID([2D6.F68];SEARCH(&quot;-&quot;;[2D6.F68])+1;200)))" office:value-type="float" office:value="0.0399109876947191" calcext:value-type="float">
            <text:p>0,0399109877</text:p>
          </table:table-cell>
          <table:table-cell table:style-name="ce14" office:value-type="string" calcext:value-type="string">
            <text:p>4-8</text:p>
          </table:table-cell>
          <table:table-cell table:style-name="ce49" table:formula="of:=[.$R$42]*SUMIFS([2D6.$B$3:.$B$14];[2D6.$A$3:.$A$14];&quot;&gt;=&quot;&amp;IF(IFERROR(SEARCH(&quot;-&quot;;[2D6.H68]);-1)&lt;0;[2D6.H68];LEFT([2D6.H68];SEARCH(&quot;-&quot;;[2D6.H68])-1));[2D6.$A$3:.$A$14];&quot;&lt;=&quot;&amp;IF(IFERROR(SEARCH(&quot;-&quot;;[2D6.H68]);-1)&lt;0;[2D6.H68];MID([2D6.H68];SEARCH(&quot;-&quot;;[2D6.H68])+1;200)))" office:value-type="float" office:value="0.104481964052516" calcext:value-type="float">
            <text:p>0,1044819641</text:p>
          </table:table-cell>
          <table:table-cell table:style-name="ce22" office:value-type="float" office:value="8" calcext:value-type="float">
            <text:p>8</text:p>
          </table:table-cell>
          <table:table-cell table:style-name="ce5" table:formula="of:=[.$R$43]*SUMIFS([2D6.$B$3:.$B$14];[2D6.$A$3:.$A$14];&quot;&gt;=&quot;&amp;IF(IFERROR(SEARCH(&quot;-&quot;;[2D6.J68]);-1)&lt;0;[2D6.J68];LEFT([2D6.J68];SEARCH(&quot;-&quot;;[2D6.J68])-1));[2D6.$A$3:.$A$14];&quot;&lt;=&quot;&amp;IF(IFERROR(SEARCH(&quot;-&quot;;[2D6.J68]);-1)&lt;0;[2D6.J68];MID([2D6.J68];SEARCH(&quot;-&quot;;[2D6.J68])+1;200)))" office:value-type="float" office:value="0.0216104696406299" calcext:value-type="float">
            <text:p>0,0216104696</text:p>
          </table:table-cell>
          <table:table-cell table:style-name="ce22" office:value-type="float" office:value="10" calcext:value-type="float">
            <text:p>10</text:p>
          </table:table-cell>
          <table:table-cell table:style-name="ce5" table:formula="of:=[.$R$44]*SUMIFS([2D6.$B$3:.$B$14];[2D6.$A$3:.$A$14];&quot;&gt;=&quot;&amp;IF(IFERROR(SEARCH(&quot;-&quot;;[2D6.L68]);-1)&lt;0;[2D6.L68];LEFT([2D6.L68];SEARCH(&quot;-&quot;;[2D6.L68])-1));[2D6.$A$3:.$A$14];&quot;&lt;=&quot;&amp;IF(IFERROR(SEARCH(&quot;-&quot;;[2D6.L68]);-1)&lt;0;[2D6.L68];MID([2D6.L68];SEARCH(&quot;-&quot;;[2D6.L68])+1;200)))" office:value-type="float" office:value="0.0132031160226302" calcext:value-type="float">
            <text:p>0,013203116</text:p>
          </table:table-cell>
          <table:table-cell table:style-name="ce10" office:value-type="string" calcext:value-type="string">
            <text:p>9-10</text:p>
          </table:table-cell>
          <table:table-cell table:style-name="ce5" table:formula="of:=[.$R$45]*SUMIFS([2D6.$B$3:.$B$14];[2D6.$A$3:.$A$14];&quot;&gt;=&quot;&amp;IF(IFERROR(SEARCH(&quot;-&quot;;[2D6.N68]);-1)&lt;0;[2D6.N68];LEFT([2D6.N68];SEARCH(&quot;-&quot;;[2D6.N68])-1));[2D6.$A$3:.$A$14];&quot;&lt;=&quot;&amp;IF(IFERROR(SEARCH(&quot;-&quot;;[2D6.N68]);-1)&lt;0;[2D6.N68];MID([2D6.N68];SEARCH(&quot;-&quot;;[2D6.N68])+1;200)))" office:value-type="float" office:value="0.0157116737004359" calcext:value-type="float">
            <text:p>0,0157116737</text:p>
          </table:table-cell>
          <table:covered-table-cell table:number-columns-repeated="2" table:style-name="ce31"/>
          <table:table-cell table:formula="of:=SUM([.O68];[.M68];[.K68];[.I68];[.G68];[.E68];[.C68])" office:value-type="float" office:value="0.28294585789392" calcext:value-type="float">
            <text:p>0,2829458579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Géante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[.$R$39]*SUMIFS([2D6.$B$3:.$B$13];[2D6.$A$3:.$A$13];&quot;&gt;=&quot;&amp;IF(IFERROR(SEARCH(&quot;-&quot;;[2D6.B69]);-1)&lt;0;[2D6.B69];LEFT([2D6.B69];SEARCH(&quot;-&quot;;[2D6.B69])-1));[2D6.$A$3:.$A$13];&quot;&lt;=&quot;&amp;IF(IFERROR(SEARCH(&quot;-&quot;;[2D6.B69]);-1)&lt;0;[2D6.B69];MID([2D6.B69];SEARCH(&quot;-&quot;;[2D6.B69])+1;200)))" office:value-type="float" office:value="0.0132640920018817" calcext:value-type="float">
            <text:p>0,013264092</text:p>
          </table:table-cell>
          <table:table-cell table:style-name="ce14" office:value-type="string" calcext:value-type="string">
            <text:p>6-8</text:p>
          </table:table-cell>
          <table:table-cell table:style-name="ce49" table:formula="of:=[.$R$40]*SUMIFS([2D6.$B$3:.$B$14];[2D6.$A$3:.$A$14];&quot;&gt;=&quot;&amp;IF(IFERROR(SEARCH(&quot;-&quot;;[2D6.D69]);-1)&lt;0;[2D6.D69];LEFT([2D6.D69];SEARCH(&quot;-&quot;;[2D6.D69])-1));[2D6.$A$3:.$A$14];&quot;&lt;=&quot;&amp;IF(IFERROR(SEARCH(&quot;-&quot;;[2D6.D69]);-1)&lt;0;[2D6.D69];MID([2D6.D69];SEARCH(&quot;-&quot;;[2D6.D69])+1;200)))" office:value-type="float" office:value="0.0701024108427476" calcext:value-type="float">
            <text:p>0,0701024108</text:p>
          </table:table-cell>
          <table:table-cell table:style-name="ce22" office:value-type="string" calcext:value-type="string">
            <text:p>10-12</text:p>
          </table:table-cell>
          <table:table-cell table:style-name="ce5" table:formula="of:=[.$R$41]*SUMIFS([2D6.$B$3:.$B$14];[2D6.$A$3:.$A$14];&quot;&gt;=&quot;&amp;IF(IFERROR(SEARCH(&quot;-&quot;;[2D6.F69]);-1)&lt;0;[2D6.F69];LEFT([2D6.F69];SEARCH(&quot;-&quot;;[2D6.F69])-1));[2D6.$A$3:.$A$14];&quot;&lt;=&quot;&amp;IF(IFERROR(SEARCH(&quot;-&quot;;[2D6.F69]);-1)&lt;0;[2D6.F69];MID([2D6.F69];SEARCH(&quot;-&quot;;[2D6.F69])+1;200)))" office:value-type="float" office:value="0.0266073251298128" calcext:value-type="float">
            <text:p>0,0266073251</text:p>
          </table:table-cell>
          <table:table-cell table:style-name="ce22" office:value-type="string" calcext:value-type="string">
            <text:p>9-11</text:p>
          </table:table-cell>
          <table:table-cell table:style-name="ce5" table:formula="of:=[.$R$42]*SUMIFS([2D6.$B$3:.$B$14];[2D6.$A$3:.$A$14];&quot;&gt;=&quot;&amp;IF(IFERROR(SEARCH(&quot;-&quot;;[2D6.H69]);-1)&lt;0;[2D6.H69];LEFT([2D6.H69];SEARCH(&quot;-&quot;;[2D6.H69])-1));[2D6.$A$3:.$A$14];&quot;&lt;=&quot;&amp;IF(IFERROR(SEARCH(&quot;-&quot;;[2D6.H69]);-1)&lt;0;[2D6.H69];MID([2D6.H69];SEARCH(&quot;-&quot;;[2D6.H69])+1;200)))" office:value-type="float" office:value="0.0408842468031585" calcext:value-type="float">
            <text:p>0,0408842468</text:p>
          </table:table-cell>
          <table:table-cell table:style-name="ce22" office:value-type="string" calcext:value-type="string">
            <text:p>9-10</text:p>
          </table:table-cell>
          <table:table-cell table:style-name="ce5" table:formula="of:=[.$R$43]*SUMIFS([2D6.$B$3:.$B$14];[2D6.$A$3:.$A$14];&quot;&gt;=&quot;&amp;IF(IFERROR(SEARCH(&quot;-&quot;;[2D6.J69]);-1)&lt;0;[2D6.J69];LEFT([2D6.J69];SEARCH(&quot;-&quot;;[2D6.J69])-1));[2D6.$A$3:.$A$14];&quot;&lt;=&quot;&amp;IF(IFERROR(SEARCH(&quot;-&quot;;[2D6.J69]);-1)&lt;0;[2D6.J69];MID([2D6.J69];SEARCH(&quot;-&quot;;[2D6.J69])+1;200)))" office:value-type="float" office:value="0.0302546574968818" calcext:value-type="float">
            <text:p>0,0302546575</text:p>
          </table:table-cell>
          <table:table-cell table:style-name="ce22" office:value-type="float" office:value="11" calcext:value-type="float">
            <text:p>11</text:p>
          </table:table-cell>
          <table:table-cell table:style-name="ce5" table:formula="of:=[.$R$44]*SUMIFS([2D6.$B$3:.$B$14];[2D6.$A$3:.$A$14];&quot;&gt;=&quot;&amp;IF(IFERROR(SEARCH(&quot;-&quot;;[2D6.L69]);-1)&lt;0;[2D6.L69];LEFT([2D6.L69];SEARCH(&quot;-&quot;;[2D6.L69])-1));[2D6.$A$3:.$A$14];&quot;&lt;=&quot;&amp;IF(IFERROR(SEARCH(&quot;-&quot;;[2D6.L69]);-1)&lt;0;[2D6.L69];MID([2D6.L69];SEARCH(&quot;-&quot;;[2D6.L69])+1;200)))" office:value-type="float" office:value="0.00880207734842012" calcext:value-type="float">
            <text:p>0,0088020773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$R$45]*SUMIFS([2D6.$B$3:.$B$14];[2D6.$A$3:.$A$14];&quot;&gt;=&quot;&amp;IF(IFERROR(SEARCH(&quot;-&quot;;[2D6.N69]);-1)&lt;0;[2D6.N69];LEFT([2D6.N69];SEARCH(&quot;-&quot;;[2D6.N69])-1));[2D6.$A$3:.$A$14];&quot;&lt;=&quot;&amp;IF(IFERROR(SEARCH(&quot;-&quot;;[2D6.N69]);-1)&lt;0;[2D6.N69];MID([2D6.N69];SEARCH(&quot;-&quot;;[2D6.N69])+1;200)))" office:value-type="float" office:value="0.00448904962869599" calcext:value-type="float">
            <text:p>0,0044890496</text:p>
          </table:table-cell>
          <table:covered-table-cell table:style-name="ce5"/>
          <table:covered-table-cell table:style-name="ce31"/>
          <table:table-cell table:formula="of:=SUM([.O69];[.M69];[.K69];[.I69];[.G69];[.E69];[.C69])" office:value-type="float" office:value="0.194403859251598" calcext:value-type="float">
            <text:p>0,1944038593</text:p>
          </table:table-cell>
          <table:covered-table-cell table:number-columns-repeated="2"/>
          <table:table-cell table:number-columns-repeated="1004"/>
        </table:table-row>
        <table:table-row table:style-name="ro3">
          <table:table-cell table:style-name="ce6" office:value-type="string" calcext:value-type="string">
            <text:p>Totaux</text:p>
          </table:table-cell>
          <table:table-cell/>
          <table:table-cell table:formula="of:=SUM([.C64:.C69])" office:value-type="float" office:value="0.15916910402258" calcext:value-type="float">
            <text:p>0,159169104</text:p>
          </table:table-cell>
          <table:table-cell/>
          <table:table-cell table:formula="of:=SUM([.E64:.E69])" office:value-type="float" office:value="0.157730424396182" calcext:value-type="float">
            <text:p>0,1577304244</text:p>
          </table:table-cell>
          <table:table-cell table:style-name="ce22"/>
          <table:table-cell table:style-name="ce23" table:formula="of:=SUM([.G64:.G69])" office:value-type="float" office:value="0.159643950778877" calcext:value-type="float">
            <text:p>0,1596439508</text:p>
          </table:table-cell>
          <table:table-cell table:style-name="ce23"/>
          <table:table-cell table:style-name="ce23" table:formula="of:=SUM([.I64:.I69])" office:value-type="float" office:value="0.163536987212634" calcext:value-type="float">
            <text:p>0,1635369872</text:p>
          </table:table-cell>
          <table:table-cell table:style-name="ce23"/>
          <table:table-cell table:style-name="ce23" table:formula="of:=SUM([.K64:.K69])" office:value-type="float" office:value="0.155595381412535" calcext:value-type="float">
            <text:p>0,1555953814</text:p>
          </table:table-cell>
          <table:table-cell table:style-name="ce23"/>
          <table:table-cell table:formula="of:=SUM([.M64:.M69])" office:value-type="float" office:value="0.158437392271562" calcext:value-type="float">
            <text:p>0,1584373923</text:p>
          </table:table-cell>
          <table:table-cell/>
          <table:table-cell table:formula="of:=SUM([.O64:.O69])" office:value-type="float" office:value="0.0808028933165278" calcext:value-type="float">
            <text:p>0,0808028933</text:p>
          </table:table-cell>
          <table:covered-table-cell table:style-name="ce5"/>
          <table:covered-table-cell table:style-name="ce6" table:formula="of:=#REF!" office:value-type="string" office:string-value="" calcext:value-type="error">
            <text:p>#REF !</text:p>
          </table:covered-table-cell>
          <table:table-cell table:style-name="ce5" table:formula="of:=SUM([2D6.B70:.P70])" office:value-type="float" office:value="1.0349161334109" calcext:value-type="float">
            <text:p>1,0349161334</text:p>
          </table:table-cell>
          <table:table-cell table:style-name="ce5" table:formula="of:=SUM([2D6.R62:.R69])+[.Q46]" office:value-type="float" office:value="1.0349161334109" calcext:value-type="float">
            <text:p>1,0349161334</text:p>
          </table:table-cell>
          <table:table-cell table:style-name="ce5" table:formula="of:=SUM([.R70:.S70])/2" office:value-type="float" office:value="1.0349161334109" calcext:value-type="float">
            <text:p>1,0349161334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4"/>
          <table:table-cell table:number-columns-repeated="9"/>
          <table:table-cell table:style-name="ce5" table:number-columns-repeated="2"/>
          <table:table-cell table:number-columns-repeated="1007"/>
        </table:table-row>
        <table:table-row table:style-name="ro3">
          <table:table-cell table:style-name="ce43" office:value-type="string" calcext:value-type="string">
            <text:p>Telluriqu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table:style-name="ce50"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 table:number-columns-repeated="8"/>
          <table:table-cell table:number-columns-repeated="1009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C64]" office:value-type="float" office:value="0.00442136400062723" calcext:value-type="float">
            <text:p>0,004421364</text:p>
          </table:table-cell>
          <table:table-cell table:formula="of:=[.C65]" office:value-type="float" office:value="0.00884272800125446" calcext:value-type="float">
            <text:p>0,008842728</text:p>
          </table:table-cell>
          <table:table-cell table:formula="of:=[.C66]" office:value-type="float" office:value="0.039792276005645" calcext:value-type="float">
            <text:p>0,039792276</text:p>
          </table:table-cell>
          <table:table-cell table:style-name="ce50" table:formula="of:=[.C67]" office:value-type="float" office:value="0.0486350040068996" calcext:value-type="float">
            <text:p>0,048635004</text:p>
          </table:table-cell>
          <table:table-cell table:formula="of:=[.C68]" office:value-type="float" office:value="0.0442136400062722" calcext:value-type="float">
            <text:p>0,04421364</text:p>
          </table:table-cell>
          <table:table-cell table:formula="of:=[.C69]" office:value-type="float" office:value="0.0132640920018817" calcext:value-type="float">
            <text:p>0,013264092</text:p>
          </table:table-cell>
          <table:table-cell table:style-name="ce13" table:formula="of:=SUM([.B73:.G73])" office:value-type="float" office:value="0.15916910402258" calcext:value-type="float">
            <text:p>0,159169104</text:p>
          </table:table-cell>
          <table: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0"/>
          <table:table-cell table:style-name="ce36" table:number-columns-spanned="2" table:number-rows-spanned="1"/>
          <table:covered-table-cell/>
          <table:table-cell table:number-columns-repeated="2"/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$B$73]*[.B74]+[.$C$73]*[.C74]+[.$D$73]*[.D74]+[.$E$73]*[.E74]+[.$F$73]*[.F74]+[.$G$73]*[.G74]" office:value-type="float" office:value="0.36697321205206" calcext:value-type="float">
            <text:p>0,3669732121</text:p>
          </table:table-cell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number-columns-repeated="2"/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$B$73]*[.B75]+[.$C$73]*[.C75]+[.$D$73]*[.D75]+[.$E$73]*[.E75]+[.$F$73]*[.F75]+[.$G$73]*[.G75]" office:value-type="float" office:value="0.260860476037007" calcext:value-type="float">
            <text:p>0,260860476</text:p>
          </table:table-cell>
          <table:table-cell table:number-columns-repeated="5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.$B$73]*[.B76]+[.$C$73]*[.C76]+[.$D$73]*[.D76]+[.$E$73]*[.E76]+[.$F$73]*[.F76]+[.$G$73]*[.G76]" office:value-type="float" office:value="0.371394576052687" calcext:value-type="float">
            <text:p>0,3713945761</text:p>
          </table:table-cell>
          <table:table-cell table:number-columns-repeated="5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number-columns-repeated="7"/>
          <table:table-cell table:formula="of:=TRUNC(SUM([.H74:.H76])*1000;0)" office:value-type="float" office:value="999" calcext:value-type="float">
            <text:p>999</text:p>
          </table:table-cell>
          <table:table-cell table:number-columns-repeated="5"/>
          <table:table-cell table:style-name="ce10"/>
          <table:table-cell table:style-name="ce5"/>
          <table:table-cell table:number-columns-repeated="2"/>
          <table:table-cell table:style-name="ce31" table:number-columns-repeated="2"/>
          <table:table-cell table:style-name="ce5"/>
          <table:table-cell table:number-columns-repeated="1004"/>
        </table:table-row>
        <table:table-row table:style-name="ro3">
          <table:table-cell table:style-name="ce43" office:value-type="string" calcext:value-type="string">
            <text:p>Gazeus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table:style-name="ce50" office:value-type="string" calcext:value-type="string">
            <text:p>Géante</text:p>
          </table:table-cell>
          <table:table-cell table:style-name="ce5"/>
          <table:table-cell table:number-columns-repeated="5"/>
          <table:table-cell table:style-name="ce10"/>
          <table:table-cell table:style-name="ce5"/>
          <table:table-cell table:number-columns-repeated="2"/>
          <table:table-cell table:style-name="ce77"/>
          <table:table-cell table:style-name="ce81"/>
          <table:table-cell table:style-name="ce85"/>
          <table:table-cell table:number-columns-repeated="1004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E64]" office:value-type="float" office:value="0.00438140067767173" calcext:value-type="float">
            <text:p>0,0043814007</text:p>
          </table:table-cell>
          <table:table-cell table:formula="of:=[.E65]" office:value-type="float" office:value="0" calcext:value-type="float">
            <text:p>0</text:p>
          </table:table-cell>
          <table:table-cell table:formula="of:=[.E66]" office:value-type="float" office:value="0.00876280135534345" calcext:value-type="float">
            <text:p>0,0087628014</text:p>
          </table:table-cell>
          <table:table-cell table:formula="of:=[.E67]" office:value-type="float" office:value="0.030669804743702" calcext:value-type="float">
            <text:p>0,0306698047</text:p>
          </table:table-cell>
          <table:table-cell table:formula="of:=[.E68]" office:value-type="float" office:value="0.0438140067767172" calcext:value-type="float">
            <text:p>0,0438140068</text:p>
          </table:table-cell>
          <table:table-cell table:style-name="ce50" table:formula="of:=[.E69]" office:value-type="float" office:value="0.0701024108427476" calcext:value-type="float">
            <text:p>0,0701024108</text:p>
          </table:table-cell>
          <table:table-cell table:style-name="ce13" table:formula="of:=SUM([.B79:.G79])" office:value-type="float" office:value="0.157730424396182" calcext:value-type="float">
            <text:p>0,157730424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10" table:formula="of:=[.$B$79]*[.B80]+[.$C$79]*[.C80]+[.$D$79]*[.D80]+[.$E$79]*[.E80]+[.$F$79]*[.F80]+[.$G$79]*[.G80]" office:value-type="float" office:value="0.30669804743702" calcext:value-type="float">
            <text:p>0,306698047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10" table:formula="of:=[.$B$79]*[.B81]+[.$C$79]*[.C81]+[.$D$79]*[.D81]+[.$E$79]*[.E81]+[.$F$79]*[.F81]+[.$G$79]*[.G81]" office:value-type="float" office:value="0.319842249470036" calcext:value-type="float">
            <text:p>0,3198422495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10" table:formula="of:=[.$B$79]*[.B82]+[.$C$79]*[.C82]+[.$D$79]*[.D82]+[.$E$79]*[.E82]+[.$F$79]*[.F82]+[.$G$79]*[.G82]" office:value-type="float" office:value="0.372419057602096" calcext:value-type="float">
            <text:p>0,372419057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TRUNC(SUM([.H80:.H82])*1000;0)" office:value-type="float" office:value="998" calcext:value-type="float">
            <text:p>998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Lav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table:style-name="ce50"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M64]" office:value-type="float" office:value="0.00440103867421006" calcext:value-type="float">
            <text:p>0,0044010387</text:p>
          </table:table-cell>
          <table:table-cell table:formula="of:=[.M65]" office:value-type="float" office:value="0.0264062320452603" calcext:value-type="float">
            <text:p>0,026406232</text:p>
          </table:table-cell>
          <table:table-cell table:style-name="ce50" table:formula="of:=[.M66]" office:value-type="float" office:value="0.0660155801131509" calcext:value-type="float">
            <text:p>0,0660155801</text:p>
          </table:table-cell>
          <table:table-cell table:formula="of:=[.M67]" office:value-type="float" office:value="0.0396093480678905" calcext:value-type="float">
            <text:p>0,0396093481</text:p>
          </table:table-cell>
          <table:table-cell table:formula="of:=[.M68]" office:value-type="float" office:value="0.0132031160226302" calcext:value-type="float">
            <text:p>0,013203116</text:p>
          </table:table-cell>
          <table:table-cell table:formula="of:=[.M69]" office:value-type="float" office:value="0.00880207734842012" calcext:value-type="float">
            <text:p>0,0088020773</text:p>
          </table:table-cell>
          <table:table-cell table:style-name="ce13" table:formula="of:=SUM([.B85:.G85])" office:value-type="float" office:value="0.158437392271562" calcext:value-type="float">
            <text:p>0,1584373923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$B$85]*[.B86]+[.$C$85]*[.C86]+[.$D$85]*[.D86]+[.$E$85]*[.E86]+[.$F$85]*[.F86]+[.$G$85]*[.G86]" office:value-type="float" office:value="0.286067513823654" calcext:value-type="float">
            <text:p>0,2860675138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$B$85]*[.B87]+[.$C$85]*[.C87]+[.$D$85]*[.D87]+[.$E$85]*[.E87]+[.$F$85]*[.F87]+[.$G$85]*[.G87]" office:value-type="float" office:value="0.550129834276257" calcext:value-type="float">
            <text:p>0,5501298343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.$B$85]*[.B88]+[.$C$85]*[.C88]+[.$D$85]*[.D88]+[.$E$85]*[.E88]+[.$F$85]*[.F88]+[.$G$85]*[.G88]" office:value-type="float" office:value="0.162838430945772" calcext:value-type="float">
            <text:p>0,162838430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TRUNC(SUM([.H86:.H88])*1000;0)" office:value-type="float" office:value="999" calcext:value-type="float">
            <text:p>999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céaniqu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table:style-name="ce50"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I64]" office:value-type="float" office:value="0.00454269408923985" calcext:value-type="float">
            <text:p>0,0045426941</text:p>
          </table:table-cell>
          <table:table-cell table:formula="of:=[.I65]" office:value-type="float" office:value="0" calcext:value-type="float">
            <text:p>0</text:p>
          </table:table-cell>
          <table:table-cell table:formula="of:=[.I66]" office:value-type="float" office:value="0" calcext:value-type="float">
            <text:p>0</text:p>
          </table:table-cell>
          <table:table-cell table:formula="of:=[.I67]" office:value-type="float" office:value="0.0136280822677195" calcext:value-type="float">
            <text:p>0,0136280823</text:p>
          </table:table-cell>
          <table:table-cell table:style-name="ce50" table:formula="of:=[.I68]" office:value-type="float" office:value="0.104481964052516" calcext:value-type="float">
            <text:p>0,1044819641</text:p>
          </table:table-cell>
          <table:table-cell table:formula="of:=[.I69]" office:value-type="float" office:value="0.0408842468031585" calcext:value-type="float">
            <text:p>0,0408842468</text:p>
          </table:table-cell>
          <table:table-cell table:style-name="ce13" table:formula="of:=SUM([.B91:.G91])" office:value-type="float" office:value="0.163536987212634" calcext:value-type="float">
            <text:p>0,1635369872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[.$B$91]*[.B92]+[.$C$91]*[.C92]+[.$D$91]*[.D92]+[.$E$91]*[.E92]+[.$F$91]*[.F92]+[.$G$91]*[.G92]" office:value-type="float" office:value="0.645062560672055" calcext:value-type="float">
            <text:p>0,6450625607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" table:formula="of:=[.$B$91]*[.B93]+[.$C$91]*[.C93]+[.$D$91]*[.D93]+[.$E$91]*[.E93]+[.$F$91]*[.F93]+[.$G$91]*[.G93]" office:value-type="float" office:value="0.158994293123394" calcext:value-type="float">
            <text:p>0,1589942931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.$B$91]*[.B94]+[.$C$91]*[.C94]+[.$D$91]*[.D94]+[.$E$91]*[.E94]+[.$F$91]*[.F94]+[.$G$91]*[.G94]" office:value-type="float" office:value="0.199878539926552" calcext:value-type="float">
            <text:p>0,199878539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TRUNC(SUM([.H92:.H94])*1000;0)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Gelé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table:style-name="ce50"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G64]" office:value-type="float" office:value="0.0133036625649064" calcext:value-type="float">
            <text:p>0,0133036626</text:p>
          </table:table-cell>
          <table:table-cell table:formula="of:=[.G65]" office:value-type="float" office:value="0.0221727709415106" calcext:value-type="float">
            <text:p>0,0221727709</text:p>
          </table:table-cell>
          <table:table-cell table:formula="of:=[.G66]" office:value-type="float" office:value="0.0266073251298128" calcext:value-type="float">
            <text:p>0,0266073251</text:p>
          </table:table-cell>
          <table:table-cell table:formula="of:=[.G67]" office:value-type="float" office:value="0.031041879318115" calcext:value-type="float">
            <text:p>0,0310418793</text:p>
          </table:table-cell>
          <table:table-cell table:style-name="ce50" table:formula="of:=[.G68]" office:value-type="float" office:value="0.0399109876947191" calcext:value-type="float">
            <text:p>0,0399109877</text:p>
          </table:table-cell>
          <table:table-cell table:formula="of:=[.G69]" office:value-type="float" office:value="0.0266073251298128" calcext:value-type="float">
            <text:p>0,0266073251</text:p>
          </table:table-cell>
          <table:table-cell table:style-name="ce13" table:formula="of:=SUM([.B97:.G97])" office:value-type="float" office:value="0.159643950778877" calcext:value-type="float">
            <text:p>0,1596439508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98]+[.$C$97]*[.C98]+[.$D$97]*[.D98]+[.$E$97]*[.E98]+[.$F$97]*[.F98]+[.$G$97]*[.G98]" office:value-type="float" office:value="0.359198889252473" calcext:value-type="float">
            <text:p>0,3591988893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99]+[.$C$97]*[.C99]+[.$D$97]*[.D99]+[.$E$97]*[.E99]+[.$F$97]*[.F99]+[.$G$97]*[.G99]" office:value-type="float" office:value="0.33259156412266" calcext:value-type="float">
            <text:p>0,3325915641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" table:formula="of:=[.$B$97]*[.B100]+[.$C$97]*[.C100]+[.$D$97]*[.D100]+[.$E$97]*[.E100]+[.$F$97]*[.F100]+[.$G$97]*[.G100]" office:value-type="float" office:value="0.305984238992847" calcext:value-type="float">
            <text:p>0,30598423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TRUNC(SUM([.H98:.H100])*1000;0)" office:value-type="float" office:value="997" calcext:value-type="float">
            <text:p>997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térile</text:p>
          </table:table-cell>
          <table:table-cell office:value-type="string" calcext:value-type="string">
            <text:p>Astéroïdes</text:p>
          </table:table-cell>
          <table:table-cell table:style-name="ce50"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K64]" office:value-type="float" office:value="0.00432209392812598" calcext:value-type="float">
            <text:p>0,0043220939</text:p>
          </table:table-cell>
          <table:table-cell table:style-name="ce50" table:formula="of:=[.K65]" office:value-type="float" office:value="0.0648314089218897" calcext:value-type="float">
            <text:p>0,0648314089</text:p>
          </table:table-cell>
          <table:table-cell table:formula="of:=[.K66]" office:value-type="float" office:value="0.0259325635687559" calcext:value-type="float">
            <text:p>0,0259325636</text:p>
          </table:table-cell>
          <table:table-cell table:formula="of:=[.K67]" office:value-type="float" office:value="0.00864418785625197" calcext:value-type="float">
            <text:p>0,0086441879</text:p>
          </table:table-cell>
          <table:table-cell table:formula="of:=[.K68]" office:value-type="float" office:value="0.0216104696406299" calcext:value-type="float">
            <text:p>0,0216104696</text:p>
          </table:table-cell>
          <table:table-cell table:formula="of:=[.K69]" office:value-type="float" office:value="0.0302546574968818" calcext:value-type="float">
            <text:p>0,0302546575</text:p>
          </table:table-cell>
          <table:table-cell table:style-name="ce13" table:formula="of:=SUM([.B103:.G103])" office:value-type="float" office:value="0.155595381412535" calcext:value-type="float">
            <text:p>0,155595381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table:formula="of:=[.$B$103]*[.B104]+[.$C$103]*[.C104]+[.$D$103]*[.D104]+[.$E$103]*[.E104]+[.$F$103]*[.F104]+[.$G$103]*[.G104]" office:value-type="float" office:value="0.280936105328189" calcext:value-type="float">
            <text:p>0,2809361053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$B$73]*[.B105]+[.$C$73]*[.C105]+[.$D$73]*[.D105]+[.$E$73]*[.E105]+[.$F$73]*[.F105]+[.$G$73]*[.G105]" office:value-type="float" office:value="0.269703204038261" calcext:value-type="float">
            <text:p>0,26970320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[.$B$73]*[.B106]+[.$C$73]*[.C106]+[.$D$73]*[.D106]+[.$E$73]*[.E106]+[.$F$73]*[.F106]+[.$G$73]*[.G106]" office:value-type="float" office:value="0.450979128063977" calcext:value-type="float">
            <text:p>0,450979128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TRUNC(SUM([.H104:.H106])*1000;0)" office:value-type="float" office:value="1001" calcext:value-type="float">
            <text:p>1001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Vivante</text:p>
          </table:table-cell>
          <table:table-cell office:value-type="string" calcext:value-type="string">
            <text:p>Astéroïdes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éante</text:p>
          </table:table-cell>
          <table:table-cell table:style-name="ce5"/>
          <table:table-cell table:number-columns-repeated="1016"/>
        </table:table-row>
        <table:table-row table:style-name="ro3">
          <table:table-cell office:value-type="string" calcext:value-type="string">
            <text:p>Probabilité</text:p>
          </table:table-cell>
          <table:table-cell table:formula="of:=[.O64]" office:value-type="float" office:value="0.002244524814348" calcext:value-type="float">
            <text:p>0,0022445248</text:p>
          </table:table-cell>
          <table:table-cell table:formula="of:=[.O65]" office:value-type="float" office:value="0.00673357444304399" calcext:value-type="float">
            <text:p>0,0067335744</text:p>
          </table:table-cell>
          <table:table-cell table:formula="of:=[.O66]" office:value-type="float" office:value="0.0269342977721759" calcext:value-type="float">
            <text:p>0,0269342978</text:p>
          </table:table-cell>
          <table:table-cell table:formula="of:=[.O67]" office:value-type="float" office:value="0.024689772957828" calcext:value-type="float">
            <text:p>0,024689773</text:p>
          </table:table-cell>
          <table:table-cell table:formula="of:=[.O68]" office:value-type="float" office:value="0.0157116737004359" calcext:value-type="float">
            <text:p>0,0157116737</text:p>
          </table:table-cell>
          <table:table-cell table:formula="of:=[.O69]" office:value-type="float" office:value="0.00448904962869599" calcext:value-type="float">
            <text:p>0,0044890496</text:p>
          </table:table-cell>
          <table:table-cell table:style-name="ce13" table:formula="of:=SUM([.B109:.G109])" office:value-type="float" office:value="0.0808028933165278" calcext:value-type="float">
            <text:p>0,0808028933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cien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.$B$109]*[.B110]+[.$C$109]*[.C110]+[.$D$109]*[.D110]+[.$E$109]*[.E110]+[.$F$109]*[.F110]+[.$G$109]*[.G110]" office:value-type="float" office:value="0.228941531063495" calcext:value-type="float">
            <text:p>0,2289415311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[.$B$109]*[.B111]+[.$C$109]*[.C111]+[.$D$109]*[.D111]+[.$E$109]*[.E111]+[.$F$109]*[.F111]+[.$G$109]*[.G111]" office:value-type="float" office:value="0.195273658848275" calcext:value-type="float">
            <text:p>0,1952736588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roduction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0" table:formula="of:=[.$B$109]*[.B112]+[.$C$109]*[.C112]+[.$D$109]*[.D112]+[.$E$109]*[.E112]+[.$F$109]*[.F112]+[.$G$109]*[.G1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TRUNC(SUM([.H110:.H112])*1000;0)" office:value-type="float" office:value="424" calcext:value-type="float">
            <text:p>424</text:p>
          </table:table-cell>
          <table:table-cell table:number-columns-repeated="1016"/>
        </table:table-row>
        <table:table-row table:style-name="ro3" table:number-rows-repeated="6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2D6.M27:2D6.M27">
            <calcext:condition calcext:apply-style-name="rouge" calcext:value="!=1" calcext:base-cell-address="2D6.M27"/>
            <calcext:condition calcext:apply-style-name="vert" calcext:value="=1" calcext:base-cell-address="2D6.M27"/>
          </calcext:conditional-format>
          <calcext:conditional-format calcext:target-range-address="2D6.O27:2D6.O27">
            <calcext:condition calcext:apply-style-name="rouge" calcext:value="!=1" calcext:base-cell-address="2D6.O27"/>
            <calcext:condition calcext:apply-style-name="vert" calcext:value="=1" calcext:base-cell-address="2D6.O27"/>
          </calcext:conditional-format>
          <calcext:conditional-format calcext:target-range-address="2D6.R28:2D6.R28">
            <calcext:condition calcext:apply-style-name="rouge" calcext:value="!=1" calcext:base-cell-address="2D6.R28"/>
            <calcext:condition calcext:apply-style-name="vert" calcext:value="=1" calcext:base-cell-address="2D6.R28"/>
          </calcext:conditional-format>
          <calcext:conditional-format calcext:target-range-address="2D6.Q27:2D6.Q27">
            <calcext:condition calcext:apply-style-name="rouge" calcext:value="!=1" calcext:base-cell-address="2D6.Q27"/>
            <calcext:condition calcext:apply-style-name="vert" calcext:value="=1" calcext:base-cell-address="2D6.Q27"/>
          </calcext:conditional-format>
          <calcext:conditional-format calcext:target-range-address="2D6.O37:2D6.O37">
            <calcext:condition calcext:apply-style-name="vert" calcext:value="=1" calcext:base-cell-address="2D6.O37"/>
          </calcext:conditional-format>
          <calcext:conditional-format calcext:target-range-address="2D6.M37:2D6.M37">
            <calcext:condition calcext:apply-style-name="vert" calcext:value="=1" calcext:base-cell-address="2D6.M37"/>
          </calcext:conditional-format>
          <calcext:conditional-format calcext:target-range-address="2D6.I37:2D6.I37">
            <calcext:condition calcext:apply-style-name="vert" calcext:value="=1" calcext:base-cell-address="2D6.I37"/>
          </calcext:conditional-format>
          <calcext:conditional-format calcext:target-range-address="2D6.G37:2D6.G37">
            <calcext:condition calcext:apply-style-name="vert" calcext:value="=1" calcext:base-cell-address="2D6.G37"/>
          </calcext:conditional-format>
          <calcext:conditional-format calcext:target-range-address="2D6.C27:2D6.C27">
            <calcext:condition calcext:apply-style-name="vert" calcext:value="=1" calcext:base-cell-address="2D6.C27"/>
          </calcext:conditional-format>
          <calcext:conditional-format calcext:target-range-address="2D6.C37:2D6.C37">
            <calcext:condition calcext:apply-style-name="vert" calcext:value="=1" calcext:base-cell-address="2D6.C37"/>
          </calcext:conditional-format>
          <calcext:conditional-format calcext:target-range-address="2D6.E27:2D6.E27">
            <calcext:condition calcext:apply-style-name="vert" calcext:value="=1" calcext:base-cell-address="2D6.E27"/>
          </calcext:conditional-format>
          <calcext:conditional-format calcext:target-range-address="2D6.E37:2D6.E37">
            <calcext:condition calcext:apply-style-name="vert" calcext:value="=1" calcext:base-cell-address="2D6.E37"/>
          </calcext:conditional-format>
          <calcext:conditional-format calcext:target-range-address="2D6.K37:2D6.K37">
            <calcext:condition calcext:apply-style-name="vert" calcext:value="=1" calcext:base-cell-address="2D6.K37"/>
          </calcext:conditional-format>
          <calcext:conditional-format calcext:target-range-address="2D6.R27:2D6.R27">
            <calcext:condition calcext:apply-style-name="rouge" calcext:value="!=7" calcext:base-cell-address="2D6.R27"/>
            <calcext:condition calcext:apply-style-name="vert" calcext:value="=7" calcext:base-cell-address="2D6.R27"/>
          </calcext:conditional-format>
          <calcext:conditional-format calcext:target-range-address="2D6.T27:2D6.T27">
            <calcext:condition calcext:apply-style-name="rouge" calcext:value="!=7" calcext:base-cell-address="2D6.T27"/>
            <calcext:condition calcext:apply-style-name="vert" calcext:value="=7" calcext:base-cell-address="2D6.T27"/>
          </calcext:conditional-format>
          <calcext:conditional-format calcext:target-range-address="2D6.S27:2D6.S27">
            <calcext:condition calcext:apply-style-name="rouge" calcext:value="!=7" calcext:base-cell-address="2D6.S27"/>
            <calcext:condition calcext:apply-style-name="vert" calcext:value="=7" calcext:base-cell-address="2D6.S27"/>
          </calcext:conditional-format>
          <calcext:conditional-format calcext:target-range-address="2D6.O46:2D6.O46">
            <calcext:condition calcext:apply-style-name="vert" calcext:value="=1" calcext:base-cell-address="2D6.O46"/>
          </calcext:conditional-format>
          <calcext:conditional-format calcext:target-range-address="2D6.M46:2D6.M46">
            <calcext:condition calcext:apply-style-name="vert" calcext:value="=1" calcext:base-cell-address="2D6.M46"/>
          </calcext:conditional-format>
          <calcext:conditional-format calcext:target-range-address="2D6.I46:2D6.I46">
            <calcext:condition calcext:apply-style-name="vert" calcext:value="=1" calcext:base-cell-address="2D6.I46"/>
          </calcext:conditional-format>
          <calcext:conditional-format calcext:target-range-address="2D6.G46:2D6.G46">
            <calcext:condition calcext:apply-style-name="vert" calcext:value="=1" calcext:base-cell-address="2D6.G46"/>
          </calcext:conditional-format>
          <calcext:conditional-format calcext:target-range-address="2D6.E46:2D6.E46">
            <calcext:condition calcext:apply-style-name="vert" calcext:value="=1" calcext:base-cell-address="2D6.E46"/>
          </calcext:conditional-format>
          <calcext:conditional-format calcext:target-range-address="2D6.K46:2D6.K46">
            <calcext:condition calcext:apply-style-name="vert" calcext:value="=1" calcext:base-cell-address="2D6.K46"/>
          </calcext:conditional-format>
          <calcext:conditional-format calcext:target-range-address="2D6.R38:2D6.R38">
            <calcext:condition calcext:apply-style-name="vert" calcext:value="=1" calcext:base-cell-address="2D6.R38"/>
            <calcext:condition calcext:apply-style-name="rouge" calcext:value="!=1" calcext:base-cell-address="2D6.R38"/>
          </calcext:conditional-format>
          <calcext:conditional-format calcext:target-range-address="2D6.T37:2D6.T37">
            <calcext:condition calcext:apply-style-name="vert" calcext:value="=1" calcext:base-cell-address="2D6.T37"/>
            <calcext:condition calcext:apply-style-name="rouge" calcext:value="!=1" calcext:base-cell-address="2D6.T37"/>
          </calcext:conditional-format>
          <calcext:conditional-format calcext:target-range-address="2D6.S37:2D6.S37">
            <calcext:condition calcext:apply-style-name="vert" calcext:value="=1" calcext:base-cell-address="2D6.S37"/>
            <calcext:condition calcext:apply-style-name="rouge" calcext:value="!=1" calcext:base-cell-address="2D6.S37"/>
          </calcext:conditional-format>
          <calcext:conditional-format calcext:target-range-address="2D6.R37:2D6.R37">
            <calcext:condition calcext:apply-style-name="vert" calcext:value="=1" calcext:base-cell-address="2D6.R37"/>
            <calcext:condition calcext:apply-style-name="rouge" calcext:value="!=1" calcext:base-cell-address="2D6.R37"/>
          </calcext:conditional-format>
          <calcext:conditional-format calcext:target-range-address="2D6.R46:2D6.R46">
            <calcext:condition calcext:apply-style-name="vert" calcext:value="=1" calcext:base-cell-address="2D6.R46"/>
            <calcext:condition calcext:apply-style-name="rouge" calcext:value="!=1" calcext:base-cell-address="2D6.R46"/>
          </calcext:conditional-format>
          <calcext:conditional-format calcext:target-range-address="2D6.S46:2D6.S46">
            <calcext:condition calcext:apply-style-name="vert" calcext:value="=1" calcext:base-cell-address="2D6.S46"/>
            <calcext:condition calcext:apply-style-name="rouge" calcext:value="!=1" calcext:base-cell-address="2D6.S46"/>
          </calcext:conditional-format>
          <calcext:conditional-format calcext:target-range-address="2D6.T46:2D6.T46">
            <calcext:condition calcext:apply-style-name="vert" calcext:value="=1" calcext:base-cell-address="2D6.T46"/>
            <calcext:condition calcext:apply-style-name="rouge" calcext:value="!=1" calcext:base-cell-address="2D6.T46"/>
          </calcext:conditional-format>
          <calcext:conditional-format calcext:target-range-address="2D6.R78:2D6.R78">
            <calcext:condition calcext:apply-style-name="vert" calcext:value="=1" calcext:base-cell-address="2D6.R78"/>
            <calcext:condition calcext:apply-style-name="rouge" calcext:value="!=1" calcext:base-cell-address="2D6.R78"/>
          </calcext:conditional-format>
          <calcext:conditional-format calcext:target-range-address="2D6.S78:2D6.S78">
            <calcext:condition calcext:apply-style-name="vert" calcext:value="=1" calcext:base-cell-address="2D6.S78"/>
            <calcext:condition calcext:apply-style-name="rouge" calcext:value="!=1" calcext:base-cell-address="2D6.S78"/>
          </calcext:conditional-format>
          <calcext:conditional-format calcext:target-range-address="2D6.T78:2D6.T78">
            <calcext:condition calcext:apply-style-name="vert" calcext:value="=1" calcext:base-cell-address="2D6.T78"/>
            <calcext:condition calcext:apply-style-name="rouge" calcext:value="!=1" calcext:base-cell-address="2D6.T78"/>
          </calcext:conditional-format>
          <calcext:conditional-format calcext:target-range-address="2D6.C46:2D6.C46">
            <calcext:condition calcext:apply-style-name="vert" calcext:value="=1" calcext:base-cell-address="2D6.C46"/>
          </calcext:conditional-format>
          <calcext:conditional-format calcext:target-range-address="2D6.G27:2D6.G27">
            <calcext:condition calcext:apply-style-name="vert" calcext:value="=1" calcext:base-cell-address="2D6.G27"/>
          </calcext:conditional-format>
          <calcext:conditional-format calcext:target-range-address="2D6.I27:2D6.I27">
            <calcext:condition calcext:apply-style-name="vert" calcext:value="=1" calcext:base-cell-address="2D6.I27"/>
          </calcext:conditional-format>
          <calcext:conditional-format calcext:target-range-address="2D6.K27:2D6.K27">
            <calcext:condition calcext:apply-style-name="vert" calcext:value="=1" calcext:base-cell-address="2D6.K27"/>
          </calcext:conditional-format>
        </calcext:conditional-formats>
      </table:table>
      <table:table table:name="3D6" table:style-name="ta1">
        <table:shapes>
          <draw:frame draw:z-index="0" draw:style-name="gr1" draw:text-style-name="P1" svg:width="99.33mm" svg:height="78.89mm" svg:x="49.14mm" svg:y="3.99mm">
            <loext:p draw:notify-on-update-of-ranges="3D6.A3:3D6.A18 3D6.B1:3D6.B2 3D6.B3:3D6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ce3"/>
        <table:table-row table:style-name="ro2">
          <table:table-cell table:style-name="ce1" office:value-type="string" calcext:value-type="string" table:number-columns-spanned="2" table:number-rows-spanned="1">
            <text:p>3D6</text:p>
          </table:table-cell>
          <table:covered-table-cell table:style-name="ce8"/>
        </table:table-row>
        <table:table-row table:style-name="ro3"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robabilité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 /216" office:value-type="float" office:value="0.00462962962962963" calcext:value-type="float">
            <text:p>0,00462962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3 /216" office:value-type="float" office:value="0.0138888888888889" calcext:value-type="float">
            <text:p>0,013888888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6 /216" office:value-type="float" office:value="0.0277777777777778" calcext:value-type="float">
            <text:p>0,027777777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10 /216" office:value-type="float" office:value="0.0462962962962963" calcext:value-type="float">
            <text:p>0,046296296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15 /216" office:value-type="float" office:value="0.0694444444444444" calcext:value-type="float">
            <text:p>0,069444444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21 /216" office:value-type="float" office:value="0.0972222222222222" calcext:value-type="float">
            <text:p>0,097222222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25 /216" office:value-type="float" office:value="0.115740740740741" calcext:value-type="float">
            <text:p>0,115740740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27 /216" office:value-type="float" office:value="0.125" calcext:value-type="float">
            <text:p>0,12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27 /216" office:value-type="float" office:value="0.125" calcext:value-type="float">
            <text:p>0,12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25/216" office:value-type="float" office:value="0.115740740740741" calcext:value-type="float">
            <text:p>0,1157407407</text:p>
          </table:table-cell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formula="of:=21 /216" office:value-type="float" office:value="0.0972222222222222" calcext:value-type="float">
            <text:p>0,0972222222</text:p>
          </table:table-cell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formula="of:=15 /216" office:value-type="float" office:value="0.0694444444444444" calcext:value-type="float">
            <text:p>0,0694444444</text:p>
          </table:table-cell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formula="of:=10 /216" office:value-type="float" office:value="0.0462962962962963" calcext:value-type="float">
            <text:p>0,0462962963</text:p>
          </table:table-cell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formula="of:=6 /216" office:value-type="float" office:value="0.0277777777777778" calcext:value-type="float">
            <text:p>0,0277777778</text:p>
          </table:table-cell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formula="of:=3 /216" office:value-type="float" office:value="0.0138888888888889" calcext:value-type="float">
            <text:p>0,0138888889</text:p>
          </table:table-cell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formula="of:=1 /216" office:value-type="float" office:value="0.00462962962962963" calcext:value-type="float">
            <text:p>0,0046296296</text:p>
          </table:table-cell>
        </table:table-row>
      </table:table>
      <table:table table:name="affinitées" table:style-name="ta1">
        <table:table-column table:style-name="co2" table:number-columns-repeated="8" table:default-cell-style-name="Default"/>
        <table:table-row table:style-name="ro3">
          <table:table-cell table:number-columns-repeated="2"/>
          <table:table-cell office:value-type="string" calcext:value-type="string">
            <text:p>Mec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Vulcain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brachies</text:p>
          </table:table-cell>
        </table:table-row>
        <table:table-row table:style-name="ro3">
          <table:table-cell/>
          <table:table-cell office:value-type="string" calcext:value-type="string">
            <text:p>Me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Kelv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Vulca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uma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rachi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  <style:style style:name="vert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0:28:50.822454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2:25:23.447097963</meta:creation-date>
    <dc:date>2018-06-19T10:59:16.046625936</dc:date>
    <meta:editing-duration>P2DT13M19S</meta:editing-duration>
    <meta:editing-cycles>229</meta:editing-cycles>
    <meta:generator>LibreOffice/5.1.6.2$Linux_X86_64 LibreOffice_project/10m0$Build-2</meta:generator>
    <meta:document-statistic meta:table-count="4" meta:cell-count="144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477cm" svg:height="6.589cm" xlink:href=".." xlink:type="simple" chart:class="chart:line" chart:style-name="ch1">
        <chart:plot-area chart:style-name="ch2" table:cell-range-address="2D6.A2:2D6.B13" chart:data-source-has-labels="both" svg:x="-0.191cm" svg:y="0.1cm" svg:width="9.589cm" svg:height="6.525cm">
          <chartooo:coordinate-region svg:x="0.707cm" svg:y="0.297cm" svg:width="8.505cm" svg:height="5.685cm"/>
          <chart:axis chart:dimension="x" chart:name="primary-x" chart:style-name="ch3" chartooo:axis-type="auto">
            <chartooo:date-scale/>
            <chart:categories table:cell-range-address="2D6.A3:2D6.A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B3:2D6.B13" chart:label-cell-address="2D6.B2:2D6.B2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draw:g>
                  <svg:desc>2D6.B2:2D6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2D6.A3:2D6.A13</svg:desc>
                </draw:g>
              </table:table-cell>
              <table:table-cell office:value-type="float" office:value="0.0277777777777778">
                <text:p>0.0277777777777778</text:p>
                <draw:g>
                  <svg:desc>2D6.B3:2D6.B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77777777777778">
                <text:p>0.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use-zero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05cm" svg:height="6.237cm" xlink:href=".." xlink:type="simple" chart:class="chart:area" chart:style-name="ch1">
        <chart:plot-area chart:style-name="ch2" table:cell-range-address="2D6.A39:2D6.A45 2D6.R39:2D6.R45" chart:data-source-has-labels="column" svg:x="0.298cm" svg:y="0.124cm" svg:width="14.309cm" svg:height="5.989cm">
          <chartooo:coordinate-region svg:x="1.196cm" svg:y="0.321cm" svg:width="12.855cm" svg:height="5.149cm"/>
          <chart:axis chart:dimension="x" chart:name="primary-x" chart:style-name="ch3" chartooo:axis-type="auto">
            <chartooo:date-scale/>
            <chart:categories table:cell-range-address="2D6.A39:2D6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R39:2D6.R45" chart:class="chart:area">
            <chart:mean-value chart:style-name="ch6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39:2D6.A45</svg:desc>
                </draw:g>
              </table:table-cell>
              <table:table-cell office:value-type="float" office:value="0.15916910402258">
                <text:p>0.15916910402258</text:p>
                <draw:g>
                  <svg:desc>2D6.R39:2D6.R45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157730424396182">
                <text:p>0.157730424396182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159643950778877">
                <text:p>0.159643950778877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163536987212634">
                <text:p>0.163536987212634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155595381412535">
                <text:p>0.155595381412535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158437392271562">
                <text:p>0.158437392271562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.0808028933165278">
                <text:p>0.08080289331652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45cm" svg:height="8.845cm" xlink:href=".." xlink:type="simple" chart:class="chart:bar" chart:style-name="ch1">
        <chart:legend chart:legend-position="end" svg:x="20.305cm" svg:y="2.89cm" style:legend-expansion="high" chart:style-name="ch2"/>
        <chart:plot-area chart:style-name="ch3" table:cell-range-address="2D6.V24:2D6.V30 2D6.W23:2D6.W23 2D6.X24:2D6.X30 2D6.Y23:2D6.Y23 2D6.Z24:2D6.Z30 2D6.AA23:2D6.AA23 2D6.AB24:2D6.AB30 2D6.AC23:2D6.AC23 2D6.AD24:2D6.AD30 2D6.AE23:2D6.AE23 2D6.AF24:2D6.AF30 2D6.AG23:2D6.AG23 2D6.AH24:2D6.AH30" chart:data-source-has-labels="both" svg:x="0.918cm" svg:y="0.533cm" svg:width="18.91cm" svg:height="6.497cm">
          <chartooo:coordinate-region svg:x="1.631cm" svg:y="0.731cm" svg:width="18.197cm" svg:height="5.656cm"/>
          <chart:axis chart:dimension="x" chart:name="primary-x" chart:style-name="ch4" chartooo:axis-type="auto">
            <chartooo:date-scale/>
            <chart:categories table:cell-range-address="2D6.V24:2D6.V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D6.X24:2D6.X30" chart:label-cell-address="2D6.W23:2D6.W23" chart:class="chart:bar">
            <chart:data-point chart:repeated="7"/>
          </chart:series>
          <chart:series chart:style-name="ch8" chart:values-cell-range-address="2D6.Z24:2D6.Z30" chart:label-cell-address="2D6.Y23:2D6.Y23" chart:class="chart:bar">
            <chart:data-point chart:repeated="7"/>
          </chart:series>
          <chart:series chart:style-name="ch9" chart:values-cell-range-address="2D6.AB24:2D6.AB30" chart:label-cell-address="2D6.AA23:2D6.AA23" chart:class="chart:bar">
            <chart:data-point chart:repeated="7"/>
          </chart:series>
          <chart:series chart:style-name="ch10" chart:values-cell-range-address="2D6.AD24:2D6.AD30" chart:label-cell-address="2D6.AC23:2D6.AC23" chart:class="chart:bar">
            <chart:data-point chart:repeated="7"/>
          </chart:series>
          <chart:series chart:style-name="ch11" chart:values-cell-range-address="2D6.AF24:2D6.AF30" chart:label-cell-address="2D6.AE23:2D6.AE23" chart:class="chart:bar">
            <chart:data-point chart:repeated="7"/>
          </chart:series>
          <chart:series chart:style-name="ch12" chart:values-cell-range-address="2D6.AH24:2D6.AH30" chart:label-cell-address="2D6.AG23:2D6.AG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23:2D6.W23</svg:desc>
                </draw:g>
              </table:table-cell>
              <table:table-cell office:value-type="string">
                <text:p>2</text:p>
                <draw:g>
                  <svg:desc>2D6.Y23:2D6.Y23</svg:desc>
                </draw:g>
              </table:table-cell>
              <table:table-cell office:value-type="string">
                <text:p>3</text:p>
                <draw:g>
                  <svg:desc>2D6.AA23:2D6.AA23</svg:desc>
                </draw:g>
              </table:table-cell>
              <table:table-cell office:value-type="string">
                <text:p>4</text:p>
                <draw:g>
                  <svg:desc>2D6.AC23:2D6.AC23</svg:desc>
                </draw:g>
              </table:table-cell>
              <table:table-cell office:value-type="string">
                <text:p>5</text:p>
                <draw:g>
                  <svg:desc>2D6.AE23:2D6.AE23</svg:desc>
                </draw:g>
              </table:table-cell>
              <table:table-cell office:value-type="string">
                <text:p>6</text:p>
                <draw:g>
                  <svg:desc>2D6.AG23:2D6.A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24:2D6.V30</svg:desc>
                </draw:g>
              </table:table-cell>
              <table:table-cell office:value-type="float" office:value="0.555555555555556">
                <text:p>0.555555555555556</text:p>
                <draw:g>
                  <svg:desc>2D6.X24:2D6.X30</svg:desc>
                </draw:g>
              </table:table-cell>
              <table:table-cell office:value-type="float" office:value="0.25">
                <text:p>0.25</text:p>
                <draw:g>
                  <svg:desc>2D6.Z24:2D6.Z30</svg:desc>
                </draw:g>
              </table:table-cell>
              <table:table-cell office:value-type="float" office:value="0.0833333333333333">
                <text:p>0.0833333333333333</text:p>
                <draw:g>
                  <svg:desc>2D6.AB24:2D6.AB30</svg:desc>
                </draw:g>
              </table:table-cell>
              <table:table-cell office:value-type="float" office:value="0.0555555555555556">
                <text:p>0.0555555555555556</text:p>
                <draw:g>
                  <svg:desc>2D6.AD24:2D6.AD30</svg:desc>
                </draw:g>
              </table:table-cell>
              <table:table-cell office:value-type="float" office:value="0.0277777777777778">
                <text:p>0.0277777777777778</text:p>
                <draw:g>
                  <svg:desc>2D6.AF24:2D6.AF30</svg:desc>
                </draw:g>
              </table:table-cell>
              <table:table-cell office:value-type="float" office:value="0.0277777777777778">
                <text:p>0.0277777777777778</text:p>
                <draw:g>
                  <svg:desc>2D6.AH24:2D6.AH30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25">
                <text:p>0.25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277777777777778">
                <text:p>0.027777777777777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37cm" svg:height="6.935cm" xlink:href=".." xlink:type="simple" chart:class="chart:bar" chart:style-name="ch1">
        <chart:legend chart:legend-position="end" svg:x="8.897cm" svg:y="1.935cm" style:legend-expansion="high" chart:style-name="ch2"/>
        <chart:plot-area chart:style-name="ch3" table:cell-range-address="2D6.V33:2D6.V39 2D6.W23:2D6.W23 2D6.X33:2D6.X39 2D6.Y23:2D6.Y23 2D6.Z33:2D6.Z39 2D6.AA23:2D6.AA23 2D6.AB33:2D6.AB39 2D6.AC23:2D6.AC23 2D6.AD33:2D6.AD39 2D6.AE23:2D6.AE23 2D6.AF33:2D6.AF39 2D6.AG23:2D6.AG23 2D6.AH33:2D6.AH39" chart:data-source-has-labels="both" svg:x="-0.072cm" svg:y="0.413cm" svg:width="9.211cm" svg:height="7.318cm">
          <chartooo:coordinate-region svg:x="0.826cm" svg:y="0.61cm" svg:width="8.313cm" svg:height="4.437cm"/>
          <chart:axis chart:dimension="x" chart:name="primary-x" chart:style-name="ch4" chartooo:axis-type="auto">
            <chartooo:date-scale/>
            <chart:categories table:cell-range-address="2D6.V33:2D6.V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D6.X33:2D6.X39" chart:label-cell-address="2D6.W23:2D6.W23" chart:class="chart:bar">
            <chart:data-point chart:repeated="7"/>
          </chart:series>
          <chart:series chart:style-name="ch8" chart:values-cell-range-address="2D6.Z33:2D6.Z39" chart:label-cell-address="2D6.Y23:2D6.Y23" chart:class="chart:bar">
            <chart:data-point chart:repeated="7"/>
          </chart:series>
          <chart:series chart:style-name="ch9" chart:values-cell-range-address="2D6.AB33:2D6.AB39" chart:label-cell-address="2D6.AA23:2D6.AA23" chart:class="chart:bar">
            <chart:data-point chart:repeated="7"/>
          </chart:series>
          <chart:series chart:style-name="ch10" chart:values-cell-range-address="2D6.AD33:2D6.AD39" chart:label-cell-address="2D6.AC23:2D6.AC23" chart:class="chart:bar">
            <chart:data-point chart:repeated="7"/>
          </chart:series>
          <chart:series chart:style-name="ch11" chart:values-cell-range-address="2D6.AF33:2D6.AF39" chart:label-cell-address="2D6.AE23:2D6.AE23" chart:class="chart:bar">
            <chart:data-point chart:repeated="7"/>
          </chart:series>
          <chart:series chart:style-name="ch12" chart:values-cell-range-address="2D6.AH33:2D6.AH39" chart:label-cell-address="2D6.AG23:2D6.AG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23:2D6.W23</svg:desc>
                </draw:g>
              </table:table-cell>
              <table:table-cell office:value-type="string">
                <text:p>2</text:p>
                <draw:g>
                  <svg:desc>2D6.Y23:2D6.Y23</svg:desc>
                </draw:g>
              </table:table-cell>
              <table:table-cell office:value-type="string">
                <text:p>3</text:p>
                <draw:g>
                  <svg:desc>2D6.AA23:2D6.AA23</svg:desc>
                </draw:g>
              </table:table-cell>
              <table:table-cell office:value-type="string">
                <text:p>4</text:p>
                <draw:g>
                  <svg:desc>2D6.AC23:2D6.AC23</svg:desc>
                </draw:g>
              </table:table-cell>
              <table:table-cell office:value-type="string">
                <text:p>5</text:p>
                <draw:g>
                  <svg:desc>2D6.AE23:2D6.AE23</svg:desc>
                </draw:g>
              </table:table-cell>
              <table:table-cell office:value-type="string">
                <text:p>6</text:p>
                <draw:g>
                  <svg:desc>2D6.AG23:2D6.A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33:2D6.V39</svg:desc>
                </draw:g>
              </table:table-cell>
              <table:table-cell office:value-type="float" office:value="0.0154320987654321">
                <text:p>0.0154320987654321</text:p>
                <draw:g>
                  <svg:desc>2D6.X33:2D6.X39</svg:desc>
                </draw:g>
              </table:table-cell>
              <table:table-cell office:value-type="float" office:value="0.00694444444444445">
                <text:p>0.00694444444444445</text:p>
                <draw:g>
                  <svg:desc>2D6.Z33:2D6.Z39</svg:desc>
                </draw:g>
              </table:table-cell>
              <table:table-cell office:value-type="float" office:value="0.00231481481481482">
                <text:p>0.00231481481481482</text:p>
                <draw:g>
                  <svg:desc>2D6.AB33:2D6.AB39</svg:desc>
                </draw:g>
              </table:table-cell>
              <table:table-cell office:value-type="float" office:value="0.00154320987654321">
                <text:p>0.00154320987654321</text:p>
                <draw:g>
                  <svg:desc>2D6.AD33:2D6.AD39</svg:desc>
                </draw:g>
              </table:table-cell>
              <table:table-cell office:value-type="float" office:value="0.000771604938271606">
                <text:p>0.000771604938271606</text:p>
                <draw:g>
                  <svg:desc>2D6.AF33:2D6.AF39</svg:desc>
                </draw:g>
              </table:table-cell>
              <table:table-cell office:value-type="float" office:value="0.000771604938271606">
                <text:p>0.000771604938271606</text:p>
                <draw:g>
                  <svg:desc>2D6.AH33:2D6.AH39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025462962962963">
                <text:p>0.025462962962963</text:p>
              </table:table-cell>
              <table:table-cell office:value-type="float" office:value="0.076388888888889">
                <text:p>0.076388888888889</text:p>
              </table:table-cell>
              <table:table-cell office:value-type="float" office:value="0.0933641975308645">
                <text:p>0.0933641975308645</text:p>
              </table:table-cell>
              <table:table-cell office:value-type="float" office:value="0.0594135802469136">
                <text:p>0.0594135802469136</text:p>
              </table:table-cell>
              <table:table-cell office:value-type="float" office:value="0.0424382716049383">
                <text:p>0.0424382716049383</text:p>
              </table:table-cell>
              <table:table-cell office:value-type="float" office:value="0.00848765432098768">
                <text:p>0.00848765432098768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00694444444444445">
                <text:p>0.0069444444444444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076388888888889">
                <text:p>0.076388888888889</text:p>
              </table:table-cell>
              <table:table-cell office:value-type="float" office:value="0.0625">
                <text:p>0.0625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0424382716049383">
                <text:p>0.0424382716049383</text:p>
              </table:table-cell>
              <table:table-cell office:value-type="float" office:value="0.0385802469135802">
                <text:p>0.0385802469135802</text:p>
              </table:table-cell>
              <table:table-cell office:value-type="float" office:value="0.0192901234567901">
                <text:p>0.0192901234567901</text:p>
              </table:table-cell>
              <table:table-cell office:value-type="float" office:value="0.00385802469135803">
                <text:p>0.0038580246913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0339506172839506">
                <text:p>0.033950617283950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08641975308642">
                <text:p>0.0308641975308642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0308641975308642">
                <text:p>0.0308641975308642</text:p>
              </table:table-cell>
              <table:table-cell office:value-type="float" office:value="0.0231481481481482">
                <text:p>0.0231481481481482</text:p>
              </table:table-cell>
              <table:table-cell office:value-type="float" office:value="0.00154320987654321">
                <text:p>0.00154320987654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0231481481481482">
                <text:p>0.00231481481481482</text:p>
              </table:table-cell>
              <table:table-cell office:value-type="float" office:value="0.00540123456790124">
                <text:p>0.00540123456790124</text:p>
              </table:table-cell>
              <table:table-cell office:value-type="float" office:value="0.00848765432098768">
                <text:p>0.00848765432098768</text:p>
              </table:table-cell>
              <table:table-cell office:value-type="float" office:value="0.00694444444444445">
                <text:p>0.00694444444444445</text:p>
              </table:table-cell>
              <table:table-cell office:value-type="float" office:value="0.00385802469135803">
                <text:p>0.00385802469135803</text:p>
              </table:table-cell>
              <table:table-cell office:value-type="float" office:value="0.000771604938271606">
                <text:p>0.0007716049382716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D6.W32:2D6.W32 2D6.Y32:2D6.Y32 2D6.AA32:2D6.AA32 2D6.AC32:2D6.AC32 2D6.AE32:2D6.AE32 2D6.AG32:2D6.AG32 2D6.X40:2D6.X40 2D6.Z40:2D6.Z40 2D6.AB40:2D6.AB40 2D6.AD40:2D6.AD40 2D6.AF40:2D6.AF40 2D6.AH40:2D6.AH40" chart:data-source-has-labels="both" svg:x="0.32cm" svg:y="0.18cm" svg:width="15.36cm" svg:height="8.64cm">
          <chartooo:coordinate-region svg:x="1.218cm" svg:y="0.377cm" svg:width="14.369cm" svg:height="7.8cm"/>
          <chart:axis chart:dimension="x" chart:name="primary-x" chart:style-name="ch3" chartooo:axis-type="auto">
            <chartooo:date-scale/>
            <chart:categories table:cell-range-address="2D6.W32:2D6.W32 2D6.Y32:2D6.Y32 2D6.AA32:2D6.AA32 2D6.AC32:2D6.AC32 2D6.AE32:2D6.AE32 2D6.AG32:2D6.AG3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X40:2D6.X40 2D6.Z40:2D6.Z40 2D6.AB40:2D6.AB40 2D6.AD40:2D6.AD40 2D6.AF40:2D6.AF40 2D6.AH40:2D6.AH40" chart:label-cell-address="2D6.W32:2D6.W32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D6.W32:2D6.W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2D6.W32:2D6.W32 2D6.Y32:2D6.Y32 2D6.AA32:2D6.AA32 2D6.AC32:2D6.AC32 2D6.AE32:2D6.AE32 2D6.AG32:2D6.AG32</svg:desc>
                </draw:g>
              </table:table-cell>
              <table:table-cell office:value-type="float" office:value="0.149691358024692">
                <text:p>0.149691358024692</text:p>
                <draw:g>
                  <svg:desc>2D6.X40:2D6.X40 2D6.Z40:2D6.Z40 2D6.AB40:2D6.AB40 2D6.AD40:2D6.AD40 2D6.AF40:2D6.AF40 2D6.AH40:2D6.AH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2191358024691">
                <text:p>0.2121913580246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3765432098766">
                <text:p>0.223765432098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3425925925926">
                <text:p>0.1134259259259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47530864197531">
                <text:p>0.04475308641975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1cm" svg:height="8.797cm" xlink:href=".." xlink:type="simple" chart:class="chart:line" chart:style-name="ch1">
        <chart:legend chart:legend-position="end" svg:x="18.201cm" svg:y="4.101cm" style:legend-expansion="high" chart:style-name="ch2"/>
        <chart:plot-area chart:style-name="ch3" table:cell-range-address="2D6.V24:2D6.V30 2D6.AK22:2D6.AK22 2D6.AK24:2D6.AK30" chart:data-source-has-labels="both" svg:x="0.045cm" svg:y="0.616cm" svg:width="15.882cm" svg:height="8.508cm">
          <chartooo:coordinate-region svg:x="1.508cm" svg:y="0.813cm" svg:width="14.279cm" svg:height="5.627cm"/>
          <chart:axis chart:dimension="x" chart:name="primary-x" chart:style-name="ch4" chartooo:axis-type="auto">
            <chartooo:date-scale/>
            <chart:categories table:cell-range-address="2D6.V24:2D6.V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AK24:2D6.AK30" chart:label-cell-address="2D6.AK22:2D6.AK2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eur</text:p>
                <draw:g>
                  <svg:desc>2D6.AK22:2D6.AK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V24:2D6.V30</svg:desc>
                </draw:g>
              </table:table-cell>
              <table:table-cell office:value-type="float" office:value="0.743673647469458">
                <text:p>0.743673647469458</text:p>
                <draw:g>
                  <svg:desc>2D6.AK24:2D6.AK30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1.09184118673647">
                <text:p>1.09184118673647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1.55301047120418">
                <text:p>1.55301047120418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876527050610819">
                <text:p>0.876527050610819</text:p>
              </table:table-cell>
            </table:table-row>
            <table:table-row>
              <table:table-cell office:value-type="string">
                <text:p>Géante Bleu</text:p>
              </table:table-cell>
              <table:table-cell office:value-type="float" office:value="0.893324607329842">
                <text:p>0.893324607329842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728403141361253">
                <text:p>0.728403141361253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1.11321989528795">
                <text:p>1.113219895287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52cm" svg:height="6.478cm" xlink:href=".." xlink:type="simple" chart:class="chart:area" chart:style-name="ch1">
        <chart:legend chart:legend-position="end" svg:x="13.549cm" svg:y="1.46cm" style:legend-expansion="high" chart:style-name="ch2"/>
        <chart:plot-area chart:style-name="ch3" table:cell-range-address="2D6.A39:2D6.A45 2D6.B18:2D6.B18 2D6.C39:2D6.C45 2D6.D18:2D6.D18 2D6.E39:2D6.E45 2D6.F18:2D6.F18 2D6.G39:2D6.G45 2D6.H18:2D6.H18 2D6.I39:2D6.I45 2D6.J18:2D6.J18 2D6.K39:2D6.K45 2D6.L18:2D6.L18 2D6.M39:2D6.M45 2D6.N18:2D6.N18 2D6.O39:2D6.O45" chart:data-source-has-labels="both" svg:x="0.347cm" svg:y="0.129cm" svg:width="12.855cm" svg:height="6.22cm">
          <chartooo:coordinate-region svg:x="1.245cm" svg:y="0.326cm" svg:width="11.401cm" svg:height="5.38cm"/>
          <chart:axis chart:dimension="x" chart:name="primary-x" chart:style-name="ch4" chartooo:axis-type="auto">
            <chartooo:date-scale/>
            <chart:categories table:cell-range-address="2D6.A39:2D6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C39:2D6.C45" chart:label-cell-address="2D6.B18:2D6.B18" chart:class="chart:area">
            <chart:data-point chart:repeated="7"/>
          </chart:series>
          <chart:series chart:style-name="ch7" chart:values-cell-range-address="2D6.E39:2D6.E45" chart:label-cell-address="2D6.D18:2D6.D18" chart:class="chart:area">
            <chart:data-point chart:repeated="7"/>
          </chart:series>
          <chart:series chart:style-name="ch8" chart:values-cell-range-address="2D6.G39:2D6.G45" chart:label-cell-address="2D6.F18:2D6.F18" chart:class="chart:area">
            <chart:data-point chart:repeated="7"/>
          </chart:series>
          <chart:series chart:style-name="ch9" chart:values-cell-range-address="2D6.I39:2D6.I45" chart:label-cell-address="2D6.H18:2D6.H18" chart:class="chart:area">
            <chart:data-point chart:repeated="7"/>
          </chart:series>
          <chart:series chart:style-name="ch10" chart:values-cell-range-address="2D6.K39:2D6.K45" chart:label-cell-address="2D6.J18:2D6.J18" chart:class="chart:area">
            <chart:data-point chart:repeated="7"/>
          </chart:series>
          <chart:series chart:style-name="ch11" chart:values-cell-range-address="2D6.M39:2D6.M45" chart:label-cell-address="2D6.L18:2D6.L18" chart:class="chart:area">
            <chart:data-point chart:repeated="7"/>
          </chart:series>
          <chart:series chart:style-name="ch12" chart:values-cell-range-address="2D6.O39:2D6.O45" chart:label-cell-address="2D6.N18:2D6.N18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2D6.B18:2D6.B18</svg:desc>
                </draw:g>
              </table:table-cell>
              <table:table-cell office:value-type="string">
                <text:p>Naine Rouge</text:p>
                <draw:g>
                  <svg:desc>2D6.D18:2D6.D18</svg:desc>
                </draw:g>
              </table:table-cell>
              <table:table-cell office:value-type="string">
                <text:p>Naine Jaune</text:p>
                <draw:g>
                  <svg:desc>2D6.F18:2D6.F18</svg:desc>
                </draw:g>
              </table:table-cell>
              <table:table-cell office:value-type="string">
                <text:p>Géante rouge</text:p>
                <draw:g>
                  <svg:desc>2D6.H18:2D6.H18</svg:desc>
                </draw:g>
              </table:table-cell>
              <table:table-cell office:value-type="string">
                <text:p>Géante Bleue</text:p>
                <draw:g>
                  <svg:desc>2D6.J18:2D6.J18</svg:desc>
                </draw:g>
              </table:table-cell>
              <table:table-cell office:value-type="string">
                <text:p>Super Géante rouge</text:p>
                <draw:g>
                  <svg:desc>2D6.L18:2D6.L18</svg:desc>
                </draw:g>
              </table:table-cell>
              <table:table-cell office:value-type="string">
                <text:p>Etoile double</text:p>
                <draw:g>
                  <svg:desc>2D6.N18:2D6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39:2D6.A45</svg:desc>
                </draw:g>
              </table:table-cell>
              <table:table-cell office:value-type="float" office:value="0.000573822258849893">
                <text:p>0.000573822258849893</text:p>
                <draw:g>
                  <svg:desc>2D6.C39:2D6.C45</svg:desc>
                </draw:g>
              </table:table-cell>
              <table:table-cell office:value-type="float" office:value="0.0185343411328722">
                <text:p>0.0185343411328722</text:p>
                <draw:g>
                  <svg:desc>2D6.E39:2D6.E45</svg:desc>
                </draw:g>
              </table:table-cell>
              <table:table-cell office:value-type="float" office:value="0.118632744328098">
                <text:p>0.118632744328098</text:p>
                <draw:g>
                  <svg:desc>2D6.G39:2D6.G45</svg:desc>
                </draw:g>
              </table:table-cell>
              <table:table-cell office:value-type="float" office:value="0.0101449890116993">
                <text:p>0.0101449890116993</text:p>
                <draw:g>
                  <svg:desc>2D6.I39:2D6.I45</svg:desc>
                </draw:g>
              </table:table-cell>
              <table:table-cell office:value-type="float" office:value="0.002757174713981">
                <text:p>0.002757174713981</text:p>
                <draw:g>
                  <svg:desc>2D6.K39:2D6.K45</svg:desc>
                </draw:g>
              </table:table-cell>
              <table:table-cell office:value-type="float" office:value="0.00337223676556137">
                <text:p>0.00337223676556137</text:p>
                <draw:g>
                  <svg:desc>2D6.M39:2D6.M45</svg:desc>
                </draw:g>
              </table:table-cell>
              <table:table-cell office:value-type="float" office:value="0.00515379581151834">
                <text:p>0.00515379581151834</text:p>
                <draw:g>
                  <svg:desc>2D6.O39:2D6.O45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00344293355309935">
                <text:p>0.00344293355309935</text:p>
              </table:table-cell>
              <table:table-cell office:value-type="float" office:value="0.0648701939650527">
                <text:p>0.0648701939650527</text:p>
              </table:table-cell>
              <table:table-cell office:value-type="float" office:value="0.0323543848167539">
                <text:p>0.0323543848167539</text:p>
              </table:table-cell>
              <table:table-cell office:value-type="float" office:value="0.030434967035098">
                <text:p>0.030434967035098</text:p>
              </table:table-cell>
              <table:table-cell office:value-type="float" office:value="0.011028698855924">
                <text:p>0.011028698855924</text:p>
              </table:table-cell>
              <table:table-cell office:value-type="float" office:value="0.00786855245297651">
                <text:p>0.00786855245297651</text:p>
              </table:table-cell>
              <table:table-cell office:value-type="float" office:value="0.00773069371727751">
                <text:p>0.00773069371727751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00860733388274839">
                <text:p>0.00860733388274839</text:p>
              </table:table-cell>
              <table:table-cell office:value-type="float" office:value="0.101938876230797">
                <text:p>0.101938876230797</text:p>
              </table:table-cell>
              <table:table-cell office:value-type="float" office:value="0.0431391797556719">
                <text:p>0.0431391797556719</text:p>
              </table:table-cell>
              <table:table-cell office:value-type="float" office:value="0.00338166300389978">
                <text:p>0.00338166300389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7689790575917">
                <text:p>0.00257689790575917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00172146677654968">
                <text:p>0.00172146677654968</text:p>
              </table:table-cell>
              <table:table-cell office:value-type="float" office:value="0.0463358528321805">
                <text:p>0.0463358528321805</text:p>
              </table:table-cell>
              <table:table-cell office:value-type="float" office:value="0.0970631544502619">
                <text:p>0.0970631544502619</text:p>
              </table:table-cell>
              <table:table-cell office:value-type="float" office:value="0.0101449890116993">
                <text:p>0.0101449890116993</text:p>
              </table:table-cell>
              <table:table-cell office:value-type="float" office:value="0.00827152414194299">
                <text:p>0.00827152414194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00516440032964903">
                <text:p>0.00516440032964903</text:p>
              </table:table-cell>
              <table:table-cell office:value-type="float" office:value="0.0556030233986166">
                <text:p>0.0556030233986166</text:p>
              </table:table-cell>
              <table:table-cell office:value-type="float" office:value="0.010784794938918">
                <text:p>0.010784794938918</text:p>
              </table:table-cell>
              <table:table-cell office:value-type="float" office:value="0.0236716410272984">
                <text:p>0.0236716410272984</text:p>
              </table:table-cell>
              <table:table-cell office:value-type="float" office:value="0.044114795423696">
                <text:p>0.044114795423696</text:p>
              </table:table-cell>
              <table:table-cell office:value-type="float" office:value="0.00337223676556137">
                <text:p>0.00337223676556137</text:p>
              </table:table-cell>
              <table:table-cell office:value-type="float" office:value="0.0128844895287959">
                <text:p>0.0128844895287959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00114764451769979">
                <text:p>0.00114764451769979</text:p>
              </table:table-cell>
              <table:table-cell office:value-type="float" office:value="0.0370686822657444">
                <text:p>0.0370686822657444</text:p>
              </table:table-cell>
              <table:table-cell office:value-type="float" office:value="0.032354384816754">
                <text:p>0.032354384816754</text:p>
              </table:table-cell>
              <table:table-cell office:value-type="float" office:value="0.0371982930428976">
                <text:p>0.0371982930428976</text:p>
              </table:table-cell>
              <table:table-cell office:value-type="float" office:value="0.024814572425829">
                <text:p>0.024814572425829</text:p>
              </table:table-cell>
              <table:table-cell office:value-type="float" office:value="0.0258538152026372">
                <text:p>0.025853815202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.00926717056643611">
                <text:p>0.00926717056643611</text:p>
              </table:table-cell>
              <table:table-cell office:value-type="float" office:value="0.0539239746945899">
                <text:p>0.0539239746945899</text:p>
              </table:table-cell>
              <table:table-cell office:value-type="float" office:value="0.00676332600779956">
                <text:p>0.00676332600779956</text:p>
              </table:table-cell>
              <table:table-cell office:value-type="float" office:value="0.008271524141943">
                <text:p>0.008271524141943</text:p>
              </table:table-cell>
              <table:table-cell office:value-type="float" office:value="0">
                <text:p>0</text:p>
              </table:table-cell>
              <table:table-cell office:value-type="float" office:value="0.00257689790575917">
                <text:p>0.002576897905759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934cm" svg:height="7.89cm" xlink:href=".." xlink:type="simple" chart:class="chart:line" chart:style-name="ch1">
        <chart:plot-area chart:style-name="ch2" table:cell-range-address="3D6.A1:3D6.B18" chart:data-source-has-labels="both" svg:x="0.198cm" svg:y="0.157cm" svg:width="9.538cm" svg:height="7.576cm">
          <chartooo:coordinate-region svg:x="1.096cm" svg:y="0.355cm" svg:width="8.454cm" svg:height="6.735cm"/>
          <chart:axis chart:dimension="x" chart:name="primary-x" chart:style-name="ch3" chartooo:axis-type="auto">
            <chartooo:date-scale/>
            <chart:categories table:cell-range-address="3D6.A3:3D6.A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3D6.B3:3D6.B18" chart:label-cell-address="3D6.B1:3D6.B2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text:list>
                  <text:list-item>
                    <text:p/>
                  </text:list-item>
                  <text:list-item>
                    <text:p>Probabilité</text:p>
                  </text:list-item>
                </text:list>
                <draw:g>
                  <svg:desc>3D6.B1:3D6.B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3D6.A3:3D6.A18</svg:desc>
                </draw:g>
              </table:table-cell>
              <table:table-cell office:value-type="float" office:value="0.00462962962962963">
                <text:p>0.00462962962962963</text:p>
                <draw:g>
                  <svg:desc>3D6.B3:3D6.B1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5740740740741">
                <text:p>0.1157407407407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62962962962963">
                <text:p>0.00462962962962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668cm" svg:height="7.296cm" xlink:href=".." xlink:type="simple" chart:class="chart:line" chart:style-name="ch1">
        <chart:plot-area chart:style-name="ch2" table:cell-range-address="D12.A1:D12.B14" chart:data-source-has-labels="both" svg:x="0.193cm" svg:y="0.145cm" svg:width="9.282cm" svg:height="7.006cm">
          <chartooo:coordinate-region svg:x="1.091cm" svg:y="0.342cm" svg:width="8.198cm" svg:height="6.166cm"/>
          <chart:axis chart:dimension="x" chart:name="primary-x" chart:style-name="ch3" chartooo:axis-type="auto">
            <chartooo:date-scale/>
            <chart:categories table:cell-range-address="D12.A3:D12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12.B3:D12.B14" chart:label-cell-address="D12.B1:D12.B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</text:p>
                <text:list>
                  <text:list-item>
                    <text:p/>
                  </text:list-item>
                  <text:list-item>
                    <text:p>Probabilité</text:p>
                  </text:list-item>
                </text:list>
                <draw:g>
                  <svg:desc>D12.B1:D12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12.A3:D12.A14</svg:desc>
                </draw:g>
              </table:table-cell>
              <table:table-cell office:value-type="float" office:value="0.0833333333333333">
                <text:p>0.0833333333333333</text:p>
                <draw:g>
                  <svg:desc>D12.B3:D12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1cm" svg:height="7.663cm" xlink:href=".." xlink:type="simple" chart:class="chart:area" chart:style-name="ch1">
        <chart:legend chart:legend-position="end" svg:x="11.238cm" svg:y="2.546cm" style:legend-expansion="high" chart:style-name="ch2"/>
        <chart:plot-area chart:style-name="ch3" table:cell-range-address="D12.A20:D12.A26 D12.B18:D12.B18 D12.C20:D12.C26 D12.D18:D12.D18 D12.E20:D12.E26 D12.F18:D12.F18 D12.G20:D12.G26 D12.H18:D12.H18 D12.I20:D12.I26 D12.J18:D12.J18 D12.K20:D12.K26" chart:data-source-has-labels="both" svg:x="0.3cm" svg:y="0.153cm" svg:width="10.638cm" svg:height="7.357cm">
          <chartooo:coordinate-region svg:x="1.013cm" svg:y="0.351cm" svg:width="9.369cm" svg:height="6.516cm"/>
          <chart:axis chart:dimension="x" chart:name="primary-x" chart:style-name="ch4" chartooo:axis-type="auto">
            <chartooo:date-scale/>
            <chart:categories table:cell-range-address="D12.A20:D12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12.C20:D12.C26" chart:label-cell-address="D12.B18:D12.B18" chart:class="chart:area">
            <chart:data-point chart:repeated="7"/>
          </chart:series>
          <chart:series chart:style-name="ch7" chart:values-cell-range-address="D12.E20:D12.E26" chart:label-cell-address="D12.D18:D12.D18" chart:class="chart:area">
            <chart:data-point chart:repeated="7"/>
          </chart:series>
          <chart:series chart:style-name="ch8" chart:values-cell-range-address="D12.G20:D12.G26" chart:label-cell-address="D12.F18:D12.F18" chart:class="chart:area">
            <chart:data-point chart:repeated="7"/>
          </chart:series>
          <chart:series chart:style-name="ch9" chart:values-cell-range-address="D12.I20:D12.I26" chart:label-cell-address="D12.H18:D12.H18" chart:class="chart:area">
            <chart:data-point chart:repeated="7"/>
          </chart:series>
          <chart:series chart:style-name="ch10" chart:values-cell-range-address="D12.K20:D12.K26" chart:label-cell-address="D12.J18:D12.J18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D12.B18:D12.B18</svg:desc>
                </draw:g>
              </table:table-cell>
              <table:table-cell office:value-type="string">
                <text:p>Naine Jaune</text:p>
                <draw:g>
                  <svg:desc>D12.D18:D12.D18</svg:desc>
                </draw:g>
              </table:table-cell>
              <table:table-cell office:value-type="string">
                <text:p>Géante rouge</text:p>
                <draw:g>
                  <svg:desc>D12.F18:D12.F18</svg:desc>
                </draw:g>
              </table:table-cell>
              <table:table-cell office:value-type="string">
                <text:p>Super Géante rouge</text:p>
                <draw:g>
                  <svg:desc>D12.H18:D12.H18</svg:desc>
                </draw:g>
              </table:table-cell>
              <table:table-cell office:value-type="string">
                <text:p>Etoile double</text:p>
                <draw:g>
                  <svg:desc>D12.J18:D12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D12.A20:D12.A26</svg:desc>
                </draw:g>
              </table:table-cell>
              <table:table-cell office:value-type="float" office:value="0.166666666666667">
                <text:p>0.166666666666667</text:p>
                <draw:g>
                  <svg:desc>D12.C20:D12.C26</svg:desc>
                </draw:g>
              </table:table-cell>
              <table:table-cell office:value-type="float" office:value="0.333333333333333">
                <text:p>0.333333333333333</text:p>
                <draw:g>
                  <svg:desc>D12.E20:D12.E26</svg:desc>
                </draw:g>
              </table:table-cell>
              <table:table-cell office:value-type="float" office:value="0.166666666666667">
                <text:p>0.166666666666667</text:p>
                <draw:g>
                  <svg:desc>D12.G20:D12.G26</svg:desc>
                </draw:g>
              </table:table-cell>
              <table:table-cell office:value-type="float" office:value="0">
                <text:p>0</text:p>
                <draw:g>
                  <svg:desc>D12.I20:D12.I26</svg:desc>
                </draw:g>
              </table:table-cell>
              <table:table-cell office:value-type="float" office:value="0.333333333333333">
                <text:p>0.333333333333333</text:p>
                <draw:g>
                  <svg:desc>D12.K20:D12.K2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72cm" svg:height="7.16cm" xlink:href=".." xlink:type="simple" chart:class="chart:bar" chart:style-name="ch1">
        <chart:plot-area chart:style-name="ch2" table:cell-range-address="D12.A29:D12.A36 D12.B18:D12.B18 D12.C29:D12.C36 D12.D18:D12.D18 D12.E29:D12.E36 D12.F18:D12.F18 D12.G29:D12.G36 D12.H18:D12.H18 D12.I29:D12.I36 D12.J18:D12.J18 D12.K29:D12.K36 D12.L18:D12.L18 D12.M29:D12.M36" chart:data-source-has-labels="both" svg:x="0.265cm" svg:y="0.143cm" svg:width="12.742cm" svg:height="6.874cm">
          <chartooo:coordinate-region svg:x="0.885cm" svg:y="0.34cm" svg:width="12.122cm" svg:height="6.034cm"/>
          <chart:axis chart:dimension="x" chart:name="primary-x" chart:style-name="ch3" chartooo:axis-type="auto">
            <chartooo:date-scale/>
            <chart:categories table:cell-range-address="D12.A29:D12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12.C29:D12.C36" chart:label-cell-address="D12.B18:D12.B18" chart:class="chart:bar">
            <chart:data-point chart:repeated="8"/>
            <loext:propertry-mapping loext:property="BorderColor" loext:cell-range-address="D12.B18:D12.B18"/>
          </chart:series>
          <chart:series chart:style-name="ch7" chart:values-cell-range-address="D12.E29:D12.E36" chart:label-cell-address="D12.D18:D12.D18" chart:class="chart:bar">
            <chart:data-point chart:repeated="8"/>
          </chart:series>
          <chart:series chart:style-name="ch8" chart:values-cell-range-address="D12.G29:D12.G36" chart:label-cell-address="D12.F18:D12.F18" chart:class="chart:bar">
            <chart:data-point chart:repeated="8"/>
          </chart:series>
          <chart:series chart:style-name="ch9" chart:values-cell-range-address="D12.I29:D12.I36" chart:label-cell-address="D12.H18:D12.H18" chart:class="chart:bar">
            <chart:data-point chart:repeated="8"/>
          </chart:series>
          <chart:series chart:style-name="ch10" chart:values-cell-range-address="D12.K29:D12.K36" chart:label-cell-address="D12.J18:D12.J18" chart:class="chart:bar">
            <chart:data-point chart:repeated="8"/>
          </chart:series>
          <chart:series chart:style-name="ch11" chart:values-cell-range-address="D12.M29:D12.M36" chart:label-cell-address="D12.L18:D12.L18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D12.B18:D12.B18</svg:desc>
                </draw:g>
              </table:table-cell>
              <table:table-cell office:value-type="string">
                <text:p/>
              </table:table-cell>
              <table:table-cell office:value-type="string">
                <text:p>Naine Jaune</text:p>
                <draw:g>
                  <svg:desc>D12.D18:D12.D18</svg:desc>
                </draw:g>
              </table:table-cell>
              <table:table-cell office:value-type="string">
                <text:p>Géante rouge</text:p>
                <draw:g>
                  <svg:desc>D12.F18:D12.F18</svg:desc>
                </draw:g>
              </table:table-cell>
              <table:table-cell office:value-type="string">
                <text:p>Super Géante rouge</text:p>
                <draw:g>
                  <svg:desc>D12.H18:D12.H18</svg:desc>
                </draw:g>
              </table:table-cell>
              <table:table-cell office:value-type="string">
                <text:p>Etoile double</text:p>
                <draw:g>
                  <svg:desc>D12.J18:D12.J18</svg:desc>
                </draw:g>
              </table:table-cell>
              <table:table-cell office:value-type="string">
                <text:p>Trou noir</text:p>
                <draw:g>
                  <svg:desc>D12.L18:D12.L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D12.A29:D12.A36</svg:desc>
                </draw:g>
              </table:table-cell>
              <table:table-cell office:value-type="float" office:value="2.78">
                <text:p>2.78</text:p>
                <draw:g>
                  <svg:desc>D12.C29:D12.C36</svg:desc>
                </draw:g>
              </table:table-cell>
              <table:table-cell office:value-type="float" office:value="NaN">
                <text:p>NaN</text:p>
                <draw:g>
                  <svg:desc>D12.B18:D12.B18</svg:desc>
                </draw:g>
              </table:table-cell>
              <table:table-cell office:value-type="float" office:value="5.56">
                <text:p>5.56</text:p>
                <draw:g>
                  <svg:desc>D12.E29:D12.E36</svg:desc>
                </draw:g>
              </table:table-cell>
              <table:table-cell office:value-type="float" office:value="2.78">
                <text:p>2.78</text:p>
                <draw:g>
                  <svg:desc>D12.G29:D12.G36</svg:desc>
                </draw:g>
              </table:table-cell>
              <table:table-cell office:value-type="float" office:value="0">
                <text:p>0</text:p>
                <draw:g>
                  <svg:desc>D12.I29:D12.I36</svg:desc>
                </draw:g>
              </table:table-cell>
              <table:table-cell office:value-type="float" office:value="5.56">
                <text:p>5.56</text:p>
                <draw:g>
                  <svg:desc>D12.K29:D12.K36</svg:desc>
                </draw:g>
              </table:table-cell>
              <table:table-cell office:value-type="float" office:value="0">
                <text:p>0</text:p>
                <draw:g>
                  <svg:desc>D12.M29:D12.M3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2.78">
                <text:p>2.78</text:p>
              </table:table-cell>
              <table:table-cell office:value-type="float" office:value="1.39">
                <text:p>1.39</text:p>
              </table:table-cell>
              <table:table-cell office:value-type="float" office:value="2.78">
                <text:p>2.78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5.56">
                <text:p>5.56</text:p>
              </table:table-cell>
              <table:table-cell office:value-type="float" office:value="NaN">
                <text:p>NaN</text:p>
              </table:table-cell>
              <table:table-cell office:value-type="float" office:value="4.17">
                <text:p>4.17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2.78">
                <text:p>2.78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2.78">
                <text:p>2.78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5.56">
                <text:p>5.56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78">
                <text:p>2.78</text:p>
              </table:table-cell>
              <table:table-cell office:value-type="float" office:value="5.56">
                <text:p>5.56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u noir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36cm" svg:height="17.948cm" xlink:href=".." xlink:type="simple" chart:class="chart:bar" chart:style-name="ch1">
        <chart:legend chart:legend-position="end" svg:x="24.742cm" svg:y="7.195cm" style:legend-expansion="high" chart:style-name="ch2"/>
        <chart:plot-area chart:style-name="ch3" table:cell-range-address="D12.A41:D12.A46 D12.B40:D12.B40 D12.C41:D12.C46 D12.D40:D12.D40 D12.E41:D12.E46 D12.F40:D12.F40 D12.G41:D12.G46 D12.H40:D12.H40 D12.I41:D12.I46 D12.J40:D12.J40 D12.K41:D12.K46 D12.L40:D12.L40 D12.M41:D12.M46 D12.N40:D12.N40 D12.O41:D12.O46" chart:data-source-has-labels="both" svg:x="3.143cm" svg:y="0.477cm" svg:width="19.36cm" svg:height="14.501cm" dr3d:transform="matrix (0.992401190578891 -0.0234984488263184 -0.120779550588482 0.0765570670250001 0.886376754407408 0.456590916176306 0.0963270077710731 -0.462367896970525 0.881440318697146 0cm 0cm 0cm)" dr3d:vrp="(16603.3730452114 9670.82000875553 23156.589590127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1cm" svg:y="0.477cm" svg:width="18.682cm" svg:height="13.8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12.A41:D12.A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D12.C41:D12.C46" chart:label-cell-address="D12.B40:D12.B40" chart:class="chart:bar">
            <chart:data-point chart:repeated="6"/>
          </chart:series>
          <chart:series chart:style-name="ch8" chart:values-cell-range-address="D12.E41:D12.E46" chart:label-cell-address="D12.D40:D12.D40" chart:class="chart:bar">
            <chart:data-point chart:repeated="6"/>
          </chart:series>
          <chart:series chart:style-name="ch9" chart:values-cell-range-address="D12.G41:D12.G46" chart:label-cell-address="D12.F40:D12.F40" chart:class="chart:bar">
            <chart:data-point chart:repeated="6"/>
          </chart:series>
          <chart:series chart:style-name="ch10" chart:values-cell-range-address="D12.I41:D12.I46" chart:label-cell-address="D12.H40:D12.H40" chart:class="chart:bar">
            <chart:data-point chart:repeated="6"/>
          </chart:series>
          <chart:series chart:style-name="ch11" chart:values-cell-range-address="D12.K41:D12.K46" chart:label-cell-address="D12.J40:D12.J40" chart:class="chart:bar">
            <chart:data-point chart:repeated="6"/>
          </chart:series>
          <chart:series chart:style-name="ch12" chart:values-cell-range-address="D12.M41:D12.M46" chart:label-cell-address="D12.L40:D12.L40" chart:class="chart:bar">
            <chart:data-point chart:repeated="6"/>
          </chart:series>
          <chart:series chart:style-name="ch13" chart:values-cell-range-address="D12.O41:D12.O46" chart:label-cell-address="D12.N40:D12.N4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lurique</text:p>
                <draw:g>
                  <svg:desc>D12.B40:D12.B40</svg:desc>
                </draw:g>
              </table:table-cell>
              <table:table-cell office:value-type="string">
                <text:p>Gazeuse</text:p>
                <draw:g>
                  <svg:desc>D12.D40:D12.D40</svg:desc>
                </draw:g>
              </table:table-cell>
              <table:table-cell office:value-type="string">
                <text:p>Gelée</text:p>
                <draw:g>
                  <svg:desc>D12.F40:D12.F40</svg:desc>
                </draw:g>
              </table:table-cell>
              <table:table-cell office:value-type="string">
                <text:p>Océanique</text:p>
                <draw:g>
                  <svg:desc>D12.H40:D12.H40</svg:desc>
                </draw:g>
              </table:table-cell>
              <table:table-cell office:value-type="string">
                <text:p>Stérile</text:p>
                <draw:g>
                  <svg:desc>D12.J40:D12.J40</svg:desc>
                </draw:g>
              </table:table-cell>
              <table:table-cell office:value-type="string">
                <text:p>Lave</text:p>
                <draw:g>
                  <svg:desc>D12.L40:D12.L40</svg:desc>
                </draw:g>
              </table:table-cell>
              <table:table-cell office:value-type="string">
                <text:p>Vivante</text:p>
                <draw:g>
                  <svg:desc>D12.N40:D12.N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éroïdes</text:p>
                <draw:g>
                  <svg:desc>D12.A41:D12.A46</svg:desc>
                </draw:g>
              </table:table-cell>
              <table:table-cell office:value-type="float" office:value="1.39">
                <text:p>1.39</text:p>
                <draw:g>
                  <svg:desc>D12.C41:D12.C46</svg:desc>
                </draw:g>
              </table:table-cell>
              <table:table-cell office:value-type="float" office:value="0.926666666666666">
                <text:p>0.926666666666666</text:p>
                <draw:g>
                  <svg:desc>D12.E41:D12.E46</svg:desc>
                </draw:g>
              </table:table-cell>
              <table:table-cell office:value-type="float" office:value="2.54833333333333">
                <text:p>2.54833333333333</text:p>
                <draw:g>
                  <svg:desc>D12.G41:D12.G46</svg:desc>
                </draw:g>
              </table:table-cell>
              <table:table-cell office:value-type="float" office:value="1.0425">
                <text:p>1.0425</text:p>
                <draw:g>
                  <svg:desc>D12.I41:D12.I46</svg:desc>
                </draw:g>
              </table:table-cell>
              <table:table-cell office:value-type="float" office:value="1.15833333333333">
                <text:p>1.15833333333333</text:p>
                <draw:g>
                  <svg:desc>D12.K41:D12.K46</svg:desc>
                </draw:g>
              </table:table-cell>
              <table:table-cell office:value-type="float" office:value="0.926666666666666">
                <text:p>0.926666666666666</text:p>
                <draw:g>
                  <svg:desc>D12.M41:D12.M46</svg:desc>
                </draw:g>
              </table:table-cell>
              <table:table-cell office:value-type="float" office:value="0">
                <text:p>0</text:p>
                <draw:g>
                  <svg:desc>D12.O41:D12.O46</svg:desc>
                </draw:g>
              </table:table-cell>
            </table:table-row>
            <table:table-row>
              <table:table-cell office:value-type="string">
                <text:p>Naine</text:p>
              </table:table-cell>
              <table:table-cell office:value-type="float" office:value="1.39">
                <text:p>1.39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0">
                <text:p>0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463333333333333">
                <text:p>0.463333333333333</text:p>
              </table:table-cell>
            </table:table-row>
            <table:table-row>
              <table:table-cell office:value-type="string">
                <text:p>Petite</text:p>
              </table:table-cell>
              <table:table-cell office:value-type="float" office:value="2.78">
                <text:p>2.78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0">
                <text:p>0</text:p>
              </table:table-cell>
              <table:table-cell office:value-type="float" office:value="2.31666666666667">
                <text:p>2.31666666666667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5.56">
                <text:p>5.5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2.085">
                <text:p>2.085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926666666666666">
                <text:p>0.926666666666666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4.17">
                <text:p>4.17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7.2975">
                <text:p>7.2975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1.85333333333333">
                <text:p>1.85333333333333</text:p>
              </table:table-cell>
              <table:table-cell office:value-type="float" office:value="0.463333333333333">
                <text:p>0.463333333333333</text:p>
              </table:table-cell>
            </table:table-row>
            <table:table-row>
              <table:table-cell office:value-type="string">
                <text:p>Géante</text:p>
              </table:table-cell>
              <table:table-cell office:value-type="float" office:value="1.39">
                <text:p>1.39</text:p>
              </table:table-cell>
              <table:table-cell office:value-type="float" office:value="3.70666666666667">
                <text:p>3.70666666666667</text:p>
              </table:table-cell>
              <table:table-cell office:value-type="float" office:value="2.54833333333333">
                <text:p>2.54833333333333</text:p>
              </table:table-cell>
              <table:table-cell office:value-type="float" office:value="2.085">
                <text:p>2.085</text:p>
              </table:table-cell>
              <table:table-cell office:value-type="float" office:value="3.475">
                <text:p>3.475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231666666666667">
                <text:p>0.231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44cm" svg:height="8.677cm" xlink:href=".." xlink:type="simple" chart:class="chart:bar" chart:style-name="ch1">
        <chart:legend chart:legend-position="end" svg:x="13.35cm" svg:y="2.559cm" style:legend-expansion="high" chart:style-name="ch2"/>
        <chart:plot-area chart:style-name="ch3" table:cell-range-address="2D6.A64:2D6.A69 2D6.B63:2D6.B63 2D6.C64:2D6.C69 2D6.D63:2D6.D63 2D6.E64:2D6.E69 2D6.F63:2D6.F63 2D6.G64:2D6.G69 2D6.H63:2D6.H63 2D6.I64:2D6.I69 2D6.J63:2D6.J63 2D6.K64:2D6.K69 2D6.L63:2D6.L63 2D6.M64:2D6.M69 2D6.N63:2D6.N63 2D6.O65:2D6.O69" chart:data-source-has-labels="both" svg:x="1.849cm" svg:y="0.23cm" svg:width="11.121cm" svg:height="8.387cm" dr3d:transform="matrix (0.992401190578891 -0.0234984488263184 -0.120779550588482 0.0765570670250001 0.886376754407408 0.456590916176306 0.0963270077710731 -0.462367896970525 0.881440318697146 0cm 0cm 0cm)" dr3d:vrp="(16603.3730452114 9670.82000875553 23156.589590127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57cm" svg:y="0.23cm" svg:width="10.839cm" svg:height="6.6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2D6.A64:2D6.A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2D6.C64:2D6.C69" chart:label-cell-address="2D6.B63:2D6.B63" chart:class="chart:bar">
            <chart:data-point chart:repeated="6"/>
          </chart:series>
          <chart:series chart:style-name="ch8" chart:values-cell-range-address="2D6.E64:2D6.E69" chart:label-cell-address="2D6.D63:2D6.D63" chart:class="chart:bar">
            <chart:data-point chart:repeated="6"/>
          </chart:series>
          <chart:series chart:style-name="ch9" chart:values-cell-range-address="2D6.G64:2D6.G69" chart:label-cell-address="2D6.F63:2D6.F63" chart:class="chart:bar">
            <chart:data-point chart:repeated="6"/>
            <loext:propertry-mapping loext:property="BorderColor" loext:cell-range-address="2D6.F63:2D6.F63"/>
          </chart:series>
          <chart:series chart:style-name="ch10" chart:values-cell-range-address="2D6.I64:2D6.I69" chart:label-cell-address="2D6.H63:2D6.H63" chart:class="chart:bar">
            <chart:data-point chart:repeated="6"/>
            <loext:propertry-mapping loext:property="BorderColor" loext:cell-range-address="2D6.H63:2D6.H63"/>
          </chart:series>
          <chart:series chart:style-name="ch11" chart:values-cell-range-address="2D6.K64:2D6.K69" chart:label-cell-address="2D6.J63:2D6.J63" chart:class="chart:bar">
            <chart:data-point chart:repeated="6"/>
            <loext:propertry-mapping loext:property="BorderColor" loext:cell-range-address="2D6.J63:2D6.J63"/>
          </chart:series>
          <chart:series chart:style-name="ch12" chart:values-cell-range-address="2D6.M64:2D6.M69" chart:label-cell-address="2D6.L63:2D6.L63" chart:class="chart:bar">
            <chart:data-point chart:repeated="6"/>
          </chart:series>
          <chart:series chart:style-name="ch13" chart:values-cell-range-address="2D6.O65:2D6.O69" chart:label-cell-address="2D6.N63:2D6.N6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llurique</text:p>
                <draw:g>
                  <svg:desc>2D6.B63:2D6.B63</svg:desc>
                </draw:g>
              </table:table-cell>
              <table:table-cell office:value-type="string">
                <text:p>Gazeuse</text:p>
                <draw:g>
                  <svg:desc>2D6.D63:2D6.D63</svg:desc>
                </draw:g>
              </table:table-cell>
              <table:table-cell office:value-type="string">
                <text:p>Gelée</text:p>
                <draw:g>
                  <svg:desc>2D6.F63:2D6.F63</svg:desc>
                </draw:g>
              </table:table-cell>
              <table:table-cell office:value-type="string">
                <text:p/>
              </table:table-cell>
              <table:table-cell office:value-type="string">
                <text:p>Océanique</text:p>
                <draw:g>
                  <svg:desc>2D6.H63:2D6.H63</svg:desc>
                </draw:g>
              </table:table-cell>
              <table:table-cell office:value-type="string">
                <text:p/>
              </table:table-cell>
              <table:table-cell office:value-type="string">
                <text:p>Stérile</text:p>
                <draw:g>
                  <svg:desc>2D6.J63:2D6.J63</svg:desc>
                </draw:g>
              </table:table-cell>
              <table:table-cell office:value-type="string">
                <text:p/>
              </table:table-cell>
              <table:table-cell office:value-type="string">
                <text:p>Lave</text:p>
                <draw:g>
                  <svg:desc>2D6.L63:2D6.L63</svg:desc>
                </draw:g>
              </table:table-cell>
              <table:table-cell office:value-type="string">
                <text:p>Vivante</text:p>
                <draw:g>
                  <svg:desc>2D6.N63:2D6.N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éroïdes</text:p>
                <draw:g>
                  <svg:desc>2D6.A64:2D6.A69</svg:desc>
                </draw:g>
              </table:table-cell>
              <table:table-cell office:value-type="float" office:value="0.00442136400062723">
                <text:p>0.00442136400062723</text:p>
                <draw:g>
                  <svg:desc>2D6.C64:2D6.C69</svg:desc>
                </draw:g>
              </table:table-cell>
              <table:table-cell office:value-type="float" office:value="0.00438140067767173">
                <text:p>0.00438140067767173</text:p>
                <draw:g>
                  <svg:desc>2D6.E64:2D6.E69</svg:desc>
                </draw:g>
              </table:table-cell>
              <table:table-cell office:value-type="float" office:value="0.0133036625649064">
                <text:p>0.0133036625649064</text:p>
                <draw:g>
                  <svg:desc>2D6.G64:2D6.G69</svg:desc>
                </draw:g>
              </table:table-cell>
              <table:table-cell office:value-type="float" office:value="NaN">
                <text:p>NaN</text:p>
                <draw:g>
                  <svg:desc>2D6.F63:2D6.F63</svg:desc>
                </draw:g>
              </table:table-cell>
              <table:table-cell office:value-type="float" office:value="0.00454269408923985">
                <text:p>0.00454269408923985</text:p>
                <draw:g>
                  <svg:desc>2D6.I64:2D6.I69</svg:desc>
                </draw:g>
              </table:table-cell>
              <table:table-cell office:value-type="float" office:value="NaN">
                <text:p>NaN</text:p>
                <draw:g>
                  <svg:desc>2D6.H63:2D6.H63</svg:desc>
                </draw:g>
              </table:table-cell>
              <table:table-cell office:value-type="float" office:value="0.00432209392812598">
                <text:p>0.00432209392812598</text:p>
                <draw:g>
                  <svg:desc>2D6.K64:2D6.K69</svg:desc>
                </draw:g>
              </table:table-cell>
              <table:table-cell office:value-type="float" office:value="NaN">
                <text:p>NaN</text:p>
                <draw:g>
                  <svg:desc>2D6.J63:2D6.J63</svg:desc>
                </draw:g>
              </table:table-cell>
              <table:table-cell office:value-type="float" office:value="0.00440103867421006">
                <text:p>0.00440103867421006</text:p>
                <draw:g>
                  <svg:desc>2D6.M64:2D6.M69</svg:desc>
                </draw:g>
              </table:table-cell>
              <table:table-cell office:value-type="float" office:value="0.00673357444304399">
                <text:p>0.00673357444304399</text:p>
                <draw:g>
                  <svg:desc>2D6.O65:2D6.O69</svg:desc>
                </draw:g>
              </table:table-cell>
            </table:table-row>
            <table:table-row>
              <table:table-cell office:value-type="string">
                <text:p>Naine</text:p>
              </table:table-cell>
              <table:table-cell office:value-type="float" office:value="0.00884272800125446">
                <text:p>0.00884272800125446</text:p>
              </table:table-cell>
              <table:table-cell office:value-type="float" office:value="0">
                <text:p>0</text:p>
              </table:table-cell>
              <table:table-cell office:value-type="float" office:value="0.0221727709415106">
                <text:p>0.02217277094151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48314089218897">
                <text:p>0.0648314089218897</text:p>
              </table:table-cell>
              <table:table-cell office:value-type="float" office:value="NaN">
                <text:p>NaN</text:p>
              </table:table-cell>
              <table:table-cell office:value-type="float" office:value="0.0264062320452603">
                <text:p>0.0264062320452603</text:p>
              </table:table-cell>
              <table:table-cell office:value-type="float" office:value="0.0269342977721759">
                <text:p>0.0269342977721759</text:p>
              </table:table-cell>
            </table:table-row>
            <table:table-row>
              <table:table-cell office:value-type="string">
                <text:p>Petite</text:p>
              </table:table-cell>
              <table:table-cell office:value-type="float" office:value="0.039792276005645">
                <text:p>0.039792276005645</text:p>
              </table:table-cell>
              <table:table-cell office:value-type="float" office:value="0.00876280135534345">
                <text:p>0.00876280135534345</text:p>
              </table:table-cell>
              <table:table-cell office:value-type="float" office:value="0.0266073251298128">
                <text:p>0.02660732512981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59325635687559">
                <text:p>0.0259325635687559</text:p>
              </table:table-cell>
              <table:table-cell office:value-type="float" office:value="NaN">
                <text:p>NaN</text:p>
              </table:table-cell>
              <table:table-cell office:value-type="float" office:value="0.0660155801131509">
                <text:p>0.0660155801131509</text:p>
              </table:table-cell>
              <table:table-cell office:value-type="float" office:value="0.024689772957828">
                <text:p>0.024689772957828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0.0486350040068996">
                <text:p>0.0486350040068996</text:p>
              </table:table-cell>
              <table:table-cell office:value-type="float" office:value="0.030669804743702">
                <text:p>0.030669804743702</text:p>
              </table:table-cell>
              <table:table-cell office:value-type="float" office:value="0.031041879318115">
                <text:p>0.031041879318115</text:p>
              </table:table-cell>
              <table:table-cell office:value-type="float" office:value="NaN">
                <text:p>NaN</text:p>
              </table:table-cell>
              <table:table-cell office:value-type="float" office:value="0.0136280822677195">
                <text:p>0.0136280822677195</text:p>
              </table:table-cell>
              <table:table-cell office:value-type="float" office:value="NaN">
                <text:p>NaN</text:p>
              </table:table-cell>
              <table:table-cell office:value-type="float" office:value="0.00864418785625197">
                <text:p>0.00864418785625197</text:p>
              </table:table-cell>
              <table:table-cell office:value-type="float" office:value="NaN">
                <text:p>NaN</text:p>
              </table:table-cell>
              <table:table-cell office:value-type="float" office:value="0.0396093480678905">
                <text:p>0.0396093480678905</text:p>
              </table:table-cell>
              <table:table-cell office:value-type="float" office:value="0.0157116737004359">
                <text:p>0.0157116737004359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0.0442136400062722">
                <text:p>0.0442136400062722</text:p>
              </table:table-cell>
              <table:table-cell office:value-type="float" office:value="0.0438140067767172">
                <text:p>0.0438140067767172</text:p>
              </table:table-cell>
              <table:table-cell office:value-type="float" office:value="0.0399109876947191">
                <text:p>0.0399109876947191</text:p>
              </table:table-cell>
              <table:table-cell office:value-type="float" office:value="NaN">
                <text:p>NaN</text:p>
              </table:table-cell>
              <table:table-cell office:value-type="float" office:value="0.104481964052516">
                <text:p>0.104481964052516</text:p>
              </table:table-cell>
              <table:table-cell office:value-type="float" office:value="NaN">
                <text:p>NaN</text:p>
              </table:table-cell>
              <table:table-cell office:value-type="float" office:value="0.0216104696406299">
                <text:p>0.0216104696406299</text:p>
              </table:table-cell>
              <table:table-cell office:value-type="float" office:value="NaN">
                <text:p>NaN</text:p>
              </table:table-cell>
              <table:table-cell office:value-type="float" office:value="0.0132031160226302">
                <text:p>0.0132031160226302</text:p>
              </table:table-cell>
              <table:table-cell office:value-type="float" office:value="0.00448904962869599">
                <text:p>0.00448904962869599</text:p>
              </table:table-cell>
            </table:table-row>
            <table:table-row>
              <table:table-cell office:value-type="string">
                <text:p>Géante</text:p>
              </table:table-cell>
              <table:table-cell office:value-type="float" office:value="0.0132640920018817">
                <text:p>0.0132640920018817</text:p>
              </table:table-cell>
              <table:table-cell office:value-type="float" office:value="0.0701024108427476">
                <text:p>0.0701024108427476</text:p>
              </table:table-cell>
              <table:table-cell office:value-type="float" office:value="0.0266073251298128">
                <text:p>0.0266073251298128</text:p>
              </table:table-cell>
              <table:table-cell office:value-type="float" office:value="NaN">
                <text:p>NaN</text:p>
              </table:table-cell>
              <table:table-cell office:value-type="float" office:value="0.0408842468031585">
                <text:p>0.0408842468031585</text:p>
              </table:table-cell>
              <table:table-cell office:value-type="float" office:value="NaN">
                <text:p>NaN</text:p>
              </table:table-cell>
              <table:table-cell office:value-type="float" office:value="0.0302546574968818">
                <text:p>0.0302546574968818</text:p>
              </table:table-cell>
              <table:table-cell office:value-type="float" office:value="NaN">
                <text:p>NaN</text:p>
              </table:table-cell>
              <table:table-cell office:value-type="float" office:value="0.00880207734842012">
                <text:p>0.008802077348420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113cm" svg:height="7.181cm" xlink:href=".." xlink:type="simple" chart:class="chart:line" chart:style-name="ch1">
        <chart:plot-area chart:style-name="ch2" table:cell-range-address="2D6.B18:2D6.B18 2D6.D18:2D6.D18 2D6.F18:2D6.F18 2D6.H18:2D6.H18 2D6.J18:2D6.J18 2D6.L18:2D6.L18 2D6.N18:2D6.N18 2D6.P18:2D6.P18 2D6.C37:2D6.C37 2D6.E37:2D6.E37 2D6.G37:2D6.G37 2D6.I37:2D6.I37 2D6.K37:2D6.K37 2D6.M37:2D6.M37 2D6.O37:2D6.O37 2D6.Q37:2D6.Q37" chart:data-source-has-labels="column" svg:x="-0.213cm" svg:y="0.135cm" svg:width="18.21cm" svg:height="8.647cm">
          <chartooo:coordinate-region svg:x="1.249cm" svg:y="0.332cm" svg:width="16.608cm" svg:height="5.766cm"/>
          <chart:axis chart:dimension="x" chart:name="primary-x" chart:style-name="ch3" chartooo:axis-type="auto">
            <chartooo:date-scale/>
            <chart:categories table:cell-range-address="2D6.B18:2D6.B18 2D6.D18:2D6.D18 2D6.F18:2D6.F18 2D6.H18:2D6.H18 2D6.J18:2D6.J18 2D6.L18:2D6.L18 2D6.N18:2D6.N18 2D6.P18:2D6.P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2D6.C37:2D6.C37 2D6.E37:2D6.E37 2D6.G37:2D6.G37 2D6.I37:2D6.I37 2D6.K37:2D6.K37 2D6.M37:2D6.M37 2D6.O37:2D6.O37 2D6.Q37:2D6.Q37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aine Brune</text:p>
                <draw:g>
                  <svg:desc>2D6.B18:2D6.B18 2D6.D18:2D6.D18 2D6.F18:2D6.F18 2D6.H18:2D6.H18 2D6.J18:2D6.J18 2D6.L18:2D6.L18 2D6.N18:2D6.N18 2D6.P18:2D6.P18</svg:desc>
                </draw:g>
              </table:table-cell>
              <table:table-cell office:value-type="float" office:value="0.0277777777777778">
                <text:p>0.0277777777777778</text:p>
                <draw:g>
                  <svg:desc>2D6.C37:2D6.C37 2D6.E37:2D6.E37 2D6.G37:2D6.G37 2D6.I37:2D6.I37 2D6.K37:2D6.K37 2D6.M37:2D6.M37 2D6.O37:2D6.O37 2D6.Q37:2D6.Q37</svg:desc>
                </draw:g>
              </table:table-cell>
            </table:table-row>
            <table:table-row>
              <table:table-cell office:value-type="string">
                <text:p>Naine Rouge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Naine Jaun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éante rouge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Géante Bleu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Super Géante rouge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Etoile double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Trou noir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77cm" svg:height="7.304cm" xlink:href=".." xlink:type="simple" chart:class="chart:bar" chart:style-name="ch1">
        <chart:plot-area chart:style-name="ch2" table:cell-range-address="2D6.A20:2D6.A26 2D6.B18:2D6.B18 2D6.C20:2D6.C26 2D6.D18:2D6.D18 2D6.E20:2D6.E26 2D6.F18:2D6.F18 2D6.G20:2D6.G26 2D6.H18:2D6.H18 2D6.I20:2D6.I26 2D6.J18:2D6.J18 2D6.K20:2D6.K26 2D6.L18:2D6.L18 2D6.M20:2D6.M26 2D6.N18:2D6.N18 2D6.O20:2D6.O26" chart:data-source-has-labels="both" svg:x="0.329cm" svg:y="0.146cm" svg:width="15.819cm" svg:height="7.012cm">
          <chartooo:coordinate-region svg:x="1.042cm" svg:y="0.344cm" svg:width="15.106cm" svg:height="6.171cm"/>
          <chart:axis chart:dimension="x" chart:name="primary-x" chart:style-name="ch3" chartooo:axis-type="auto">
            <chartooo:date-scale/>
            <chart:categories table:cell-range-address="2D6.A20:2D6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D6.C20:2D6.C26" chart:label-cell-address="2D6.B18:2D6.B18" chart:class="chart:bar">
            <chart:data-point chart:repeated="7"/>
          </chart:series>
          <chart:series chart:style-name="ch7" chart:values-cell-range-address="2D6.E20:2D6.E26" chart:label-cell-address="2D6.D18:2D6.D18" chart:class="chart:bar">
            <chart:data-point chart:repeated="7"/>
          </chart:series>
          <chart:series chart:style-name="ch8" chart:values-cell-range-address="2D6.G20:2D6.G26" chart:label-cell-address="2D6.F18:2D6.F18" chart:class="chart:bar">
            <chart:data-point chart:repeated="7"/>
          </chart:series>
          <chart:series chart:style-name="ch9" chart:values-cell-range-address="2D6.I20:2D6.I26" chart:label-cell-address="2D6.H18:2D6.H18" chart:class="chart:bar">
            <chart:data-point chart:repeated="7"/>
          </chart:series>
          <chart:series chart:style-name="ch10" chart:values-cell-range-address="2D6.K20:2D6.K26" chart:label-cell-address="2D6.J18:2D6.J18" chart:class="chart:bar">
            <chart:data-point chart:repeated="7"/>
          </chart:series>
          <chart:series chart:style-name="ch11" chart:values-cell-range-address="2D6.M20:2D6.M26" chart:label-cell-address="2D6.L18:2D6.L18" chart:class="chart:bar">
            <chart:data-point chart:repeated="7"/>
          </chart:series>
          <chart:series chart:style-name="ch12" chart:values-cell-range-address="2D6.O20:2D6.O26" chart:label-cell-address="2D6.N18:2D6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ne Brune</text:p>
                <draw:g>
                  <svg:desc>2D6.B18:2D6.B18</svg:desc>
                </draw:g>
              </table:table-cell>
              <table:table-cell office:value-type="string">
                <text:p>Naine Rouge</text:p>
                <draw:g>
                  <svg:desc>2D6.D18:2D6.D18</svg:desc>
                </draw:g>
              </table:table-cell>
              <table:table-cell office:value-type="string">
                <text:p>Naine Jaune</text:p>
                <draw:g>
                  <svg:desc>2D6.F18:2D6.F18</svg:desc>
                </draw:g>
              </table:table-cell>
              <table:table-cell office:value-type="string">
                <text:p>Géante rouge</text:p>
                <draw:g>
                  <svg:desc>2D6.H18:2D6.H18</svg:desc>
                </draw:g>
              </table:table-cell>
              <table:table-cell office:value-type="string">
                <text:p>Géante Bleue</text:p>
                <draw:g>
                  <svg:desc>2D6.J18:2D6.J18</svg:desc>
                </draw:g>
              </table:table-cell>
              <table:table-cell office:value-type="string">
                <text:p>Super Géante rouge</text:p>
                <draw:g>
                  <svg:desc>2D6.L18:2D6.L18</svg:desc>
                </draw:g>
              </table:table-cell>
              <table:table-cell office:value-type="string">
                <text:p>Etoile double</text:p>
                <draw:g>
                  <svg:desc>2D6.N18:2D6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llurique</text:p>
                <draw:g>
                  <svg:desc>2D6.A20:2D6.A26</svg:desc>
                </draw:g>
              </table:table-cell>
              <table:table-cell office:value-type="float" office:value="0.0277777777777778">
                <text:p>0.0277777777777778</text:p>
                <draw:g>
                  <svg:desc>2D6.C20:2D6.C26</svg:desc>
                </draw:g>
              </table:table-cell>
              <table:table-cell office:value-type="float" office:value="0.0555555555555556">
                <text:p>0.0555555555555556</text:p>
                <draw:g>
                  <svg:desc>2D6.E20:2D6.E26</svg:desc>
                </draw:g>
              </table:table-cell>
              <table:table-cell office:value-type="float" office:value="0.305555555555556">
                <text:p>0.305555555555556</text:p>
                <draw:g>
                  <svg:desc>2D6.G20:2D6.G26</svg:desc>
                </draw:g>
              </table:table-cell>
              <table:table-cell office:value-type="float" office:value="0.0833333333333333">
                <text:p>0.0833333333333333</text:p>
                <draw:g>
                  <svg:desc>2D6.I20:2D6.I26</svg:desc>
                </draw:g>
              </table:table-cell>
              <table:table-cell office:value-type="float" office:value="0.0277777777777778">
                <text:p>0.0277777777777778</text:p>
                <draw:g>
                  <svg:desc>2D6.K20:2D6.K26</svg:desc>
                </draw:g>
              </table:table-cell>
              <table:table-cell office:value-type="float" office:value="0.0833333333333333">
                <text:p>0.0833333333333333</text:p>
                <draw:g>
                  <svg:desc>2D6.M20:2D6.M26</svg:desc>
                </draw:g>
              </table:table-cell>
              <table:table-cell office:value-type="float" office:value="0.166666666666667">
                <text:p>0.166666666666667</text:p>
                <draw:g>
                  <svg:desc>2D6.O20:2D6.O26</svg:desc>
                </draw:g>
              </table:table-cell>
            </table:table-row>
            <table:table-row>
              <table:table-cell office:value-type="string">
                <text:p>Gazeus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elée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Océanique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érile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444444444444445">
                <text:p>0.44444444444444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Lave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vante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.0833333333333334">
                <text:p>0.08333333333333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